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leau1" style:family="table">
      <style:table-properties style:width="15.672cm" fo:margin-left="0.445cm" table:align="left" style:writing-mode="lr-tb"/>
    </style:style>
    <style:style style:name="Tableau1.A" style:family="table-column">
      <style:table-column-properties style:column-width="2.429cm"/>
    </style:style>
    <style:style style:name="Tableau1.B" style:family="table-column">
      <style:table-column-properties style:column-width="3.016cm"/>
    </style:style>
    <style:style style:name="Tableau1.C" style:family="table-column">
      <style:table-column-properties style:column-width="6.223cm"/>
    </style:style>
    <style:style style:name="Tableau1.D" style:family="table-column">
      <style:table-column-properties style:column-width="2cm"/>
    </style:style>
    <style:style style:name="Tableau1.E" style:family="table-column">
      <style:table-column-properties style:column-width="2.004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au1.C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D1" style:family="table-cell">
      <style:table-cell-properties style:vertical-align="top" fo:padding-left="0.191cm" fo:padding-right="0.191cm" fo:padding-top="0cm" fo:padding-bottom="0cm" fo:border="none" style:writing-mode="lr-tb"/>
    </style:style>
    <style:style style:name="Tableau2" style:family="table">
      <style:table-properties style:width="15.672cm" fo:margin-left="0.445cm" table:align="left" style:writing-mode="lr-tb"/>
    </style:style>
    <style:style style:name="Tableau2.A" style:family="table-column">
      <style:table-column-properties style:column-width="5.241cm"/>
    </style:style>
    <style:style style:name="Tableau2.B" style:family="table-column">
      <style:table-column-properties style:column-width="5.225cm"/>
    </style:style>
    <style:style style:name="Tableau2.C" style:family="table-column">
      <style:table-column-properties style:column-width="5.207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A3" style:family="table-cell">
      <style:table-cell-properties style:vertical-align="top" fo:padding-left="0.191cm" fo:padding-right="0.191cm" fo:padding-top="0cm" fo:padding-bottom="0cm" fo:border="none" style:writing-mode="lr-tb"/>
    </style:style>
    <style:style style:name="Tableau3" style:family="table">
      <style:table-properties style:width="15.672cm" fo:margin-left="0.445cm" table:align="left" style:writing-mode="lr-tb"/>
    </style:style>
    <style:style style:name="Tableau3.A" style:family="table-column">
      <style:table-column-properties style:column-width="5.239cm"/>
    </style:style>
    <style:style style:name="Tableau3.B" style:family="table-column">
      <style:table-column-properties style:column-width="5.221cm"/>
    </style:style>
    <style:style style:name="Tableau3.C" style:family="table-column">
      <style:table-column-properties style:column-width="5.212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3.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3.A3" style:family="table-cell">
      <style:table-cell-properties style:vertical-align="top" fo:padding-left="0.191cm" fo:padding-right="0.191cm" fo:padding-top="0cm" fo:padding-bottom="0cm" fo:border="none" style:writing-mode="lr-tb"/>
    </style:style>
    <style:style style:name="Tableau4" style:family="table">
      <style:table-properties style:width="15.672cm" fo:margin-left="0.445cm" table:align="left" style:writing-mode="lr-tb"/>
    </style:style>
    <style:style style:name="Tableau4.A" style:family="table-column">
      <style:table-column-properties style:column-width="5.223cm"/>
    </style:style>
    <style:style style:name="Tableau4.B" style:family="table-column">
      <style:table-column-properties style:column-width="5.23cm"/>
    </style:style>
    <style:style style:name="Tableau4.C" style:family="table-column">
      <style:table-column-properties style:column-width="5.219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4.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4.A3" style:family="table-cell">
      <style:table-cell-properties style:vertical-align="top" fo:padding-left="0.191cm" fo:padding-right="0.191cm" fo:padding-top="0cm" fo:padding-bottom="0cm" fo:border="none" style:writing-mode="lr-tb"/>
    </style:style>
    <style:style style:name="Tableau5" style:family="table">
      <style:table-properties style:width="25.019cm" fo:margin-left="-0.199cm" table:align="left" style:writing-mode="lr-tb"/>
    </style:style>
    <style:style style:name="Tableau5.A" style:family="table-column">
      <style:table-column-properties style:column-width="4.778cm"/>
    </style:style>
    <style:style style:name="Tableau5.D" style:family="table-column">
      <style:table-column-properties style:column-width="2.667cm"/>
    </style:style>
    <style:style style:name="Tableau5.G" style:family="table-column">
      <style:table-column-properties style:column-width="2.68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5.E1" style:family="table-cell">
      <style:table-cell-properties style:vertical-align="middle"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5.G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5.G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5.A3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G3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5.A333" style:family="table-cell">
      <style:table-cell-properties style:vertical-align="top" fo:padding-left="0.191cm" fo:padding-right="0.191cm" fo:padding-top="0cm" fo:padding-bottom="0cm" fo:border="none" style:writing-mode="lr-tb"/>
    </style:style>
    <style:style style:name="P1" style:family="paragraph" style:parent-style-name="Chapitre_20_Titre">
      <style:paragraph-properties fo:break-before="page"/>
    </style:style>
    <style:style style:name="P2" style:family="paragraph" style:parent-style-name="Text">
      <style:text-properties fo:font-style="italic" style:font-style-asian="italic" style:font-style-complex="italic"/>
    </style:style>
    <style:style style:name="P3" style:family="paragraph" style:parent-style-name="Table">
      <style:paragraph-properties fo:text-align="center" style:justify-single-word="false"/>
    </style:style>
    <style:style style:name="P4" style:family="paragraph" style:parent-style-name="Table">
      <style:paragraph-properties>
        <style:tab-stops>
          <style:tab-stop style:position="5.842cm" style:type="right" style:leader-style="dotted" style:leader-text="."/>
        </style:tab-stops>
      </style:paragraph-properties>
    </style:style>
    <style:style style:name="P5" style:family="paragraph" style:parent-style-name="Table">
      <style:paragraph-properties style:snap-to-layout-grid="false"/>
    </style:style>
    <style:style style:name="P6" style:family="paragraph" style:parent-style-name="Table">
      <style:paragraph-properties>
        <style:tab-stops>
          <style:tab-stop style:position="11.303cm" style:type="right" style:leader-style="dotted" style:leader-text="."/>
        </style:tab-stops>
      </style:paragraph-properties>
    </style:style>
    <style:style style:name="P7" style:family="paragraph" style:parent-style-name="Table">
      <style:text-properties fo:font-style="italic" style:font-style-asian="italic" style:font-style-complex="italic"/>
    </style:style>
    <style:style style:name="P8" style:family="paragraph" style:parent-style-name="Table">
      <style:paragraph-properties fo:margin-top="0cm" fo:margin-bottom="0cm" loext:contextual-spacing="false" fo:line-height="0.212cm" style:snap-to-layout-grid="false"/>
    </style:style>
    <style:style style:name="P9" style:family="paragraph" style:parent-style-name="Table">
      <style:paragraph-properties fo:margin-top="0cm" fo:margin-bottom="0cm" loext:contextual-spacing="false" fo:line-height="0.423cm" style:snap-to-layout-grid="false"/>
    </style:style>
    <style:style style:name="P10" style:family="paragraph" style:parent-style-name="Tableau_20_2">
      <style:paragraph-properties fo:text-align="center" style:justify-single-word="false"/>
    </style:style>
    <style:style style:name="P11" style:family="paragraph" style:parent-style-name="Tableau_20_2">
      <style:paragraph-properties fo:text-align="center" style:justify-single-word="false"/>
      <style:text-properties fo:font-variant="small-caps"/>
    </style:style>
    <style:style style:name="P12" style:family="paragraph" style:parent-style-name="Tableau_20_2">
      <style:paragraph-properties fo:margin-top="0.212cm" fo:margin-bottom="0.053cm" loext:contextual-spacing="false"/>
    </style:style>
    <style:style style:name="P13" style:family="paragraph" style:parent-style-name="Tableau_20_2">
      <style:paragraph-properties fo:margin-top="0.212cm" fo:margin-bottom="0.053cm" loext:contextual-spacing="false" fo:text-align="center" style:justify-single-word="false"/>
    </style:style>
    <style:style style:name="P14" style:family="paragraph" style:parent-style-name="Tableau_20_2_20_Note">
      <style:paragraph-properties fo:margin-left="0cm" fo:margin-right="0cm" fo:margin-top="0.212cm" fo:margin-bottom="0.053cm" loext:contextual-spacing="false" fo:text-indent="0cm" style:auto-text-indent="false"/>
    </style:style>
    <style:style style:name="P15" style:family="paragraph" style:parent-style-name="Tableau_20_2_20_Note">
      <style:paragraph-properties fo:margin-left="0cm" fo:margin-right="0cm" fo:text-indent="0cm" style:auto-text-indent="false"/>
    </style:style>
    <style:style style:name="P16" style:family="paragraph" style:parent-style-name="Heading" style:master-page-name="Standard">
      <style:paragraph-properties style:page-number="auto"/>
    </style:style>
    <style:style style:name="P17" style:family="paragraph" style:parent-style-name="Section_20_Titre_20_NS" style:master-page-name="Conversion_20_1">
      <style:paragraph-properties style:page-number="auto"/>
    </style:style>
    <style:style style:name="P18" style:family="paragraph" style:parent-style-name="Text">
      <style:text-properties fo:font-style="italic" style:font-style-asian="italic" style:font-style-complex="italic"/>
    </style:style>
    <style:style style:name="P19" style:family="paragraph" style:parent-style-name="Texte_20_1LA">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background-color="#00ffff" loext:char-shading-value="0" style:font-style-asian="italic" style:font-style-complex="italic"/>
    </style:style>
    <style:style style:name="T3" style:family="text">
      <style:text-properties fo:font-style="italic" fo:background-color="transparent" loext:char-shading-value="0" style:font-style-asian="italic" style:font-style-complex="italic"/>
    </style:style>
    <style:style style:name="T4" style:family="text">
      <style:text-properties fo:font-style="italic" fo:background-color="transparent" loext:char-shading-value="0" style:font-style-asian="italic" style:font-style-complex="italic"/>
    </style:style>
    <style:style style:name="T5" style:family="text">
      <style:text-properties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style:font-weight-complex="bold"/>
    </style:style>
    <style:style style:name="T11" style:family="text">
      <style:text-properties fo:background-color="#00ffff" loext:char-shading-value="0"/>
    </style:style>
    <style:style style:name="T12" style:family="text">
      <style:text-properties fo:font-variant="small-caps"/>
    </style:style>
    <style:style style:name="T13" style:family="text">
      <style:text-properties fo:font-variant="small-caps" fo:background-color="transparent" loext:char-shading-value="0"/>
    </style:style>
    <style:style style:name="T14" style:family="text">
      <style:text-properties fo:font-variant="small-caps" fo:background-color="transparent" loext:char-shading-value="0"/>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T17" style:family="text">
      <style:text-properties style:text-position="super 58%" fo:font-style="italic" style:font-style-asian="italic" style:font-style-complex="italic"/>
    </style:style>
    <style:style style:name="T18" style:family="text">
      <style:text-properties style:font-weight-complex="normal"/>
    </style:style>
    <style:style style:name="T19" style:family="text">
      <style:text-properties fo:background-color="transparent" loext:char-shading-value="0"/>
    </style:style>
    <style:style style:name="T20" style:family="text">
      <style:text-properties fo:background-color="transparent" loext:char-shading-value="0"/>
    </style:style>
    <style:style style:name="T21" style:family="text">
      <style:text-properties fo:background-color="transparent" loext:char-shading-value="0" style:font-style-complex="italic"/>
    </style:style>
    <style:style style:name="T22" style:family="text">
      <style:text-properties fo:background-color="transparent" loext:char-shading-value="0" style:font-style-complex="italic"/>
    </style:style>
    <style:style style:name="T23" style:family="text">
      <style:text-properties officeooo:rsid="002104bc" fo:background-color="transparent" loext:char-shading-value="0"/>
    </style:style>
    <style:style style:name="T24" style:family="text">
      <style:text-properties officeooo:rsid="002104bc" fo:background-color="transparent" loext:char-shading-value="0"/>
    </style:style>
    <style:style style:name="T25" style:family="text">
      <style:text-properties fo:background-color="transparent" loext:char-shading-value="0" style:font-weight-complex="normal"/>
    </style:style>
    <style:style style:name="T26" style:family="text">
      <style:text-properties fo:background-color="transparent" loext:char-shading-value="0" style:font-weight-complex="normal"/>
    </style:style>
    <style:style style:name="T27" style:family="text">
      <style:text-properties officeooo:rsid="002104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CTIONNAIRE TOPOGRAPHIQUE<text:line-break/>DU<text:line-break/>DÉPARTEMENT DE LA SAVOIE</text:p>
      <text:p text:style-name="P1"><text:span text:style-name="Page">{5}</text:span>INTRODUCTION</text:p>
      <text:p text:style-name="Section_20_Titre_20_NS">Situation, Limites, Etendue</text:p>
      <text:p text:style-name="Text">Le département de la Savoie est compris entre 45° 2′ 20″ — 45° 56′ 40″ de latitude nord et 3° 16′ 40″ — 4° 51′ 10″ de longitude est. Si la Savoie (la Haute-Savoie rentre aussi dans ce cas) ne tire pas son nom d’une particularité plus ou moins caractéristique de son territoire, d’un cours d’eau ou d’un torrent, ou encore d’une de ses hautes et imposantes montagnes, comme la presque totalité des départements français, c’est que, à l’époque où eut lieu la division de nos anciennes provinces, en 1790, elle n’appartenait pas à la France. En 1792, elle forma bien un département sous le nom de Mont-Blanc, et plus tard, en 1798, après l’incorporation de Genève, deux départements appelés Léman et Mont-Blanc ; mais en 1860, lorsqu’elle redevint française, elle reprit et conserva le nom de Savoie qu’elle avait porté auparavant.</text:p>
      <text:p text:style-name="Text">La Savoie est bornée à l’est par la haute crête des Alpes qui la séparent de la province du Piémont ; au sud par le département des Hautes-Alpes ; du sud-ouest au nord-ouest par celui de l’Isère et le Rhône qui la sépare du département de l’Ain ; au nord par le département de la Haute-Savoie.</text:p>
      <text:p text:style-name="Text"><text:span text:style-name="Page">{6}</text:span>La distance entre ses deux points extrêmes, du nord-ouest au sud-est, entre le confluent du Rhône et du Fier et les glaciers de Rochemelon, est d’environ 125 kilomètres. Sa longueur de l’ouest à l’est à la hauteur de Chambéry, dépasse un peu 100 kilomètres pour descendre à 80 kilomètres à la hauteur de La Chambre. Sa largeur également présente de notables différences : prise sous le méridien de Moûtiers, entre la Grande-Forclaz et le Grand-Galibier, elle atteint 100 kilomètres, tandis que sous celui de Chambéry, entre le confluent du Rhône et du Fier et le Guiers-Vif, elle n’est que de 50 kilomètres ; cette largeur est moindre encore un peu à l’est du chef-lieu, car elle n’atteint pas au-delà de 30 kilomètres.</text:p>
      <text:p text:style-name="Texte_20_1LB">La superficie totale du département de la Savoie est de 576,000 hectares d’après l’annuaire du bureau des longitudes (année 1891), mais plus exactement de 575,950 hectares selon l’annuaire statistique de la France (année 1879). Ces 575,950 hectares se répartissent de la façon suivante d’après la statistique décennale agricole de 1882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rows-spanned="10" office:value-type="string">
            <text:p text:style-name="P3">I. Territoire agricole</text:p>
          </table:table-cell>
          <table:table-cell table:style-name="Tableau1.B1" table:number-rows-spanned="5" office:value-type="string">
            <text:p text:style-name="P3">(<text:span text:style-name="T1">a</text:span>) Superficie cultivée</text:p>
          </table:table-cell>
          <table:table-cell table:style-name="Tableau1.C1" office:value-type="string">
            <text:p text:style-name="P4">Terres labourables<text:tab/></text:p>
          </table:table-cell>
          <table:table-cell table:style-name="Tableau1.D1" office:value-type="string">
            <text:p text:style-name="Table"> 90,028</text:p>
          </table:table-cell>
          <table:table-cell table:style-name="Tableau1.B1" table:number-rows-spanned="5" office:value-type="string">
            <text:p text:style-name="Table">347,868</text:p>
          </table:table-cell>
        </table:table-row>
        <table:table-row table:style-name="Tableau1.1">
          <table:covered-table-cell/>
          <table:covered-table-cell/>
          <table:table-cell table:style-name="Tableau1.C1" office:value-type="string">
            <text:p text:style-name="P4">Vignes<text:tab/></text:p>
          </table:table-cell>
          <table:table-cell table:style-name="Tableau1.D1" office:value-type="string">
            <text:p text:style-name="Table">  9,912</text:p>
          </table:table-cell>
          <table:covered-table-cell/>
        </table:table-row>
        <table:table-row table:style-name="Tableau1.1">
          <table:covered-table-cell/>
          <table:covered-table-cell/>
          <table:table-cell table:style-name="Tableau1.C1" office:value-type="string">
            <text:p text:style-name="P4">Prés et herbages<text:tab/></text:p>
          </table:table-cell>
          <table:table-cell table:style-name="Tableau1.D1" office:value-type="string">
            <text:p text:style-name="Table">120,515</text:p>
          </table:table-cell>
          <table:covered-table-cell/>
        </table:table-row>
        <table:table-row table:style-name="Tableau1.1">
          <table:covered-table-cell/>
          <table:covered-table-cell/>
          <table:table-cell table:style-name="Tableau1.C1" office:value-type="string">
            <text:p text:style-name="P4">Bois et Forêts<text:tab/></text:p>
          </table:table-cell>
          <table:table-cell table:style-name="Tableau1.D1" office:value-type="string">
            <text:p text:style-name="Table">122,615</text:p>
          </table:table-cell>
          <table:covered-table-cell/>
        </table:table-row>
        <table:table-row table:style-name="Tableau1.1">
          <table:covered-table-cell/>
          <table:covered-table-cell/>
          <table:table-cell table:style-name="Tableau1.C1" office:value-type="string">
            <text:p text:style-name="P4">Terres de qualité supérieure<text:line-break/> (jardins, vergers, etc.)<text:tab/></text:p>
          </table:table-cell>
          <table:table-cell table:style-name="Tableau1.B1" office:value-type="string">
            <text:p text:style-name="Table">  4,798</text:p>
          </table:table-cell>
          <table:covered-table-cell/>
        </table:table-row>
        <table:table-row table:style-name="Tableau1.1">
          <table:covered-table-cell/>
          <table:table-cell table:style-name="Tableau1.C1" table:number-columns-spanned="4" office:value-type="string">
            <text:p text:style-name="P8"/>
          </table:table-cell>
          <table:covered-table-cell/>
          <table:covered-table-cell/>
          <table:covered-table-cell/>
        </table:table-row>
        <table:table-row table:style-name="Tableau1.1">
          <table:covered-table-cell/>
          <table:table-cell table:style-name="Tableau1.B1" table:number-rows-spanned="4" office:value-type="string">
            <text:p text:style-name="P3">(<text:span text:style-name="T1">b</text:span>) Superficie non cultivée</text:p>
          </table:table-cell>
          <table:table-cell table:style-name="Tableau1.C1" office:value-type="string">
            <text:p text:style-name="P4">Landes, pâtis, bruyères, etc.<text:tab/></text:p>
          </table:table-cell>
          <table:table-cell table:style-name="Tableau1.D1" office:value-type="string">
            <text:p text:style-name="Table"> 42,698</text:p>
          </table:table-cell>
          <table:table-cell table:style-name="Tableau1.B1" table:number-rows-spanned="4" office:value-type="string">
            <text:p text:style-name="Table">115,884</text:p>
          </table:table-cell>
        </table:table-row>
        <table:table-row table:style-name="Tableau1.1">
          <table:covered-table-cell/>
          <table:covered-table-cell/>
          <table:table-cell table:style-name="Tableau1.C1" office:value-type="string">
            <text:p text:style-name="P4">Terrains rocheux et de montagnes<text:tab/></text:p>
          </table:table-cell>
          <table:table-cell table:style-name="Tableau1.D1" office:value-type="string">
            <text:p text:style-name="Table"> 65,997</text:p>
          </table:table-cell>
          <table:covered-table-cell/>
        </table:table-row>
        <table:table-row table:style-name="Tableau1.1">
          <table:covered-table-cell/>
          <table:covered-table-cell/>
          <table:table-cell table:style-name="Tableau1.C1" office:value-type="string">
            <text:p text:style-name="P4">Terrains marécageux<text:tab/></text:p>
          </table:table-cell>
          <table:table-cell table:style-name="Tableau1.D1" office:value-type="string">
            <text:p text:style-name="Table">  6,967</text:p>
          </table:table-cell>
          <table:covered-table-cell/>
        </table:table-row>
        <table:table-row table:style-name="Tableau1.1">
          <table:covered-table-cell/>
          <table:covered-table-cell/>
          <table:table-cell table:style-name="Tableau1.C1" office:value-type="string">
            <text:p text:style-name="P4">Tourbières<text:tab/></text:p>
          </table:table-cell>
          <table:table-cell table:style-name="Tableau1.D1" office:value-type="string">
            <text:p text:style-name="Table">    222</text:p>
          </table:table-cell>
          <table:covered-table-cell/>
        </table:table-row>
        <table:table-row table:style-name="Tableau1.1">
          <table:table-cell table:style-name="Tableau1.D1" table:number-columns-spanned="5" office:value-type="string">
            <text:p text:style-name="P9"/>
          </table:table-cell>
          <table:covered-table-cell/>
          <table:covered-table-cell/>
          <table:covered-table-cell/>
          <table:covered-table-cell/>
        </table:table-row>
        <table:table-row table:style-name="Tableau1.1">
          <table:table-cell table:style-name="Tableau1.D1" table:number-columns-spanned="3" office:value-type="string">
            <text:p text:style-name="P6">II. Territoire non agricole<text:tab/></text:p>
          </table:table-cell>
          <table:covered-table-cell/>
          <table:covered-table-cell/>
          <table:table-cell table:style-name="Tableau1.D1" office:value-type="string">
            <text:p text:style-name="P5"/>
          </table:table-cell>
          <table:table-cell table:style-name="Tableau1.D1" office:value-type="string">
            <text:p text:style-name="Table">112,198.</text:p>
          </table:table-cell>
        </table:table-row>
      </table:table>
      <text:p text:style-name="Texte_20_1LA">Sa population, d’après le recensement de 1891, est de 263,297 habitants, et sa population spécifique, ou par kilomètre carré, de 45,7.</text:p>
      <text:p text:style-name="Text"><text:span text:style-name="Page">{7}</text:span>L’inclinaison générale du sol est de l’est à l’ouest, son point le plus élevé étant l’Aiguille de la Grande-Casse ou la Pointe des Grands-Couloirs, entre Bozel et Termignon, dont l’altitude est de 3,860 mètres, et son point le plus bas, la vallée de Saint-Genix qui n’est qu’à 240 mètres environ. Quant aux centres de population, le plus élevé est le hameau de Sales, commune de Tignes, qui atteint <text:soft-page-break/>2,296 mètres ; et le point le moins élevé, la commune de Saint-Genix qui ne dépasse pas 240 mètres. Entre ces hauteurs extrêmes, les hameaux, villages ou communes s’étagent à toutes les altitudes, et l’on trouve successivement le hameau d’Avérole, commune de Bessans, à 2,035 mètres, Val-d’Isère à 1,849, Bonneval à 1,835, Bessans à 1,742, Tignes à 1,659, Lanslevillard à 1,500, Pralognan à 1,424, Lanslebourg à 1,398, Termignon à 1,280, Villarodin-Bourget à 1,083, Modane à 1,074, Séez à 904, Bourg-Saint-Maurice à 810, Beaufort à 758, Aime à 690, Saint-Jean-de-Maurienne à 785, Moûtiers à 480, Albertville à 350, Chambéry à 269.</text:p>
      <text:p text:style-name="Section_20_Titre">Climats, Vents</text:p>
      <text:p text:style-name="Text">Si ce n’était son territoire prodigieusement inégal et entrecoupé de montagnes, la Savoie, qui se trouve située à égale distance du pôle et de l’équateur, serait un pays essentiellement tempéré. Mais le nombre et la hauteur de ses montagnes, le grand nombre aussi des cours d’eau qui la traversent, et d’autres circonstances physiques dont l’altitude est sans contredit une des plus importantes, en ont fait au contraire un pays extrêmement varié dans sa température, et l’ont soumise à une infinité de climats locaux. « Souvent, dit de Verneilh, au fond d’une vallée, le voyageur supporte avec peine l’ardeur d’un soleil brûlant, en même temps qu’il aperçoit sur les monts qui l’environnent, les frimas d’un éternel hiver ; d’autres fois, après <text:span text:style-name="Page">{8}</text:span>avoir traversé des neiges ou des glaces sur les cols des montagnes, il rencontre, en descendant dans la plaine, d’abord des bois, ensuite une riante verdure, plus bas des fleurs ou même des fruits<text:span text:style-name="Footnote_20_Symbol"><text:note text:id="ftn1" text:note-class="footnote"><text:note-citation>1</text:note-citation><text:note-body><text:p text:style-name="Footnote"><text:s/>Statistique du département du Mont-Blanc, p. 164.</text:p></text:note-body></text:note></text:span> ». Si l’on constate entre les hameaux, villages ou bourgs de la Savoie une si grande diversité de climats, c’est qu’il existe entre ces hameaux, villages ou bourgs une différence parfois considérable d’altitude. Trés rigoureuse dans les régions élevées de l’est, du sud-est et du sud, c’est-à-dire dans la Tarentaise et la Maurienne où des neiges perpétuelles et des glaces couvrent les montagnes, la température devient plus douce et plus agréable à mesure qu’on se rapproche des contrées de l’ouest et du nord-ouest, quand on entre dans la vallée de l’Isère en aval de Saint-Pierre-d’Albigny, mais surtout dans la grande et riante vallée de Chambéry qui s’étend de Montmélian au lac du Bourget, abritée contre les vents du nord et du sud par les montagnes dont la nature calcaire est tout à fait propre à répercuter les rayons du soleil, et qu’on arrive aux environs d’Aix-les-Bains où l’on cultive avec succès le figuier et le grenadier. Tandis qu’à Saint-Jean-de-Maurienne la température moyenne est de 9° 7, cette moyenne s’élève à 11° 7 à Aix-les-Bains.</text:p>
      <text:p text:style-name="Text">Les vents, qui jouent dans les variations de la température un rôle si influent, sont assez fréquents dans le département de la Savoie ; et à ce sujet, je ne saurais mieux faire que de rapporter ce qu’en a dit de Verneilh :</text:p>
      <text:p text:style-name="Text">« Pour ce qui est du bassin de Chambéry, le vent dominant est celui de l’ouest. Il passe par dessus la montagne de l’Épine qu’il coupe à angle droit. On lui donne aussi le nom de <text:span text:style-name="T1">traverse</text:span> ou de <text:span text:style-name="T1">lyonnaise,</text:span> parce qu’il semble venir du côté de Lyon. Il souffle surtout par la gorge de Couz et balaye alors toutes les vapeurs amassées sur la ville et sur ses environs. Ce vent est communément doux et humide ; … il favorise la végétation, parce qu’il <text:span text:style-name="Page">{9}</text:span>n’est point accompagné d’un certain degré de froid, à moins qu’il ne souffle avec violence.</text:p>
      <text:p text:style-name="Text">« Le vent du nord, qu’on appelle aussi <text:span text:style-name="T1">bise,</text:span> est, après celui de l’ouest, le plus commun. Il vient, aussi bien que le nord-ouest, du côté du lac du Bourget, parce qu’il est répercuté par le Mont-du-Chat. Il balaye à son tour les exhalaisons de la prairie du Bourget et du bassin de Chambéry ; il est froid et sec ; on le regarde comme le plus sain. Il favorise le nouage des fruits ainsi que la formation des grains et du raisin, lorsqu’il règne pendant la fleuraison du blé et de la vigne. Enfin il annonce ou accompagne le beau temps, ce qu’il a de commun avec le vent d’est. Souvent, aux approches du printemps, on éprouve un vent très froid et piquant de nord-est, connu sous le nom de <text:span text:style-name="T1">bise noire ;</text:span> il chasse les nuages et souffle presque toujours par un temps serein. On a remarqué que cette espèce de vent soufflait assez périodiquement pendant trois ou neuf jours.</text:p>
      <text:p text:style-name="Text">« Le vent d’est, que l’on nomme aussi <text:span text:style-name="T1">matinière</text:span> règne surtout au lever du soleil, et diminue à mesure que cet astre s’élève sur l’horizon. Il est froid et un peu humide parce qu’il traverse la grande chaîne des Alpes, presque toujours couverte de neiges. Il est peu favorable à la végétation, et <text:soft-page-break/>développe les fièvres bilieuses, ainsi que les maladies inflammatoires. Pendant l’hiver, il apporte ordinairement la neige et souffle pendant qu’elle tombe.</text:p>
      <text:p text:style-name="Text">« Le vent du sud, connu aussi dans ce pays sous le simple nom de <text:span text:style-name="T1">vent,</text:span> ne règne que dans certain temps de l’année ; ses époques fixes sont les équinoxes, surtout celui d’automne. Il amène les ouragans et les pluies orageuses, qui viennent aussi parfois avec le sud-est. Il est chaud et humide parce qu’il vient des régions méridionales, et traverse la Méditerranée dont il entraîne les vapeurs. C’est le plus malsain de tous les vents ; nuisible aux hommes ainsi qu’aux plantes, il cause ou développe les fièvres putrides <text:span text:style-name="Page">{10}</text:span>et en général les maladies de mauvais caractère. Il précipite la végétation, dessèche les plantes, et nuit à leur fleuraison en ce qu’il fait passer les fleurs avant qu’elles aient été fécondées. D’ailleurs il abat souvent les plantes, déracine ou rompt les arbres…<text:span text:style-name="Footnote_20_Symbol"><text:note text:id="ftn2" text:note-class="footnote"><text:note-citation>2</text:note-citation><text:note-body><text:p text:style-name="Footnote"><text:s/>Ouv. cité, p. 166 et 167.</text:p></text:note-body></text:note></text:span> ».</text:p>
      <text:p text:style-name="Text">Pour la Maurienne, il est un fait intéressant à signaler. Au printemps et pendant l’été, on sent à partir d’Aiguebelle, mais plus particulièrement dans le bas des vallées, un vent du nord qui souffle presque réguliérement tous les jours de dix heures du matin à six heures et demie du soir, et dont la violence s’accroît à mesure qu’on avance dans cette longue vallée formée par l’Arc. Vers le soir, à ce courant diurne succède un faible courant nocturne qui se produit en sens inverse, du Mont-Cenis à Aiguebelle, et qui dure toute la nuit.</text:p>
      <text:p text:style-name="Text">Ce même phénomène existe dans la Tarentaise. Dans le bassin de Moûtiers, en effet, l’un des courants arrive par la gorge d’Aigueblanche, et l’autre par la vallée de Brides. Le premier est diurne et souffle de neuf heures du matin à sept ou huit heures du soir, et le second lui succède pour durer jusqu’au lendemain matin<text:span text:style-name="Footnote_20_Symbol"><text:note text:id="ftn3" text:note-class="footnote"><text:note-citation>3</text:note-citation><text:note-body><text:p text:style-name="Footnote"><text:s/>Cf. J. Dessaix, <text:span text:style-name="T1">La Savoie historique,</text:span> T. II, p. 24.</text:p></text:note-body></text:note></text:span>.</text:p>
      <text:p text:style-name="Section_20_Titre">Configuration physique</text:p>
      <text:p text:style-name="Titre_20_A_20_NS">I. — GÉOLOGIE<text:span text:style-name="Footnote_20_Symbol"><text:span text:style-name="T6"><text:note text:id="ftn4" text:note-class="footnote"><text:note-citation>4</text:note-citation><text:note-body><text:p text:style-name="Footnote"><text:s/>Ce chapitre sur la géologie du département de la Savoie est dû à la bienveillante obligeance du regretté M. Pillet, le savant et distingué président de l’Académie de Savoie. Qu’il me soit permis de rendre ici à sa mémoire un juste hommage de reconnaissance.</text:p></text:note-body></text:note></text:span></text:span></text:p>
      <text:p text:style-name="Text">La structure géologique de la Savoie est très simple dans ses grandes lignes. On y distingue quatre régions bien marquées en allant de l’ouest à l’est : le Jura, le Pré-Alpes, l’arête des Alpes, et enfin la région alpine.</text:p>
      <text:p text:style-name="Texte_20_1LA"><text:span text:style-name="Page">{11}</text:span>1° <text:span text:style-name="T7">Région du Jura.</text:span> — A l’ouest, le long des départements de l’Ain et de l’Isère, nous avons d’abord trois petits chaînons du Jura, qui descendent du nord au sud et se perdent dans le massif de la Grande-Chartreuse.</text:p>
      <text:p text:style-name="Text"><text:span text:style-name="T1">a</text:span>) Le chaînon de Parves et Pierre-Châtel, coupé par la Crusille et le gué des Planches, qui vient expirer au défilé de Chailles, sur le Guiers, et va se perdre dans le département de l’Isère.</text:p>
      <text:p text:style-name="Text">Cette arête limite à l’ouest, les cantons de Saint-Genix et du Pont-de-Beauvoisin qui sont assis sur les molasses, à ses pieds. Quelques communes de ces deux cantons dépassent l’arête calcaire et s’étendent dans le vallon suivant.</text:p>
      <text:p text:style-name="Text"><text:span text:style-name="T1">b</text:span>) Une seconde chaîne du Jura s’étend de Chanaz, au nord, jusqu’aux Echelles, au sud. C’est le Mont-du-Chat continué par la montagne de l’Épine et le Mont-Grelle.</text:p>
      <text:p text:style-name="Text">Entre cette chaîne et celle de Pierre-Châtel se trouvent le canton d’Yenne, au nord, et, au sud, une parcelle du canton de Saint-Genix (Gerbaix, Marcieux et Novalaise) ; puis les communes d’Aiguebelette, Ayn, Dullin, Lépin et Nances, du canton de Pont-de-Beauvoisin, et enfin Attignat-Oncin, la Bauche, Saint-Christophe, Saint-Franc, Saint-Pierre-de-Genebroz et les Echelles, du canton des Echelles.</text:p>
      <text:p text:style-name="Text">Cette chaîne est coupée, au nord, par le défilé de Culoz, par la route du Mont-du-Chat, le chemin de fer de Lépin, et enfin la grotte des Echelles, au sud.</text:p>
      <text:p text:style-name="Text"><text:soft-page-break/><text:span text:style-name="T1">c</text:span>) La troisième chaîne jurassique est moins régulière dans son allure. Elle sort de terre, au sud de Seyssel, dans la Haute-Savoie ; y rentre à Aix-les-Bains ; ressort au pont Saint-Charles (à Saint-Cassin) ; et, sous le nom de montagne d’Otheran, va se perdre dans le massif de la Grande-Chartreuse.</text:p>
      <text:p text:style-name="Text">La vallée du lac du Bourget, entre la deuxième et la troisième chaîne, comprend fort peu de communes : le canton de Ruffieux, au nord, celui de la Motte-Servolex, <text:span text:style-name="Page">{12}</text:span>et enfin Saint-Thibaud-de-Couz et Saint-Jean-de-Couz, au sud, dépendant du canton des Echelles.</text:p>
      <text:p text:style-name="Text">A l’est de cette troisième chaîne, que nous désignons sous le nom de Chambotte-Otheran, s’étend une large vallée fort irrégulière qui la sépare des Pré-Alpes des Bauges. Comme les Pré-Alpes, suivant la direction N.-E.-S.-O., viennent couper obliquement le Jura près de Chambéry, il en résulte que la vallée qui les sépare forme un vaste triangle.</text:p>
      <text:p text:style-name="Text">Entre la Chambotte et les Bauges, elle contient, outre plusieurs cantons de la Haute-Savoie, ceux d’Albens, d’Aix-les-Bains, de Chambéry-Nord, de Chambéry-Sud presque entier.</text:p>
      <text:p text:style-name="Text">Ce ne sont plus des défilés et des cols étroits qui mettent en communication la vallée du Bourget avec celle d’Aix. Il y a bien entre Ruffieux et Albens, les cols du Sapenay et de la Chambotte ; mais au sud, là où la chaîne de la Chambotte-Otheran est rentrée sous terre, c’est une plaine continue qui confond les deux vallées en une seule, entre Aix-les-Bains, Chambéry et la Motte-Servolex.</text:p>
      <text:p text:style-name="Text">La double vallée qui longe le pied des Pré-Alpes est une des plus riantes de notre département de la Savoie.</text:p>
      <text:p text:style-name="Texte_20_1LA">2° <text:span text:style-name="T7">Région des Pré-Alpes.</text:span> — Les Pré-Alpes forment, non pas une chaîne, mais un large plateau déchiré par de nombreuses et profondes coupures, entre la vallée de Chambéry et le cours de l’Isère et de l’Arly.</text:p>
      <text:p text:style-name="Text">Elles sortent du lac d’Annecy, qui n’est qu’une première cluse entre le massif de Thônes et celui des Bauges. Elles sont échancrées au col de Cusy, profondément déchirées au long et large col qui relie Chambéry à Montmélian. De plus en plus resserrées entre le Jura, à l’ouest, et les Alpes, à l’est, elles se relèvent aux monts Granier et Joigny, et vont reformer les hautes cimes qui entourent la Grande-Chartreuse.</text:p>
      <text:p text:style-name="Text"><text:span text:style-name="Page">{13}</text:span>Dans ce dédale des Pré-Alpes, le département de la Savoie compte les quatorze communes qui forment le canton du Châtelard. Il faudrait y joindre celles qui occupent la vaste dépression (en style géologique <text:span text:style-name="T1">cluse</text:span>) entre Chambéry et Montmélian, et enfin les communes d’Entremont-le-Vieux et Corbel qui sont sur les pentes du mont Granier.</text:p>
      <text:p text:style-name="Text">Au point de vue géologique, les Pré-Alpes présentent encore des terrains jurassiques et infra-crétacés et même des molasses lacustres comme les trois chaînons du Jura, mais plus de molasse marine. En revanche on y trouve la craie blanche, le nummulitique, et les grés tertiaires du tongrien, plus anciens que la molasse lacustre.</text:p>
      <text:p text:style-name="Text">Le plateau des Pré-Alpes se décompose en quatre chaînons qui sont : <text:span text:style-name="T1">a</text:span>) le mont Semnoz se continuant par le Nivolet et le Margériaz ; — <text:span text:style-name="T1">b</text:span>) la montagne de Duingt-Entrevernes, le mont Julioz, Rossane, et enfin Galoppaz ; — <text:span text:style-name="T1">c</text:span>) Le Charbon ou Trélod : — <text:span text:style-name="T1">d</text:span>) le quatrième enfin, plus vaste, naît entre Faverges et Marlens, forme la Sambuy et la croupe de Cons, au nord, puis le Pécloz, la plus haute cime des Bauges, l’Armenaz et l’Arclusaz, au midi.</text:p>
      <text:p text:style-name="Text">Ces quatre chaînons se déploient en éventail au nord du département ; mais, serrés à l’est par la puissante masse des Alpes, ils se reploient et s’entassent, comme le manche de l’éventail, vers Montmélian, sur les bords de l’Isère.</text:p>
      <text:p text:style-name="Text">Chambéry est assis au bord du vallon molassique d’Aix et de La Motte, mais en réalité dans la large cluse qui coupe les Pré-Alpes entre les Bauges et le massif de la Grande-Chartreuse. Il commande ce défilé, excellente position stratégique sur la route de France en Italie.</text:p>
      <text:p text:style-name="Text">A l’est des Pré-Alpes, entre cette chaîne et les Alpes véritables, est creusée une large et riche vallée, celle de l’Arly et de l’Isère. Là se trouvent les cantons d’Ugines, d’Albertville, de Grésy-sur-Isère, de Saint-Pierre-d’Albigny, de Montmélian, et, au-delà d’un simple repli, ceux <text:span text:style-name="Page">{14}</text:span>de Chamoux et de la Rochette, contenant ensemble plus de 75 communes.</text:p>
      <text:p text:style-name="Text">On peut dire que cette vallée, ouverte du N.-E. au S.-O., parallèlement aux Alpes, est le bouquet de la Savoie. Là sont ses vins les plus fins, ses campagnes les plus fertiles.</text:p>
      <text:p text:style-name="Text"><text:soft-page-break/>Les terrains tertiaires, nummulitique, tongrien, miocène n’y sont point parvenus comme dans le Jura et les Pré-Alpes. Les marnes friables du jurassique et surtout du lias, en forment les sous-sols cultivés. Les sommités abruptes sont néocomiennes ou jurassiques du côté des Bauges, cristallophyliennes ou triasiques à l’est, du côté des Alpes.</text:p>
      <text:p text:style-name="Texte_20_1LA">3° <text:span text:style-name="T7">Arête des Alpes.</text:span> — La grande chaîne des Alpes, partant des cimes du Mont-Blanc, s’abaisse près du massif de Beaufort, se relève vers Conflans, à travers la Tarentaise, la Maurienne et l’Oisans, et va se terminer aux Aiguilles de Belledonne, près de Grenoble.</text:p>
      <text:p text:style-name="Text">Cette arête de roches cristallines, portant sur ses flancs quelques lambeaux de terrains houillers, permiens, triasiques et liasiques, ne compose qu’un sous-sol stérile.</text:p>
      <text:p text:style-name="Text">Dans la région-nord où elle est surbaissée, elle forme le canton de Beaufort avec ses quatre communes, celui d’Ugines qui en compte neuf. Plus au sud, ses crêtes arides sont inhabitées ; ce n’est que sur les bords de l’Isère qu’on rencontre quelques communes, de Conflans à Briançon, comme le long de l’Arc, en Maurienne, depuis Aiguebelle à La Chambre.</text:p>
      <text:p text:style-name="Text">A part la dépression d’Ugines et de Beaufort et ces deux étroites coupures de l’Isère et de l’Arc, le reste de la région n’est qu’un mur stérile, couvert de forêts dans le bas, de pâturages au-dessus, et enfin de rocs et de glaciers dans les sommités.</text:p>
      <text:p text:style-name="Texte_20_1LA">4° <text:span text:style-name="T7">Région alpine.</text:span> — Je désigne sous ce nom la vaste région du département de la Savoie qui se presse entre le mur des Alpes et la frontière de l’Italie.</text:p>
      <text:p text:style-name="Text"><text:span text:style-name="Page">{15}</text:span>Cette région, au point de vue géologique, n’est que la continuation de la Val-d’Aoste italienne, au nord, des montagnes du Bourg-d’Oisans et du Briançonnais, dans le département de l’Isère. Elle est à l’est de la grande muraille des Alpes (celle du Mont-Blanc et de Belledonne).</text:p>
      <text:p text:style-name="Text">La physionomie en est extrêmement compliquée. Elle a été plissée, froissée par la poussée des roches primitives, et ensuite dénudée par d’immenses ravinements qui ne permettent que très difficilement de reconnaître sa structure normale.</text:p>
      <text:p text:style-name="Text">On peut dire que cette région commence, au nord, au col de la Seigne, sous les glaciers de l’Allée-Blanche. Par la pensée on peut la diviser en trois grandes zônes parallèles au mur des Alpes, courant du nord-est au sud-ouest. Je dis <text:span text:style-name="T1">par la pensée,</text:span> parce que, en réalité, pour le voyageur superficiel, il n’y a qu’un vaste dédale, un pêle-mêle de cimes et de coupures étroites le long des cours d’eau, où il est impossible de rien démêler :</text:p>
      <text:p text:style-name="Text"><text:span text:style-name="T1">a</text:span>) Du col de la Seigne, sous le Mont-Blanc, jusqu’au col du Galibier, près du Bourg-d’Oisans, une vaste région composée de trias, de lias recouverts par de rares lambeaux jurassiques et même tertiaires nummulitiques.</text:p>
      <text:p text:style-name="Text">Dans cette première région se rencontrent les communes les plus riches de la Tarentaise : les cantons de Bourg-Saint-Maurice, d’Aime, de Moûtiers, au nord ; et, en Maurienne, ceux de la Chambre et de Saint-Jean-de-Maurienne au sud. Les communes sont groupées le long des rivières, l’Isère et l’Arc, au fond des vallées, sur les étroites alluvions et sur les pentes qui forment le sol arable de la région.</text:p>
      <text:p text:style-name="Text"><text:span text:style-name="T1">b</text:span>) La deuxième zône, au sud-est de la précédente, est assise sur un sous-sol carboniférien, qui perce l’écorce triasique et s’élève en une série de crètes et de hauts plateaux, depuis le Petit-Saint-Bernard jusqu’au Mont-Thabor. Ce bassin houiller est souvent déchiqueté par les <text:span text:style-name="Page">{16}</text:span>roches cristallines sous-jacentes ; parfois aussi il a conservé, dans ses anfractuosités, quelque lambeau de sa couverture permienne ou triasique.</text:p>
      <text:p text:style-name="Text">Sur cette zône carboniférienne sont assis en partie les cantons de Bourg-Saint-Maurice et de Bozel, en Tarentaise, et celui de Saint-Michel, en Maurienne. Les cultures y sont pauvres et peu étendues ; en revanche les vastes pâturages y nourrissent de nombreux troupeaux ; les mines de plomb argentifère de Peisey et de Mâcot, les fers spathiques, les anthracites y ont été l’objet d’une ancienne exploitation.</text:p>
      <text:p text:style-name="Text"><text:span text:style-name="T1">c</text:span>) Enfin la troisième zône, sur la frontière du Piémont, ramène les roches du permien, du trias de la première zône, en contact souvent avec quelques restes de carboniférien, ou avec le pré-cambrien tout-à-fait ancien, ou avec le gneiss primitif de cette partie des Alpes.</text:p>
      <text:p text:style-name="Text"><text:soft-page-break/>On ne la trouve que vers Tignes et le Mont-Iseran, dans les cantons de Lanslebourg et de Modane, sur les pentes du Mont-Cenis et du col de Fréjus. Elle se continue au sud par Bardonèche en Piémont, le Mont-Genèvre et Briançon dans l’Isère.</text:p>
      <text:p text:style-name="Text">Cette région, d’un accès souvent difficile, est moins connue encore que les précédentes. Elle est célèbre surtout par la belle route du Mont-Cenis et par le tunnel de Modane qui la traversent.</text:p>
      <text:p text:style-name="Texte_20_1LA">Nous allons reprendre et parcourir successivement au point de vue géologique les quatre groupes du Jura, des Pré-Alpes, de la chaîne des Alpes et des régions alpines.</text:p>
      <text:p text:style-name="Texte_20_1LA">1° <text:span text:style-name="T7">Groupe du Jura.</text:span> — Les arêtes des trois chaînes jurassiennes sont composées des roches dures, exclusivement calcaires, du jurassique supérieur, <text:span text:style-name="T1">séquanien ou kimméridgien,</text:span> recouvert par le <text:span text:style-name="T1">valanginien</text:span> et le <text:span text:style-name="T1">neocomien</text:span> infra-crétacés avec intercalations locales des marnes lacustres du <text:span text:style-name="T1">purbeck.</text:span></text:p>
      <text:p text:style-name="Text"><text:span text:style-name="Page">{17}</text:span>Ces roches ne sont utilisées que comme matériaux de construction et comme pierres à chaux.</text:p>
      <text:p text:style-name="Text">Dans les vallées, elles sont recouvertes par les marnes tertiaires de l’<text:span text:style-name="T1">aquitanien,</text:span> et celles-ci par les mollasses de l’<text:span text:style-name="T1">helvétien ;</text:span> moins dure que la pierre jurassique ou néocomienne, la molasse fournit la plupart des tailles économiques des maisons de la Basse-Savoie.</text:p>
      <text:p text:style-name="Text">Elles ont été recouvertes, dans les bas-fonds, par des alluvions de cailloux quaternaires qui, en quelques points, ont fourni des lignites de mauvaise qualité (La Motte-Servolex, Sonnaz).</text:p>
      <text:p text:style-name="Text">Le tout a été universellement recouvert par les argiles glaciaires qui ont, à une époque de refroidissement, envahi toute cette région. Les argiles ont fourni partout d’excellentes terres pour la confection des briques et des tuiles, employées comme toitures et matériaux de construction dans presque toutes ces vallées.</text:p>
      <text:p text:style-name="Text">Après le retrait des glaciers, ces argiles ont été ravinées par les eaux, recouvertes par l’humus et les détritus de végétation ; elles forment le sous-sol de toutes nos terres cultivées.</text:p>
      <text:p text:style-name="Texte_20_1LA">2° <text:span text:style-name="T7">Groupe des Pré-Alpes.</text:span> — Dans les Pré-Alpes, le sol est fouillé bien plus profondément, est bien plus renversé. Le long de l’Isère, les couches sont entamées jusqu’au <text:span text:style-name="T1">lias</text:span> et au <text:span text:style-name="T1">bajocien</text:span> recouverts par la série jurassique jusqu’à l’infra-crétacé.</text:p>
      <text:p text:style-name="Text">Le <text:span text:style-name="T1">purbeck</text:span> lacustre y fait partout défaut ; il y est remplacé par les marnes de <text:span text:style-name="T1">berrias</text:span> qui accusent l’existence d’une mer très profonde dans cette région, pendant que le Jura était couvert de végétation et de petits lacs d’eau douce. Les marnes de berrias fournissent d’excellents ciments et chaux hydrauliques à la Porte-de-France et Seissins, près de Grenoble, à Montagnole et Vimines, près de Chambéry.</text:p>
      <text:p text:style-name="Text"><text:span text:style-name="Page">{18}</text:span>Ils sont recouverts par le <text:span text:style-name="T1">valanginien,</text:span> le <text:span text:style-name="T1">néocomien,</text:span> l’<text:span text:style-name="T1">urgonien,</text:span> le <text:span text:style-name="T1">rhodanien,</text:span> devenus fort épais, parfois même par le grès vert ou <text:span text:style-name="T1">albien,</text:span> par la craie blanche ou <text:span text:style-name="T1">sénonien,</text:span> qui a reparu, on ne sait comment, à la fin de la période secondaire, dans cette région.</text:p>
      <text:p text:style-name="Text">La période tertiaire y débute par le nummulitique, puis par le <text:span text:style-name="T1">tongrien</text:span> ou <text:span text:style-name="T1">oligocène</text:span> caractérisé par ses grès à orbitolines et au-dessus du <text:span text:style-name="T1">flisch,</text:span> sur de vastes étendues. C’est aux dépôts de cette époque qu’on peut rapporter les argiles réfractaires de Saint-Jean-de-Couz, La Grotte et Les Echelles, généralement amassées dans les fissures du crétacé supérieur.</text:p>
      <text:p text:style-name="Text">La présence du <text:span text:style-name="T1">sénonien,</text:span> du <text:span text:style-name="T1">nummulitique</text:span> et du <text:span text:style-name="T1">tongrien</text:span> dans les Pré-Alpes nous prouve que cette région a été immergée à une époque assez récente, au moment où le Jura était déjà un continent. Par contre, elle a été relevée bien plus haut à l’époque de la mer <text:span text:style-name="T1">helvétienne,</text:span> puisque cette molasse n’y a pas pénétré, non plus que le quartenaire à lignites. Par contre le grand courant glaciaire l’a recouverte presque partout, sauf dans les crètes au-dessus de 1,400 à 1,500 mètres d’altitude, qui ont été seules hors d’atteinte des glaciers.</text:p>
      <text:p text:style-name="Texte_20_1LA">3° <text:span text:style-name="T7">Groupe des Alpes.</text:span> — La chaîne des Alpes, cause de tout ce désordre, rompit le sol et se releva du Mont-Blanc à Belledonne vers la fin de l’ère tertiaire, vomissant de nombreuses roches granitiques, alors incandescentes et laminées par la pression.</text:p>
      <text:p text:style-name="Text"><text:soft-page-break/>Mais avant cette rupture cataclystique, toute cette région était déjà fort boursouflée : le <text:span text:style-name="T1">trias</text:span> y était déposé dans les replis, couvert par le <text:span text:style-name="T1">toarcien</text:span> et le <text:span text:style-name="T1">bajocien</text:span> seulement, dernier terrain qui ait pénétré sous la croupe des Alpes.</text:p>
      <text:p text:style-name="Text">L’épanchement des roches primitives a relevé, bouleversé, et en même temps métamorphosé les roches voisines, de manière à les rendre souvent méconnaissables.</text:p>
      <text:p text:style-name="Text"><text:span text:style-name="Page">{19}</text:span>Dans les profondes érosions d’Ugines, de Cevins, de Presle, on retrouve seulement quelque lambeau méconnaissable de grès houiller. Les roches bajociennes, liasiques, triasiques et peut-être permiennes occupaient bien plus d’espace sur l’un et l’autre versant de la chaîne granitique.</text:p>
      <text:p text:style-name="Text">Dans les mica-chistes primitifs, qui recouvrent le granit, on trouve d’assez beaux filons métalliques de fer, de cuivre, de plomb, à Saint-Georges-d’Hurtières, Saint-Alban-d’Hurtières, le Bourget-en-Huile, Presle, Allevard.</text:p>
      <text:p text:style-name="Text">Le trias y présente de beaux dépôts de gypse à Monthion, Randens, Allevard, etc.</text:p>
      <text:p text:style-name="Text">Les argiles durcies du houiller fournissent les excellentes ardoises de Cevins qui valent presque celles d’Angers ; les argiles du lias celles de La Chambre, de Saint-Colomban-des-Villards.</text:p>
      <text:p text:style-name="Texte_20_1LA">4° <text:span text:style-name="T7">Groupe des régions alpines.</text:span> — Dans la vaste région qui sépare la chaîne du Mont-Blanc de la frontière d’Italie, les montagnes sont amoncelées dans un désordre apparent où l’observateur aurait peine à se reconnaître.</text:p>
      <text:p text:style-name="Text">On a d’abord, flanqués sur le flanc-est de la chaîne, une série de terrains triasiques et jurassiques, correspondant à ceux que nous avons trouvés sur les pentes-ouest, seulement ils sont plus disloqués encore par lambeaux sur le sommet des montagnes.</text:p>
      <text:p text:style-name="Text">Le trias fournit des plâtres très puissants à Saint-Jean-de-Maurienne, à Salins en Tarentaise. Il y a encore des traces de sel marin qui ont été exploitées aux salines de Moûtiers et à Arbonne près de Bourg-Saint-Maurice.</text:p>
      <text:p text:style-name="Text">Le lias a fourni des ardoises. Le jurassique supérieur n’a laissé que quelques débris dans les cimes du Mont-Thabor et de Valmeinier.</text:p>
      <text:p text:style-name="Text">Mais ce qui étonne surtout, c’est de trouver sur ces hauteurs des dépôts tertiaires <text:span text:style-name="T1">nummulitiques.</text:span> On les suit par <text:span text:style-name="Page">{20}</text:span>les Aiguilles d’Arves, le Cheval-Noir, Varbuche, Moûtiers et les crêtes du Cormet, de Roselend, peut-être jusqu’aux cols de la Seigne ou du Bonhomme. Ces tertiaires ressemblent fort peu à ceux de nos plaines, ils ont souvent l’aspect de roches primitives ; ils fournissent des ardoises en grande quantité à Saint-Julien-en-Maurienne.</text:p>
      <text:p text:style-name="Text">Les minerais de plomb argentifère de Celliers, Mâcot, Peisey, en Tarentaise, sont dans cette direction, ainsi que les eaux minérales de Saint-Jean-de-Maurienne, celles de Salins, de Brides-les-Bains, de Bonneval-en-Tarentaise.</text:p>
      <text:p text:style-name="Text">Au-delà de cette vallée, si fort chiffonnée par le soulèvement des Alpes, vient un ancien bassin houiller, de Saint-Michel à Modane et à Bourg-Saint-Maurice. Il fournit de nombreuses fosses où la houille est exploitée à l’état d’anthracite, recouverte presque toujours par des couches du trias.</text:p>
      <text:p text:style-name="Text">Plus loin encore, sur la frontière d’Italie, reparaît une vallée de permien, de trias profondément altéré par des épanchements de serpentine.</text:p>
      <text:p text:style-name="Titre_20_A">II. — HYDROGRAPHIE</text:p>
      <text:p text:style-name="Text">Toutes les eaux du département de la Savoie vont directement ou indirectement au Rhône, et, par le Rhône, à la mer Méditerranée.</text:p>
      <text:p text:style-name="Text">Le <text:span text:style-name="T7">Rhône,</text:span> qui sépare les départements de <text:span text:style-name="T20">l’Ain et de la Savoie, ne touc</text:span>he à ce dernier, par sa rive gauche (la rive droite appartenant à l’Ain), que sur une longueur de cinquante kilomètres environ, du confluent du Fier à celui du Guiers, passant près de Motz, Serrières, Ruffieux, Chanaz, Lucey, à Yenne et à La Balme, et à une petite distance de Saint-Genix-d’Aoste.</text:p>
      <text:p text:style-name="Text">Ce fleuve, dans ce parcours, reçoit comme affluents, en allant du nord au sud, le Fier, le canal de Savières, le Flon et le Guiers.</text:p>
      <text:p text:style-name="Text"><text:span text:style-name="Page">{21}</text:span>Dans le <text:span text:style-name="T7">Fier,</text:span> qui vient des montagnes de Thônes et s’unit au Rhône à la pointe de la Chautagne un peu au-dessous de Seyssel, et dont le cours appartient presque en entier à la Haute-<text:soft-page-break/>Savoie, se jette, en aval de Rumilly, le <text:span text:style-name="T1">Chéran,</text:span> le principal cours d’eau régulier que possèdent les Bauges. Formé dans la combe de Bellevaux par la réunion du <text:span text:style-name="T1">Nant du Four,</text:span> venu du col du Haut-du-Four, et du <text:span text:style-name="T1">Nant d’Orgeval</text:span> qui descend du col de ce nom, le Chéran traverse tout le massif, après avoir reçu les eaux du <text:span text:style-name="T1">Nant de Saint-François,</text:span> du <text:span text:style-name="T1">Nant d’Aillon</text:span> et du <text:span text:style-name="T1">Nant d’Arith,</text:span> ses principaux affluents.</text:p>
      <text:p text:style-name="Text">Le <text:span text:style-name="T7">canal de Savières</text:span> ne mérite d’être mentionné que parce qu’il sert d’écoulement au <text:span text:style-name="T1">lac du Bourget.</text:span> Dans ce lac dont l’étendue est de dix-huit kilomètres de long sur trois de large, et dont le point de plus grande profondeur (145 mètres) est situé un peu au sud du profil Hautecombe-Brison, se déversent les eaux de <text:span text:style-name="T1">l’Aisse</text:span> grossie des ruisseaux des <text:span text:style-name="T1">Deux Doires,</text:span> de l’<text:span text:style-name="T1">Albane</text:span> et de l’<text:span text:style-name="T1">Hyère,</text:span> du <text:span text:style-name="T1">Tillet</text:span> et du <text:span text:style-name="T1">Sierroz.</text:span></text:p>
      <text:p text:style-name="Text">Le <text:span text:style-name="T7">Flon</text:span> n’est qu’un petit torrent qui se perd dans le Rhône près d’Yenne.</text:p>
      <text:p text:style-name="Text">Le <text:span text:style-name="T7">Guiers,</text:span> dont la rive droite seulement appartient à la Savoie, est formé par la réunion de deux torrents du massif de la Grande-Chartreuse, le <text:span text:style-name="T1">Guiers-Mort,</text:span> qui appartient tout entier à l’Isère, et le <text:span text:style-name="T1">Guiers-Vif</text:span> dont les eaux s’échappent de grottes, vastes et profondes situées au pied du mont Granier. Le Guiers, qui, sur presque tout son parcours, sert de limite entre les départements de la Savoie et de l’Isère, se jette dans le Rhône près de Saint-Genix-d’Aoste, à l’endroit même où ce fleuve cesse d’appartenir à la Savoie, et après avoir reçu le <text:span text:style-name="T1">Tier</text:span> qui sert de déversoir aux eaux du <text:span text:style-name="T1">lac d’Aiguebelette.</text:span></text:p>
      <text:p text:style-name="Text">La plus grande partie des eaux du département de la Savoie, celles des arrondissements d’Albertville, Moûtiers <text:span text:style-name="Page">{22}</text:span>et Saint-Jean-de-Maurienne, c’est-à-dire les quatre cinquièmes environ du territoire, s’écoulent dans le Rhône par l’Isère grossie de nombreux torrents, ruisseaux ou cascades. De tous ces affluents, nous ne retiendrons que les plus considérables : le Doron de Bozel, l’Arly, l’Arc, le Gelon et le Bréda.</text:p>
      <text:p text:style-name="Text">Nous allons reprendre successivement et étudier chacun de ces cours d’eau.</text:p>
      <text:p text:style-name="Text"><text:span text:style-name="T7">L’Isère,</text:span> qui naît à l’extrémité orientale de la Tarentaise, sur la chaîne d’entre France et Italie, au grand glacier de la Galise, et tire son nom du Mont-Iseran, va se jeter dans le Rhône au-dessous de Valence, après avoir traversé dans toute son étendue l’arrondissement de Moûtiers, celui d’Albertville, la partie septentrionale de celui de Saint-Jean-de-Maurienne, et, dans celui de Chambéry, les cantons de Saint-Pierre-d’Albigny, de Chamoux et de Montmélian.</text:p>
      <text:p text:style-name="Text">Dans la partie supérieure de son cours, du cirque de Prariond où elle descend, et où son altitude atteint 2,272 mètres, jusqu’à Sainte-Foy où cette altitude n’est plus que de 1,051 mètres, l’Isère se dirige du sud au nord ; à partir de Sainte-Foy et jusqu’à Bourg-Saint-Maurice, elle incline à l’ouest ; à partir de cette dernière bourgade pour aller jusqu’à Moûtiers, elle coule vers le sud-ouest, pour remonter vers le nord-ouest jusqu’à Albertville, et de là reprend la direction sud-ouest jusqu’au Rhône.</text:p>
      <text:p text:style-name="Text">Dans tout ce parcours, qui est d’environ cent cinquante-cinq kilomètres, l’Isère arrose un grand nombre de villages et de bourgades, reçoit les eaux de nombreuses rivières. Après avoir baigné Val-d’Isère, premier village qu’elle rencontre sur son cours, Tignes, Séez et Bourg-Saint-Maurice, l’Isère passe à Aime et à Moûtiers où elle s’augmente par le tribut considérable du Doron de Bozel ; quitte la Tarentaise pour entrer dans le bassin d’Albertville ; reçoit au-dessous de cette ville, sur sa rive droite, l’Arly ; laisse à <text:span text:style-name="Page">{23}</text:span>droite Grésy-sur-Isère et un peu plus loin Saint-Pierre-d’Albigny, à gauche Notre-Dame-des-Millières et Sainte-Hélène-des-Millières ; se grossit près de Chamousset de l’Arc, son plus grand tributaire, et, à peu de distance de là, du Gelon ; arrose Montmélian et entre dans le département de l’Isère après s’être accrue du Bréda.</text:p>
      <text:p text:style-name="Text">Le <text:span text:style-name="T7">Doron de Bozel,</text:span> qui a sa source au col de Chavière d’où il tombe en cascades dans les gorges de Ballande ou Ballendaz, et passe par Pralognan, Bozel, Brides-les-Bains et Moûtiers, reçoit près de Bozel, la <text:span text:style-name="T1">Glière</text:span> ou <text:span text:style-name="T1">Doron de Champagny</text:span> et le <text:span text:style-name="T1">torrent de Prémou,</text:span> tous deux issus des glaciers de la Vanoise ; à Brides, le <text:span text:style-name="T1">Nant du Saut</text:span> ou <text:span text:style-name="T1">Doron des Allues</text:span> où se déversent les eaux du grand glacier de Gébroulaz ; au-dessus de Salins, le <text:span text:style-name="T1">Nant de Belleville</text:span> qui lui apporte les eaux de la <text:span text:style-name="T1">rivière des Encombres</text:span> et du <text:span text:style-name="T1">Nantbrun ;</text:span> et s’unit à l’Isère en aval de Moûtiers après un cours d’environ quarante-cinq kilomètres.</text:p>
      <text:p text:style-name="Text"><text:span text:style-name="T7">L’Arly,</text:span> qui, comme le Doron de Bozel, n’a pas de glaciers dans son bassin pour alimenter son cours, ne laisse pas cependant que d’être un affluent important de l’Isère à cause de la grande quantité <text:soft-page-break/>d’eau qui lui vient des montagnes. Il prend sa source dans la Haute-Savoie, dans le massif du Mont-Joli, traverse la vallée de Mégève, reçoit sur sa rive droite la <text:span text:style-name="T1">Norandine,</text:span> issue du mont des Aravis, le <text:span text:style-name="T1">Flon</text:span> qui sort du mont Charvin, et, au-dessous d’Ugines, la <text:span text:style-name="T1">Chaise</text:span> qui lui amène les eaux d’une plaine qu’aucune barrière ne sépare du bassin du lac d’Annecy. Sur sa rive gauche, l’affluent le plus considérable est le <text:span text:style-name="T1">Doron de Beaufort,</text:span> formé de trois branches, deux qui descendent des montagnes de Beaufort et la troisième des sommités de Hauteluce. Près de Pallud, le Doron de Beaufort s’unit à l’Arly en aval d’Albertville après avoir arrosé Flumet.</text:p>
      <text:p text:style-name="Text">C’est l’<text:span text:style-name="T7">Arc</text:span> le plus long comme aussi le plus redoutable <text:span text:style-name="Page">{24}</text:span>des affluents de l’Isère. Il prend naissance à l’extrémité nord-est de la Maurienne, dans les glaciers du mont Levanna, et traverse dans toute sa longueur l’arrondissement de Saint-Jean-de-Maurienne en décrivant autour des glaciers de la Vanoise un demi-cercle dont la convexité est tournée vers le sud-ouest. Dans ce cours d’environ cent cinquante kilomètres, l’Arc rencontre successivement Bonneval, Bessans, Lanslebourg, Termignon, Bramans, Modane, Saint-Michel, Saint-Jean-de-Maurienne, La Chambre, Aiguebelle, et se jette dans l’Isère près de Chamousset. Les torrents ou rivières qui lui versent le tribut de leurs eaux sont nombreux. Nous ne mentionnerons que les plus forts. Ce sont : en amont de Bessans, l’<text:span text:style-name="T1">Avérole,</text:span> et en aval, le <text:span text:style-name="T1">Ribon ;</text:span> à Termignon, le <text:span text:style-name="T1">Doron de Villard</text:span> ou <text:span text:style-name="T1">Laisse</text:span> qui coule dans une gorge profonde ; à Saint-Michel le <text:span text:style-name="T1">Neuvache</text:span> ou <text:span text:style-name="T1">torrent de Valmeinier,</text:span> et entre cette même bourgade et Saint-Martin-de-la-Porte la <text:span text:style-name="T1">Valloirette</text:span> augmentée des eaux du Grand-Galibier, des Trois-évêchés et des Aiguilles d’Arves ; dans le bassin de La Chambre, le <text:span text:style-name="T1">Glandon</text:span> qui coule dans la grande combe des Villards ; le <text:span text:style-name="T1">Bujon</text:span> ou <text:span text:style-name="T1">Bugeon</text:span> qui descend du col de la Madeleine et rejoint l’Isère en amont de La Chambre.</text:p>
      <text:p text:style-name="Text">Le <text:span text:style-name="T7">Gelon</text:span> ou <text:span text:style-name="T7">Gellon,</text:span> dont le cours depuis La Rochette jusqu’à son embouchure a été endigué, prend sa source au Pontet près d’un sentier qui conduit au col du Grand-Cucheron, descend jusqu’à La Rochette du nord-est au sud-ouest pour de là revenir à Chamousset après avoir décrit un <text:span text:style-name="T1">V</text:span> presque parfait, et se jeter dans l’Isère près de la tour de Châteauneuf.</text:p>
      <text:p text:style-name="Text">Le <text:span text:style-name="T7">Bréda,</text:span> qui a sa source dans le département de l’Isère, à la montagne des Sept-Laus, reçoit sur sa rive droite les eaux du <text:span text:style-name="T1">Bens,</text:span> et forme avec ce dernier la limite entre les départements de la Savoie et de l’Isère.</text:p>
      <text:p text:style-name="Titre_20_A"><text:span text:style-name="Page"><text:span text:style-name="T6">{25}</text:span></text:span>III. — OROGRAPHIE</text:p>
      <text:p text:style-name="Text">Considéré au point de vue de sa configuration extérieure, le département de la Savoie, le plus accidenté et le plus montagneux des départements de notre frontière alpine, peut se diviser en trois régions.</text:p>
      <text:p text:style-name="Texte_20_1LA">I. — La première, la moins considérable, est comprise entre le Rhône et son affluent le Guiers d’une part, et de l’autre l’Albane, affluent de l’Aisse, les vallées de Chambéry, d’Aix-les-Bains et d’Alby. Cette région est coupée par trois chaînes dont la principale, le Mont-du-Chat, qui domine le lac du Bourget, se prolonge au nord par la montagne de La Charvaz jusqu’à l’extrémité inférieure du lac du Bourget, et au sud par la montagne de l’Épine jusqu’au Guiers, un peu au-dessus des Echelles, laissant à droite la plaine de Chambéry, à gauche le cours du Rhône. Une autre chaîne s’étend depuis l’entrée de la vallée du Grésivaudan, entre l’Hyère et l’Albane, jusqu’aux Echelles, se dirigeant du nord-est au sud-ouest, et est formée par les montagnes du Granier, d’Apremont et de Couz. Une troisième chaîne enfin part de la montagne de la Chambotte, au-dessus d’Aix-les-Bains, et se continue en suivant la direction sud-nord jusqu’au confluent du Fier et du Rhône.</text:p>
      <text:p text:style-name="Text">Les sommets de cette région sont en général peu élevés. Leur altitude va sans cesse en décroissant à mesure qu’on se rapproche du Guiers, depuis le Mont-du-Chat qui atteint 1,497 mètres jusqu’au mont de Couz qui n’est plus qu’à 1,327 mètres, en passant par le mont Barbiset (1,443 m.) et le mont Grelle (1,420 m.).</text:p>
      <text:p text:style-name="Text">Les communications entre la vallée de Chambéry et la partie occidentale du département sont établies par le col de Chevelu (638 mètres) entre le Bourget-du-Lac et Yenne ; par le passage de Barbiset (1,088 m.) entre La Motte-Servolex et Verthemex ; par le passage de l’Épine (1,065 m.) <text:soft-page-break/><text:span text:style-name="Page">{26}</text:span>entre Saint-Sulpice et Nances ; enfin par le passage Saint-Michel (960 m.) entre Bissy et Cognin d’une part et Aiguebelette, d’autre.</text:p>
      <text:p text:style-name="Texte_20_1LA">II. — La seconde région, qui comprend le massif des Bauges situé sur les confins des deux départements de la Savoie et de la Haute-Savoie, est limitée au nord-ouest par les vallées d’Alby et d’Aix-les-Bains, au nord-est par le bassin du lac d’Annecy, au sud-est par la vallée de l’Isère, au sud par celle de Montmélian à Chambéry, et à l’ouest par le bassin du lac du Bourget. Ce massif à son tour comprend deux parties nettement tranchées : les Hautes-Bauges au sud-est et les Basses-Bauges au nord-ouest, séparées, les unes des autres par une forte nervure de montagnes qui court de La Thuile (Savoie) à Duingt (Haute-Savoie).</text:p>
      <text:p text:style-name="Text">Les nombreux chaînons qui composent ce massif, rapprochés parallèlement les uns des autres, sont généralement dirigés du nord-est au sud-ouest, et sont tous coupés en leur milieu par le torrent du Chéran, excepté le plus élevé d’entre eux.</text:p>
      <text:p text:style-name="Text">Le chaînon principal, dont l’orientation nord-ouest-sud-est fait exception à la règle, porte les hauts sommets de Chaurionde (2,221 m.), d’Arcalod (2,223 m.) et de Trélod (2,186 m.). Toutefois le point culminant du massif, le Pécloz (2,260 m.), ne lui appartient pas ; il s’élève isolé au milieu de la région de Bellevaux. L’Armenaz (2,163 m.), l’Arclusaz (2,046 m.) et le Colombier (2,049 m.) sont encore des cimes remarquables à divers titres. Plus modestes, mais aussi plus célèbres sont le Semnoz (1,704 m.) qui termine les Bauges au nord, le Revard (1,550 m.) et la Dent du Nivolet (1,553 m.), qui les flanquent à l’ouest, et le Galoppaz (1,686 m.) qui en domine le prolongement méridional. Enfin à l’est, une ramification qui forme à elle seule un petit massif porte la Dent de Cons (2,068 m.) et le sommet de la Belle-Etoile (1,845 m.).</text:p>
      <text:p text:style-name="Text"><text:span text:style-name="Page">{27}</text:span>Les cols qui donnent accès dans les Bauges sont en grand nombre et assez élevés relativement aux chaînons qu’ils coupent. Ce sont, parmi les principaux : le passage de la Cluse, le col de Pertuiset (1,407 m.), entre Aix-les-Bains et le Châtelard ; les cols de Planpalais (1,180 m.), d’Averne (1,518 m.), des Prés (1,142 m.), de Lindar (1,102 m.), de Fully (1,413 m.), entre Chambéry et le Châtelard ; entre Saint-Pierre-d’Albigny et le Châtelard, le col de la Sciaz (1,349 m.) et celui du Frêne (956 m.) desservi, comme le col de Planpalais, par une route départementale ; le col du Haut-du-Four (1,506 m.) entre la vallée de l’Isère et la vallée du Chéran ; le col de Tamié (908 m.) entre la vallée de l’Isère et Faverges ; le col d’Orgeval (1,756 m.), le plus élevé du massif, entre Faverges et la vallée du Chéran ; le col de Chérel (1,501 m.), entre Doussard et Le Châtelard ; enfin entre Annecy et Le Châtelard, le col de Leschaux (904 m.) desservi par une route départementale<text:span text:style-name="Footnote_20_Symbol"><text:note text:id="ftn5" text:note-class="footnote"><text:note-citation>5</text:note-citation><text:note-body><text:p text:style-name="Footnote"><text:s/>Cf. G. Bartoli, <text:span text:style-name="T1">Les Bauges,</text:span> p. 5 et 6.</text:p></text:note-body></text:note></text:span>.</text:p>
      <text:p text:style-name="Texte_20_1LA">III. — La troisième région, qui est la plus montagneuse et aussi de beaucoup la plus importante puisqu’elle embrasse les deux arrondissements de Moûtiers et de Saint-Jean-de-Maurienne et une partie de celui d’Albertville, c’est-à-dire les trois quarts environ du département, comprend les hautes montagnes des Alpes Graies avec leurs nombreuses ramifications. C’est dans cette partie de la Savoie qu’on rencontre les sommets les plus élevés, non pas sur cette chaîne étendue de montagnes qui sert de limites entre la France et l’Italie, mais bien sur une chaîne secondaire qui sépare le bassin de l’Isère de celui de l’Arc.</text:p>
      <text:p text:style-name="Text">De la chaîne principale qui sert de ligne de partage des eaux entre le Rhône et le Pô, qui, contournant à l’est la Tarentaise et la Maurienne jusqu’au mont Thabor, où elle cesse d’appartenir à la Savoie, sépare les bassins de l’Isère <text:span text:style-name="Page">{28}</text:span>et de l’Arc de ceux de la Doria Baltéa, de l’Orco et de la Doria Riparia, partent trois chaînes latérales qui se divisent ensuite en plusieurs rameaux, et sont séparées l’une de l’autre par les profondes vallées de l’Isère et de l’Arc : l’une comprise entre l’Arly au nord-ouest qui la sépare du massif des Bauges, le col du Bonhomme et le Mont-Iseran du nord au sud-est, et au sud, le cours de l’Isère depuis sa source jusqu’à Albertville ; la seconde qui sépare la Tarentaise de la Maurienne et a au nord le cours de l’Isère ; la troisième enfin qui comprend la ligne des Alpes du mont de la Levanna au mont Thabor et une dérivation qui, se détachant du mont Thabor, sépare les trois départements de la Savoie, des Hautes-Alpes et de l’Isère, et est bornée au nord par le cours de l’Arc depuis le Mont-Cenis.</text:p>
      <text:p text:style-name="Text"><text:soft-page-break/><text:span text:style-name="T1">a</text:span>) Entre le col du Bonhomme, que l’on peut prendre comme point de séparation des Alpes Pennines et des Alpes Graies, et le col de la Seigne, s’élève une haute chaîne qui, prenant naissance aux glaciers de Tré-la-Tête, des Lancettes et de l’Allée-Blanche, va finir à Moûtiers. De cette chaîne, dont les principaux sommets sont le pic de la Terrasse (2,889 m.), l’Aiguille du Grand-Fond (2,880 m.), la Pierre-Menta (2,743 m.), la pointe de Plovezan (2,451 m.), le Mont-Rosset (2,443 m.), le crêt du Rey (2,639 m.), etc., se détachent diverses ramifications dont l’une se dirige sur Conflans et l’autre sur Beaufort. — La partie des Alpes comprise entre le col de la Seigne et le Mont-Iseran, se détache de ce col, suit une direction nord-ouest — sud-est jusqu’au Grand-Assaly d’où elle redescend au sud jusqu’à la cime du Carro, un peu à l’est du Mont-Iseran ; toute cette partie de la chaîne des Alpes sert de limite entre la France et l’Italie.</text:p>
      <text:p text:style-name="Text">On y remarque successivement la pointe de Beaupré (2,924 m.), le pic de Lancebranlette (2,935 m.), l’hospice du Petit-Saint-Bernard (2,215 m.), le mont Valaisan (3,332 m.), le pic du Grand-Assaly (3,154 m.), le mont Ormelume <text:span text:style-name="Page">{29}</text:span>(3,283 m.), l’Aiguille du Grand-Glacier (3,412 m.), les rochers de Pierre-Pointe (3,430 m.), l’Aiguille de la Grande-Sassière (3,756 m.), la Grande-Parei (3,473 m.), et enfin la pointe de la Galise (3,342 m.).</text:p>
      <text:p text:style-name="Text">La Haute-Tarentaise est reliée soit avec la Haute-Savoie, soit avec la vallée d’Aoste, par de nombreux cols, dont les plus importants sont : le col du Bonhomme (2,485 m.) qui relie la vallée de l’Isère à celle de l’Arve ; celui de la Seigne (2,487 m.) qui fait communiquer Bourg-Saint-Maurice, dans la vallée de l’Isère, avec Courmayeur et Aoste, dans la vallée de la Doria-Riparia ; celui du Petit-Saint-Bernard, qui relie également la vallée de l’Isère au val d’Aoste ; ceux du Mont, de Rhèmes et de la Galise (2,498 m.).</text:p>
      <text:p text:style-name="Text"><text:span text:style-name="T1">b</text:span>) C’est du Mont-Iseran que se détache la seconde grande ramification des Alpes qui sépare la Tarentaise de la Maurienne en formant un arc largement ouvert au nord, et se termine brusquement sur la rive gauche de l’Isère entre Conflans et le fort Barraux.</text:p>
      <text:p text:style-name="Text">C’est cette chaîne qui porte les sommets les plus élevés et les plus célèbres. On y remarque surtout le Mont-Iseran (3,242 m.), puis les vastes et imposants glaciers de la Vanoise. Ces derniers, qui s’étendent sur une longueur de trente à trente cinq kilomètres entre Tignes et Modane, ne comptent pas moins de quinze à vingt cimes dont l’altitude dépasse 3,000 mètres ; l’Aiguille de la Vanoise ou Aiguille de la Grande-Casse, le plus haut point de la Savoie, atteint 3,861 mètres ; puis ce sont : la pointe du Vallonet (3,343 m.), la pointe de la Glière (3,313 m.), et, au-delà du col de la Vanoise, dans un autre groupe qui porte les plus beaux glaciers, le mont Pelvoz (3,279 m.), la pointe du Dar (3,266 m.), le Dôme de Chasseforêt (3,597 m.), la Dent Parrachée (3,611 m.), la pointe de Gébroulaz, la Roche-Chevrière (3,140 m.), le Péclet (3,180 m.), le Château-Bourreau (3,282 m.), le Bouchet, la pointe Rénod (3,372 m.). On y <text:span text:style-name="Page">{30}</text:span>rencontre encore jusqu’au point où elle s’abaisse sur l’Isère le Grand-Perron des Encombres (2,854 m.), le Grand-Coin (2,717 m.), la pointe de Varbuche (2,708 m.), la Roche-Noire (2,590 m.), le Cheval-Noir (2,857 m.), le Gros-Villan (2,688 m.), le mont Bellachat (2,480 m.), et enfin le Grand-Arc (2,483 m.).</text:p>
      <text:p text:style-name="Text">De cette chaîne partent, sur les deux versants, de très nombreuses ramifications. Sur le versant septentrional, l’une d’elles prend au col des Frêtes et va finir, entre la partie supérieure de l’Isère et son affluent le Ponturin, à Bourg-Saint-Maurice : le rocher de la Thouvière, le mont Thuria et les glaciers qui l’avoisinent, que l’on peut considérer encore comme le prolongement nord-est du massif de la Vanoise, le mont Pourri (3,815 m.), la pointe du Four (2,486 m.), en sont les plus hauts sommets. Une autre dérivation, s’appuyant au sud sur les glaciers de la Vanoise, se termine à Moûtiers et comprend l’Aiguille du Midi (3,420 m.) et le glacier du Cul-du-Nant, la roche de Mioz (2,744 m.) et le mont Jovet (2,557 m.) Plus à l’ouest, deux autres chaînons partent du massif de Gébroulaz et suivent une direction parallèle du sud au nord jusqu’au Doron de Bozel, séparés dans toute leur étendue par le Doron des Allues : un seul sommet, l’Aiguille du Fruit, dépasse 3,000 mètres, les autres n’ayant qu’une altitude moyenne de 2,500 mètres, la Croix de Verdon (2,720 m.), le rocher de la Loze (2,530 m.), le mont de la Chale (2,552 m.), le roc de Tognia<text:span text:style-name="T20">z (2,540 mètres), le roc de Fer (2,170 m.), le roc du Midi (3,030 m.). — Sur le versant méridional, une seule ramification mérite d’être signalée. C’est celle qui se détache du Mont-Iseran et suit le cours supé</text:span>rieur de l’Arc jusqu’à Termignon. Elle est en partie constituée par un fort massif de glaciers dont la Roche-Blanche <text:soft-page-break/>(3,048 m.), le pic de Meau-Martin (3,326 m.), la pointe de Chamoussière et le Grand Roc-Noir (3,536 m.) sont les points culminants.</text:p>
      <text:p text:style-name="Text"><text:span text:style-name="Page">{31}</text:span><text:span text:style-name="T1">c</text:span>) Nous arrivons enfin à la troisième subdivision de cette vaste région de montagnes, qui comprend, comme il a été dit plus haut, d’un côté la partie de la grande ligne des Alpes qui s’étend du mont de la Levanna (3,084 m.) au mont Thabor (3,205 m.), et de l’autre un chaînon secondaire qui se sépare de cette ligne au mont Thabor, suit la direction sud-est-nord-ouest jusqu’au pic du Frêne où elle cesse de former la limite entre la Savoie et l’Isère, et d’où elle remonte au nord pour finir entre Aiguebelle et Montmélian. Le pic de Bessans, celui de Chalanson (3,662 m.), le mont Collerin (3,484 m.), le pic d’Arnas (3,617 m.), les rochers de la Rousse (3,587 m.), les pics de Lautaret (3,083 m.), de la Ronche (3,437 m.), de Bellecombe (2,760 m.), le Petit-Mont-Cenis (2,204 m.), le pic Molamot (2,942 m.), le mont Ambin (3,381 m.), la cime du Grand-Vallon (3,134 m.), le pic de Fréjus (2,944 m.) et le mont Thabor, sont les cimes les plus remarquables de cette partie des Alpes. Sauf le Grand-Galibier, le pic de l’Argentière et l’Aiguille d’Arves, dont l’altitude atteint respectivement 3,242, 3,240 et 3,514 mètres, les crêtes qui appartiennent au chaînon secondaire ont une élévation qui varie entre 2,000 et 3,000 mètres. Ce sont : le Roc-Château (2,924 m.), l’Aiguille-Noire (2,892 m.), la cime des Torches (2,957 m.), la montagne de la Lauze (2,467 m.), le Bec-d’Arguille (2,893 m.), la pointe du Grand-Glacier (2,827 m.), le pic du Frêne (2,850 m.), le pic de Rognier (2,270 m.).</text:p>
      <text:p text:style-name="Text">Entre les sources de l’Arc et son confluent avec l’Isère s’étendent sur le versant septentrional de la chaîne qui vient d’être étudiée plusieurs ramifications dont trois seulement doivent retenir notre attention : la première qui va de la cime du Lautaret à Bessans et porte la crête du Grand-Fond (3,543 m.) et le pic du Midi (3,765 m.) ; — la deuxième qui va de l’Aiguille d’Arves à Saint-Jean-de-Maurienne, et comprend le mont Pellard <text:span text:style-name="Page">{32}</text:span>(2,886 m.), la roche du Bonhomme (2,908 m.), la pointe de la Crande-Chible (2,930 m.) et le pic de Chaudanne (2,842 m.) ; — la troisième enfin qui, de la cime de la Cochette, prend la direction sud-ouest-nord-est jusqu’au pic du Grand-Châtelard d’où elle revient au sud-est pour finir à Saint-Jean-de-Maurienne : la pointe de l’Ouillon (2,436 m.), le pic de Corbier (2,273 m.), le Grand-Truc (2,227 m.), le rocher de la Balme (2,141 m.) et le Grand-Châtelard (2,148 m.), en sont les points culminants.</text:p>
      <text:p text:style-name="Text">Pour en finir avec cette étude de l’orographie de la Savoie, il me reste à indiquer les cols ou passages principaux qui permettent de se retrouver au milieu de ce dédale de montagnes. Ce sont : sur la frontière franco-italienne, le col de la Seigue (2,437 m.) qui fait communiquer Bourg-Saint-Maurice, dans la vallée de l’Isère, avec Courmayeur et Aoste dans la vallée de la Doria-Riparia ; la route du Petit-Saint-Bernard (2,220 m.) qui conduit également de Bourg-Saint-Maurice au Val-d’Aoste ; le col de Rhèmes (3,063 m.) en plein glacier, qui relie Tignes à la vallée de la Doria ; le col de la Galise (2,498 m.) ; le col du Carro (3,202 m.) ; le col du Lautaret (3,083 m.) au sud-est de Bessans ; le fameux col du Mont-Cenis (2,090 m.), où passe, de France en Italie, une route longtemps célèbre ; le col du Clapier (2,491 m.) ; enfin le col de Fréjus de Modane à la vallée de Bardonèche ; — le col de la Madeleine (1,984 m.) de la Chambre à Aigueblanche ; le col de Varbuche entre Saint-Julien-de-Maurienne et Moûtiers ; le col des Encombres (2,337 m.) de Saint-Martin-de-la-Porte à Saint-Martin-de-Belleville ; le col de Chavière (2,806 m.) entre Modane et Bozel ; le col de la Vanoise (2,560 m.) de Termignon à Pralognan ; le col du Mont-Iseran (2,700 m.) de Bonneval à Val-d’Isère, qui tous permettent de passer de la Maurienne en Tarentaise ; — le col de Roselend (1,189 m.) et le col du Cormet (2,052 m.) qui relient Séez et Aime à Beaufort ; le col du Bonhomme (2,483 m.) <text:span text:style-name="Page">{33}</text:span>entre Bourg-Saint-Maurice et Les Contamines ; le col Joly (2,114 m.) entre Beaufort et Saint-Gervais par Hauteluce, Belleville et Les Contamines ; le col de Véry (1,883 m.) entre Beaufort et Mégève ; le col des Aravis (1,493 m.) de Flumet à Saint-Jean-de-Sixt ; le col de Tamié (908 m.) d’Albertville à Faverges, qui conduisent de la Tarentaise dans la Haute-Savoie ; — dans l’intérieur de la Savoie, le col du Haut-du-Four dont il a déjà été parlé ; la grande route nationale de Chambéry en Italie ; le col de Montgilbert (1,470 m.) ; les cols du Petit-Cucheron (1,236 m.) entre le Pontet et Saint-Georges-d’Hurtières, et du Grand-Cucheron entre le Pontet et Saint-Pierre-de-Belleville ; — enfin, pour communiquer entre la Savoie et l’Isère, les cols de la Perche entre Arvillard et Saint-Léger, de Merlet (2,294 m.), entre Saint-Alban-des-Villards et Allevard, de la Croix entre La Chambre et Allevard par Saint-Colomban-des-Villards, du Glandon, de l’Infernet (2,690 m.) entre <text:soft-page-break/>Saint-Jean-de-Maurienne et l’Oisans, et du Galibier (2,743 m.) entre Saint-Michel et la grande route de Briançon en passant par Valloires.</text:p>
      <text:p text:style-name="Section_20_Titre">Géographie historique</text:p>
      <text:p text:style-name="Titre_20_A_20_NS">I. — <text:span text:style-name="T12">Période gauloise et gallo-romaine</text:span></text:p>
      <text:p text:style-name="Text">Avant la domination romaine, la Savoie, aujourd’hui les départements de la Savoie et de la Haute-Savoie étaient habitées par différents peuples.</text:p>
      <text:p text:style-name="Text">Les <text:span text:style-name="T1">Allobroges,</text:span> l’un des peuples les plus fameux et les plus anciennement connus de la Gaule, occupaient l’espace compris entre le Rhône, l’Isère et le lac Léman, c’est-à-dire la Savoie-Propre, le Genevois, la Haute-Savoie, le Bas-Faucigny et le Chablais. Les limites de l’ancienne Allobrogie pourraient être figurées par une ligne qui, sans tenir compte de quelques territoires possédés par les <text:span text:style-name="Page">{34}</text:span>Allobroges sur la rive droite du Rhône, descendrait ce fleuve jusqu’à sa jonction avec l’Isère, remonterait cette dernière rivière, qui la séparait au sud des <text:span text:style-name="T1">Segalauni</text:span> ou <text:span text:style-name="T1">Segauvellani,</text:span> jusqu’à l’Hôpital-sous-Conflans (<text:span text:style-name="T1">ad Publicanos,</text:span> auj. Albertville), et de là suivrait le cours de l’Arly, les montagnes de Thônes et celles d’Annecy à Cluses, et, de Cluses jusqu’au bas Valais, le mont Chevran, les montagnes de Sixt, Samoëns, Morzine et Châtel, d’où elle se dirigerait à l’est vers la rive gauche du Rhône le long des montagnes qui sépare la vallée d’Aulph du Valais, pour suivre, depuis l’embouchure de la Morge jusqu’à Genève, la rive gauche du Léman. La capitale des Allobroges était Vienne, la <text:span text:style-name="T1">Vienna Allobrogum</text:span> de Pline, le <text:span text:style-name="T1">Caput Allobrogum</text:span> de Ptolémée.</text:p>
      <text:p text:style-name="Text">Les <text:span text:style-name="T1">Centrones,</text:span> après les Allobroges le corps de nation le plus considérable, occupaient les vallées de Beaufort, Flumet, Mégève, Sallanches, Magland, Vallorcine, Chamonix et Saint-Gervais, c’est-à-dire la Tarentaise et une partie des provinces de la Haute-Savoie et du Faucigny. Ils avaient au Nord les <text:span text:style-name="T1">Nantuates,</text:span> les <text:span text:style-name="T1">Octodurenses</text:span> et les <text:span text:style-name="T1">Veragii,</text:span> c’est-à-dire le Bas-Valais depuis la rivière de la Morge qui traverse Saint-Gingolph jusqu’au-dessus de Martigny, du côté de Sion, et la vallée du Grand-Saint-Bernard ; à l’est les <text:span text:style-name="T1">Salassi</text:span> (Val d’Aoste) ; au sud les <text:span text:style-name="T1">Garocelli</text:span> et les <text:span text:style-name="T1">Medulli,</text:span> dans la Maurienne. La capitale des Centrons paraît avoir été <text:span text:style-name="T1">Axima</text:span> (Aime). L’itinéraire d’Antonin donne en outre, comme principaux bourgs de cette peuplade, <text:span text:style-name="T1">Bergiatrum</text:span> (Bourg-Saint-Maurice), <text:span text:style-name="T1">Darantasia</text:span> (Moûtiers), <text:span text:style-name="T1">Oblimium</text:span> (La Bâthie), <text:span text:style-name="T1">Ad Publicanos</text:span> (l’Hôpital).</text:p>
      <text:p text:style-name="Text">Les géographes et les historiens n’ont pas tous été d’accord sur le nombre comme sur la position des anciennes peuplades de la Maurienne. De nombreuses opinions contradictoires ont été émises. Malgré cette diversité de sentiments, grâce à laquelle il est difficile de désigner d’une <text:span text:style-name="Page">{35}</text:span>façon précise et certaine la place de chacune de ces peuplades, il est toutefois permis d’affirmer qu’anciennement la Maurienne était habitée par les <text:span text:style-name="T1">Garocelli</text:span> à qui certains historiens ont fait occuper la Haute-Maurienne et le Montcenis avec <text:span text:style-name="T1">Segusium</text:span> (Suse) pour capitale, que d’autres ont placé au-dessous de Suse près d’<text:span text:style-name="T1">Ocelum</text:span> (Oulx-en-Piémont) ou dans la vallée d’<text:span text:style-name="T1">Usseglio</text:span> qui communique avec celle de Bessans en Maurienne, ou bien encore dans le Briançonnais au-delà du mont Genèvre, mais qui, à ne s’en tenir qu’au témoignage de César, devaient être fixés sur le territoire compris entre ceux occupés par les <text:span text:style-name="T1">Centrones</text:span> et les <text:span text:style-name="T1">Caturiges ;</text:span> par les <text:span text:style-name="T1">Medulli</text:span> qui, d’après ce que rapportent Strabon et Pline, devaient habiter la partie de la Maurienne qui s’étend du nord au sud entre Aiguebelle et Saint-Michel ; par les <text:span text:style-name="T1">Bramovices</text:span> que l’opinion commune et la tradition placent dans la vallée de Bramans ; par les <text:span text:style-name="T1">Adanates</text:span> qui s’échelonnaient de Saint-Michel à Modane (<text:span text:style-name="T1">Adana</text:span>) ; par les <text:span text:style-name="T1">Acitavones</text:span> qui habitaient sur les confins de la Tarentaise.</text:p>
      <text:p text:style-name="Texte_20_1LA">Après la conquête de la Gaule, la Savoie occidentale fut comprise par les Romains dans ce qu’ils appelèrent la <text:span text:style-name="T1">Province,</text:span> l’une des quatre grandes régions de la Gaule transalpine, puis plus tard dans la <text:span text:style-name="T1">Narbonnaise.</text:span> La Maurienne, qui avait été annexée à la préfecture de Cottius qui, du temps d’Auguste, s’était formé dans les Alpes Cottiennes un état indépendant dont Suse était la capitale, ne fut réunie à l’empire que sous Néron, à la mort de Cottius, mais n’en continua pas moins cependant à constituer longtemps encore une province particulière incorporée à l’Italie. Après la grande réforme de Constantin le Grand, la Gaule transalpine, qui à elle seule forma un diocèse, compta dix-sept <text:soft-page-break/>provinces dont l’une, la Viennoise, démembrée de la Narbonnaise, comprit l’ancienne Allobrogie, tandis que la Tarentaise, le Valais et le Val-d’Aoste <text:span text:style-name="Page">{36}</text:span>faisaient partie de la province des Alpes Pennines limitée au midi par les montagnes qui séparent la Tarentaise de la Maurienne.</text:p>
      <text:p text:style-name="Text">Sous la domination romaine la contrée qui forme actuellement le département de la Savoie était coupée par plusieurs routes importantes appelées voies prétoriennes, consulaires ou militaires (<text:span text:style-name="T1">viæ prætoriœ, consulares, militares</text:span>) pour les distinguer des routes secondaires simplement désignées sous le nom de <text:span text:style-name="T1">viœ, actus, itinera, semitæ</text:span> ou <text:span text:style-name="T1">calles.</text:span> Les premières, destinées au transport des courriers ou des troupes, étaient seules construites avec le <text:span text:style-name="T1">statumen,</text:span> le <text:span text:style-name="T1">radus,</text:span> le <text:span text:style-name="T1">nucleus,</text:span> le <text:span text:style-name="T1">summa crusta,</text:span> lorsqu’elles n’étaient pas taillées dans le roc ou lorsqu’elles traversaient un terrain peu solide ; seules elles devaient être bordées de trottoirs munis de pierres carrées disposées en escaliers pour aider à monter à cheval<text:span text:style-name="Footnote_20_Symbol"><text:note text:id="ftn6" text:note-class="footnote"><text:note-citation>6</text:note-citation><text:note-body><text:p text:style-name="Footnote"><text:s/>A. Ducis, <text:span text:style-name="T1">Mémoire sur les voies romaines en Savoie,</text:span> p. 13.</text:p></text:note-body></text:note></text:span>.</text:p>
      <text:p text:style-name="Texte_20_1LA">Dans l’exposé qui va suivre, je ne saurais mieux faire que de me conformer au plan adopté par M. l’abbé Ducis dans son très intéressant <text:span text:style-name="T1">Mémoire sur les voies romaines en Savoie.</text:span></text:p>
      <text:p text:style-name="Texte_20_1LA"><text:span text:style-name="T7">I.</text:span> <text:span text:style-name="T7">D’Aoste (Italie) à Moûtiers.</text:span> — En partant d’Aoste en Italie, qui est évidemment l’<text:span text:style-name="T1">Augusta Prætoria</text:span> de l’itinéraire d’Antonin et de la table théodosienne, la grande voie romaine de <text:span text:style-name="T1">Mediolanum</text:span> (Milan) à <text:span text:style-name="T1">Vienna</text:span> (Vienne) qui traversait le pays des Allobroges (Savoie et Dauphiné) et était appelée <text:span text:style-name="T1">via Domitia</text:span> pour avoir été tracée par Domitius, remontant le versant italien des Alpes, passait à <text:span text:style-name="T1">Arebrigium</text:span> (Pré-Saint-Didier), à l’ancien <text:span text:style-name="T1">Ariolica</text:span> qui a été détruit par le torrent de la Doria et remplacé par le village actuel de la Thuile (le bassin au centre duquel se trouve ce village est encore dénommé les Arioles) ; puis, faisant un détour pour éviter le dangereux et difficile passage <text:span text:style-name="Page">{37}</text:span>du Pont-Seran, suivait pendant quelque temps le ruisseau qui sort du lac du Verney depuis sa jonction avec celui qui descend du mont de la Basse, et arrivait, en longeant la droite de la grande route actuelle, à l’<text:span text:style-name="T1">Alpis Graia</text:span> sur le plateau du Petit-Saint-Bernard. Sur le versant français, la <text:span text:style-name="T1">via strata prœtoria,</text:span> suivant la rive gauche du nant du Reclus jusqu’au village du Traverset dans la direction de Mont-Valezan-sur-Bellentre, arrivait, après une série de tournants depuis le Gouty jusqu’au Villard-Dessous à Séez, à la station de <text:span text:style-name="T1">Bergiatrum</text:span> (Bourg-Saint-Maurice) pour de là, traversant Bellentre, gagner Aime, anciennement <text:span text:style-name="T1">Axima</text:span> ou <text:span text:style-name="T1">Axuna.</text:span> D’Aime la voie suivait le tracé de la route actuelle jusqu’au nant de la Tour, passait dans le bas de Villette, à Centron, longeait la rive droite de l’Isère jusqu’au détroit de Saix où elle reprenait la rive gauche jusqu’à Darantasia (Moûtiers en Tarentaise).</text:p>
      <text:p text:style-name="Texte_20_1LB">Pour me résumer, voici quelles étaient les stations indiquées par les anciens itinéraires :</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Itinéraire d’Antonin.</text:p>
          </table:table-cell>
          <table:table-cell table:style-name="Tableau2.A1" office:value-type="string">
            <text:p text:style-name="P3">Table de Théodose.</text:p>
          </table:table-cell>
          <table:table-cell table:style-name="Tableau2.A1" office:value-type="string">
            <text:p text:style-name="P3">Noms modernes.</text:p>
          </table:table-cell>
        </table:table-row>
        <table:table-row table:style-name="Tableau2.1">
          <table:table-cell table:style-name="Tableau2.A2" office:value-type="string">
            <text:p text:style-name="P7">Arebrigium.</text:p>
          </table:table-cell>
          <table:table-cell table:style-name="Tableau2.A2" office:value-type="string">
            <text:p text:style-name="P7">Arebrigium.</text:p>
          </table:table-cell>
          <table:table-cell table:style-name="Tableau2.A2" office:value-type="string">
            <text:p text:style-name="Table">Pré-Saint-Didier.</text:p>
          </table:table-cell>
        </table:table-row>
        <table:table-row table:style-name="Tableau2.1">
          <table:table-cell table:style-name="Tableau2.A3" office:value-type="string">
            <text:p text:style-name="Table">—</text:p>
          </table:table-cell>
          <table:table-cell table:style-name="Tableau2.A3" office:value-type="string">
            <text:p text:style-name="P7">Ariolicas.</text:p>
          </table:table-cell>
          <table:table-cell table:style-name="Tableau2.A3" office:value-type="string">
            <text:p text:style-name="Table">La Thuile.</text:p>
          </table:table-cell>
        </table:table-row>
        <table:table-row table:style-name="Tableau2.1">
          <table:table-cell table:style-name="Tableau2.A3" office:value-type="string">
            <text:p text:style-name="Table">—</text:p>
          </table:table-cell>
          <table:table-cell table:style-name="Tableau2.A3" office:value-type="string">
            <text:p text:style-name="P7">In Alpe Graia.</text:p>
          </table:table-cell>
          <table:table-cell table:style-name="Tableau2.A3" office:value-type="string">
            <text:p text:style-name="Table">Petit-St-Bernard (ruines).</text:p>
          </table:table-cell>
        </table:table-row>
        <table:table-row table:style-name="Tableau2.1">
          <table:table-cell table:style-name="Tableau2.A3" office:value-type="string">
            <text:p text:style-name="P7">Bergiatrum.</text:p>
          </table:table-cell>
          <table:table-cell table:style-name="Tableau2.A3" office:value-type="string">
            <text:p text:style-name="P7">Bergiatrum.</text:p>
          </table:table-cell>
          <table:table-cell table:style-name="Tableau2.A3" office:value-type="string">
            <text:p text:style-name="Table">Bourg-Saint-Maurice.</text:p>
          </table:table-cell>
        </table:table-row>
        <table:table-row table:style-name="Tableau2.1">
          <table:table-cell table:style-name="Tableau2.A3" office:value-type="string">
            <text:p text:style-name="Table">—</text:p>
          </table:table-cell>
          <table:table-cell table:style-name="Tableau2.A3" office:value-type="string">
            <text:p text:style-name="P7">Aximam.</text:p>
          </table:table-cell>
          <table:table-cell table:style-name="Tableau2.A3" office:value-type="string">
            <text:p text:style-name="Table">Aime.</text:p>
          </table:table-cell>
        </table:table-row>
        <table:table-row table:style-name="Tableau2.1">
          <table:table-cell table:style-name="Tableau2.A1" office:value-type="string">
            <text:p text:style-name="P7">Darantasiam.</text:p>
          </table:table-cell>
          <table:table-cell table:style-name="Tableau2.A1" office:value-type="string">
            <text:p text:style-name="P7">Darantasia.</text:p>
          </table:table-cell>
          <table:table-cell table:style-name="Tableau2.A1" office:value-type="string">
            <text:p text:style-name="Table">Moûtiers.</text:p>
          </table:table-cell>
        </table:table-row>
      </table:table>
      <text:p text:style-name="Texte_20_1LA"><text:span text:style-name="T7">II.</text:span> <text:span text:style-name="T7">De Moûtiers à Chambéry.</text:span> — De Moûtiers, l’ancienne voie, après avoir traversé le Doron de Bozel, suivant toujours la rive gauche de l’Isère, arrivait à <text:span text:style-name="T1">Brigantio</text:span> (Briançon), reprenait à partir de ce point la rive droite de la rivière, passait au-dessous des châteaux de Feissons et de Cevins et atteignait la station d’<text:span text:style-name="T1">Obilunum,</text:span> aujourd’hui le village d’Albine, près de La Bâthie, dont le territoire comprenait autrefois La Bâthie et Tours (<text:span text:style-name="T1">Sanctus</text:span> <text:span text:style-name="Page">{38}</text:span><text:span text:style-name="T1">Pius turrium Bastiæ</text:span>). D’Obilunum la route suivait le coteau de Tours, devait monter à Conflans, et, passant par Saint-Sigismond, la Croix-de-l’Orme, Aidier-Dessous, Gilly, Bornery, et Saint-Vital, arrivait au ruisseau de Fermeux ; se dirigeait ensuite sur Montailleur et Grésy-sur-Isère, Chevillard, Albigny-sous-Saint-Pierre, Bourg-Evescal <text:soft-page-break/>(<text:span text:style-name="T1">Mantala</text:span>), Saint-Jean-de-la-Porte, le dessous de Cruet, La Chapelle, Mérande, Arbin ; passait à Montmélian au lieu-dit La Maladière, et se continuait jusqu’à Saint-Jeoire à droite de la route actuelle d’Italie. De Saint-Jeoire, où elle prenait la gauche de cette même route, elle aboutissait à <text:span text:style-name="T1">Lemencum</text:span> (Lémenc) par La Peysse, Buisson-Rond et Chambéry.</text:p>
      <text:p text:style-name="Texte_20_1LB">Les stations données par l’itinéraire d’Antonin et la table Théodosienne étaient les suivantes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Itinéraire d’Antonin.</text:p>
          </table:table-cell>
          <table:table-cell table:style-name="Tableau3.A1" office:value-type="string">
            <text:p text:style-name="P3">Table de Théodose.</text:p>
          </table:table-cell>
          <table:table-cell table:style-name="Tableau3.A1" office:value-type="string">
            <text:p text:style-name="P3">Noms modernes.</text:p>
          </table:table-cell>
        </table:table-row>
        <table:table-row table:style-name="Tableau3.1">
          <table:table-cell table:style-name="Tableau3.A2" office:value-type="string">
            <text:p text:style-name="P7">Darantasiam.</text:p>
          </table:table-cell>
          <table:table-cell table:style-name="Tableau3.A2" office:value-type="string">
            <text:p text:style-name="P7">Darantasia.</text:p>
          </table:table-cell>
          <table:table-cell table:style-name="Tableau3.A2" office:value-type="string">
            <text:p text:style-name="Table">Moûtiers.</text:p>
          </table:table-cell>
        </table:table-row>
        <table:table-row table:style-name="Tableau3.1">
          <table:table-cell table:style-name="Tableau3.A3" office:value-type="string">
            <text:p text:style-name="P7">Oblimum.</text:p>
          </table:table-cell>
          <table:table-cell table:style-name="Tableau3.A3" office:value-type="string">
            <text:p text:style-name="P7">Obilonna.</text:p>
          </table:table-cell>
          <table:table-cell table:style-name="Tableau3.A3" office:value-type="string">
            <text:p text:style-name="Table">Albine de La Bâthie.</text:p>
          </table:table-cell>
        </table:table-row>
        <table:table-row table:style-name="Tableau3.1">
          <table:table-cell table:style-name="Tableau3.A3" office:value-type="string">
            <text:p text:style-name="P7">Ad Publicanos.</text:p>
          </table:table-cell>
          <table:table-cell table:style-name="Tableau3.A3" office:value-type="string">
            <text:p text:style-name="P7">Ad Publicanos.</text:p>
          </table:table-cell>
          <table:table-cell table:style-name="Tableau3.A3" office:value-type="string">
            <text:p text:style-name="Table">L’Hôpital, près Conflans.</text:p>
          </table:table-cell>
        </table:table-row>
        <table:table-row table:style-name="Tableau3.1">
          <table:table-cell table:style-name="Tableau3.A3" office:value-type="string">
            <text:p text:style-name="P7">Mantala.</text:p>
          </table:table-cell>
          <table:table-cell table:style-name="Tableau3.A3" office:value-type="string">
            <text:p text:style-name="P7">Mantala.</text:p>
          </table:table-cell>
          <table:table-cell table:style-name="Tableau3.A3" office:value-type="string">
            <text:p text:style-name="Table">Bourg-Evescal.</text:p>
          </table:table-cell>
        </table:table-row>
        <table:table-row table:style-name="Tableau3.1">
          <table:table-cell table:style-name="Tableau3.A1" office:value-type="string">
            <text:p text:style-name="P7">Lemincum.</text:p>
          </table:table-cell>
          <table:table-cell table:style-name="Tableau3.A1" office:value-type="string">
            <text:p text:style-name="P7">Leminco.</text:p>
          </table:table-cell>
          <table:table-cell table:style-name="Tableau3.A1" office:value-type="string">
            <text:p text:style-name="Table">Lémenc, près Chambéry.</text:p>
          </table:table-cell>
        </table:table-row>
      </table:table>
      <text:p text:style-name="Texte_20_1LA"><text:span text:style-name="T7">III.</text:span> <text:span text:style-name="T7">De Chambéry à Vienne.</text:span> — Quatre opinions différentes ont été émises sur la direction de la voie romaine de Lémenc ou Chambéry à Vienne par Aoste (Savoie).</text:p>
      <text:p text:style-name="Text">Cette voie, d’après un premier système, aurait passé par Bissy, La Motte-Servolex, Le Bourget-du-Lac, le Mont-du-Chat, Yenne, La Balme, Champagneux et Saint-Genix, ou, depuis le Mont-du-Chat, par Saint-Paul-sur-Yenne, Loisieux ou Saint-Martin, Saint-Maurice-de-Rotherens, Grésin et Saint-Genix.</text:p>
      <text:p text:style-name="Text">Selon un autre système, le tracé de l’ancienne route aurait été par Bissy, La Villette, Villard-Perron, etc., puis Saint-Genix.</text:p>
      <text:p text:style-name="Text">Le troisième système, dit d’Aiguebelette, fait passer la <text:span text:style-name="Page">{39}</text:span>voie romaine par Cognin, le village de Montfort (sur la commune de Saint-Sulpice), le village des Allemands (commune d’Aiguebelette), puis Aiguebelette, Lépin, d’où elle aurait continué le long du lac d’Aiguebelette à l’ouest pour regagner Aoste.</text:p>
      <text:p text:style-name="Text">Nous arrivons au quatrième et dernier système, celui qu’il est le plus difficile d’admettre. Ce système consiste à faire traverser par la voie romaine Saint-Thibaud-de-Couz et Saint-Jean-de-Couz, les Echelles et le bassin de Pont-de-Beauvoisin.</text:p>
      <text:p text:style-name="Text">Après avoir exposé ces quatre systèmes, l’abbé Ducis, concluant, dit : « Si le passage d’Aiguebelette et de Lépin (3<text:span text:style-name="T15">e</text:span> système) me semble reproduire plus énergiquement la ligne directe du tracé romain à travers les obstacles, pour la correspondance des courriers, le passage du Mont-du-Chat (1<text:span text:style-name="T15">er</text:span> système), plus accommodé à l’usage du <text:span text:style-name="T1">plaustrum</text:span> romain, a dû venir après et servir de complément à l’autre<text:span text:style-name="Footnote_20_Symbol"><text:note text:id="ftn7" text:note-class="footnote"><text:note-citation>7</text:note-citation><text:note-body><text:p text:style-name="Footnote"><text:s/>A. Ducis, ouv. cité. p. 79.</text:p></text:note-body></text:note></text:span>. »</text:p>
      <text:p text:style-name="Text">D’Aoste la voie romaine se continuait directement par <text:span text:style-name="T1">Bergusium</text:span> (Bourgoin, dans l’Isère), jusqu’à <text:span text:style-name="T1">Vienna,</text:span> (Vienne), ville principale des Allobroges, dont Jules César avait fait une colonie, <text:span text:style-name="T1">Colonia Julia Viennensis,</text:span> et qui devint plus tard la capitale de la Viennoise.</text:p>
      <text:p text:style-name="Texte_20_1LA"><text:span text:style-name="T7">IV.</text:span> <text:span text:style-name="T7">De Vienne à Genève.</text:span> — Selon toute vraisemblance, l’embranchement qui se détachait de la voie romaine à Aoste pour aller à Genève, devait suivre la rive gauche du Rhône. Et d’ailleurs, à ne considérer que la carte théodosienne, c’est bien sur cette rive que se trouvaient échelonnées les trois stations qui jalonnent cette route : <text:span text:style-name="T1">Etanna, Condate, Genava.</text:span></text:p>
      <text:p text:style-name="Text">On arrivait à <text:span text:style-name="T1">Etanna,</text:span> que la tradition commune place à Yenne, par le bas de Champagneux et en suivant le défilé de La Balme. D’Yenne, la voie aboutissait par Lucey et <text:span text:style-name="Page">{40}</text:span>Chanaz au confluent du canal de Savières et du Rhône d’où elle allait à <text:span text:style-name="T1">Condate</text:span> (Seyssel), au confluent de la rivière des Usses et du Fier, après avoir passé à Serrières, puis à <text:span text:style-name="T1">Genava</text:span> par Droisy, Clermont, Chilly, Serrasson, Marlioz, Vers, Viry et Plainpalais.</text:p>
      <text:p text:style-name="Texte_20_1LB">En somme, le tracé de l’embranchement de l’ancienne voie prétorienne, d’après l’itinéraire d’Antonin et la carte théodosienne, aurait été celui-ci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Itinéraire d’Antonin.</text:p>
          </table:table-cell>
          <table:table-cell table:style-name="Tableau4.A1" office:value-type="string">
            <text:p text:style-name="P3">Carte de Peutinger.</text:p>
          </table:table-cell>
          <table:table-cell table:style-name="Tableau4.A1" office:value-type="string">
            <text:p text:style-name="P3">Noms modernes.<text:soft-page-break/></text:p>
          </table:table-cell>
        </table:table-row>
        <table:table-row table:style-name="Tableau4.1">
          <table:table-cell table:style-name="Tableau4.A2" office:value-type="string">
            <text:p text:style-name="P7">Vienna.</text:p>
          </table:table-cell>
          <table:table-cell table:style-name="Tableau4.A2" office:value-type="string">
            <text:p text:style-name="P7">Vienna.</text:p>
          </table:table-cell>
          <table:table-cell table:style-name="Tableau4.A2" office:value-type="string">
            <text:p text:style-name="Table">Vienne.</text:p>
          </table:table-cell>
        </table:table-row>
        <table:table-row table:style-name="Tableau4.1">
          <table:table-cell table:style-name="Tableau4.A3" office:value-type="string">
            <text:p text:style-name="P7">Bergusia.</text:p>
          </table:table-cell>
          <table:table-cell table:style-name="Tableau4.A3" office:value-type="string">
            <text:p text:style-name="P7">Bergusium.</text:p>
          </table:table-cell>
          <table:table-cell table:style-name="Tableau4.A3" office:value-type="string">
            <text:p text:style-name="Table">Bourgoin.</text:p>
          </table:table-cell>
        </table:table-row>
        <table:table-row table:style-name="Tableau4.1">
          <table:table-cell table:style-name="Tableau4.A3" office:value-type="string">
            <text:p text:style-name="P7">Augusta.</text:p>
          </table:table-cell>
          <table:table-cell table:style-name="Tableau4.A3" office:value-type="string">
            <text:p text:style-name="P7">Augustum.</text:p>
          </table:table-cell>
          <table:table-cell table:style-name="Tableau4.A3" office:value-type="string">
            <text:p text:style-name="Table">Aoste.</text:p>
          </table:table-cell>
        </table:table-row>
        <table:table-row table:style-name="Tableau4.1">
          <table:table-cell table:style-name="Tableau4.A3" office:value-type="string">
            <text:p text:style-name="Table">—</text:p>
          </table:table-cell>
          <table:table-cell table:style-name="Tableau4.A3" office:value-type="string">
            <text:p text:style-name="P7">Etanna.</text:p>
          </table:table-cell>
          <table:table-cell table:style-name="Tableau4.A3" office:value-type="string">
            <text:p text:style-name="Table">Yenne.</text:p>
          </table:table-cell>
        </table:table-row>
        <table:table-row table:style-name="Tableau4.1">
          <table:table-cell table:style-name="Tableau4.A3" office:value-type="string">
            <text:p text:style-name="Table">—</text:p>
          </table:table-cell>
          <table:table-cell table:style-name="Tableau4.A3" office:value-type="string">
            <text:p text:style-name="P7">Condate.</text:p>
          </table:table-cell>
          <table:table-cell table:style-name="Tableau4.A3" office:value-type="string">
            <text:p text:style-name="Table">Seyssel.</text:p>
          </table:table-cell>
        </table:table-row>
        <table:table-row table:style-name="Tableau4.1">
          <table:table-cell table:style-name="Tableau4.A1" office:value-type="string">
            <text:p text:style-name="P7">Genaba ou Cenava.</text:p>
          </table:table-cell>
          <table:table-cell table:style-name="Tableau4.A1" office:value-type="string">
            <text:p text:style-name="P7">Gennava.</text:p>
          </table:table-cell>
          <table:table-cell table:style-name="Tableau4.A1" office:value-type="string">
            <text:p text:style-name="Table">Genève.</text:p>
          </table:table-cell>
        </table:table-row>
      </table:table>
      <text:p text:style-name="Texte_20_1LA"><text:span text:style-name="T7">V.</text:span> <text:span text:style-name="T7">De Moûtiers à Genève</text:span> (section de la route de Milan à Strasbourg). — La voie romaine de Moûtiers à Genève peut être considérée comme se confondant jusqu’à Albertville avec la route de Milan à Vienne. D’Albertville, cette voie, d’après l’opinion la plus vraisemblable et la plus généralement admise, longeait la rive droite de l’Arly jusqu’à Ugines, où elle prenait la direction nord-ouest et redescendait vers le sud-ouest à <text:span text:style-name="T1">Casuaria</text:span> (Faverges, dans la Haute-Savoie), passait près de Viuz, à Menthon, <text:span text:style-name="T1">Bautas</text:span> (dans la plaine des Fins d’Annecy, probablement Annecy-le-Vieux) d’où elle remontait vers le nord à Groisy par Fontaine-Vive, Lachat sur Arbusigny, Vachoux et Grange-Brûlée ; passait entre Esserts et Esery, à Cérarges ; et allait à Etrembières rejoindre une autre route romaine sur la rive droite de l’Arve jusqu’à Genève.</text:p>
      <text:p text:style-name="Texte_20_1LA">Il a été dit plus haut qu’indépendamment de ces<text:span text:style-name="T20"> </text:span><text:span text:style-name="T4">viæ prætoriæ</text:span><text:span text:style-name="T20"> ou </text:span><text:span text:style-name="T4">consulares</text:span><text:span text:style-name="T20"> on avait constaté l’existence d’autres voies secondaires.</text:span></text:p>
      <text:p text:style-name="Text"><text:span text:style-name="Page"><text:span text:style-name="T20">{41}</text:span></text:span><text:span text:style-name="T20">Parmi ces dernières, il faut citer : celle qui, partant de </text:span><text:span text:style-name="T4">Bergiatrum</text:span><text:span text:style-name="T20"> (Bourg-Saint-Maurice) et passant par le col du Bonhomme entre le </text:span><text:span text:style-name="T4">Mons Mercurii</text:span><text:span text:style-name="T20"> et le </text:span><text:span text:style-name="T4">Mons Jovis</text:span><text:span text:style-name="T20"> et dans les vallées de Montjoie ou de Contamines et de Chamonix, reliait </text:span><text:span text:style-name="T4">Darantasia</text:span><text:span text:style-name="T20"> (Moûtiers) à </text:span><text:span text:style-name="T4">Octodurum</text:span><text:span text:style-name="T20"> (Martigny), les deux cités qui, selon M. l’abbé Ducis, ont porté les noms de </text:span><text:span text:style-name="T4">Forum Claudii Centronum</text:span><text:span text:style-name="T20"> et </text:span><text:span text:style-name="T4">Forum Claudii Vallensium</text:span><text:span text:style-name="Footnote_20_Symbol"><text:span text:style-name="T22"><text:note text:id="ftn8" text:note-class="footnote"><text:note-citation>8</text:note-citation><text:note-body><text:p text:style-name="Footnote"><text:s/>A. Ducis, ouv. cité, p. 144.</text:p></text:note-body></text:note></text:span></text:span><text:span text:style-name="T20"> ; — une autre, qui se serait détachée des bord</text:span>s de l’Isère pour remonter le cours de l’Arc jusqu’au col d’Arnaz en passant à la Chapelle-Blanche et à Détrier, puis entre Hermillon et les eaux de l’Echaillon en Maurienne et à Bessans. — D’autres encore auraient conduit d’Aix-les-Bains à Genève par Albens, Saint-Marcel, Sales et Frangy ; — et de <text:span text:style-name="T1">Bautas</text:span> (les Fins d’Annecy) dans les Bauges par Leschaux.</text:p>
      <text:p text:style-name="Texte_20_1LA">Tel était l’état géographique de l’ancien pays des Allobroges, ou de la <text:span text:style-name="T1">Sapaudia</text:span> ou <text:span text:style-name="T1">Sabaudia</text:span> comme on le désignait vers la fin du <text:span text:style-name="T12">iv</text:span><text:span text:style-name="T15">e</text:span> siècle, au moment de la décadence de l’empire romain, à l’époque où les Gaules et l’Italie furent bouleversées par les barbares ; et sous ce nom générique on comprenait ces races innombrables et confuses qui avaient nom de Vandales, Sarmates, Gépides, Alains, Hérules, Saxons, Burgondes, etc.</text:p>
      <text:p text:style-name="Text">Ces derniers, après avoir passé le Rhin en 407, avaient obtenu en 413 de l’empereur Honorius le droit de s’établir dans la Grande-Séquanaise (Franche-Comté) ; et de l’empereur Constance, en 420, les deux tiers des terres et le tiers des esclaves appartenant aux sénateurs gallo-romains. Sous Théodose le Jeune, en 428, une concession, semblable à celle à eux faite par Honorius, leur fut octroyée pour la Savoie : <text:span text:style-name="T1">Theodosii Augusti anno XX Sapaudia Burgundionum reliquiis datur cum indigenis dividenda</text:span><text:span text:style-name="Footnote_20_Symbol"><text:span text:style-name="T5"><text:note text:id="ftn9" text:note-class="footnote"><text:note-citation>9</text:note-citation><text:note-body><text:p text:style-name="Footnote"><text:s/><text:span text:style-name="T1">Marii chronicon,</text:span> dans Dom Bouquet, T. I, p. 639.</text:p></text:note-body></text:note></text:span></text:span>.</text:p>
      <text:p text:style-name="Text"><text:span text:style-name="Page">{42}</text:span>C’est ainsi que, maîtres de toute la contrée située entre le Rhin, la Saône et le Rhône, de la Savoie dont ils s’emparèrent en 434, de la partie occidentale de l’Helvétie comprise entre l’Arc, le Jura, le lac Léman et le Rhône, du Lyonnais, du Dauphiné et d’une partie de la Provence, les Burgondes, formèrent de tous ces pays un état qu’ils appelèrent <text:span text:style-name="T1">Burgundia,</text:span> et encore connu sous le nom de <text:span text:style-name="T1">Premier royaume de Bourgogne.</text:span></text:p>
      <text:p text:style-name="Text">Gondicaire leur roi, qui avait fait de Vienne, l’ancienne capitale de l’Allobrogie, la capitale de ses nouveaux États, était mort en 438. Gondéric, son successeur, laissa son royaume entre ses quatre fils : <text:soft-page-break/>tandis que Chilpéric s’était fixé à Lyon, et Gondemar à Besançon, Gondebaud et Godésigèle se partagèrent la Savoie prenant l’un les provinces du nord avec Genève pour capitale, l’autre les provinces du midi avec Vienne comme résidence. Après la mort sanglante de Gondemar et de Chilpéric, Gondebaud resta maître de tout le royaume de Bourgogne, moins ce qui était échu en partage à Godégisèle. Ce dernier ne tarda pas lui-même à subir le sort de ses frères et à tomber sous les coups de Gondebaud.</text:p>
      <text:p text:style-name="Text">Poussé par Clotilde, fille de Chilpéric, Clovis déclara la guerre à Gondebaud, en apparence pour le punir de ses crimes, mais en réalité pour mettre la main sur ses États qui dès lors devinrent la proie des Francs. Gondebaud, qui avait obtenu la paix de Clovis, se trouva ne plus régner que sur un pays couvert de décombres. Ceci se passait en l’an 500.</text:p>
      <text:p text:style-name="Text">Sous Sigismond, fils et successeur de Gondebaud, la Bourgogne fut de nouveau attaquée par les fils de Clovis en 523. Sigismond fut vaincu et mis à mort. Gondemar son frère essaya bien de relever la puissance chancelante des Bourguignons ; mais il ne put tenir à la fois contre les Francs d’une part, et d’autre contre les Ostrogoths qui le dépouillèrent d’une partie de ses États, ne lui laissant que <text:span text:style-name="Page">{43}</text:span>le Faucigny, le Genevois et le Chablais dont les Francs s’emparèrent peu après en 534. Les Ostrogoths à leur tour, pressés par les Francs et par l’empereur Justinien, cédèrent aux premiers, pour obtenir leur alliance contre les Grecs, toutes leurs possessions des Gaules. C’en était fait du <text:span text:style-name="T1">Premier royaume de Bourgogne,</text:span> tout entier passé au pouvoir des Francs.</text:p>
      <text:p text:style-name="Titre_20_A">II. — <text:span text:style-name="T12">Période carlovingienne</text:span></text:p>
      <text:p text:style-name="Text">Pendant la longue période qui s’étend de 534 à 1032, date de la chute du royaume des Deux-Bourgognes, la Savoie changea souvent de maîtres et fit partie de divers États connus sous les noms de royaume de Provence, royaume d’Arles, second royaume de Bourgogne et royaume des Deux-Bourgognes. Il est difficile de suivre sa destinée à travers les vicissitudes politiques et les événements rapides qui remplissent cette période ; néanmoins il me semble indispensable de rapporter ici les plus considérables de ces événements.</text:p>
      <text:p text:style-name="Text">Jusqu’à la chute de la dynastie mérovingienne, la Bourgogne tantôt fut incorporée à la monarchie franque, tantôt fut constituée en un état particulier au profit d’un fils de roi franc. C’est ainsi qu’en 558, à la mort de Childebert I, Clotaire, à qui étaient successivement échus les héritages de ses frères et de ses neveux, se trouva avoir sous sa domination tout le royaume des Francs. Lui étant mort en 561 et ses états ayant été partagés entre ses quatre fils, le pays autrefois désigné sous le nom de <text:span text:style-name="T1">Burgundia</text:span> forma, avec le territoire d’Orléans et la vallée du Rhône, le lot de Gontran. En 613, Clotaire III, les autres branches royales s’étant éteintes pendant les guerres de Brunehaut et de Frédégonde, réunit de nouveau en son pouvoir tous les états qu’avaient possédés son aïeul Clotaire I. En 628 nouveau partage du royaume entre les deux fils de Dagobert, Sigebert II et Clovis II, en vertu duquel ce dernier règne <text:span text:style-name="Page">{44}</text:span>sur la Neustrie et la Bourgogne. Ces deux provinces formeront encore en 674 l’apanage de Thierry III jusqu’à la défaite de ce prince à la bataille de Testry, en 687, par Pépin d’Héristal.</text:p>
      <text:p text:style-name="Text">Sous le gouvernement de Charlemagne, lors de la division par l’empereur de ses états entre ses fils en 811, et dans l’énumération des provinces qui doivent former Ie lot de Louis de Bavière, on compte la <text:span text:style-name="T1">Sabaudia</text:span> qui a modifié son nom en celui de <text:span text:style-name="T1">Saboia,</text:span> la Maurienne, la Tarentaise, le Mont-Cenis et la vallée de Suse<text:span text:style-name="Footnote_20_Symbol"><text:note text:id="ftn10" text:note-class="footnote"><text:note-citation>10</text:note-citation><text:note-body><text:p text:style-name="Footnote"><text:s/>« Pagum Avalensem, atque Alsensem, Cabilonensem, Matisconensem, Lugdunensem, <text:span text:style-name="T1">Sabojam, Moriennam, Tarentasiam, Montem Cinisium, vallem Segusianam</text:span> usque ad Clusas, et inde per terminos Italicorum montium usque ad mare. » (Baluze, <text:span text:style-name="T1">Capitul.,</text:span> T. I, p. 439.)</text:p></text:note-body></text:note></text:span>.</text:p>
      <text:p text:style-name="Text">En 843, ensuite du fameux traité de Verdun conclu entre Louis le Germanique, Charles le Chauve et Lothaire, la Bourgogne qui avait été divisée en Bourgogne Transjurane et Bourgogne Cisjurane, démembrée de la Gaule et réunie à la Belgique, à la Lorraine ou Lotharingie et au Dauphiné, forme sous le nom de Lotharingie, le royaume de Lothaire I. Après la mort de ce dernier en 855 et le partage de ses états entre ses fils, Lothaire II qui lui succéda comme roi de Lorraine, détacha de la Bourgogne Transjurane en 858, pour les céder à Charles le Jeune son frère, qui possédait déjà la Provence et le <text:soft-page-break/>duché de Lyon<text:span text:style-name="Footnote_20_Symbol"><text:note text:id="ftn11" text:note-class="footnote"><text:note-citation>11</text:note-citation><text:note-body><text:p text:style-name="Footnote"><text:s/>« Carolo Provinciam et ducatum Lugdunensem distribunt. » (<text:span text:style-name="T1">Ann. Bertin</text:span> ad ann. 856, dans Dom Bouquet, T. VIII.) On a désigné sous le nom de duché de Lyon l’étendue de territoire que limite au nord et à l’ouest le cours du Rhône jusqu’à la Durance. (Cf. J. Dessaix, <text:span text:style-name="T1">La Savoie historique,</text:span> T. I, p. 105, note 3.)</text:p></text:note-body></text:note></text:span> le diocèse de Belley et la Tarentaise<text:span text:style-name="Footnote_20_Symbol"><text:note text:id="ftn12" text:note-class="footnote"><text:note-citation>12</text:note-citation><text:note-body><text:p text:style-name="Footnote"><text:s/>« Lotharius rex cum fratre suo Carolo, Provinciæ rege, amicitiam firmavit, datis ei duobus episcopatibus ex regno suo, id est <text:span text:style-name="T1">Bellisio</text:span> et <text:span text:style-name="T1">Tarantasia.</text:span> » (<text:span text:style-name="T1">Ann. Bertin.,</text:span> ad ann. 858.)</text:p></text:note-body></text:note></text:span>. Sauf le diocèse de Genève qui continuera à faire partie de la Transjurane, la Savoie tout entière fut comprise dans les états de Charles le <text:span text:style-name="Page">{45}</text:span>Jeune qui prit le titre de <text:span text:style-name="T7">roi de Provence.</text:span> Cet état de choses dura jusqu’en 863, époque à laquelle les diocèses de Belley et de Tarentaise firent retour au royaume de Lorraine sous l’autorité de Lothaire II<text:span text:style-name="Footnote_20_Symbol"><text:note text:id="ftn13" text:note-class="footnote"><text:note-citation>13</text:note-citation><text:note-body><text:p text:style-name="Footnote"><text:s/>« Mortuo Karolo Juniore et Lugduni sepulto, Ludovicus imperator in Italia cum fratre Lothario regnum fratris mortui partitur ; accepit autem partem Transjurensis Burgundiœ simul et Provinciam ; reliquam partem Lotharius rex sibi retinuit. » (<text:span text:style-name="T1">Adonis Vienn. Chron.,</text:span> ad ann. 863.)</text:p></text:note-body></text:note></text:span>.</text:p>
      <text:p text:style-name="Text">En 879, après le démembrement de l’empire de Charlemagne, la Savoie se trouva obéir à deux princes : tandis que la Maurienne, la Savoie-Propre et l’évêché de Belley, qui faisaient partie de la Bourgogne Cisjurane, avaient pour maître Boson qui avait reçu le gouvernement de ces pays de Charles le Chauve avec le titre de comte de Vienne qu’il changea plus tard contre celui de <text:span text:style-name="T7">roi d’Arles</text:span><text:span text:style-name="Footnote_20_Symbol"><text:span text:style-name="T10"><text:note text:id="ftn14" text:note-class="footnote"><text:note-citation>14</text:note-citation><text:note-body><text:p text:style-name="Footnote"><text:s/>« Carolus rex, Bosoni, fratri uxoris suœ, Viennam commisit. » (<text:span text:style-name="T1">Annales Bertin.,</text:span> ad ann. 871.) — « Dedit [Carolus rex] insuper eidem Bosoni Provinciam, et, corona in vertice capitis imposita, eum regem appellari jussit, ut more priscorum imperatorum regibus videretur dominari. » (<text:span text:style-name="T1">Reginon. chron.,</text:span> ad ann. 877, dans Pertz, <text:span text:style-name="T1">Monum. Germ. histor.,</text:span> Scriptor., T. I, p. 5.)</text:p></text:note-body></text:note></text:span></text:span>, titre qui lui fut confirmé au concile de <text:span text:style-name="T1">Mantala,</text:span> Rodolphe I, comte de Paris, qui de son côté s’était fait couronner à Saint-Maurice en Valais, régnait en souverain sur la Bourgogne Transjurane, partant sur le Chablais, le Faucigny, le Genevois sauf la vallée d’Annecy et la Tarentaise, rétablissant ainsi le <text:span text:style-name="T7">second royaume de Bourgogne.</text:span></text:p>
      <text:p text:style-name="Text">En 933, en vertu d’un traité conclu entre Hugue, comte de Vienne, qui avait l’administration du royaume de Provence, et le fils et successeur de Rodolphe I, Rodolphe II, le royaume de Provence fut réuni au royaume de Bourgogne Transjurane, et les pays compris entre le Rhône et l’Isère livrés au roi Rodolphe. Jusqu’en 1032, toute la Savoie resta sous la domination des Rodolphiens dont les États formèrent le <text:span text:style-name="T7">royaume des Deux-Bourgognes.</text:span></text:p>
      <text:p text:style-name="Text"><text:span text:style-name="Page">{46}</text:span>A l’époque franque et jusqu’au <text:span text:style-name="T12">xi</text:span><text:span text:style-name="T15">e</text:span> siècle, chaque province était divisée en un certain nombre de circonscriptions territoriales appelées <text:span text:style-name="T1">pagi,</text:span> à la tête de chacun desquels était placé un gouverneur général, le <text:span text:style-name="T1">comes,</text:span> qui avait les pouvoirs militaire et judiciaire les plus étendus. Le mot de « comes » ne tarda pas à donner naissance à une nouvelle dénomination, celle de <text:span text:style-name="T1">comitatus</text:span> qui remplaça celle de <text:span text:style-name="T1">pagus ;</text:span> mais ces deux expressions désignèrent toujours la même étendue de territoire.</text:p>
      <text:p text:style-name="Text">Il est à remarquer cependant que « les <text:span text:style-name="T1">pagi</text:span> sont plus anciens que les comtés. Ceux-ci doivent leur origine à la juridiction que les comtes exerçaient dans les <text:span text:style-name="T1">pagi.</text:span> La Gaule eut donc des comtes avant d’être divisée en comtés. Le terme de <text:span text:style-name="T1">comitatus</text:span> ne devint géographique que sous les Francs, et alors il signifia le district dans lequel le comte exerçait, comme magistrat, une juridiction au nom du roi… L’on doit reconnaître qu’il y a peu de <text:span text:style-name="T1">pagi</text:span> qui n’aient porté le titre de comté<text:span text:style-name="Footnote_20_Symbol"><text:note text:id="ftn15" text:note-class="footnote"><text:note-citation>15</text:note-citation><text:note-body><text:p text:style-name="Footnote"><text:s/>B. Guérard, <text:span text:style-name="T1">Essai sur le système des divisions territoriales de la France depuis l’âge romain jusqu’à la fin de la dynastie carolingienne,</text:span> dans les <text:span text:style-name="T1">Mémoires de l’Inst. de France,</text:span> Acad. des Ins. et Bel.-Let., T. IX, 1831, p. 53 et 54.</text:p></text:note-body></text:note></text:span>. »</text:p>
      <text:p text:style-name="Text">Les <text:span text:style-name="T1">pagi</text:span> eux-mêmes étaient subdivisés en <text:span text:style-name="T1">pagi majores</text:span> qui correspondaient à peu de chose près aux diocèses, et en <text:span text:style-name="T1">pagi minores</text:span> qui, de même que les <text:span text:style-name="T1">agri</text:span> et les <text:span text:style-name="T1">vicariæ</text:span> n’étaient point, à proprement parler, des circonscriptions, mais des expressions géographiques de même valeur servant à désigner un territoire, dont l’étendue était affaire d’appréciation pour celui qui l’employait ; car on ne voit pas qu’ils aient correspondu à une division administrative, ecclésiastique ou politique, ni qu’ils aient jamais eu des limites fixes<text:span text:style-name="Footnote_20_Symbol"><text:note text:id="ftn16" text:note-class="footnote"><text:note-citation>16</text:note-citation><text:note-body><text:p text:style-name="Footnote"><text:s/>J. Brun-Durand, <text:span text:style-name="T1">Dictionnaire topographique du département de la Drôme,</text:span> p. VIII.</text:p></text:note-body></text:note></text:span>.</text:p>
      <text:p text:style-name="Text">A l’époque qui nous occupe, la Savoie était partagée en cinq grands districts ou <text:span text:style-name="T1">pagi :</text:span> le <text:span text:style-name="T1">pagus Genevensis,</text:span> le <text:span text:style-name="T1">pagus</text:span> <text:span text:style-name="Page">{47}</text:span><text:span text:style-name="T1">Savogensis,</text:span> le <text:span text:style-name="T1">pagus Bellicencis</text:span> pour une partie, la Maurienne et la Tarentaise.</text:p>
      <text:p text:style-name="Texte_20_1LA"><text:soft-page-break/><text:span text:style-name="T7">I.</text:span> <text:span text:style-name="T7">Le pagus Genevensis.</text:span> — Il faut distinguer ici entre le <text:span text:style-name="T1">pagus minor</text:span> ou <text:span text:style-name="T1">vicaria Genevensis</text:span> qui correspondait à l’ancien Genevois, et le <text:span text:style-name="T1">pagus major</text:span> ou <text:span text:style-name="T1">comitatus Genevensis</text:span> qui comprenait tout le diocèse de Genève et se composait du pagus minor Genevensis, du pagus Albanensis, du pagus Allingiensis et du pagus Falciniacus.</text:p>
      <text:p text:style-name="Text">Considéré en tant que subdivision du comitatus Genevensis, le <text:span text:style-name="T1">pagus Genevensis</text:span> ou <text:span text:style-name="T1">territorium Genevense</text:span> était borné au nord par le lac Léman et le Rhône, et s’étendait de l’est à l’ouest depuis Douvaine jusqu’à la Semine ; la rivière de Bornes le séparait du Faucigny.</text:p>
      <text:p text:style-name="Text">Le <text:span text:style-name="T1">pagus Albanensis,</text:span> qu’il ne faut pas confondre avec le vicus Albinensis, cette dernière dénomination se rapportant au village d’Albens, était renfermé dans le bassin du lac d’Annecy. La circonscription de ce « pagus », qui correspondait assez exactement à celle des anciens décanats de Rumilly et d’Annecy, comprenait les territoires d’Albens, d’Alby, de Rumilly, d’Annecy et la vallée de Faverges jusqu’à Marlens.</text:p>
      <text:p text:style-name="Text">Le <text:span text:style-name="T1">pagus Allingiensis</text:span> ou Chablais moderne, s’étendait sur la rive méridionale du lac Léman, depuis Douvaine jusqu’à Saint-Gingolph, et était séparé du Faucigny par les montagnes qui suivent la rive droite de la Menoge. Sous le titre de décanat, il comprenait au <text:span text:style-name="T12">xi</text:span><text:span text:style-name="T15">e</text:span> siècle 64 églises paroissiales.</text:p>
      <text:p text:style-name="Text">Le <text:span text:style-name="T1">pagus Falciniacus,</text:span> qui s’étendait dans les hautes vallées de l’Arve depuis la Menoge au nord jusqu’aux glaciers du Mont-Blanc, empiétait au midi, comme la province de Faucigny, sur celle qui fut créée plus tard sous le nom de Haute-Savoie. Du côté du Chablais moderne, ce pagus allait jusqu’au torrent de Brevon qui le séparait du territoire <text:span text:style-name="Page">{48}</text:span>de Vallon appartenant aux sires de Langin et de Ballaison<text:span text:style-name="Footnote_20_Symbol"><text:note text:id="ftn17" text:note-class="footnote"><text:note-citation>17</text:note-citation><text:note-body><text:p text:style-name="Footnote"><text:s/>« Tota autem possessio vel territorium Heremi Valonis pertinens ad dominos de Langino et de Balleysone descendit usque ad flumen Bevronis contra meridiem ibique terminatur. Idem autem fluvius transiens per mediam vallem dividit territorium de Fulciniaco a predicto territorio. » (<text:span text:style-name="T1">Menabréa,</text:span> dans sa notice sur la chartreuse de Vallon, preuve I, p. 32.)</text:p></text:note-body></text:note></text:span>.</text:p>
      <text:p text:style-name="Texte_20_1LA"><text:span text:style-name="T7">II.</text:span> <text:span text:style-name="T7">Le pagus Savogensis,</text:span> que l’on désigne encore par les expressions de <text:span text:style-name="T1">comitatus Savogensis</text:span> ou <text:span text:style-name="T1">ager Savogensis,</text:span> était une des subdivisions du <text:span text:style-name="T1">pagus Gratianopolitanus</text:span><text:span text:style-name="Footnote_20_Symbol"><text:span text:style-name="T5"><text:note text:id="ftn18" text:note-class="footnote"><text:note-citation>18</text:note-citation><text:note-body><text:p text:style-name="Footnote"><text:s/>« Predictus comes Manasseus et uxor sua Ermengarda dat ad prœfatam ecclesiam ex alodio proprio suo in pago videlicet Gratianopolitano, <text:span text:style-name="T1">in comitatu Savogensi…</text:span> » (J. Dessaix, <text:span text:style-name="T1">La Savoie historique,</text:span> T. I, p. 166.)</text:p><text:p text:style-name="Footnote">« … Villam meam que sita est in pago Gratianopolitano, <text:span text:style-name="T1">in agro Savogensi,</text:span> cui nomen est Mons Ermenoldi… » (Guichenon, <text:span text:style-name="T1">Hist. de la maison de Sav.,</text:span> pr., p. 5.)</text:p><text:p text:style-name="Footnote">« Hœ autem res situm habent <text:span text:style-name="T1">in pago Savogense</text:span> in agro Pignonense, in valle quœ dicitur Cosia… » (<text:span text:style-name="T1">Monum. hist. patr.</text:span> T. I des chartes, p. 510.)</text:p></text:note-body></text:note></text:span></text:span>. Cette circonscription, qui correspondait à peu près à celle de l’ancien décanat de Savoie et était d’une très petite étendue, était bornée à l’ouest par le pagus Bellicensis, à l’est par la Tarentaise, au midi par la partie du département de l’Isère qui forma le décanat de Grenoble et l’archiprêtré de Viennois, au nord par le pagus Albanensis.</text:p>
      <text:p text:style-name="Texte_20_1LA"><text:span text:style-name="T7">III.</text:span> <text:span text:style-name="T7">Le pagus Bellicensis,</text:span> subdivision du comitatus Lugdunensis, qui embrassait les deux rives du Rhône et s’appuyait aux montagnes de l’Épine et du Mont-du-Chat, renfermait dans ses limites le Petit-Bugey ou Bugey Savoyard, c’est-à-dire les communes d’Attignat-Oncin, La Bauche et Saint-Franc, du canton des Echelles, Aiguebelette, Ayn, Belmont-Tramonet, La Bridoire, Dullin, Lépin, Nances, Saint-Alban-de-Montbel, Saint-Beron, Verel-de-Montbel, du canton de Pont-de-Beauvoisin, Avressieux, Champagneux, Gerbaix, Grésin, Marcieux, Novalaise, Rochefort, <text:span text:style-name="Page">{49}</text:span>Sainte-Marie-d’Alvey, Saint-Genix, Saint-Maurice-de-Rotherens, du canton de Saint-Genix, La Balme, Billième, Jongieux, Loisieux, Lucey, Meyrieux-Trouet, Ontex, Saint-Jean-de-Chevelu, Saint-Paul, Saint-Pierre-d’Alvey, Traize, Verthemex et Yenne, du canton d’Yenne.</text:p>
      <text:p text:style-name="Texte_20_1LA"><text:span text:style-name="T7">IV.</text:span> <text:span text:style-name="T7">La Tarentaise</text:span> comprenait, en outre de l’arrondissement actuel de Moûtiers, les communes de Césarches, Cevins, Conflans, Gilly, Marthod, Mercury-Gémilly, Palud, Saint-Sigismond et Venthon, du canton d’Albertville, Hauteluce et Queige, du canton de Beaufort, Cléry et Saint-Vital, du canton de Grésy-sur-Isère, et Saint-Nicolas-la-Chapelle du canton d’Ugines, soumises à la juridiction temporelle des archevêques de Tarentaise.</text:p>
      <text:p text:style-name="Texte_20_1LA"><text:soft-page-break/><text:span text:style-name="T7">V.</text:span> <text:span text:style-name="T7">La Maurienne</text:span> répondait à peu près exactement à l’arrondissement actuel de Saint-Jean-de-Maurienne<text:span text:style-name="Footnote_20_Symbol"><text:note text:id="ftn19" text:note-class="footnote"><text:note-citation>19</text:note-citation><text:note-body><text:p text:style-name="Footnote"><text:s/>Cf., pour l’étude des <text:span text:style-name="T1">pagi,</text:span> J. Dessaix, <text:span text:style-name="T1">La Savoie historique,</text:span> T. I, p. 93 et suiv. et 256 et suiv.</text:p></text:note-body></text:note></text:span>.</text:p>
      <text:p text:style-name="Titre_20_A">III. — <text:span text:style-name="T12">Période féodale</text:span></text:p>
      <text:p text:style-name="Text">Pendant la longue période qui s’étend du <text:span text:style-name="T12">xi</text:span><text:span text:style-name="T15">e</text:span> au <text:span text:style-name="T12">xviii</text:span><text:span text:style-name="T15">e</text:span> siècle, toute l’histoire de la Savoie, au point de vue géographique s’entend, se résume dans celle des agrandissements ou des diminutions du domaine des princes de la Maison de Savoie. C’est celle dont j’essayerai de retracer ici les grandes lignes, plus spécialement en ce qui concerne les pays situés en-deçà des Alpes.</text:p>
      <text:p text:style-name="Text">Le royaume des Deux-Bourgognes venait de se fondre dans l’empire germanique par la cession que Rodolphe III fit de ses états à son neveu Conrad-le-Salique, empereur d’Allemagne.</text:p>
      <text:p text:style-name="Text">A la mort de Conrad-le-Salique, en 1039, la Savoie se partageait entre plusieurs vassaux puissants : l’archevêque de Tarentaise et les évêques de Belley, de Genève et de <text:span text:style-name="Page">{50}</text:span>Saint-Jean-de-Maurienne ; les comtes de Genève, qui tenaient la plus grande partie de la province de Genevois, de l’ancienne province de Carouge et du canton suisse de Genève, le pays de Gex et le mandement d’Aubonne dans le pays de Vaud ; les barons de Faucigny ; les barons de Beaufort, qui vendirent leurs terres à Béatrix de Faucigny, en 1271 ; les seigneurs d’Allinges ; les comtes, puis marquis de La Chambre ; enfin les comtes de Maurienne, que nous allons voir transportant successivement la prospérité toujours croissante de leur maison, de la petite forteresse de Charbonnières, près d’Aiguebelle, au château du Bourget, puis au château de Chambéry, enfin au palais de Turin où le duc Victor-Amédée II, duc de Savoie, roi de Chypre et de Jérusalem, duc de Montferrat, d’Aoste, de Chablais, de Genevois, prince de Piémont et d’Oncille, marquis d’Italie, de Saluces, de Suze, d’Ivrée, de Ceva, du Maro, d’Oristan et de Césane, comte de Maurienne, de Genève, de Nice, d’Asti, d’Alexandrie, de Tende et de Romont, baron de Vaud et de Faucigny, seigneur de Verceil, de Pignerol, de Tarentaise et de la Val-de-Sesia, prince et vicaire perpétuel du Saint-Empire en Italie, ajoutait, en 1718, à tous ces titres celui de roi de Sardaigne, que le roi Victor-Emmanuel II échangeait, en 1862, contre celui de roi d’Italie.</text:p>
      <text:p text:style-name="Text">Au commencement du <text:span text:style-name="T12">xi</text:span><text:span text:style-name="T15">e</text:span> siècle apparaît dans l’histoire Humbert-aux-Blanches-Mains, le fondateur de cette dynastie de Savoie qui employa tour à tour les négociations habiles et la force des armes dans le but constant d’accroître par des conquêtes, des acquisitions, des échanges ou des mariages, l’étendue de ses états et son autorité morale, qui fit de la Savoie, pendant plusieurs siècles, le centre d’un état assez puissant, mais qui eut néanmoins à subir pendant toute sa durée de profondes vicissitudes.</text:p>
      <text:p text:style-name="Text">A l’origine, les princes de la maison de Savoie ne portèrent que le titre de <text:span text:style-name="T1">comtes de Maurienne,</text:span> à cause du comté de Maurienne que Humbert I<text:span text:style-name="T15">er</text:span> avait reçu, avec une partie <text:span text:style-name="Page">{51}</text:span>de la Savoie-Propre, de l’empereur Conrad en récompense de l’appui que ce dernier en avait obtenu dans une guerre qu’il avait eu à soutenir contre Eudes, comte de Blois et de Champagne, neveu de Rodolphe III, et Gérold, comte de Genève, au sujet de l’héritage du dernier roi de Bourgogne. Mais, lorsqu’au commencement du <text:span text:style-name="T12">xii</text:span><text:span text:style-name="T15">e</text:span> siècle ils eurent suffisamment augmenté leurs possessions et étendu leur puissance, ils échangèrent ce titre contre celui de <text:span text:style-name="T1">comtes de Savoie.</text:span></text:p>
      <text:p text:style-name="Text">Par son mariage avec Adélaïde de Suze, fille et unique héritière de Mainfroi, comte de Turin et marquis d’Italie, Odon de Maurienne avait posé au-delà des Alpes les premiers fondements de la puissance de sa race en ajoutant à son mince patrimoine le comté de Turin et la plus grande partie du Piémont. Amédée II, son successeur, avait obtenu de l’empereur Henri IV, en 1076, <text:span text:style-name="T1">provinciam quamdam Burgundie bonis omnibus locupletissimam</text:span><text:span text:style-name="Footnote_20_Symbol"><text:span text:style-name="T5"><text:note text:id="ftn20" text:note-class="footnote"><text:note-citation>20</text:note-citation><text:note-body><text:p text:style-name="Footnote"><text:s/>Acte de donation de 1076. Cf. J. Dessaix, <text:span text:style-name="T1">La Savoie historique,</text:span> T. I, p. 273, note 2.</text:p></text:note-body></text:note></text:span></text:span>, que la plupart des historiens ont cru être le Chablais. Plus tard, environ 1097, la Tarentaise, qui jusque là n’avait reconnu d’autre autorité que celle de son archevêque et de l’empire, s’était volontairement soumise à Humbert II que l’archevêque Héraclius avait appelé dans ce pays pour y rétablir la paix troublée par les prétentions des sires de Briançon.</text:p>
      <text:p text:style-name="Text"><text:soft-page-break/>Jusqu’au <text:span text:style-name="T12">xvi</text:span><text:span text:style-name="T15">e</text:span> siécle de nombreux fiefs, situés tant en-deçà qu’au-delà des Alpes, vinrent s’ajouter aux possessions de la maison de Savoie.</text:p>
      <text:p text:style-name="Text">Le comte Thomas I obtint successivement : de l’abbé de Saint-Rambert en Bugey le château de Cornillon avec une partie des revenus et des droits seigneuriaux de la ville de Saint-Rambert ; du seigneur de Pontverne, le château de Saillon et d’autres terres dans le Valais, comprises entre le lac de Lausanne (nom donné à la partie orientale du lac Léman) et le Grand-Saint-Bernard ; et, en 1232, de Berlion, <text:span text:style-name="Page">{52}</text:span>vicomte de Chambéry, moyennant 32,000 sols forts de Suze, la cession de la ville de Chambéry sauf le château qui ne fut vendu qu’en 1295 au comte Amédée V par Hugue de la Rochette.</text:p>
      <text:p text:style-name="Text">Mais c’est surtout Pierre II, surnommé le <text:span text:style-name="T1">Petit-Charlemagne,</text:span> qui contribua dans une large mesure à l’agrandissement du territoire de la Maison de Savoie. Et en effet, en montant sur le trône en 1263, il apportait le Faucigny qui lui était venu par son mariage avec Agnès, fille d’Aimon II, seigneur de Faucigny ; plusieurs terres situées entre le lac de Morat et celui de Neufchâtel qu’il avait acquises de l’évêque de Sion ; les châteaux de Genève, des Clefs et de Ballaison, le fief de Langin, et quelques terres comprises entre l’Arve et la Dranse et entre la Cluse de Gex et le pont de Barges, qui lui avaient été attribués par sentence arbitrale de Philippe de Savoie, archevêque et comte de Lyon ; les châteaux de Corbières et de Falavier, qui lui avaient été offerts l’un par Guillaume de Beauvoir, seigneur de Falavier, l’autre par Guillaume, sire de Corbières ; le fief de la Tour-du-Pin dont lui fit hommage Albert, seigneur de la Tour-du-Pin ; la maison forte de Communy qu’il avait acquise du monastère de Saint-Maurice ; les terres situées dans la vallée d’Aulps jusqu’au col des Gets, qui lui furent données en gage par Aymon de Rovorée et les seigneurs de Compois ; Contamines, dans le pays de Vaud, entre Berne et Morat, don de Richard de Cornouailles, roi des Romains ; les fiefs de la Balme et Cluse, qui lui furent offerts par Amalderic, seigneur du château du Jura (Castrum Jurense), pour ne citer que les plus importantes des terres qui constituaient son patrimoine particulier. Il y ajouta plus tard, en 1266, le château de Montagny qui lui fut cédé par Guillaume de Montagny.</text:p>
      <text:p text:style-name="Text">Ces domaines déjà si considérables s’accrurent encore, en 1272, de l’importante sirerie de Baugé, devenue plus tard la province de Bresse, qui échut en héritage à Amédée V, <text:span text:style-name="Page">{53}</text:span>par suite de son mariage avec Sybille de Baugé, dame de Bresse, et par laquelle la Savoie touchait aux portes de Lyon.</text:p>
      <text:p text:style-name="Text">En 1355, en vertu d’une transaction, en échange de la terre de Faucigny et du pays de Gex, des seigneuries et châteaux de Miribel, Montluel, Saint-Christophe, Péroge et Gordans dans le Valbonais, de Varey et Saint-Maurice dans le Bugey, de Santonay dans la Bresse, d’Anton dans le Dauphiné, que lui abandonnait le dauphin de Viennois, le comte Amédée VI cédait à ce dernier les terres qu’il possédait dans le Dauphiné et le Viennois au-delà de la rivière du Guiers et en-deça de l’Isère jusqu’à Saint-Genix et depuis Saint-Genix jusqu’au confluent du Guiers et du Rhône.</text:p>
      <text:p text:style-name="Text">Au commencement du <text:span text:style-name="T12">xv</text:span><text:span text:style-name="T15">e</text:span> siècle, après la soumission des habitants de la vallée de Barcelonnette et du comté de Nice, Amédée VIII, qui avait acheté d’Odo de Villars le comté de Genevois, et du duc de Bourdon la terre de Bourbon, en-deçà de la Saône, et venait d’hériter de Louis de Poitiers les comtés de Diois et de Valentinois<text:span text:style-name="Footnote_20_Symbol"><text:note text:id="ftn21" text:note-class="footnote"><text:note-citation>21</text:note-citation><text:note-body><text:p text:style-name="Footnote"><text:s/>Les comtés de Diois et de Valentinois passèrent, en 1445, au dauphin Louis qui céda en échange au duc de Savoie la seigneurie directe et l’hommage du Faucigny. Cette dernière province, à la mort du comte Pierre II (1268), était restée à Agnès, sa femme, qui la laissa à sa fille unique, Béatrix, épouse de Gui VII, dauphin de Viennois.</text:p></text:note-body></text:note></text:span>, se trouvait en mesure de faire largement honneur au titre de <text:span text:style-name="T1">duc</text:span> que lui décerna en 1416 l’empereur Sigismond.</text:p>
      <text:p text:style-name="Text">Les princes de la Maison de Savoie avaient atteint à cette époque la plus grande puissance qu’ils eurent jamais en-deçà des Alpes. Leur autorité s’étendait non seulement sur ce qui constitue aujourd’hui les deux départements de la Savoie y compris Genève, mais encore le Bas-Valais, le canton de Vaud, le pays de Gex, le Valromey, le Bugey, la Bresse, sans compter plus de soixante châtellenies en domaine privé dans ces contrées<text:span text:style-name="Footnote_20_Symbol"><text:note text:id="ftn22" text:note-class="footnote"><text:note-citation>22</text:note-citation><text:note-body><text:p text:style-name="Footnote"><text:s/><text:span text:style-name="T12">L. Morand,</text:span> <text:span text:style-name="T1">Les Bauges,</text:span> T. I, p. 34.</text:p></text:note-body></text:note></text:span>.</text:p>
      <text:p text:style-name="Text"><text:span text:style-name="Page">{54}</text:span>Le règne de Charles III vit fondre sur la Savoie une suite de calamités qui se terminèrent par l’occupation étrangère. La décadence commença en 1535 par la perte de Genève qui chassa son évêque et se constitua en république protestante, et par l’invasion simultanée, en 1536, des armées françaises et suisses. Tandis que ceux-ci s’emparaient du pays de Vaud, du Chablais, des bailliages de Gaillard et de Ternier et du pays de Gex, le roi de France, pour punir le duc Charles III de son alliance avec Charles-Quint, ou sous prétexte de revendiquer l’héritage de sa mère Louise de Savoie, prenait la <text:soft-page-break/>Bresse et la partie du duché qui restait encore à Charles III, c’est-à-dire le Bugey, la Savoie-Propre, la Tarentaise et la Maurienne qu’il unissait à la couronne de France.</text:p>
      <text:p text:style-name="Titre_20_A">IV. — <text:span text:style-name="T12">Période royale</text:span></text:p>
      <text:p text:style-name="Text">Le traité de Câteau-Cambrésis, en 1559, en restituant au jeune duc de Savoie, Emmanuel-Philibert, le duché de Savoie, le pays de Bresse, le Bugey, le Valromey, la Maurienne, la Tarentaise et les terres possédées par son père au-delà des Alpes, à l’exception des villes de Turin, Quiers, Chivas et Villeneuve-d’Asti qui ne lui furent rendues qu’en 1562, le remettait en possession des états de ses ancêtres. De plus, Berne lui abandonna les seigneuries de Gex, de Ternier et Gaillard, de Thonon et tout ce qu’elle avait conquis au-delà du lac et du Rhône ; et le Valais, le gouvernement d’Évian, depuis le pont de la Dranse jusqu’à celui de Saint-Gingolph avec les abbayes d’Aulps et d’Abondance.</text:p>
      <text:p text:style-name="Text">Charles-Emmanuel I<text:span text:style-name="T15">er</text:span>, qui était parvenu à reprendre le marquisat de Saluces laissé aux Français par le traité de 1559, et avait conçu la pensée téméraire et ambitieuse de faire valoir ses droits au trône de France comme fils de Marguerite de Valois, vit ses états de nouveau envahis par <text:span text:style-name="Page">{55}</text:span>les troupes françaises, et dut signer, pour obtenir la paix, l’onéreux traité de Lyon qui enlevait à la Savoie les provinces qu’elle avait possédées au-delà du Rhône pendant plusieurs siècles, la Bresse, le Bugey, le Valromey, les baronnie et bailliage de Gex, les terres et villages d’Aire, Chancy, Pont-d’Arlod, Seyssel, Chanaz et Pierre-Châtel, cédées à Henri IV contre le marquisat de Saluces (1601).</text:p>
      <text:p text:style-name="Text">Victor-Amédée I<text:span text:style-name="T15">er</text:span> succéda, en 1630, à son père qui laissait le duché envahi par les armées françaises pour avoir voulu soutenir l’empereur d’Autriche contre Louis XIII. Ce ne fut qu’en 1631, après le traité de Chérasco entre la France, l’Autriche et l’Espagne, que ses états lui furent restitués.</text:p>
      <text:p text:style-name="Text">Pendant toutes ces variations, le comté de Genevois, la baronnie de Faucigny, et le mandement de Beaufort formaient, depuis 1514, l’apanage des princes de Savoie-Nemours. En 1659, par son mariage avec Jeanne-Baptiste de Savoie-Nemours, fille et unique héritière de Charles-Amédée, dernier duc de Genevois, Charles-Emmanuel II reçut en dot ces riches provinces qui n’ont pas cessé depuis lors de faire partie des états de Savoie.</text:p>
      <text:p text:style-name="Text">Le règne suivant, celui de Victor-Amédée II, nous montre encore la Savoie victime de l’intervention malheureuse de son prince dans les démêlés des grands souverains, ses voisins, intervention qui a pour funestes conséquences l’occupation de la Savoie par les troupes de Louis XIV en 1690 et en 1703, et la destruction complète en 1705 du fort de Montmélian. Victor-Amédée II obtient cependant de rentrer en possession de ses états par le traité d’Utrecht (1713) qui lui assure en même temps la Sicile avec la dignité royale. Ayant dû échanger, en 1718, la Sicile contre l’île de Sardaigne, il prend dès lors le titre de <text:span text:style-name="T1">roi de Sardaigne</text:span> que ses successeurs conserveront jusqu’en 1862.</text:p>
      <text:p text:style-name="Text">Nous arrivons ainsi, sans avoir à relater autre chose que <text:span text:style-name="Page">{56}</text:span>la cession faite à la France, en 1760, de la vallée de Chézery, depuis le pont de Grésin jusqu’aux confins de la Franche-Comté, en échange de tout ce qu’elle possédait sur la rive gauche, c’est-à-dire d’une partie de la ville de Seyssel avec les côtes et hameaux qui en dépendent et des lieux et villages d’Aire-la-Ville, Pont-d’Arlod, Chanaz et la Balme de Pierre-Châtel avec leurs territoires, en vertu du traité de limites signé à Turin le 24 mars<text:span text:style-name="Footnote_20_Symbol"><text:note text:id="ftn23" text:note-class="footnote"><text:note-citation>23</text:note-citation><text:note-body><text:p text:style-name="Footnote"><text:s/><text:span text:style-name="T12">J. Dessaix,</text:span> <text:span text:style-name="T1">La Savoie historique,</text:span> T. I, p. 333.</text:p></text:note-body></text:note></text:span>, jusqu’au 22 septembre 1792 que la Savoie demanda son incorporation à la nation française<text:span text:style-name="Footnote_20_Symbol"><text:note text:id="ftn24" text:note-class="footnote"><text:note-citation>24</text:note-citation><text:note-body><text:p text:style-name="Footnote"><text:s/>Cf. pour ce chapitre : <text:span text:style-name="T12">Grillet,</text:span> <text:span text:style-name="T1">Dictionnaire historique du Mont-Blanc et du Léman ;</text:span> — <text:span text:style-name="T12">De Verneilh,</text:span> <text:span text:style-name="T1">Statistique du département du Mont-Blanc ;</text:span> — <text:span text:style-name="T12">J. Dessaix,</text:span> <text:span text:style-name="T1">La Savoie historique ;</text:span> — <text:span text:style-name="T12">A. de Jussieu</text:span> et <text:span text:style-name="T12">J. Dessaix,</text:span> <text:span text:style-name="T1">Nice et Savoie ;</text:span> — <text:span text:style-name="T12">De Saint-Genis,</text:span> <text:span text:style-name="T1">Histoire de Savoie ;</text:span> — <text:span text:style-name="T12">L. Morand,</text:span> <text:span text:style-name="T1">Les Bauges.</text:span></text:p></text:note-body></text:note></text:span>.</text:p>
      <text:p text:style-name="Section_20_Titre"><text:soft-page-break/>Organisation administrative</text:p>
      <text:p text:style-name="Text">C’est au commencement du <text:span text:style-name="T12">xviii</text:span><text:span text:style-name="T15">e</text:span> siècle que furent créées, en Savoie, par Victor-Amédée II, l’intendance générale de Chambéry et les cinq intendances des provinces de Maurienne, de Tarentaise, de Genevois, de Chablais et de Faucigny.</text:p>
      <text:p text:style-name="Text">A la tête de chacune de ces circonscriptions administratives était placé un magistrat qui avait à la fois des attributions judiciaires, financières, politiques et militaires. Sous la direction de l’intendant général, les intendants de province étaient chargés de l’administration supérieure et immédiate de toutes les villes et communes de leur ressort. Ils veillaient à l’entretien des routes et des ponts et étaient juges des contraventions en cette matière ; ils étaient conservateurs généraux du tabellion, des gabelles, des postes, <text:span text:style-name="Page">{57}</text:span>des bois et forêts ; ils assuraient la répartition et le recouvrement de l’impôt, l’entretien, les subsistances et le logement des troupes. Enfin, ils étaient investis des fonctions de juges de la plupart des droits compris dans leurs attributions.</text:p>
      <text:p text:style-name="Text">Voici quel était en 1723, au point de vue administratif, le groupement des communes ou paroisses de la Savoie<text:span text:style-name="Footnote_20_Symbol"><text:note text:id="ftn25" text:note-class="footnote"><text:note-citation>25</text:note-citation><text:note-body><text:p text:style-name="Footnote"><text:s/>Dans ce chapitre et dans les chapitres suivants, on a mis en caractères italiques les noms de lieu qui n’appartiennent pas au département de la Savoie.</text:p></text:note-body></text:note></text:span>.</text:p>
      <text:p text:style-name="Titre_20_A">I. — <text:span text:style-name="T12">Province de Chablais</text:span></text:p>
      <text:p text:style-name="Text">Paroisses, 64 : <text:span text:style-name="T1">Allinges, Anthy, Armoy, Avully, Ballaison, Bellevaux, Bernex, Le Biot, Bons, Brens, Brenthonne, Cervens, La Chapelle, Chavanex, Chevenoz, Corzier, Douvaine, Draillant, Evian, Excevenex, Fessy, Féterne, Filly, Habère-Lullin, Habère-Poche, Hermance, Larringes, Liaud, Loisin, Lugrin, Lullin, Lully, Machilly, Margencel, Marin, Massongy, Maxilly, Mégevette, Messery, Messinges, Morzine, Nernier, Neuvecelle, Notre-Dame-d’Abondance, Novel, Orcier, Pérignier, Publier, Reyvrod, Saint-Cergues, Saint-Didier, Saint-Gingolph, Saint-Jean-d’Aulph, Saint-Paul, Saxel, Sciez, Tholon, Thonon, Vacheresse, Vaigier, Vallières, Vignier, Vinzier, Yvoire.</text:span></text:p>
      <text:p text:style-name="Texte_20_1LAB">De cette province dépendaient, sous le rapport administratif, les huit paroisses du <text:span text:style-name="T7">bailliage de Gaillard :</text:span></text:p>
      <text:p text:style-name="P2">Ambilly, Bessinges, Collonges, Foncenex, Juvigny, Mesny, Thonex, Ville-la-Grand.</text:p>
      <text:p text:style-name="Titre_20_A">II. — <text:span text:style-name="T12">Province de Faucigny</text:span></text:p>
      <text:p text:style-name="Text">Paroisses, 73 : <text:span text:style-name="T1">Annemasse, Araches, Arenthon, Arthaz, Ayse, Bellecombe, Boëge, Bogève, Bonne, Bonneville,</text:span> <text:span text:style-name="Page">{58}</text:span><text:span text:style-name="T1">Brezon, Burdignin, Chamonix, Châtillon, Cluses, Combloux, Les Contamines, Cordon, Cornier, La Côte-d’Hyot, Cranves,</text:span> Crest-Voland, <text:span text:style-name="T1">Demi-Quartier-de-Mégève, Domancy, Faucigny, Fillinges,</text:span> Flumet, <text:span text:style-name="T1">Les Gets,</text:span> La Giettaz, <text:span text:style-name="T1">Loex, Lucinges, Magland, Marcellaz, Marignier, Mégève, Mieussy, Monthoux, Mont-Saxonnex, Morillon, Nancy-sur-Cluses, Nangy, Onion, Passy, Pellionnex, Pontchy, Pont-Notre-Dame, Reignier, Saint-André, Saint-Étienne, Saint-Gervais, Saint-Jean-de-Tholomé, Saint-Jeoire, Saint-Laurent, Saint-Martin, Saint-Nicolas-de-Véroce,</text:span> Saint-Nicolas-la-Chapelle, <text:span text:style-name="T1">Saint-Romain, Saint-Sigismond, Sales, Sallanches, Samoëns, Scientrier, Sciez, Scionzier, Servoz, Taninges, Thiez, La Tour, Vallorcine, Vétraz, Villard, Ville-en-Sallaz, Viuz-en-Sallaz.</text:span></text:p>
      <text:p text:style-name="Titre_20_A">III. — <text:span text:style-name="T12">Province de Genevois</text:span></text:p>
      <text:p text:style-name="Text">Paroisses, 153 : <text:span text:style-name="T1">Alex, Allève, Allonzier, Amancy, Andilly, Annecy, Annecy-le-Vieux, Arbusigny, Arcine, Argonnex, Aviernoz, Avregny, La Balme-de-Sillingy, La Balme-de-Thuy, Balmont, Bans, Bassy et Verrens, Bluffy, Bonneguette, Cercier, Cernex,</text:span> Cessens, <text:span text:style-name="T1">Chainaz, Challonges, Chapeiry, La </text:span><text:soft-page-break/><text:span text:style-name="T1">Chapelle-Rambaud, Charvonnex, Chaumont, Chavannaz, Chavanod, Chêne, Chessenaz, Chevaline, Chevrier, Chilly, Choisy, Clarafond, Les Clefs, Clermont, La Clusaz, Cons, Contamine, Copponex, Crempigny, Cruseilles, Cuvat, Désingy, Dingy, Dingy-en-Vuache, Doussard, Droisy, Duingt et Dhéré, Eloise, Entremont, Epagny-d’Annecy, Epagny-de-Chaumont,</text:span> Epersy, <text:span text:style-name="T1">Esery, Les Esserts, Etaux, Etercy, Etrembières, Evires, Faverges, Ferrières, Franclens, Frangy, La Frasse, Gévrier, Giez, Le Grand-Bornand,</text:span> Grésy, <text:span text:style-name="T1">Groisy-en-Bornes, Gruffy, Héry-sur-Alby,</text:span> Héry-sur-Ugines, <text:span text:style-name="T1">Jonzier, Jussy, Leschaux, Lovagny, Manigod, Marigny, Marlens, Marlioz, Menthon, Menthonnex-de-Clermont, Menthonnex-de-Cruseilles, Mésigny,</text:span> <text:span text:style-name="Page">{59}</text:span><text:span text:style-name="T1">Metz, Meytet, Minzier, Mognard, Monnetier-Mornex, Montagny, Montmin, La Muraz, Mûres, Musiége, Naves, Nonglard, Les Ollières, Passeirier, Pers, Le Petit-Bornand, Poisy, Présilly, Pringy, Quintal, La Roche, Saint-André, Saint-Blaise, Saint-Donat, Saint-Eustache, Saint-Félix, Saint-Ferréol, Saint-Germain, Saint-Jean-de-Chaumont, Saint-Jean-de-Sixt, Saint-Jorioz, Saint-Martin, Saint-Maurice-sous-Cornillon, Saint-Maurice-sur-Alby, Saint-Pierre-de-Rumilly, Saint-Silvestre, Saint-Sixt, Sallenove, Le Sappey, Savigny, Serraval, Sévrier, Seynod, Sillingy, Syon, Talloires, Thônes, Thorens et Sales,</text:span> Trévignin, Ugines, <text:span text:style-name="T1">Usinens, Val-de-Chézery</text:span> (<text:span text:style-name="T1">Chézery, Lancrans, Léaz</text:span>), <text:span text:style-name="T1">Vanzy, Verrier, Versonnex, Vieugy, Villaz, Villy-le-Bouveret, Villy-le-Pelloux, Viuz et la Chiésaz, Vovray, Vulbens.</text:span></text:p>
      <text:p text:style-name="Texte_20_1LAB">De cette province dépendaient, au point de vue administratif, les quatorze paroisses du <text:span text:style-name="T7">bailliage de Ternier :</text:span></text:p>
      <text:p text:style-name="Text"><text:span text:style-name="T1">Archamp, Beaumont, Bernex</text:span> soit <text:span text:style-name="T1">Confignon, Bossey, Chênex, Compesières, Fraigières, Jussy et Le Chable, Saint-Julien, Thairy, Lancy et Neydens, Vallery, Vers, Viry.</text:span></text:p>
      <text:p text:style-name="Titre_20_A">IV. — <text:span text:style-name="T12">Province de Maurienne</text:span></text:p>
      <text:p text:style-name="Text">Paroisses, 61 : Albanne, Albiez-le-Jeune, Albiez-le-Vieux, Argentine, Aussois, Avrieux, Beaune, Bessans, Bonvillaret, Bramans, La Chambre, La Chapelle, Epierre, Fontcouverte, Fourneaux, Freney, Hermillon, Jarrier, Lanslebourg, Lanslevillard, Modane, Montaimont, Montdenis, Montgellafrey, Montpascal, Montricher, Montrond, Montsapey, Montvernier, Notre-Dame-du-Chatel (ou Le Châtel), Notre-Dame-du-Cruet, Orelle, Pontamafrey, Saint-Alban-des-Villards, Saint-Alban-d’Hurtières, Saint-André, Saint-Avre, Saint-Colomban-des-Villards, Sainte-Marie-de-Cuines, Saint-Etienne-de-Cuines, Saint-Georges d’Hurtières, Saint-Jean-d’Arves, Saint-Jean-de-Maurienne, Saint-Julien, <text:span text:style-name="Page">{60}</text:span>Saint-Léger, Saint-Martin-d’Arc, Saint-Martin-de-la-Porte, Saint-Martin-sur-la-Chambre, Saint-Michel, Saint-Pancrace, Saint-Pierre-de-Belleville, Saint-Rémi, Saint-Sorlin-d’Arves, Sollières, Termignon, Thyl, Valloires, Valmeinier, Villarembert, Villargondran, Villarodin-Bourget.</text:p>
      <text:p text:style-name="Titre_20_A">V. — <text:span text:style-name="T12">Province de Savoie</text:span></text:p>
      <text:p text:style-name="Text">Paroisses, 204 : Aiguebelette, Aiguebelle, Aillon, Aiton, Aix, Albens, Allondaz, Ansigny, Apremont, Arith, Arvillard, Attignat, Ayn, Barberaz-le-Petit, Barby, Bassens, La Bâthie, La Bauche, Bellecombe, Belmont, Bettonnet et Betton, Billième, La Biolle, Bissy, <text:span text:style-name="T1">Bloye et Sallagine,</text:span> Bonvilard, Bourdeau, Le Bourget-en-Huile, Le Bourget-près-Chambéry, Bourgneuf, <text:span text:style-name="T1">Boussy,</text:span> La Bridoire, Brison, Césarches, Chambéry, Chambéry-le-Vieux, Chamousset, Chamoux, Champagneux, Champlaurent, La Chapelle-du-Mont-du-Chat, La Chapelle-Saint-Martin, Châteauneuf, Le Châtelard-en-Bauges, La Chavanne, Chignin, Chindrieux, Cléry et Frontenex, Cognin, Coise et Ribaud, La Compôte, Conflans, Conjux, Corbel, La Croix-d’Aiguebelle, La Croix-de-la-Rochette, Cruet, Curienne, <text:span text:style-name="T1">Cusy,</text:span> Les Déserts, Détrier, Domessin, Doucy, Drumettaz et Clarafond, Dullin, Les Echelles, Ecole, Entremont-le-Vieux, Etable, Francin, Fréterive, Gerbaix, Gilly, Grésin-Lépin-Les Molasses, Grésy, Hauteluce, Hauteville-de-Montmélian, <text:span text:style-name="T1">Hauteville-de-Rumilly,</text:span> L’Hôpital-sous-Conflans, Jacob et Bellecombette, Jarsy, Jongieux, Lay-Avressieux, Lépin, Lescheraines, Loisieux, <text:span text:style-name="T1">Lornay,</text:span> Lucey, Les Marches, Marcieux, Marthod, <text:span text:style-name="T1">Marcellaz, Massingy,</text:span> Mercury et Gémilly, Méry, Meyrieux, Les Mollettes, Monet et Saint-<text:soft-page-break/>Jean-Pied-Gauthier, Montagnole, Montailleur, Montcel, Montendry, Montgilbert, Monthion, Montmélian et Arbin, La Motte-de-Montfort, La Motte-en-Bauges, Motz, Mouxy, <text:span text:style-name="T1">Moye,</text:span> Nances, Notre-Dame-des-Millières, Notre-Dame-de-Randens, Novalaise, Le Noyer, Oncin, <text:span text:style-name="Page">{61}</text:span>Ontex, Outrechaise, Pallud, Planaise, Plancherine, Pont-de-Beauvoisin, Le Pontet, Presle, Pugnet et La Croix-Rouge, Pugny et Châtenod, Puygros, Queige et Beaufort, La Ravoire, Rochefort, La Rochette, Rotherens, Ruffieux, <text:span text:style-name="T1">Rumilly,</text:span> Saint-Alban-de-Montbel, Saint-Alban-d’Hurtières, Saint-Baldoph, Saint-Beron, Saint-Cassin, Saint-Christophe, Sainte-Hélène-du-Lac, Sainte-Hélène-sur-Isére, Sainte-Marie-d’Alvey, Sainte-Reine, <text:span text:style-name="T1">Saint-Eusèbe,</text:span> Saint-Franc, Saint-Genix, Saint-Germain, Saint-Girod, Saint-Innocent, Saint-Jean-d’Arvey, Saint-Jean-de-Chevelu, Saint-Jean-de-Couz, Saint-Jean-de-la-Porte, Saint-Jeoire, Saint-Marcel, Saint-Maurice-de-Rotherens, Saint-Maxime-de-Beaufort, Saint-Offenge-Dessous, Saint-Offenge-Dessus, Saint-Ours, Saint-Paul-sur-Yenne, Saint-Pierre-d’Albigny, Saint-Pierre-d’Alvey, Saint-Pierre-de-Curtille, Saint-Pierre-de-Genebroz, Saint-Pierre-d’Entremont, Saint-Pierre-de-Soucy, Saint-Sigismond, Saint-Sulpice, Saint-Thibaud-de-Couz, Saint-Vital, <text:span text:style-name="T1">Salles près de Rumilly,</text:span> Serrières, Servolex, Sonnaz, La Table, Thénésol, Thoiry, La Thuile, Tournon, Traize, Tresserve, La Trinité, Triviers, Trouet, <text:span text:style-name="T1">Tusy, Vallières, Veaux,</text:span> Venthon, Verel-de-Montbel, Verel-Pragondran, Verrens et Arvey, Verthemex, Villard-de-Beaufort, Villard-d’Héry et Villard-Siard, Villard-Léger, Villard-Sallet, Villaroux, Vimines, Vions, Le Viviers, Voglans, Yenne.</text:p>
      <text:p text:style-name="Titre_20_A">VI. — <text:span text:style-name="T12">Province de Tarentaise</text:span></text:p>
      <text:p text:style-name="Text">Paroisses, 56 : Aime et La Côte, Les Allues, Les Avanchers, Bellecombe, Bellentre, Le Bois, Bonneval, Bourg-Saint-Maurice, Bozel, Briançon, Celliers, Cevins, Champagny, La Chapelle, Doucy, Feissons-sous-Briançon, Feissons-sur-Salins, Fontaine et le Puits, Les Frasses, Granier, Hautecour, Hauteville-Gondon, Landry, Longefoy, Mâcot et Sangot, Montagny, Montgirod et Centron, Montvalezan, <text:span text:style-name="Page">{62}</text:span>Moûtiers, Nâves, Notre-Dame-du-Pré (ou Le Pré), Peisey, La Perrière, Pralognan, Pussy, Rognaix, Saint-Bon, Sainte-Foy, Saint-Eusèbe, Saint-Jean-de-Belleville, Saint-Laurent-de-la-Côte, Saint-Marcel, Saint-Martin-de-Belleville, Saint-Oyen, Saint-Paul-sur-Conflans, Saint-Thomas-de-Cœur, Saint-Thomas-des-Esserts, Salins, Séez et Saint-Germain, Tignes, Tours, Val-de-Tignes, Villargerel, Villarlurin, Villaroger, Villette.</text:p>
      <text:p text:style-name="Texte_20_1LA">Un édit du 3 septembre 1749, entériné par le Sénat de Savoie le 16 du même mois, apporta au règlement de 1723 les modifications suivantes :</text:p>
      <text:p text:style-name="Texte_20_1LA"><text:span text:style-name="T7">Province de Chablais.</text:span> — 4 nouvelles paroisses : <text:span text:style-name="T1">Châtel, La Forclaz, Montriond, La Vernaz.</text:span> Les deux paroisses d’<text:span text:style-name="T1">Armoy</text:span> et de <text:span text:style-name="T1">Liaud</text:span> n’en forment plus qu’une seule. — Quant au <text:span text:style-name="T7">bailliage de Gaillard</text:span> qui dépendait administrativement de cette province, on y ajouta une paroisse nouvelle, celle de <text:span text:style-name="T1">Cholex.</text:span></text:p>
      <text:p text:style-name="Texte_20_1LA"><text:span text:style-name="T7">Province de Faucigny.</text:span> — 1 nouvelle paroisse : <text:span text:style-name="T1">Saint-Roch ;</text:span> 5 paroisses détachées du Genevois pour être réunies au Faucigny, celles d’<text:span text:style-name="T1">Entremont, Passeirier, Le Petit-Bornand, Saint-Maurice-sous-Cornillon, Saint-Pierre-de-Rumilly.</text:span></text:p>
      <text:p text:style-name="Texte_20_1LA"><text:span text:style-name="T7">Province de Genevois.</text:span> — 2 paroisses nouvelles : <text:span text:style-name="T1">Settenex</text:span> et <text:span text:style-name="T1">Le Villard.</text:span> 4 paroisses furent démembrées du Faucigny et 8 de la Savoie pour être réunies au Genevois : <text:span text:style-name="T1">Cornier, Reignier, Saint-Romain</text:span> et <text:span text:style-name="T1">Scientrier,</text:span> du Faucigny ; <text:span text:style-name="T1">Boussy, Hauteville-de-Rumilly,</text:span> Marthod, Outrechaise, Saint-Eusèbe, <text:span text:style-name="T1">Tusy, Vallières</text:span> et <text:span text:style-name="T1">Veaux,</text:span> de la Savoie. — Le <text:span text:style-name="T7">bailliage de Ternier</text:span> qui faisait partie de cette province au point de vue administratif s’accrut d’une paroisse nouvelle, celle de <text:span text:style-name="T1">Verrier.</text:span></text:p>
      <text:p text:style-name="Texte_20_1LA"><text:span text:style-name="Page">{63}</text:span><text:span text:style-name="T7">Province de Maurienne.</text:span> — Les communes de Bonvillaret et de Montsapey en furent détachées pour être réunies à la province de Savoie.</text:p>
      <text:p text:style-name="Texte_20_1LA"><text:soft-page-break/><text:span text:style-name="T7">Province de Savoie.</text:span> — 10 paroisses y furent ajoutées : trois nouvelles, Grignon et Névaux, Saint-François-de-Sales, Le Verneil <text:span text:style-name="T1">ou</text:span> Verney ; deux distraites de la Maurienne, Bonvillaret et Montsapey ; cinq détachées du Genevois, Cessens, Epersy, Grésy, Mognard et Trévignin.</text:p>
      <text:p text:style-name="Texte_20_1LA"><text:span text:style-name="T7">Province de Tarentaise.</text:span> — La paroisse de la Bâthie, détachée de la Savoie fut ajoutée à cette province ; Aime et La Côte formèrent deux paroisses, ainsi que Montvalezan que l’on distingua par Montvalezan-sur-Bellentre et Montvalezan-sur-Séez ; Saint-Paul-sur-Conflans fut réuni à Saint-Thomas-des-Esserts ; deux paroisses nouvelles enfin furent créées, celles de La Saulce et Tessens.</text:p>
      <text:p text:style-name="Texte_20_1LA">Jusqu’en 1792, date de la formation du département, il n’y aura pas d’autre modification importante que la création, par Victor-Amédée II, en 1780, de la <text:span text:style-name="T7">province de Carouge,</text:span> formée des paroisses de <text:span text:style-name="T1">Vaigier et Vinzier,</text:span> détachées du Chablais, <text:span text:style-name="T1">Annemasse, Monthoux</text:span> et <text:span text:style-name="T1">Vétraz,</text:span> enlevées au Faucigny, <text:span text:style-name="T1">Andilly, Arcine, Bassy et Verrens, Bans, Cercier, Cernex, Challonges, Chaumont, Chavannaz, Chêne, Chessenaz, Chevrier-en-Vuache, Clarafond, Contamine, Copponex, Cruseilles, Dingy-en-Vuache, Eloise, Epagny-de-Chaumont, Etrembières, Franclens, Frangy, Jonzier, Marlioz, Minzier, Monnetier-Mornex, Musiège, Présilly, Saint-Blaise, Saint-Germain, Saint-Jean-de-Chaumont, Sallenove, Savigny, Usinens, Vanzy, Vovray</text:span> et <text:span text:style-name="T1">Vulbens</text:span> démembrées du Genevois<text:span text:style-name="Footnote_20_Symbol"><text:note text:id="ftn26" text:note-class="footnote"><text:note-citation>26</text:note-citation><text:note-body><text:p text:style-name="Footnote"><text:s/>Voir Duboin <text:span text:style-name="T1">Raccolta delle leggi…,</text:span> T. III, 1<text:span text:style-name="T15">re</text:span> partie, p. 50 et suivantes, 196 et 197.</text:p></text:note-body></text:note></text:span>.</text:p>
      <text:p text:style-name="Section_20_Titre"><text:span text:style-name="Page"><text:span text:style-name="T6">{64}</text:span></text:span>Organisation judiciaire</text:p>
      <text:p text:style-name="Text">Jusqu’au <text:span text:style-name="T12">xiv</text:span><text:span text:style-name="T15">e</text:span> siècle, la justice souveraine fut rendue dans les états de la Maison de Savoie par un <text:span text:style-name="T1">Conseil suprême</text:span> composé d’ecclésiastiques, de hauts barons et de jurisconsultes, qui marchait sans cesse à la suite du prince. Cette cour ambulatoire, dont le siège fut fixé à Chambéry, en 1329, par le comte Aymon et qui prit le titre de <text:span text:style-name="T1">Conseil souverain,</text:span> subsista jusqu’à l’invasion de 1536, qui fut suivie de l’institution par François I<text:span text:style-name="T15">er</text:span> d’un <text:span text:style-name="T1">Parlement</text:span> à l’instar de ceux de France. Ce dernier fonctionna jusqu’en 1559, époque de la création du <text:span text:style-name="T1">souverain Sénat de Savoie</text:span> par le duc Emmanuel-Philibert rentré dans ses états à la suite du traité de Câteau-Cambrésis.</text:p>
      <text:p text:style-name="Text">Le Sénat de Savoie, définitivement constitué et confirmé par l’édit du 11 février 1560, qui devait connaître en dernier ressort de toutes causes et matières d’appel d’entre les sujets du duc en-deçà des Alpes, subsista jusqu’à la réunion de la Savoie à la France, en 1792, et même quelques mois plus tard ; il ne se retira, en effet, que le 23 mars 1793 pour faire place, en vertu de la Constitution française de l’an III, au <text:span text:style-name="T1">Tribunal civil du département du Mont-Blanc.</text:span></text:p>
      <text:p text:style-name="Text">Au <text:span text:style-name="T12">xiv</text:span><text:span text:style-name="T15">e</text:span> siècle, les états de Savoie, en-deçà des Alpes, étaient divisés, sous le rapport judiciaire, en six grandes provinces, à la tête de chacune desquelles était placé un magistrat qualifié <text:span text:style-name="T1">juge ducal</text:span> ou <text:span text:style-name="T1">juge mage</text:span> qui dépendait immédiatement de la juridiction du Conseil suprême et avait mission de connaître en première instance de tous les procès civils et de quelques causes criminelles. Ces circonscriptions, qu’un document du <text:span text:style-name="T12">xiv</text:span><text:span text:style-name="T15">e</text:span> siècle qualifie <text:span text:style-name="T1">bailliages,</text:span> étaient subdivisées en un certain nombre de <text:span text:style-name="T1">châtellenies</text:span> gouvernées par un châtelain qui jugeait les contestations de peu d’importance.</text:p>
      <text:p text:style-name="Text"><text:span text:style-name="Page">{65}</text:span>Ces divisions ou bailliages étaient les suivantes :</text:p>
      <text:p text:style-name="Text">1° La Bresse, les Dombes et la Valbonne, dont le juge-mage résidait à Bourg, étaient divisés en 10 châtellenies : <text:span text:style-name="T1">Ambronay, Béon, Bourg, Coligny, Jasseron, Pont-d’Ain, Saint-André, Saint-Etienne</text:span><text:span text:style-name="Footnote_20_Symbol"><text:span text:style-name="T5"><text:note text:id="ftn27" text:note-class="footnote"><text:note-citation>27</text:note-citation><text:note-body><text:p text:style-name="Footnote"><text:s/>Faute de documents, il est difficile de savoir s’il s’agit de <text:span text:style-name="T1">Saint-Etienne-du-Bois</text:span> ou de <text:span text:style-name="T1">Saint-Etienne-sur-Chalaronne</text:span> ou encore de <text:span text:style-name="T1">Saint-Etienne-sur-Reyssouze,</text:span> toutes paroisses sises en Bresse.</text:p></text:note-body></text:note></text:span></text:span>, <text:span text:style-name="T1">Saint-Germain, Treffort.</text:span></text:p>
      <text:p text:style-name="Text">2° Le Bugey, qui avait le siège de sa judicature-mage à Rossillon, comprenait les sept châtellenies de <text:span text:style-name="T1">Ballon, La Cluse, Lhuis, Lompnaz, Rossillon, Saint-Rambert</text:span> et <text:span text:style-name="T1">Seyssel.</text:span></text:p>
      <text:p text:style-name="Text">3° Le Chablais, dont le juge-mage avait son siège à Saint-Maurice-d’Agaune, était composé de dix-sept châtellenies, celles d’<text:span text:style-name="T1">Allinges, Châtel-Saint-Denis-en-Fruence, Chillon, Conthey, Entremont, Evian, Féterne, Genève, Morat, Payerne, Saillon, Saint-Maurice-d’Agaune, Saxon, Thonon, La Tour-de-Vevey, Versoix, Yvoire.</text:span></text:p>
      <text:p text:style-name="Text"><text:soft-page-break/>4° La province de Novalaise était partagée en huit châtellenies : <text:span text:style-name="T1">Les Avenières, Chanaz, Dolomieu,</text:span> Pont-de-Beauvoisin, Saint-Genix, <text:span text:style-name="T1">Saint-Laurent, Voiron,</text:span> Yenne. Le juge-mage était châtelain de Voiron, où il résidait.</text:p>
      <text:p text:style-name="Text">5° La Savoie, qui embrassait le territoire de la Savoie-Propre, de la Haute-Savoie, de la Maurienne et de la Tarentaise, comprenait dix-sept châtellenies : Aiguebelle, Le Bourget, Chambéry, Le Châtelard, Conflans, <text:span text:style-name="T1">Cusy, Entremont, Faverges,</text:span> Les Marches, Maurienne, Montfalcon, Montmélian, Les Mollettes, La Rochette, Tarentaise, Tournon, Ugines. A cause de son étendue, cette province fut divisée en deux districts de judicature : le premier, dit de Savoie ; le second, de Maurienne et Tarentaise<text:span text:style-name="Footnote_20_Symbol"><text:note text:id="ftn28" text:note-class="footnote"><text:note-citation>28</text:note-citation><text:note-body><text:p text:style-name="Footnote"><text:s/>Le juge-ducal siégeait à Salins pour les parties du territoire de la Maurienne et de la Tarentaise qui n’étaient pas soumises à la juridiction temporelle des évêques.</text:p><text:p text:style-name="Footnote">Outre le juge-mage de Maurienne, il y eut encore à Saint-Jean un magistrat commun au prince et à l’évêque qui conserva le nom de <text:span text:style-name="T1">juge-corrier.</text:span></text:p></text:note-body></text:note></text:span>.</text:p>
      <text:p text:style-name="Text"><text:span text:style-name="Page">{66}</text:span>6° La province de Viennois était composée de neuf châtellenies : <text:span text:style-name="T1">Azieu, Chabons, La Côte-Saint-André</text:span> et <text:span text:style-name="T1">Boczosel, Falavier</text:span> et <text:span text:style-name="T1">La Verpillière, Jonage, Saint-George-d’Espéranche, Saint-Jean-de-Bournay, Saint-Symphorien, Septème.</text:span> Le juge-mage résidait à Saint-George-d’Espéranche.</text:p>
      <text:p text:style-name="Text">Il y avait au-delà des Alpes deux bailliages : l’un, celui de Suse, était divisé en trois châtellenies ; l’autre, celui d’Aoste, en comptait cinq<text:span text:style-name="Footnote_20_Symbol"><text:note text:id="ftn29" text:note-class="footnote"><text:note-citation>29</text:note-citation><text:note-body><text:p text:style-name="Footnote"><text:s/><text:span text:style-name="T1">Note des bailliages de la monarchie de Savoie en 1329 et des châtellenies qui composaient chaque bailliage, extraite du protocole du notaire Jean Renaud :</text:span></text:p><text:p text:style-name="Footnote"><text:span text:style-name="T12">Bailiva Sabaudie.</text:span> — Castellanie Camberiaci, Burgeti, Montisfalconis, Cusiaci, Castellarii Boviciarum, Fabricarum, Intermoncium, Marchiarum, Montismeliani, Turnonis, Ugine, Confleti, Tharentasie, Mauriene, Aquebelle, Ruppecule, Moletarum ;</text:p><text:p text:style-name="Footnote"><text:span text:style-name="T12">Bailiva Novalesii.</text:span> — Castellanie Voyronis, Sancti Laurentii, Pontis Bellivicini, Sancti Genesii, Insule de Ciers, Dolomiaci, Yenne et Chamiati ;</text:p><text:p text:style-name="Footnote"><text:span text:style-name="T12">Bailiva Viennensis.</text:span> — Castellanie de Chabouz, Coste S. Andree et Boczoselli, S. Johannis de Bornay, Septimi, S. Georgii Speranchii, Fallarvii et Vuipillerie<text:span text:style-name="T15">a</text:span>, S. Symphoriani, Aziaci, Johannages ;</text:p><text:p text:style-name="Footnote"><text:span text:style-name="T12">Bailiva Burgi.</text:span> — Castellanie Burgi, Coloigniaci, Trefforcii, S. Stephani, Jasseronis, Bohenci, S. Andree, Pontis Yndis, Ambroniaci, S. Germani ;</text:p><text:p text:style-name="Footnote"><text:span text:style-name="T12">Bailiva Beugesii.</text:span> — Castellanie S. Raguemberti, Lompnarum, Rosseillonis, Saysselli, Balonis, Aye et Cluse ;</text:p><text:p text:style-name="Footnote"><text:span text:style-name="T12">Bailiva Chablasii.</text:span> — Castellanie Gebenne, Versoye, Aquarie, Allingii et Thononis, Aquiani et Fisterne, Sancti Mauricii Agaunensis, Saxonis et Intermoncium, Conthegii et Saillonis, Chillionis, Turris Viviaci, Castri S. Dionisii in Fruencia, Paterniaci, Mureti ;</text:p><text:p text:style-name="Footnote"><text:span text:style-name="T12">Bailiva Vallis Auguste.</text:span> — Castellanie Castri Argenti, Auguste, Bardi et Donacii, Montis Alti, Yphorigie.</text:p><text:p text:style-name="Footnote"><text:span text:style-name="T12">Bailiva Vallis Secusie.</text:span> — Castellanie Secusie, Avillanie, Rippolarum.</text:p><text:p text:style-name="Footnote">(<text:span text:style-name="T1">Mém. de l’Acad. de Turin,</text:span> t. XXXVI, p. 66, et docum. 1<text:span text:style-name="T15">er</text:span>, p. 99.)</text:p><text:p text:style-name="Footnote">Cf. pour ce chapitre : <text:span text:style-name="T12">Grillet,</text:span> <text:span text:style-name="T1">Dictionnaire historique de la Savoie ;</text:span> t. I, p. 50 et suivantes ; <text:span text:style-name="T12">J. Dessaix,</text:span> <text:span text:style-name="T1">La Savoie historique,</text:span> t. I, p. 288 et suiv. ; Eug. <text:span text:style-name="T12">Burnier,</text:span> <text:span text:style-name="T1">Histoire du Sénat de Savoie,</text:span> t. I, passim.</text:p><text:p text:style-name="Footnote">a) Fallarvii doit être la <text:span text:style-name="T1">Fallaverii ;</text:span> Vuipillerie, c’est <text:span text:style-name="T1">Vulpillerie.</text:span></text:p></text:note-body></text:note></text:span>.</text:p>
      <text:p text:style-name="Text"><text:span text:style-name="Page">{67}</text:span>Après sa réunion à la Savoie en 1355, le Faucigny forma une nouvelle circonscription judiciaire divisée en onze châtellenies : <text:span text:style-name="T1">Bonne, Bonneville, Châtillon, Cluses, Crêt-d’Oz, Faucigny,</text:span> Flumet, <text:span text:style-name="T1">Monthoux, Mont-Joie</text:span> (<text:span text:style-name="T1">Saint-Gervais</text:span>), <text:span text:style-name="T1">Sallanches</text:span> et <text:span text:style-name="T1">Samoëns.</text:span></text:p>
      <text:p text:style-name="Text">Ces judicatures-mages disparurent un instant au <text:span text:style-name="T12">xvi</text:span><text:span text:style-name="T15">e</text:span> siècle. L’édit qui érigeait à Chambéry une Cour de Parlement pour remplacer l’ancien Conseil ducal, leur substitua les cinq bailliages de Bresse, de Bugey, de Maurienne, de Savoie et de Tarentaise ; le Chablais était occupé par les Bernois et les Valaisans, le Genevois et le Faucigny formaient l’apanage du duc de Nemours.</text:p>
      <text:p text:style-name="Section_20_Titre">Organisation ecclésiastique.</text:p>
      <text:p text:style-name="Text">D’une façon générale, l’organisation des diocèses ne fut guère définitive et complète qu’au <text:span text:style-name="T12">viii</text:span><text:span text:style-name="T15">e</text:span> siècle. A cette époque, les diocèses furent divisés en plusieurs circonscriptions désignées sous le nom d’archidiaconés partagés en archiprêtrés formés par la réunion d’un plus ou moins grand nombre de paroisses.</text:p>
      <text:p text:style-name="Text"><text:soft-page-break/>Chaque agglomération chrétienne un peu considérable devint une <text:span text:style-name="T1">paroisse</text:span> qui eut pour chef religieux un prêtre, subordonné de l’évêque de la cité voisine de qui il recevait et tenait tous ses pouvoirs. L’ensemble de toutes les paroisses réunies autour d’une ville forma le diocèse.</text:p>
      <text:p text:style-name="Text">Mais la nécessité se fit sentir, pour mettre plus de régularité dans les relations du clergé diocésain, dans les relations du curé de paroisse avec l’évêque, de former de plusieurs paroisses un chapitre rural à la tête duquel fut placé un archiprêtre choisi parmi les prêtres les plus âgés, d’où son nom de <text:span text:style-name="T1">decanus</text:span> ou <text:span text:style-name="T1">doyen.</text:span></text:p>
      <text:p text:style-name="Text">De même qu’on avait groupé dans le diocèse plusieurs paroisses rurales pour former une <text:span text:style-name="T1">chrétienté</text:span> (christianitas), <text:span text:style-name="Page">{68}</text:span>ou <text:span text:style-name="T1">archiprêtré,</text:span> ou <text:span text:style-name="T1">doyenné,</text:span> de même on groupa plusieurs chapitres ruraux ou archiprêtrés dans une nouvelle circonscription dirigée par un archidiacre et appelée <text:span text:style-name="T1">archidiaconé</text:span> (archidiaconatus).</text:p>
      <text:p text:style-name="Text">Au point de vue ecclésiastique, le département de la Savoie appartenait au moyen-âge à cinq diocèses : ceux de Genève, Grenoble et Maurienne, dépendant de la province ecclésiastique de Vienne, celui de Tarentaise, dépendant de la province ecclésiastique de ce nom, et celui de Belley, dont les évêques étaient suffragants de l’archevêque de Besançon. Voici quelle était au <text:span text:style-name="T12">xv</text:span><text:span text:style-name="T15">e</text:span> siècle la composition de chacun d’eux :</text:p>
      <text:p text:style-name="Titre_20_A">I. — <text:span text:style-name="T12">Diocèse de Genève</text:span></text:p>
      <text:p text:style-name="Text">Ce diocèse, situé entre ceux de Lausanne, Sion, Aoste, Tarentaise, Grenoble, Belley et Saint-Claude, était anciennement divisé en huit décanats ruraux qui avaient pour chefs-lieux Allinges, Annecy, Annemasse, Aubonne Ceysérieu, Rumilly, Sallanches et Vuillonnex.</text:p>
      <text:p text:style-name="Texte_20_1LA">1° <text:span text:style-name="T7">Décanat d’Allinges</text:span> (51 paroisses et chapelles ; 5 prieurés) : <text:span text:style-name="T1">Allinges, Anthy, Armoy, Avully, Ballaison, Le Biot, Boëge, Bons, Brecorens, Brens, Brenthonne, Burdignin, Cérésy, Cervens, La Chapelle, Chévenoz, Cusy, Evian, Excevenex, Fessy, Féterne, La Forclaz, Genevrey-près-Thonon, Habère-Lullin, Habère-Poche, Larringes, Lugrin, Lullin, Lully, Machilly, Margencel, Marin, Massongy, Messery, Nernier, Neuvecelle, Novelle, Orcier, Périguier, Publier, Saint-Cergues, Saint-Didier, Saint-Gingolph, Saint-Jean-d’Aulph, Saxel, Sciez, Thollon, Tully-près-Thonon, Vacheresse, Vailly, Veygy, Villard-sur-Boëge.</text:span></text:p>
      <text:p text:style-name="P2">Bellevaux, Douvaine, Draillant, Saint-Paul, Thonon.</text:p>
      <text:p text:style-name="Texte_20_1LA">2° <text:span text:style-name="T7">Décanat d’Annecy</text:span> (83 paroisses et chapelles ; 12 prieurés) : Aillon, <text:span text:style-name="T1">Alby, Alex, Allève, Allonzier, Andilly,</text:span> <text:span text:style-name="Page">{69}</text:span><text:span text:style-name="T1">Annecy-le-Bourg, Annecy-le-Vieux, Argonnex,</text:span> Arith, <text:span text:style-name="T1">Avregny, Balmont,</text:span> Bellecombe, <text:span text:style-name="T1">Bluffy, Cercier, Cernex, Chainaz, Chapeiry,</text:span> Le Châtelard, <text:span text:style-name="T1">Choisy, La Clusaz,</text:span> La Compôte, <text:span text:style-name="T1">Cons, Copponex, Cusy, Cuvat,</text:span> Les Déserts, <text:span text:style-name="T1">Dingy-Saint-Clair,</text:span> Doucy-en Bauges, <text:span text:style-name="T1">Doussard, Duingt,</text:span> Ecole, <text:span text:style-name="T1">Epagny,</text:span> Epersy, <text:span text:style-name="T1">Ferrières, Les Frasses, Gévrier, Giez, Gruffy, Héry-sur-Alby,</text:span> Jarsy, <text:span text:style-name="T1">Leschaux,</text:span> Lescheraines, <text:span text:style-name="T1">Marcellaz, Marlens, Meitet, Menthon, Mésigny, Metz,</text:span> Mognard, Le Montcel, <text:span text:style-name="T1">Montmin,</text:span> La Motte-en-Bauges, <text:span text:style-name="T1">Mures, Naves, Nonglard, Les Ollières, Pringy,</text:span> Pugny-Châtenod, <text:span text:style-name="T1">Quintal,</text:span> Sainte-Reine, <text:span text:style-name="T1">Saint-Eustache, Saint-Ferréol,</text:span> Saint-Girod, <text:span text:style-name="T1">Saint-Martin</text:span> (<text:span text:style-name="T1">Mont</text:span>), <text:span text:style-name="T1">Saint-Maurice,</text:span> Saint-Offenge-Dessous, Saint-Offenge-Dessus, Saint-Ours, <text:span text:style-name="T1">Saint-Silvestre, Saint-Victor, Serraval, Settenex, Seynod, Sillingy, Thônes, La Thuile,</text:span> Trévignin, Ugines, <text:span text:style-name="T1">Verrier, Vieugy, Villaz, Villy-le-Pelloux.</text:span></text:p>
      <text:p text:style-name="Text"><text:span text:style-name="T1">Etercy,</text:span> Grésy-sur-Aix, Héry-sur-Ugines, <text:span text:style-name="T1">Lovagny, Poisy, Saint-Jorioz, Saint-Robert, Sévrier, Sillingy, Talloires, Viuz-la-Chiésaz, Viuz-sur-Faverges.</text:span></text:p>
      <text:p text:style-name="Texte_20_1LA">3° <text:span text:style-name="T7">Décanat d’Annemasse</text:span> (23 paroisses et chapelles ; 1 prieuré) : <text:span text:style-name="T1">Annemasse, Bonne, Choulex, Collonges-près-Bellerive, Cologny, Compois, Corsier, Cranves, Etrembières, Foncenex, Hermance, Jussy, Lucinges, Meinier, Monnetier, Monthoux, Présinge, Saint-Maurice-près-Bellerive, Sales-près-Cranves, Thonex, Vandœuvres, Vétraz, Villars-près-Hermance.</text:span></text:p>
      <text:p text:style-name="P2">Ville-la-Grand.</text:p>
      <text:p text:style-name="Texte_20_1LA"><text:soft-page-break/>4° <text:span text:style-name="T7">Décanat d’Aubonne</text:span> (64 paroisses et chapelles ; 13 prieurés) : <text:span text:style-name="T1">Allaman, Arzier, Aubonne, Béguins, Billiat, Bossy-près-Collex, Bourdigny, Bursinel, Burtigny, Céligny, Chalex, Champfromier, Chanay, Chevry, Chézery, Coinsins, Collex, Commugny, Crassier, Craz, Dardagny, Echallon, Essertines, Féchy, Fernex, Gex, Gilly, Gimel, Gingins, Gonville, Greilly, Grens, l’Hôpital-près-Chanay,</text:span> <text:span text:style-name="Page">{70}</text:span><text:span text:style-name="T1">Injoux, Lalleyriat, Lancrans, Mategnin, Meyrin, Moëns, Montanges, Montherod, Musinens, Ochiaz, Ornex, Peizy, Peney, Péron, Pisy, Pougny, Pouilly-Saint-Genis, Pregny, Promenthoux, Saconnex-le-Grand, Saint-Cergues, Saint-Germain-de-Joux, Saubraz, Surjoux-près-Nantua, Thoiry, Tougin-près-Gex, Trélex, Vernier, Versoix, Versonnex, Vich.</text:span></text:p>
      <text:p text:style-name="P2">Ardon-en-Michaille, Asserens et Marval, Bassins, Bursins, Cessy, Divonne, Genollier, Nyon, Perroy, Prévessin, Russin, Satigny, Ville-en-Michaille.</text:p>
      <text:p text:style-name="Texte_20_1LA">5° <text:span text:style-name="T7">Décanat de Ceysérieu</text:span> (27 paroisses et chapelles ; 8 prieurés) : <text:span text:style-name="T1">L’Abergement, Béon, Brenod, Ceysérieu, Champdor, Chanaz, Charencin, Chavornay, Corbonod, Curtille, Hottonne, Lilignod, Lochieu, Lompnieu, Luthézieu,</text:span> Motz, <text:span text:style-name="T1">Passin, Pollieu, Ruffieux-en-Bugey,</text:span> Ruffieux-en-Chautagne, <text:span text:style-name="T1">Saint-Martin-de-Bavel,</text:span> Serrières, <text:span text:style-name="T1">Songieu, Sutrieu, Virieu-le-Petit. Vougnes, Yon.</text:span></text:p>
      <text:p text:style-name="Text"><text:span text:style-name="T1">Anglefort, Belmont, Champagne,</text:span> Chindrieux, <text:span text:style-name="T1">Seyssel, Talissieu, Vieu,</text:span> Vions.</text:p>
      <text:p text:style-name="Texte_20_1LA">6° <text:span text:style-name="T7">Décanat de Rumilly</text:span> (39 paroisses et chapelles ; 5 prieurés) : Albens, Ansigny, <text:span text:style-name="T1">Arcine, Bassy, Bloye, Boussy,</text:span> Cessens, <text:span text:style-name="T1">Challonges, Chaumont, Chêne-en-Sémine, Chessenaz, Chilly,</text:span> Clarafond, <text:span text:style-name="T1">Cologny-sous-Vulbens, Contamine, Crempigny, Désingy, Droisy, Eloise, Franclens, Frangy, Lornay, Marigny, Marlioz, Massingy, Menthonnex, Moye, Musiège, Saint-André, Saint-Eusèbe,</text:span> Saint-Germain-de-Chambotte, <text:span text:style-name="T1">Saint-Germain-sur-Rhône, Sales, Syon, Thusy, Usinens, Vallières, Versonnex, Vonzy.</text:span></text:p>
      <text:p text:style-name="Text"><text:span text:style-name="T1">Bonneguette, Léaz, Rumilly,</text:span> Saint-Innocent, <text:span text:style-name="T1">Veaux.</text:span></text:p>
      <text:p text:style-name="Texte_20_1LA">7° <text:span text:style-name="T7">Décanat de Sallanches</text:span> (57 paroisses et chapelles ; 5 prieurés) : <text:span text:style-name="T1">Amancy, Araches, Arbusigny, Arenthon, Arthas, Ayse, Bogère, Bornand, La Chapelle-Boège, La Chapelle-Rambaud, Cluses et Châtillon, Combloux, Cornier, La Côte d’Hyot, Esery, Faucigny, Fillinges, Fleirier-près-Taninges,</text:span> <text:span text:style-name="Page">{71}</text:span>Flumet, <text:span text:style-name="T1">Les Gets, Jussy, Le Lac, Loëx, Magland, Marcellaz, Marignier, Mégevette, Mieussy, Mont-Saxonnex, Nangy, Notre-Dame-de-la-Gorge, Passeirier, Passy, Pers, Pontchy, Pont-Saint-Martin, Reignier, La Roche, Saint-Gervais, Saint-Hippolyte, Saint-Innocent, Saint-Jean-de-Tholomé, Saint-Jeoire, Saint-Laurent-de-Cornillon, Saint-Nicolas-de-Véroce, Saint-Pierre-de-Rumilly, Saint-Romain, Saint-Sigismond, Saint-Sixt, Sallanches, Samoëns, Scientrier, Scionzier, La Tour, Vallorcine, Ville-en-Sallaz, Viuz-en-Sallaz.</text:span></text:p>
      <text:p text:style-name="P2">Chamonix, Contamines-sur-Arves, Mégève, Peillonnex, Thiez.</text:p>
      <text:p text:style-name="Texte_20_1LA">8° <text:span text:style-name="T7">Décanat de Vuillonnex</text:span> (45 paroisses et chapelles ; 1 prieuré) : <text:span text:style-name="T1">Banz, Bardonnex, Beaumont, Bernex, Bossey, Cartigny, Chancy, Chataignie, Chavannaz, Chénex, Chevrier, Collonges-Archamp, Compesières, Confignon, Cruseilles, Dingy-en-Vuache, Epagny, Essertet, Les Esserts-Esery, Evires, Feigères, Groisy, Humilly, Jonzier, Laconnex, Lancy, Malagny, Minzier, La Muraz, Neydens, Onex, Présilly, Saint-Julien, Le Sappey, Savigny, Thairy, Thorens, Troinex, Valery, Verrier, Vers, Villy-le-Bouveret, Viry, Vuillonnex-sur-Bernex, Vulbens.</text:span></text:p>
      <text:p text:style-name="P2">Lully.</text:p>
      <text:p text:style-name="Texte_20_1LA">Outre les églises paroissiales et les prieurés que nous venons d’énumérer, le diocèse de Genève comprenait encore un certain nombre de couvents d’hommes, de monastères de femmes, de chartreuses, d’hôpitaux et de maladreries.</text:p>
      <text:p text:style-name="Text">La ville de Genève renfermait à elle seule sept couvents : le couvent de Saint-Victor, de l’ordre de Cluny ; le couvent des Cordeliers de Rive, de la fondation des comtes de Savoie ; le couvent des Dominicains situé hors les murs de la ville, fondé vers l’an 1262 ; celui des Antonins ; le prieuré de Saint-Jean, hors les murs de Genève, de l’ordre <text:span text:style-name="Page">{72}</text:span>de Saint-Benoît ; le couvent des Frères-Ermites de Saint-Augustin ; celui des Religieuses de Sainte-Claire, fondé en 1477 par Yolande, duchesse de Savoie ; — et sept hôpitaux dont les revenus furent plus tard réunis, et qui furent réduits à deux : l’Hôpital général et celui des pestiférés.</text:p>
      <text:p text:style-name="Text"><text:soft-page-break/>Il y avait encore : 1°) dix abbayes ou couvents, dont quatre de l’ordre de Citeaux : <text:span text:style-name="T1">Bonmont,</text:span> fondée par Aimon, comte de Genève, au commencement du <text:span text:style-name="T12">xii</text:span><text:span text:style-name="T15">e</text:span> siècle ; <text:span text:style-name="T1">Chézery,</text:span> fondée en 1140 par Amédée III, comte de Savoie ; <text:span text:style-name="T1">Hautecombe,</text:span> fondée par le même en 1125 ; <text:span text:style-name="T1">Saint-Jean-d’Aulph,</text:span> fondée en 1103 par Humbert, comte de Maurienne et de Savoie ; — cinq de l’ordre des chanoines réguliers de Saint-Augustin : <text:span text:style-name="T1">Abondance-en-Chablais,</text:span> dont Saint-Colomban jeta les premiers fondements, mais qui ne fut réellement et définitivement établie qu’au <text:span text:style-name="T12">xii</text:span><text:span text:style-name="T15">e</text:span> siècle ; le couvent du Saint-Sépulcre, à <text:span text:style-name="T1">Annecy ; Entremont,</text:span> fondée en 1153 par Amédée I, comte de Genève ; <text:span text:style-name="T1">Filly,</text:span> fondée probablement par les rois de Bourgogne et d’Arles, et ravagée en 1536 par les Bernois ; <text:span text:style-name="T1">Sixt,</text:span> fondé par Aimon, seigneur de Faucigny, en 1144 ; — un couvent de Saint-Dominique, <text:span text:style-name="T1">Annecy,</text:span> que fonda en 1422, Jean Fraczon, connu sous le nom de cardinal de Brogny ;</text:p>
      <text:p text:style-name="Text">2°) Quatre monastères de femmes, dont trois de Cisterciennes : à <text:span text:style-name="T1">Bellerice,</text:span> fondé par Girold, seigneur de Langin, vers 1150, et ruiné par les Bernois en 1535 ; à <text:span text:style-name="T1">Bonlieu-en-Chablais,</text:span> dont la fondation remontait à l’an 1100 et qui fut détruit en 1536 ; à <text:span text:style-name="T1">Sainte-Catherine</text:span> près Annecy, qui fut fondé vers 1179 par Béatrix, fille de Guillaume I, comte de Genève ; et un de Dominicaines, à <text:span text:style-name="T1">Annecy,</text:span> fondé vers 1490 par Charles I, duc de Savoie, et donné en 1536 par le duc Charles III aux religieuses de Sainte-Claire réfugiées de Genève.</text:p>
      <text:p text:style-name="Text">3°) Six chartreuses : celles d’Aillon, fondée par Humbert III, comte de Savoie, en 1183 ; d’<text:span text:style-name="T1">Arvières,</text:span> fondée par Amédée III, comte de Savoie, vers 1140 ; de <text:span text:style-name="T1">Mélan,</text:span> près <text:span text:style-name="Page">{73}</text:span>Taninges, qui fut fondée, en 1292, par Béatrix de Savoie, dame de Faucigny, pour quarante religieuses et sept religieux prêtres ; de <text:span text:style-name="T1">Pomiers,</text:span> fondée en 1179 par Guillaume, comte de Genève ; du <text:span text:style-name="T1">Reposoir,</text:span> que fonda, en 1151, Aimon, seigneur de Faucigny ; de <text:span text:style-name="T1">Vallon,</text:span> fondée en 1136 par les seigneurs de Ballaison, et accrue en 1144 par Rodolphe de Faucigny.</text:p>
      <text:p text:style-name="Text">4°) Vingt-et-un hôpitaux, outre celui de la Charité à Annecy, situés à <text:span text:style-name="T1">Annecy, Bonmont, Bonne, Bonneville, Chaumont, Chilly, Cluses, Coppet, Evian, Faverges, Gex, Nion, La Roche, Rumilly, Saint-Julien, Sallanches, Talloires, Thônes, Thonon,</text:span> Ugines, <text:span text:style-name="T1">Viry.</text:span></text:p>
      <text:p text:style-name="Text">5°) Vingt-trois maladreries, celles d’<text:span text:style-name="T1">Alby, Allinges, Annecy, Boëge, Brogny,</text:span> Le Châtelard-en-Bauges, <text:span text:style-name="T1">Cluses, Collouvrai, Contamine-près-Marlioz, Cruseilles</text:span> qui fut unie vers 1622 à la Chapelle du Château par saint François de Sales, <text:span text:style-name="T1">Dingy, Douvaine, Duingt, Evian, Faverges, Gruffy, Lancrans, Rumilly, Sainte-Madeleine</text:span> (près La Roche, en la paroisse de Cornier), <text:span text:style-name="T1">Sainte-Madeleine</text:span> (près Talloires), <text:span text:style-name="T1">Thônes,</text:span> Ugines, <text:span text:style-name="T1">Ville-en-Michaille.</text:span></text:p>
      <text:p text:style-name="Titre_20_A">II. — <text:span text:style-name="T12">Diocèse de Grenoble</text:span></text:p>
      <text:p text:style-name="Text">Ce diocèse, qui était borné au nord par ceux de Belley et de Genève, à l’est par ceux de Tarentaise et de Maurienne, au sud par ceux d’Embrun, de Gap et de Die, et à l’ouest par ceux de Valence et de Vienne, était partagé, d’après un pouillé de l’église de Grenoble dressé en 1497, en quatre districts : le décanat de Grenoble, les archiprêtrés de Viennois et d’Au-delà-du-Drac (Archipresbyteratus ultra Dracum), et le décanat de Savoie.</text:p>
      <text:p text:style-name="Texte_20_1LA">1° <text:span text:style-name="T7">Décanat de Grenoble</text:span> (117 paroisses, cures ou annexes ; 18 prieurés) : <text:span text:style-name="T1">Les Adrets</text:span> — et <text:span text:style-name="T1">Saint-Christophe-d’Hurtières</text:span><text:span text:style-name="Footnote_20_Symbol"><text:span text:style-name="T5"><text:note text:id="ftn30" text:note-class="footnote"><text:note-citation>30</text:note-citation><text:note-body><text:p text:style-name="Footnote"><text:s/>Le tiret, placé entre les noms de deux paroisses, indique que la seconde était une annexe ou une dépendance de la première.</text:p></text:note-body></text:note></text:span></text:span>, <text:span text:style-name="T1">Allemont,</text:span> Arvillard, <text:span text:style-name="T1">Auris-en-Oisans,</text:span> <text:span text:style-name="Page">{74}</text:span><text:span text:style-name="T1">Avallon, Besse, Bresson</text:span> — et <text:span text:style-name="T1">Echirolles, Brié</text:span> (ou Brez), <text:span text:style-name="T1">Le Champ — et La Pierre, Champagnier, Chantelouve,</text:span> La Chapelle-Blanche — et Villaroux, <text:span text:style-name="T1">La Chapelle-du-Bar, Chaulonge, Le Cheylas, Clavans, Cognet, Domène, Entraigues, Eybens</text:span> — et <text:span text:style-name="T1">Angone</text:span> (ecclesia sancti Hippoliti de Ingoniis), <text:span text:style-name="T1">La Ferrière, Le Freney, Froges, La Garde, Gières, Goncelin, La Grave, Grignon, Herbeys, Huez</text:span> — et <text:span text:style-name="T1">Brandes, Jardenc</text:span> (Monteynard), <text:span text:style-name="T1">Laval, Lavaldens, Lavalette, Maryes, Misoën,</text:span> Les Mollettes, <text:span text:style-name="T1">Mont-de-Lent</text:span> — et <text:span text:style-name="T1">Saint-Etienne-de-Pariset, La Motte</text:span> (ou Saint-Pierre)-<text:span text:style-name="T1">d’Aveillans, La-Motte-Saint-Martin, Morêtel, Le Moutaret, La Mure, Murianette, Nantes-en-Ratier, Notre-Dame-de-Commiers, Notre-Dame-de-Jarrie</text:span> — et <text:span text:style-name="T1">Saint-Didier-de-Jarrie, Notre-Dame-de-Mézage, Notre-Dame-de-Vaux, Ornon, Oulles, Oz, Le Périer, Le Pinet, Le Pinsot, Ponsonas, Revel, Roach</text:span> (Marcieu), <text:span text:style-name="T1">Saint-Arey, Saint-Christophe-en-</text:span><text:soft-page-break/><text:span text:style-name="T1">Oisans, Sainte-Agnès, Saint-Etienne-de-Jarrie, Saint-Honoré, Saint-Hugues</text:span> — et <text:span text:style-name="T1">Saint-Jean-de-Grenoble, Saint-Jean-de-Vaux, Saint-Jean-le-Vieux — et Saint-Nicolas, Saint-Laurent-du-Lac</text:span> (<text:span text:style-name="T1">le Bourg-d’Oisans</text:span>), <text:span text:style-name="T1">Saint-Marcel-d’Allevard, Saint-Martin-de-Séchillienne — Livet</text:span> — et <text:span text:style-name="T1">Saint-Barthélemi-de-Séchillienne, Saint-Martin-d’Hère, Saint-Martin-d’Uriage,</text:span> Saint-Maurice-de-Détrier — et Saint-Martin-de-Détrier, <text:span text:style-name="T1">Saint-Maximin, Saint-Murys-Montaymon, Saint-Nizier-d’Uriage, Saint-Pierre-d’Allevard, Saint-Pierre-de-Champ, Saint-Pierre-de-Commiers</text:span> — et <text:span text:style-name="T1">Saint-Georges-de-Commiers, Saint-Pierre-de-Festignin</text:span> (<text:span text:style-name="T1">Pierre-Châtel</text:span>), <text:span text:style-name="T1">Saint-Pierre-de-Mézage, Saint-Théoffrey, Savel, Siévoz</text:span> — et <text:span text:style-name="T1">Auris-en-Valbonnais, Tencin, Theys, Valbonnais, Vaujany, Vaulnaveys, Venon, Venosc, Le Versoud, Villard-Aymon</text:span> — et <text:span text:style-name="T1">Villard-Reymond, Villard-Benoît, Villard-Bonod</text:span> — et <text:span text:style-name="T1">Notre-Dame-de-Lancey, Le Villard-d’Arênes, Villard-Reculat, Villard-Saint-Christophe, Villeneuve-d’Uriage</text:span> — et <text:span text:style-name="T1">Saint-Sauveur-d’Uriage, Vizille.</text:span></text:p>
      <text:p text:style-name="Text"><text:span text:style-name="Page">{75}</text:span><text:span text:style-name="T1">Allevard,</text:span> Arvillard, <text:span text:style-name="T1">Avallon, Bourg-d’Oisans, Champ, Champagnier, Commiers, Domène, La Garde, Jarrie, La Mure, Saint-Michel-de-Connexe, Saint-Nizier-d’Uriage, Séchillienne, Valbonnais, Vaulnaveys, Villard-Benoît, Vizille.</text:span></text:p>
      <text:p text:style-name="Texte_20_1LA">2° <text:span text:style-name="T7">Archiprêtré de Viennois</text:span> (72 paroisses, cures ou annexes ; 17 prieurés) : <text:span text:style-name="T1">L’Albenc</text:span> — et <text:span text:style-name="T1">Saint-Eusèbe-de-Meynes</text:span> (<text:span text:style-name="T1">ou Mures</text:span>), <text:span text:style-name="T1">Beaucroissant</text:span> — et <text:span text:style-name="T1">Renage, Beaulieu, Bernin, Biviers, La Buisse</text:span> — et <text:span text:style-name="T1">Saint-Julien-de-Raz, Chantesse, Chasselay, Corenc, Coublevie, Cras, Crolles,</text:span> Les Echelles, <text:span text:style-name="T1">Le Fontanil</text:span> — et <text:span text:style-name="T1">Le Mont-Saint-Martin, La Fortaresse, Loirieu, Lumbin, Meylan</text:span> — et <text:span text:style-name="T1">Saint-Murys, Miribel, Montbonnod, Morette, Polliènas, Pommier, Proveysieux, Quaix, Quincieu, Rives, Saint-Aupre, Saint-Bernard,</text:span> Saint-Christophe — et Saint-Jean-de-Couz, <text:span text:style-name="T1">Saint-Egrève, Saint-Etienne-de-Crossey, Saint-Ferjus</text:span> (<text:span text:style-name="T1">La Tronche</text:span>), <text:span text:style-name="T1">Saint-Hilaire</text:span> — et <text:span text:style-name="T1">Saint-Pancrace, Saint-Ismier, Saint-Jean-de-Moirenc, Saint-Laurent-de-Grenoble, Saint-Laurent-du-Pont, Saint-Martin-de-Miséré, Saint-Martin-le-Vinoux, Saint-Michel-du-Mont, Saint-Nazaire</text:span> — et <text:span text:style-name="T1">Saint-Maurice-de-Clèmes, Saint-Nicolas-de-Macherin, Saint-Pierre-de-Chartreuse,</text:span> Saint-Pierre-de-Genebroz, <text:span text:style-name="T1">Saint-Pierre-de-Moirenc, Saint-Pierre-de-Valmoirenc</text:span> (<text:span text:style-name="T1">Voiron</text:span>), <text:span text:style-name="T1">Saint-Vincent-de-Mercuze, Saint-Vincent-du-Plâtre</text:span> (<text:span text:style-name="T1">Le Chevalon</text:span>), <text:span text:style-name="T1">Le Sapey, Sarcenaz, Serres, Tèche, La Terrasse, Tolvon, Le Touvet, Tullin, Vatillieu, Villette, Vinay</text:span> — et <text:span text:style-name="T1">Saint-Clément-de-Vers, Voreppe, Vourey</text:span> — et <text:span text:style-name="T1">Chepie.</text:span></text:p>
      <text:p text:style-name="P2">Beaulieu, Bernin, La Buisse, Chasselay, Corenc, Loirieu, Miribel, Moirenc, Rives, Saint-Eynard, Saint-Laurent-de-Grenoble, Saint-Martin-de-Miséré, Saint-Nazaire, Saint-Robert, Le Touvet, Tullin, Voreppe.</text:p>
      <text:p text:style-name="Texte_20_1LA">3° <text:span text:style-name="T7">Archiprêtré d’Au-delà-du-Drac</text:span> (50 paroisses, cures ou annexes ; 13 prieurés) : <text:span text:style-name="T1">Auberive, Autrans,</text:span> <text:span text:style-name="Page">{76}</text:span><text:span text:style-name="T1">Chabotte, Claix</text:span> — et <text:span text:style-name="T1">Cosseil, La Cluse, Cognin, Corançon, L’Enchâtre, Engins, Fontaine, Fontanieu, Genevray, Lans, Méaudres, Nacon</text:span> — et <text:span text:style-name="T1">Saint-Pierre-de-Cherennes, Notre-Dame-des-Vignes</text:span> (<text:span text:style-name="T1">Les Côtes-de-Sassenage</text:span>), <text:span text:style-name="T1">Notre-Dame-du-Désert</text:span> (<text:span text:style-name="T1">Château-Bernard</text:span>), <text:span text:style-name="T1">Noyarey, Paquiers, Pariset, Le Pont-en-Royans, Prélanfrey, Prêles, Rencurel, Rovon, Saint-André-en-Royans, Saint-Ange, Saint-Barthélemi-de-Groin, Saint-Etienne-de-Choranches</text:span> — et <text:span text:style-name="T1">Notre-Dame-de-Choranches, Saint-Gervais, Saint-Girod, Saint-Jean-des-Essarts, Saint-Just-en-Royans, Saint-Nizier-sur-Pariset, Saint-Paul-de-Varces, Saint-Pierre-de-Varces</text:span> — et <text:span text:style-name="T1">Risset, Saint-Quentin, Saint-Romain</text:span> — et <text:span text:style-name="T1">Beauvoir, Sassenage, Seyssins</text:span> — et <text:span text:style-name="T1">Seyssinet, Uriol, Veurey, Vif, Villard-de-Lans.</text:span></text:p>
      <text:p text:style-name="Text"><text:span text:style-name="T1">Nacon, Notre-Dame-de-Lans, Notre-Dame-des-Vignes</text:span> (<text:span text:style-name="T1">Côtes-de-Sassenage</text:span>), <text:span text:style-name="T1">Pont-en-Royans, Risset, Saint-Ange, Saint-Jean-de-Revesti, Saint-Just-en-Royans, Saint-Michel et Saint-Blaise-de-Ruppe</text:span> (paroisse de Genevray), <text:span text:style-name="T1">Saint-Romain-de-Granenc, Valchevrières, Veurey, Vif.</text:span></text:p>
      <text:p text:style-name="Texte_20_1LA">4° <text:span text:style-name="T7">Décanat de Savoie</text:span> (66 paroisses, cures ou annexes, outre la collégiale de la Sainte-Chapelle du Château de Chambéry ; 16 prieurés) : Aix, Apremont, Arbin — et Montmélian, Barberaz, Barby, <text:span text:style-name="T1">Barraux,</text:span> Bassens, Bissy, <text:span text:style-name="T1">Bellecombe,</text:span> Le Bourget — et Bourdeau, <text:span text:style-name="T1">La Buissière,</text:span> Chambéry-le-Vieux (Sainte-Ombre), <text:span text:style-name="T1">Chapareillan,</text:span> Chignin, Clarafond — et Méry, Cognin, Corbel — et La Ruchère, Cruet, Curienne, Les Déserts, Epernex, Francin, Fréterive, Grésy, Jacob, Lémenc, Les Marches, Miolans, Montagnole, Montailleur, La Motte, Mouxy, Pugny, Puygros, La Ravoire, Saint-Alban — et Verel, Saint-Baldoph, Saint-Cassin, <text:span text:style-name="T1">Sainte-Marie-d’Alloix, Sainte-Marie-du-Mont,</text:span> Saint-Jean-d’Arvey, Saint-Jean-de-la-Porte, Saint-Jeoire, Saint-Léger, <text:span text:style-name="T1">Saint-Marcel-sur-Barraux,</text:span> Saint-Pierre-<text:soft-page-break/>d’Albigny, Saint-Pierre-d’Entremont, Saint-Pierre-sous-le-Château, Saint-Sigismond — et Saint-Hippolyte <text:span text:style-name="Page">{77}</text:span>(ou Saint-Paul)-sur-Aix, Saint-Sulpice, Saint-Thibaud-de-Couz, Servolex, Sonnaz, Thoiry, La Thuile, Tresserve, Triviers, Vimines, Le Viviers, Voglans.</text:p>
      <text:p text:style-name="Text">Aix, Arbin, <text:span text:style-name="T1">Barraux,</text:span> Bassens, Bissy, Le Bourget, Clarafond, Entremont, Fréterive, Lémenc, Montailleur, La Motte, Saint-Baldoph, Saint-Jeoire, Saint-Philippe (paroisse de Saint-Jean-de-la-Porte), Thoiry.</text:p>
      <text:p text:style-name="Texte_20_1LAB">Le diocèse de Grenoble renfermait en outre :</text:p>
      <text:p text:style-name="Text">1°) Le prieuré <text:span text:style-name="T1">de la Madeleine</text:span> ou de l’<text:span text:style-name="T1">Aumône de Saint-Hugues</text:span> et les trois chartreuses de <text:span text:style-name="T1">Chaleys</text:span> (sur Voreppe), de la <text:span text:style-name="T1">Grande-Chartreuse,</text:span> à laquelle la chartreuse de Currières était alors unie, et de Saint-Hugon ;</text:p>
      <text:p text:style-name="Text">2°) Sept monastères de femmes, dont un de Chartreuses à <text:span text:style-name="T1">Prémol</text:span> (paroisse de Vaulnaveys) ; deux de Cisterciennes, aux <text:span text:style-name="T1">Ayes</text:span> (paroisse de Crolles) et à <text:span text:style-name="T1">Saint-Just-en-Royans ;</text:span> un de Dominicaines à <text:span text:style-name="T1">Montfleury ;</text:span> et trois de Sainte-Claire, à Chambéry en ville, à Chambéry hors ville et à <text:span text:style-name="T1">Grenoble ;</text:span></text:p>
      <text:p text:style-name="Text">3°) Douze couvents d’ordres mendiants : ceux des Carmes à la Rochette et à <text:span text:style-name="T1">Beauvoir ;</text:span> ceux des Dominicains à Chambéry, <text:span text:style-name="T1">Grenoble</text:span> et Montmélian ; celui des Frères-Ermites de Saint-Augustin à Saint-Pierre d’Albigny ; ceux des Frères-Mineurs à Chambéry, <text:span text:style-name="T1">Grenoble</text:span> et <text:span text:style-name="T1">Moirenc ;</text:span> ceux des Frères-Mineurs de l’Observance (congrégation de Hollande) à Myans et à Sainte-Marie-Egyptienne de Chambéry ; celui des Frère<text:span text:style-name="T20">s-Minimes de </text:span><text:span text:style-name="T4">la Plaine</text:span><text:span text:style-name="T20"> (près Grenoble) ;</text:span></text:p>
      <text:p text:style-name="Text"><text:span text:style-name="T20">4°) Trente-six hôpitaux, ceux d’Aix, </text:span><text:span text:style-name="T4">Albenc, Allevard, Bourg-d’Oisans,</text:span><text:span text:style-name="T20"> Le Bourget, </text:span><text:span text:style-name="T4">La Buissière,</text:span><text:span text:style-name="T20"> Chambéry (trois : ceux de Saint-François, du Reclus et de Maché), </text:span><text:span text:style-name="T4">Crolles, Domène,</text:span><text:span text:style-name="T20"> Les Echelles, </text:span><text:span text:style-name="T4">Goncelin, Grenoble</text:span><text:span text:style-name="T20"> (quatre en v</text:span>ille : ceux de Saint-Antoine, Sainte-Magdeleine, Sainte-Marie et Saint-Jacques ; un hors ville, celui des pestiférés), <text:span text:style-name="T1">Moirenc, Montbonod, Mont-de-Lent,</text:span> Montmélian, <text:span text:style-name="T1">La</text:span> <text:span text:style-name="Page">{78}</text:span><text:span text:style-name="T1">Mure, Saint-Laurent-du-Pont, Séchillienne, La Terrasse, Theys, Le Touvet, Tullin, Valbonnais, Vif, Villard-d’Arênes, Vinay, Vizille, Voiron, Voreppe ;</text:span></text:p>
      <text:p text:style-name="Text">5°) Dix-huit léproseries, situées à : <text:span text:style-name="T1">Allevard, La Boisserette</text:span> (paroisse de Saint-Martin-le-Vinoux), Le Bourget, <text:span text:style-name="T1">La Buissière,</text:span> Chambéry, Les Échelles, Fréterive, <text:span text:style-name="T1">Gières, Moirenc, Montbonod,</text:span> Montmélian, <text:span text:style-name="T1">La Mure, Les Prés-de-Goncelin, Rives, Saint-Etienne-de-Crossey, Saint-Pierre-d’Allevard, Sassenage, Noreppe ;</text:span></text:p>
      <text:p text:style-name="Text">6°) Enfin, six préceptoreries, dont deux de Saint-Antoine, à Chambéry et à <text:span text:style-name="T1">Grenoble ;</text:span> et quatre de Saint-Jean-de-Jérusalem, situées à Chambéry, aux Échelles, à <text:span text:style-name="T1">Echirolles,</text:span> et à <text:span text:style-name="T1">Vizille</text:span> ou <text:span text:style-name="T1">Mézage.</text:span></text:p>
      <text:p text:style-name="Titre_20_A">III. — <text:span text:style-name="T12">Diocèse de Maurienne.</text:span></text:p>
      <text:p text:style-name="Text">Le diocèse de Maurienne, confiné au nord par le diocèse de Tarentaise, à l’est par ceux d’Ivrée et de Turin, au sud par ceux de Suze, d’Embrun et de Grenoble, à l’ouest par le décanat de Grenoble (du diocèse de Grenoble), comprenait cent deux paroisses, cures ou annexes, et neuf prieurés, dont voici la nomenclature :</text:p>
      <text:p text:style-name="Text">Aiguebelle, Aiton, Albanne, Albiez-le-Jeune, Albiez-le-Vieux, Argentine, Aussois, Avrieux, Beaune, Bessans, Le Betton, Bonneval-en-Maurienne, Bonvillard, Bonvillaret, Le Bourget-en-Huile, Bourgneuf, Bramans, La Chambre, Chamousset, Chamoux, Champlaurent, La Chapelle, Châteauneuf, La Chavanne, Les Chavannes, Coise, La Corbière, La Croix, Épierre, Fontcouverte, Fourneaux, Le Freney, Grignon, Hauteville, Hermillon, Jarrier, Lanslebourg, Lanslevillard, Modane, Montaimont, Montdenis, Montendry, Montgellafrey, Montgilbert, Monthion, Montpascal, Montricher, Montrond, Montsapey, Montvernier, Notre-Dame-des-Millières, Notre-Dame-du-Châtel, Notre-Dame-du-Cruet, Orelle, Planaise, Pontamafrey, Le Pontet, <text:span text:style-name="Page">{79}</text:span>Presle, Randens, La Rochette, Rotherens, Saint-Alban-des-Villards, Saint-Alban-d’Hurtières, Saint-André, Saint-Avre, Saint-Colomban-des-Villards, Sainte-Hélène-des-Millières, Sainte-Hélène-du-Lac, Sainte-Marie-de-Cuines, Saint-Étienne-de-Cuines, Saint-Georges-d’Hurtières, Saint-Jean-d’Arves, Saint-Jean-de-Maurienne, Saint-Jean-Pied-Gauthier, Saint-Julien, Saint-Léger, Saint-Martin, Saint-Martin-d’Arc, Saint-Martin-de-la-Porte, Saint-Martin-sur-la-Chambre, Saint-Michel, Saint-Pancrace, Saint-Pierre-de-Belleville, Saint-Pierre-de-Soucy, <text:soft-page-break/>Saint-Pierre-d’Extravache, Saint-Rémi, Saint-Sorlin-d’Arves, Saint-Sulpice, Sardières, Sollières, La Table, Termignon, Thyl, La Traverse, Valloires, Valmeinier, Villarambert, Villard-d’Héry, Villard-Léger, Villard-Sallet, Villargondran, Villarodin-Bourget.</text:p>
      <text:p text:style-name="Text">Aiton, Le Betton, La Chambre, Chamoux, Notre-Dame-des-Millières, Notre-Dame-du-Châtel, La Rochette, Sainte-Hélène-des-Millières, Saint-Julien.</text:p>
      <text:p text:style-name="Texte_20_1LA">Le diocèse de Maurienne renfermait en outre le couvent des religieux Franciscains de La Chambre, fondé en 1369 par Jean, seigneur de La Chambre, vicomte de Maurienne ; et l’abbaye du Betton, de l’ordre de Citeaux, fondée au commencement du <text:span text:style-name="T12">xii</text:span><text:span text:style-name="T15">e</text:span> siècle.</text:p>
      <text:p text:style-name="Titre_20_A">IV. — <text:span text:style-name="T12">Diocèse de Tarentaise</text:span></text:p>
      <text:p text:style-name="Text">Situé entre les décanats d’Annecy et de Sallanches (du diocèse de Genève) au nord, les diocèses d’Aoste et d’Ivrée à l’est, le diocèse de Maurienne au sud et à l’ouest, et le décanat de Savoie (diocèse de Grenoble) au nord-ouest, le diocèse de Tarentaise était composé de quatre-vingt-quatre paroisses, cures ou annexes et un prieuré :</text:p>
      <text:p text:style-name="Texte_20_1LA">Aigueblanche, Aime, Allondaz, Les Allues, Les Avanchers, La Bâthie, Bellecombe-en-Tarentaise, Bellentre, <text:span text:style-name="Page">{80}</text:span>Le Bois, Bonneval-en-Tarentaise, Bourg-Saint-Maurice, Bozel, Briançon, Brides, Celliers, Césarches, Cevins, Champagny, Les Chapelles, Cléry, Conflans, La Côte-d’Aime, Doucy, Esserts-Blay, Feissons-sous-Briançon, Feissons-sur-Salins, Fontaine-le-Puits, Gémilly, Gilly, Grand-Cœur, Granier, Hautecour, Hauteluce, Hauteville, L’Hôpital, Landry, Longefoy, Mâcot, Marthod, Mercury, Montagny, Montgirod, Montvalezan-sur-Bellentre, Montvalezan-sur-Séez, Moûtiers, Notre-Dame-du-Pré, Pallud, Peisey, La Perrière, Petit-Cœur, Plancherine, Pralognan, Pussy, Queige, Rognaix, Saint-Bon, Sainte-Foy, Saint-Grat (Tours), Saint-Hippolyte, Saint-Jean-de-Belleville, Saint-Laurent-de-la-Côte, Saint-Marcel, Saint-Martin-de-Belleville, Saint-Maxime-de-Beaufort, Saint-Oyen, Saint-Sigismond, Saint-Vital, Salins, La Saulce, Séez, Tamié, Tessens, Thénésol, Tignes, Tournon, Val-de-Tignes, Venthon, Verrens, Le Villard, Villaret, Villargerel, Villarlurin, Villaroger, Villette.</text:p>
      <text:p text:style-name="Text">Séez.</text:p>
      <text:p text:style-name="Texte_20_1LA">Il y avait encore dans le diocèse de Tarentaise trois couvents de Capucins établis par l’archevêque Thomas Sur en 1470 à Bourg-Saint-Maurice, Conflans et Moûtiers ; un monastère de l’ordre de Citeaux fondé à Tamié en 1132 par Pierre I, archevêque de Tarentaise ; et un couvent de Frères-Mineurs observantins institué à Saint-Michel-sur-Moûtiers par Thomas Sur, en 1470.</text:p>
      <text:p text:style-name="Titre_20_A">V. — <text:span text:style-name="T12">Diocèse de Belley</text:span></text:p>
      <text:p text:style-name="Text">Ce diocèse était divisé en huit archiprêtrés :</text:p>
      <text:p text:style-name="Texte_20_1LA"><text:span text:style-name="T7">1</text:span><text:span text:style-name="T16">er</text:span> <text:span text:style-name="T7">archiprêtré</text:span> (19 paroisses) : <text:span text:style-name="T1">Andert, Arbignieu, Belley, Billieu, Bons, Brens, Chatonod, Chazey, Chemillieu, Condon, Cressieu, Cuzieu, Ecrivieux, Magnieu, Massignieu, Nattages, Parves, Pezieu, Saint-Champ.</text:span></text:p>
      <text:p text:style-name="Texte_20_1LA"><text:span text:style-name="Page">{81}</text:span><text:span text:style-name="T7">2</text:span><text:span text:style-name="T16">e</text:span> <text:span text:style-name="T7">archiprêtré</text:span> (10 paroisses) : <text:span text:style-name="T1">Ambléon, La Balme et Saint-Blaise-de-Pierre-Châtel, Brémier, Colomieu, Conzieu, Gelignieu, Isieux, Peyrieu, Prémézel, Saint-Germain-les-Paroisses,</text:span></text:p>
      <text:p text:style-name="Texte_20_1LA"><text:span text:style-name="T7">3</text:span><text:span text:style-name="T16">e</text:span> <text:span text:style-name="T7">archiprêtré</text:span> (17 paroisses) : <text:span text:style-name="T1">Arandas, Argis, Armix, La Burbanche, Contrevoz, Evôges, Hostiaz, Innimont, Lacoux, Longecombe, Ordonnas, Prémillieu, Pugieu, Rossillon, Tenay, Thezillieu, Virieu-le-Grand.</text:span></text:p>
      <text:p text:style-name="Texte_20_1LA"><text:soft-page-break/><text:span text:style-name="T7">4</text:span><text:span text:style-name="T16">e</text:span> <text:span text:style-name="T7">archiprêtré</text:span> (16 paroisses) : Billième, Chevelu, Entresaix, Jongieux, Loisieux, Lucey, Meyrieux, Ontex, Saint-Dizier, Saint-Paul, Saint-Pierre-d’Alvey, Traize, Trouet, Le Villard, Verthemex, Yenne.</text:p>
      <text:p text:style-name="Texte_20_1LA"><text:span text:style-name="T7">5</text:span><text:span text:style-name="T16">e</text:span> <text:span text:style-name="T7">archiprêtré</text:span> (14 paroisses) : Aiguebelette, Attignat, Ayn, La Bauche, Dullin, Lépin, Marcieux, Nances, Novalaise, Oncin, Saint-Alban, Saint-Beron, Saint-Franc, Verel.</text:p>
      <text:p text:style-name="Texte_20_1LA"><text:span text:style-name="T7">6</text:span><text:span text:style-name="T16">e</text:span> <text:span text:style-name="T7">archiprêtré</text:span> (11 paroisses) : Avressieux, Belmont, La Bridoire, Champagneux, Gerbaix, Grésin, Rochefort, Sainte-Marie-d’Alvey, Saint-Genix, Saint-Maurice, Tramonet.</text:p>
      <text:p text:style-name="Texte_20_1LA"><text:span text:style-name="T7">7</text:span><text:span text:style-name="T16">e</text:span> <text:span text:style-name="T7">archiprêtré</text:span> (11 paroisses) : <text:span text:style-name="T1">Aoste, Bouchage, Buvin, Ciers, Corbelin, Granieu, Saint-André, Saint-Didier, Saint-Symphorien, Thullin, Veyrin.</text:span></text:p>
      <text:p text:style-name="Texte_20_1LA"><text:span text:style-name="T7">8</text:span><text:span text:style-name="T16">e</text:span> <text:span text:style-name="T7">archiprêtré</text:span> (11 paroisses) : <text:span text:style-name="T1">Avaux, Chimillin, Domessin, Fitilieu,</text:span> Pont-de-Beavoisin, <text:span text:style-name="T1">Pressins, Romagnieu, Saint-Albin, Saint-André-le-Gaz, Saint-Jean-d’Avellane, Vaulserre.</text:span></text:p>
      <text:p text:style-name="Texte_20_1LA">Ce diocèse comprenait en outre deux abbayes ; celles de Bons et de Saint-Sulpice, et huit prieurés : ceux de <text:span text:style-name="T1">Conzieu, Corbelin, Inniment,</text:span> Lépin, <text:span text:style-name="T1">Ordonnas,</text:span> Saint-Beron, Saint-Genix et Yenne, et deux monastères : celui des Chartreux de <text:span text:style-name="T1">Pierre-Châtel</text:span> et celui des Carmélites de Pont-de-Beauvoisin.</text:p>
      <text:p text:style-name="Text"><text:span text:style-name="Page">{82}</text:span>Ces circonscriptions ecclésiastiques ne subirent aucune modification importante jusqu’en 1779, époque à laquelle le pape Pie VI, après l’avoir démembré en 1775 du diocèse de Grenoble, érigea le décanat de Savoie en évêché. Ce nouveau diocèse comprit les soixante-quatre paroisses suivantes :</text:p>
      <text:p text:style-name="Text">Aix, Apremont, Arbin, Arvillard, Barberaz, Barby, Bassens, Bissy, Bourdeau, Le Bourget, La Chapelle-Blanche, Chignin, Clarafond, Cognin, Corbel, Cruet, Curienne, Les Déserts, Détrier, Les Échelles, Épernex, Francin, Fréterive, Grésy, Jacob, Lémenc (Chambéry), Maché (Chambéry), Les Marches, Méry, Miolans, Les Mollettes, Montagnole, Montailleur, Montmélian, La Motte, Mouxy, Pugny, Puygros, La Ravoire, Saint-Alban, Saint-Baldoph, Saint-Cassin, Saint-Jean-d’Arvey, Saint-Jean-de-Couz, Saint-Jean-de-la-Porte, Saint-Jeoire, Saint-Léger (Chambéry), Saint-Ombre, Saint-Pierre-d’Albigny, Saint-Pierre-de-Genebroz, Saint-Simon, Saint-Sulpice, Saint-Thibaud-de-Couz, Servolex, Sonnaz, Thoiry, La Thuile, Tresserve, Triviers, Verel, Villaroux, Vimines, Le Viviers, Voglans.</text:p>
      <text:p text:style-name="Text">C’était, on le voit, l’ancien décanat de Savoie avec, en moins, les paroisses de Barraux, Bellecombe, La Buissière, Chapareillan, La Ruchère, Sainte-Marie d’Alloix, Sainte-Marie-du-Mont, Saint-Hippolyte (ou Saint-Paul)-sur-Aix, Saint-Marcel-sur-Barraux, Saint-Pierre-d’Entremont ; et, en plus, celles d’Arvillard, La Chapelle-Blanche, Détrier (Saint-Martin et Saint-Maurice), Les Mollettes et Villaroux, détachées du décanat de Grenoble, Les Échelles, Saint-Jean-de-Couz et Saint-Pierre-de-Genebroz, distraites de l’archiprêtré de Viennois.</text:p>
      <text:p text:style-name="Text">En 1801, le concordat passé entre la France et le Saint-Siège, qui supprimait les évêchés existant alors en France et les diocèses des pays annexés pour en créer de nouveaux correspondant aux circonscriptions administratives des <text:span text:style-name="Page">{83}</text:span>départements, supprima de ce fait les anciens diocèses de la Savoie pour n’en former qu’un seul qui réunirait les deux départements du Mont-Blanc et du Léman sous la dénomination de <text:span text:style-name="T1">diocèse de Chambéry-et-Genève,</text:span> dont le siège était fixé à Chambéry et qui devenait suffragant de l’archevêché de Lyon.</text:p>
      <text:p text:style-name="Text">Cette circonscription comprenait donc : 1°) les anciens diocèses de Chambéry, de Tarentaise et de Maurienne ; — 2°) les paroisses du Petit-Bugey ou partie du diocèse de Belley comprise entre le Rhône, le Guiers et la montagne de l’Épine, à savoir : Aiguebelette, Avressieux, Ayn, La Bauche, Bellemont, Billième, La Bridoire, Champagneux, La Chapelle-du-Mont-du-Chat, La Chapelle-Saint-Martin, Chevelu, Domessin, Dullin, Gerbaix, Grésin, Jongieux, Lépin, Loisieux, Meyrieux, Nances, Oncin, Ontex, Pont-de-Beauvoisin, Rochefort, Saint-Beron, Sainte-Marie-d’Alvey, Saint-Franc, Saint-Genix, Saint-Jean-de-Novalaise, Saint-Maurice, Saint-Paul-sur-Yenne, Saint-Pierre-d’Alvey, Traize, Verel-de-Montbel et Yenne ; — 3°) les décanats du diocèse de Genève situés en Savoie, c’est-à-dire ceux d’Allinges, Annecy, Annemasse, Ruffieux, Sallanches et Vuillonnex ; — 4°) enfin trente <text:soft-page-break/>paroisses du décanat d’Aubonne, les autres étant attribuées partie à l’archidiocèse de Lyon, partie au diocèse de Lausanne.</text:p>
      <text:p text:style-name="Texte_20_1LA">Voici quelle était en 1820 la composition du diocèse de Chambéry-et-Genève :</text:p>
      <text:p text:style-name="Titre_20_A">I. — <text:span text:style-name="T12">Province de Carouge</text:span><text:line-break/><text:span text:style-name="Texte_5f_Par">(7 archiprêtrés ; 64 paroisses.)</text:span></text:p>
      <text:p text:style-name="Text">1° <text:span text:style-name="T7">Archiprêtré de Bonne</text:span> (8 paroisses) : <text:span text:style-name="T1">Arthaz, Bonne, Contamines-sur-Arres, Cranves-Sales, Fillinges, Lucinges, Marcellaz, Nangy.</text:span></text:p>
      <text:p text:style-name="Texte_20_1LA">2° <text:span text:style-name="T7">Archiprêtré de Chaumont</text:span> (7 paroisses) : <text:span text:style-name="T1">Arcine, Chaumont, Clarafond, Contamines, Jonzier, Marlioz et Chavannaz, Sarigny.</text:span></text:p>
      <text:p text:style-name="Texte_20_1LA"><text:span text:style-name="Page">{84}</text:span>3° <text:span text:style-name="T7">Archiprêtré de Clermont</text:span> (11 paroisses) : <text:span text:style-name="T1">Chilly, Clermont, Crempigny, Désingy, Menthonnex-sous-Clermont, Saint-Eusèbe, Sallenove, Syon, Thusy, Veaux, Versonnex.</text:span></text:p>
      <text:p text:style-name="Texte_20_1LA">4° <text:span text:style-name="T7">Archiprêtré de Cruseilles</text:span> (9 paroisses) : <text:span text:style-name="T1">Andilly et Saint-Blaise, Beaumont, Cernex, Cercier, Copponex, Cruseilles, Présilly, Villy-le-Bouveret, Vovray.</text:span></text:p>
      <text:p text:style-name="Texte_20_1LA">5° <text:span text:style-name="T7">Archiprêtré de Frangy</text:span> (11 paroisses) : <text:span text:style-name="T1">Bassy, Challonges, Chêne-en-Semine, Chessenaz, Eloise, Franclens, Frangy, Masiège, Saint-Germain, Usinens, Vanzy.</text:span></text:p>
      <text:p text:style-name="Texte_20_1LA">6° <text:span text:style-name="T7">Archiprêtré de Reignier</text:span> (9 paroisses) : <text:span text:style-name="T1">Arbusigny, Arenthon, Les Esserts-Esery, Menthonnex-en-Bornes, La Muraz, Pers et Jussy, Reignier, Le Sappey, Scientrier.</text:span></text:p>
      <text:p text:style-name="Texte_20_1LA">7° <text:span text:style-name="T7">Archiprêtré de Viry</text:span> (9 paroisses) : <text:span text:style-name="T1">Avusy, Feigères, Neydens, Saint-Julien, Thairy, Vallery, Vers, Viry, Vulbens.</text:span><text:span text:style-name="Footnote_20_Symbol"><text:span text:style-name="T5"><text:note text:id="ftn31" text:note-class="footnote"><text:note-citation>31</text:note-citation><text:note-body><text:p text:style-name="Footnote"><text:s/>Les paroisses d’Avusy et de Thairy étaient situées sur le territoire de Genève.</text:p></text:note-body></text:note></text:span></text:span></text:p>
      <text:p text:style-name="Titre_20_A">II. — <text:span text:style-name="T12">Province de Chablais</text:span><text:line-break/><text:span text:style-name="Texte_5f_Par">(7 archiprêtrés ; 57 paroisses.)</text:span></text:p>
      <text:p text:style-name="Text">1° <text:span text:style-name="T7">Archiprêtré d’Abondance</text:span> (6 paroisses) : <text:span text:style-name="T1">Abondance, Bonnevaux, La Chapelle-d’Abondance, Châtel, Chevenoz, Vacheresse.</text:span></text:p>
      <text:p text:style-name="Texte_20_1LA">2° <text:span text:style-name="T7">Archiprêtré de Bons</text:span> (7 paroisses) : <text:span text:style-name="T1">Bons, Brens, Brenthonne, Fessy, Machilly, Saint-Cergues, Saint-Didier.</text:span></text:p>
      <text:p text:style-name="Texte_20_1LA">3° <text:span text:style-name="T7">Archiprêtré de Douvaine</text:span> (10 paroisses) : <text:span text:style-name="T1">Ballaison, Cusy, Douvaine, Hermance, Loisin, Massongy, Messery, Nernier, Sciez, Yvoire.</text:span></text:p>
      <text:p text:style-name="Texte_20_1LA">4° <text:span text:style-name="T7">Archiprêtré d’Evian</text:span> (10 paroisses) : <text:span text:style-name="T1">Evian, Féterne, Lugrin, Marin, Maxilly, Meillerie, Neuvecelle, Novelle, Publier, Saint-Gingolph.</text:span></text:p>
      <text:p text:style-name="Texte_20_1LA"><text:span text:style-name="Page">{85}</text:span>5° <text:span text:style-name="T7">Archiprêtré de Saint-Jean-d’Aulph</text:span> (8 paroisses) : <text:span text:style-name="T1">Le Biot, La Côte-d’Arbroz, La Forclaz, Montriond, Morzine, Saint-Jean-d’Aulph, Seytroux, La Vernaz.</text:span></text:p>
      <text:p text:style-name="Texte_20_1LA">6° <text:span text:style-name="T7">Archiprêtré de Saint-Paul</text:span> (6 paroisses) : <text:span text:style-name="T1">Bernex, Champanges, Larringes, Saint-Paul, Thollon, Vinzier.</text:span></text:p>
      <text:p text:style-name="Texte_20_1LA"><text:soft-page-break/>7° <text:span text:style-name="T7">Archiprêtré de Thonon</text:span> (10 paroisses) : <text:span text:style-name="T1">Allinges, Anthy, Armoy-Liaud, Cervens, Draillant, Margencel, Orcier, Pérignier, Reyvroz, Thonon.</text:span></text:p>
      <text:p text:style-name="Titre_20_A">III. — <text:span text:style-name="T12">Paroisse de Faucigny</text:span><text:line-break/><text:span text:style-name="Texte_5f_Par">(10 archiprêtrés ; 71 paroisses.)</text:span></text:p>
      <text:p text:style-name="Text">1° <text:span text:style-name="T7">Archiprêtré de Boëge</text:span> (10 paroisses) : <text:span text:style-name="T1">Bellevaux, Boëge, Bogève, Burdignin, Habère-Lullin, Mégevette, Saint-André, Saxel, Vailly, Le Villard.</text:span></text:p>
      <text:p text:style-name="Texte_20_1LA">2° <text:span text:style-name="T7">Archiprêtré de Bonneville</text:span> (9 paroisses) : <text:span text:style-name="T1">Ayse, Bonneville, Brison, Marignier, Mont-Saxonnex, Petit-Bornand, Pontchy, Saint-Laurent, Saint-Pierre-de-Rumilly.</text:span></text:p>
      <text:p text:style-name="Texte_20_1LA">3° <text:span text:style-name="T7">Archiprêtré de Chamonix</text:span> (5 paroisses) : <text:span text:style-name="T1">Argentières, Chamonix, Les Houches, Servoz, Vallorcine.</text:span></text:p>
      <text:p text:style-name="Texte_20_1LA">4° <text:span text:style-name="T7">Archiprêtré de Cluses</text:span> (10 paroisses) : <text:span text:style-name="T1">Araches, Châtillon, Cluses, La Frasse, Magland, Nancy-sur-Cluses, Le Reposoir, Saint-Sigismond, Scionzier, Thiez.</text:span></text:p>
      <text:p text:style-name="Texte_20_1LA">5° <text:span text:style-name="T7">Archiprêtré de Mégève</text:span> (6 paroisses) : Crest-Voland, Flumet, La Giettaz, <text:span text:style-name="T1">Mégève, La Praz-de-Mégève,</text:span> Saint-Nicolas-la-Chapelle.</text:p>
      <text:p text:style-name="Texte_20_1LA">6° <text:span text:style-name="T7">Archiprêtré de La Roche</text:span> (6 paroisses) : <text:span text:style-name="T1">Amancy, La Chapelle-Rambaud, Cornier, Etaux, La Roche, Saint-Sixt.</text:span></text:p>
      <text:p text:style-name="Texte_20_1LA">7° <text:span text:style-name="T7">Archiprêtré de Sallanches</text:span> (10 paroisses) : <text:span text:style-name="T1">Combloux, Les Contamines, Cordon, Domancy, Passy, Les Plagnes-sur-Passy, Saint-Gervais, Saint-Martin-en-Faucigny, Saint-Nicolas-de-Véroce, Sallanches.</text:span></text:p>
      <text:p text:style-name="Texte_20_1LA"><text:span text:style-name="Page">{86}</text:span>8° <text:span text:style-name="T7">Archiprêtré de Samoëns</text:span> (4 paroisses) : <text:span text:style-name="T1">Morillon, Samoëns, Sixt, Verchaix.</text:span></text:p>
      <text:p text:style-name="Texte_20_1LA">9° <text:span text:style-name="T7">Archiprêtré de Taninges</text:span> (4 paroisses) : <text:span text:style-name="T1">Les Gets, Mieussy, Rivière-en-Verse, Taninges.</text:span></text:p>
      <text:p text:style-name="Texte_20_1LA">10° <text:span text:style-name="T7">Archiprêtré de Viuz-en-Sallaz</text:span> (7 paroisses) : <text:span text:style-name="T1">Onion, Pellionnex, Saint-Jean-de-Tholomé, Saint-Jeoire, La Tour, Ville-en-Sallaz, Viuz-en-Sallaz.</text:span></text:p>
      <text:p text:style-name="Titre_20_A">IV. — <text:span text:style-name="T12">Province de Genevois</text:span><text:line-break/><text:span text:style-name="Texte_5f_Par">(9 archiprêtrés ; 91 paroisses.)</text:span></text:p>
      <text:p text:style-name="Text">1° <text:span text:style-name="T7">Archiprêtré d’Alby</text:span> (10 paroisses) : <text:span text:style-name="T1">Alby, Allève, Chainaz, Chapeiry, Cusy, Gruffy, Héry-sur-Alby, Quintal, Saint-Sylvestre, Viuz-la-Chiésaz.</text:span></text:p>
      <text:p text:style-name="Texte_20_1LA">2° <text:span text:style-name="T7">Archiprêtré de La Biolle</text:span> (8 paroisses) : Albens, La Biolle, Cessens, Grésy-sur-Aix, Mognard, Saint Germain, Saint-Girod, Saint-Ours.</text:p>
      <text:p text:style-name="Texte_20_1LA">3° <text:span text:style-name="T7">Archiprêtré de Faverges</text:span> (8 paroisses) : <text:span text:style-name="T1">Doussard, Faverges, Giez, Montmin, Saint-Ferréol, Settenex, La Thuile-en-Genevois, Viuz-Faverges.</text:span></text:p>
      <text:p text:style-name="Texte_20_1LA">4° <text:span text:style-name="T7">Archiprêtré de Menthon</text:span> (8 paroisses) : <text:span text:style-name="T1">Alex, Bluffy, Dingy-Saint-Clair, Menthon, Naves-en-Genevois, Talloires, Verrier, Villaz.</text:span></text:p>
      <text:p text:style-name="Texte_20_1LA">5° <text:span text:style-name="T7">Archiprêtré de Rumilly</text:span> (13 paroisses) : <text:span text:style-name="T1">Bloye, Boussy, Etercy, Hauteville, Lornay, Marcellaz-en-Genevois, Marigny, Massingy, Moye, Rumilly, Saint-Félix, Sales, Vallières.</text:span></text:p>
      <text:p text:style-name="Texte_20_1LA"><text:soft-page-break/>6° <text:span text:style-name="T7">Archiprêtré de Saint-Maurice-d’Annecy</text:span> (14 paroisses) : <text:span text:style-name="T1">Allonzier, Annecy, Annecy-le-Vieux, Argonnex, La Balme-de-Sillingy, Charvonnex, Choisy, Cuvat, Epagny-en-Genevois, Mésigny, Pringy, Saint-Martin-en-Genevois, Sillingy, Villy-le-Pelloux.</text:span></text:p>
      <text:p text:style-name="Texte_20_1LA">7° <text:span text:style-name="T7">Archiprêtré de Saint-Pierre-d’Annecy</text:span> (14 paroisses) : <text:span text:style-name="T1">Annecy, La Chapelle-Blanche, Chavanod,</text:span> <text:span text:style-name="Page">{87}</text:span><text:span text:style-name="T1">Duingt, Entreverne, Leschaux, Loragny, Nonglard, Poisy, Saint-Eustache, Saint-Jorioz, Sevrier, Seynod, Vieugy.</text:span></text:p>
      <text:p text:style-name="Texte_20_1LA">8° <text:span text:style-name="T7">Archiprêtré de Thônes</text:span> (11 paroisses) : <text:span text:style-name="T1">La Balme-de-Thuy, Le Bouchet, Les Clefs, La Clusaz, Entremont, Grand-Bornand, Manigod, Saint-Jean-de-Sixt, Serraval, Thônes, Les Villards.</text:span></text:p>
      <text:p text:style-name="Texte_20_1LA">9° <text:span text:style-name="T7">Archiprêtré de Thorens</text:span> (5 paroisses) : <text:span text:style-name="T1">Aviernoz, Evires, Groisy-en-Bornes, Les Ollières, Thorens.</text:span></text:p>
      <text:p text:style-name="Titre_20_A">V. — <text:span text:style-name="T12">Province de Haute-Savoie</text:span><text:line-break/><text:span text:style-name="Texte_5f_Par">(4 archiprêtrés ; 38 paroisses.)</text:span></text:p>
      <text:p text:style-name="Text">1° <text:span text:style-name="T7">Archiprêtré de Beaufort</text:span> (5 paroisses) : Arêches, Beaufort, Hauteluce, Queige, Le Villard.</text:p>
      <text:p text:style-name="Texte_20_1LA">2° <text:span text:style-name="T7">Archiprêtré de Conflans</text:span> (14 paroisses) : La Bâthie, Blay, Briançon, Césarches, Cevins, Conflans, Feissons-sous-Briançon, Monthion, Pussy, Rognaix, Saint-Paul-en-Haute-Savoie, Saint-Thomas-des-Esserts, Tours, Venthon.</text:p>
      <text:p text:style-name="Texte_20_1LA">3° <text:span text:style-name="T7">Archiprêtré de l’Hôpital</text:span> (14 paroisses) : Allondaz, Chevron, Cléry, Gilly, l’Hôpital, Notre-Dame-des-Millières, Pallud, Plancherine, Sainte-Hélène-des-Millières, Saint-Sigismond, Saint-Vital, Thénésol, Tournon, Verrens.</text:p>
      <text:p text:style-name="Texte_20_1LA">4° <text:span text:style-name="T7">Archiprêtré d’Ugines</text:span> (5 paroisses) : Cohennoz, Héry-sur-Ugines, Marlens, Marthod, Ugines.</text:p>
      <text:p text:style-name="Titre_20_A">VI. — <text:span text:style-name="T12">Province de Maurienne</text:span><text:line-break/><text:span text:style-name="Texte_5f_Par">(8 archiprêtrés ; 66 paroisses.)</text:span></text:p>
      <text:p text:style-name="Text">1° <text:span text:style-name="T7">Archiprêtré d’Aiguebelle</text:span> (10 paroisses) : Aiguebelle, Aiton, Argentine, Bonvillard, Montgilbert, Montsapey, Saint-Alban-d’Hurtières, Saint-Georges-d’Hurtières, Saint-Pierre-de-Belleville.</text:p>
      <text:p text:style-name="Texte_20_1LA">2° <text:span text:style-name="T7">Archiprêtré de La Chambre</text:span> (6 paroisses) : La Chambre, La Chapelle, Epierre, Montaimont, Montgellafrey, Saint-Martin-sur-la-Chambre.</text:p>
      <text:p text:style-name="Texte_20_1LA"><text:span text:style-name="Page">{88}</text:span>3° <text:span text:style-name="T7">Archiprêtré de Fontcouverte</text:span> (7 paroisses) : Fontcouverte, Jarrier, Montrond, Saint-Jean-d’Arves, Saint-Pancrace, Saint-Sorlin-d’Arves, Villarembert.</text:p>
      <text:p text:style-name="Texte_20_1LA">4° <text:span text:style-name="T7">Archiprêtré de Lanslebourg</text:span> (8 paroisses) : Bessans, Bonneval, Bramans, Lanslebourg, Lanslevillard, Sardières, Sollières, Termignon.</text:p>
      <text:p text:style-name="Texte_20_1LA">5° <text:span text:style-name="T7">Archiprêtré de Modane</text:span> (7 paroisses) : Aussois, Avrieux, Bourget, Modane, Notre-Dame-des-Villard, St-André, Villarodin.</text:p>
      <text:p text:style-name="Texte_20_1LA">6° <text:span text:style-name="T7">Archiprêtré de Saint-Etienne-de-Cuines</text:span> (6 paroisses) : Saint-Alban-des-Villards, Saint-Colomban-des-Villards, Sainte-Marie-de-Cuines, Saint-Etienne-de-Cuines, Saint-Léger, Saint-Rémi.</text:p>
      <text:p text:style-name="Texte_20_1LA"><text:soft-page-break/>7° <text:span text:style-name="T7">Archiprêtré de Saint-Jean-de-Maurienne</text:span> (13 paroisses) : Albanne, Albiez-le-Jeune, Albiez-le-Vieux, Le Châtel, Hermillon, Montdenis, Montpascal, Montricher, Montvernier, Pontamafrey, Saint-Jean-de-Maurienne, Saint-Julien, Villargondran.</text:p>
      <text:p text:style-name="Texte_20_1LA">8° <text:span text:style-name="T7">Archiprêtré de Saint-Michel</text:span> (9 paroisses) : Beaune, Orelle, Sainte-Marguerite, Saint-Martin-d’Arc, Saint-Martin de-la-Porte, Saint-Michel, Thyl, Valloires, Valmeinier.</text:p>
      <text:p text:style-name="Titre_20_A">VII. — <text:span text:style-name="T12">Province de Savoie-Propre</text:span><text:line-break/><text:span text:style-name="Texte_5f_Par">(17 archiprêtrés ; 139 paroisses.)</text:span></text:p>
      <text:p text:style-name="Text">1° <text:span text:style-name="T7">Archiprêtré d’Aix-les-Bains</text:span> (10 paroisses) : Aix-les-Bains, Drumettaz-Clarafond, Méry, Montcel, Mouxy, Saint-Innocent, Saint-Offenge, Tresserve, Tréviguin, Le Viviers.</text:p>
      <text:p text:style-name="Texte_20_1LA">2° <text:span text:style-name="T7">Archiprêtré d’Arith</text:span> (7 paroisses) : Aillon-le-Jeune, Aillon-le-Vieux, Arith, Bellecombe-en-Bauges, Lescheraines, Le Noyer, Saint-François-de-Sales.</text:p>
      <text:p text:style-name="Texte_20_1LA"><text:span text:style-name="Page">{89}</text:span>3° <text:span text:style-name="T7">Archiprêtré de Chamoux</text:span> (9 paroisses) : Betton-Bettonnet, Bourgneuf, Chamousset, Chamoux, Champlaurent, Châteauneuf, Hauteville, Montendry, Villard-Léger.</text:p>
      <text:p text:style-name="Texte_20_1LA">4° <text:span text:style-name="T7">Archiprêtré du Châtelard</text:span> (7 paroisses) : Le Châtelard, La Compôte, Doucy, École, Jarsy, La Motte-en-Bauges, Sainte-Reine.</text:p>
      <text:p text:style-name="Texte_20_1LA">5° <text:span text:style-name="T7">Archiprêtré des Echelles</text:span> (7 paroisses) : Attignat-Oncin, La Bauche, Corbel, Les Échelles, Saint-Christophe, Saint-Franc, Saint-Pierre-de-Genebroz.</text:p>
      <text:p text:style-name="Texte_20_1LA">6° <text:span text:style-name="T7">Archiprêtré de Montmélian</text:span> (15 paroisses) : Arbin, Chignin, Coise, Cruet, Francin, Les Marches, Les Mollettes, Montmélian, Notre-Dame-de-Myans, Sainte-Hélène-du-Lac, Saint-Jean-Pied-Gauthier, Saint-Jeoire, Saint-Pierre-de-Soucy, La Thuile, Villard-d’Héry.</text:p>
      <text:p text:style-name="Texte_20_1LA">7° <text:span text:style-name="T7">Archiprêtré de Notre-Dame,</text:span> de Chambéry (11 paroisses) : Bassens, Bissy, Le Bourget-du-Lac, Chambéry, Chambéry-le-Vieux, Lémenc, La Motte-Servolex, Saint-Alban, Sonnaz, Verel-Pragondran, Voglans.</text:p>
      <text:p text:style-name="Texte_20_1LA">8° <text:span text:style-name="T7">Archiprêtré de Novalaise</text:span> (5 paroisses) : Ayn, Dullin, Gerbaix, Novalaise, Saint-Pierre-d’Alvey.</text:p>
      <text:p text:style-name="Texte_20_1LA">9° <text:span text:style-name="T7">Archiprêtré de Pont-de-Beauvoisin</text:span> (7 paroisses) : Belmont-Tramonet, La Bridoire, Domessin, Lépin, Pont-de-Beauvoisin, Saint-Beron, Verel-de-Montbel.</text:p>
      <text:p text:style-name="Texte_20_1LA">10° <text:span text:style-name="T7">Archiprêtré de la Rochette</text:span> (10 paroisses) : Arvillard, Le Bourget-en-Huile, La Chapelle-Blanche, Etable, Le Pontet, Presle, La Rochette, La Table, La Trinité, Villaroux.</text:p>
      <text:p text:style-name="Texte_20_1LA">11° <text:span text:style-name="T7">Archiprêtré de Ruffieux</text:span> (6 paroisses) : Chanaz, Chindrieux, Motz, Ruffieux, Saint-Pierre-de-Curtille, Serrières.</text:p>
      <text:p text:style-name="Texte_20_1LA">12° <text:span text:style-name="T7">Archiprêtré de Saint-François-de-Sales,</text:span> de Chambéry (10 paroisses) : Apremont, Barberaz, Barby, <text:span text:style-name="Page">{90}</text:span>Chambéry, Entremont-le-Vieux, Jacob-Bellecombette, Montagnole, La Ravoire, Saint-Baldoph, Triviers.</text:p>
      <text:p text:style-name="Texte_20_1LA">13° <text:span text:style-name="T7">Archiprêtré de Saint-Genix</text:span> (6 paroisses) : Avressieux, Champagneux, Grésin, Rochefort, Saint-Genix, Saint-Maurice-de-Rotherens.</text:p>
      <text:p text:style-name="Texte_20_1LA"><text:soft-page-break/>14° <text:span text:style-name="T7">Archiprêtré de Saint-Pierre-d’Albigny</text:span> (5 paroisses) : Fréterive, Grésy-sur-Isère, Montailleur, Saint-Jean-de-la-Porte, Saint-Pierre-d’Albigny.</text:p>
      <text:p text:style-name="Texte_20_1LA">15° <text:span text:style-name="T7">Archiprêtré de Saint-Pierre-de-Maché,</text:span> de Chambéry (7 paroisses) : Chambéry, Cognin, Saint-Cassin, Saint-Jean-de-Couz, Saint-Thibaud-de-Couz, Saint-Sulpice, Vimines.</text:p>
      <text:p text:style-name="Texte_20_1LA">16° <text:span text:style-name="T7">Archiprêtré de Thoiry</text:span> (5 paroisses) : Curienne, Les Déserts, Puygros, Saint-Jean-d’Arvey, Thoiry.</text:p>
      <text:p text:style-name="Texte_20_1LA">17° <text:span text:style-name="T7">Archiprêtré d’Yenne</text:span> (12 paroisses) : La Balme, Billième, Loisieux, Lucey, Meyrieux-Trouet, Mont-du-Chat, Ontex, Saint-Jean-de-Chevelu, Saint-Martin-du-Villard, Saint-Paul-sur-Yenne, Traize, Yenne.</text:p>
      <text:p text:style-name="Titre_20_A">VIII. — <text:span text:style-name="T12">Province de Tarentaise</text:span><text:line-break/><text:span text:style-name="Texte_5f_Par">(5 archiprêtrés ; 52 paroisses.)</text:span></text:p>
      <text:p text:style-name="Text">1° <text:span text:style-name="T7">Archiprêtré d’Aigueblanche</text:span> (11 paroisses) : Aigueblanche, Les Avanchers, Le Bois, Bonneval-en-Tarentaise, Celliers, Doucy-en-Tarentaise, Grand-Cœur, Grand-Nâves, Nâves, Saint-Oyen, Villargerel.</text:p>
      <text:p text:style-name="Texte_20_1LA">2° <text:span text:style-name="T7">Archiprêtré d’Aime</text:span> (9 paroisses) : Aime, La Côte-d’Aime, Granier, Longefoy, Mâcot, Montgirod, Montvalezan-sur-Bellentre, Tessens, Villette.</text:p>
      <text:p text:style-name="Texte_20_1LA">3° <text:span text:style-name="T7">Archiprêtré de Bourg-Saint-Maurice</text:span> (14 paroisses) : Bellentre, Bourg-Saint-Maurice, Les Brévières, La Gurraz, Hauteville-Gondon, Landry, Montvalezan-sur-Séez, Peisey, Sainte-Foy, Séez, Tignes, Val-de-Tignes, Versoix, Villaroger.</text:p>
      <text:p text:style-name="Texte_20_1LA"><text:span text:style-name="Page">{91}</text:span>4° <text:span text:style-name="T7">Archiprêtré de Bozel</text:span> (8 paroisses) : Les Allues, Bozel, Champagny, Montagny, La Perrière, Le Planay, Pralognan, Saint-Bon.</text:p>
      <text:p text:style-name="Texte_20_1LA">5° <text:span text:style-name="T7">Archiprêtré de Moûtiers</text:span> (10 paroisses) : Feissons-sur-Salins, Fontaine-le-Puits, Hautecour, Moûtiers, Notre-Dame-du-Pré, Saint-Jean-de-Belleville, Saint-Laurent-de-la-Côte, Saint-Marcel, Saint-Martin-de-Belleville, Salins.</text:p>
      <text:p text:style-name="Titre_20_A">IX. — <text:span text:style-name="T12">Paroisses du diocèse de Chambéry</text:span><text:line-break/><text:span text:style-name="Texte_5f_Par">situées sur le territoire de France.</text:span><text:span text:style-name="Footnote_20_Symbol"><text:span text:style-name="T6"><text:note text:id="ftn32" text:note-class="footnote"><text:note-citation>32</text:note-citation><text:note-body><text:p text:style-name="Footnote"><text:s/>Comme en 1820, la division spirituelle n’était pas encore prononcée e<text:span text:style-name="T20">ntre quelques paroisses situées sur le territoire de Savoie et les archiprêtres de Carouge, Chêne et Genève, ces archiprêtrés ont été donnés tels qu’ils étaient composés, les paroisses qui doivent rester unies au diocèse de Chambéry étant marquées par un astérique (Cf. </text:span><text:span text:style-name="T4">Annuaire ecclés. des duchés de Savoie et d’Aoste,</text:span><text:span text:style-name="T20"> ann. 1820, p. 49 à 76</text:span><text:span text:style-name="T24">)</text:span><text:span text:style-name="T20">.</text:span></text:p></text:note-body></text:note></text:span></text:span></text:p>
      <text:p text:style-name="Text">1° <text:span text:style-name="T7">Archiprêtré de Carouge</text:span> (11 paroisses) : <text:span text:style-name="T1">Aire-la-Ville,</text:span> * <text:span text:style-name="T1">Archamp, Bernex,</text:span> * <text:span text:style-name="T1">Bossy, Carouge,</text:span> * <text:span text:style-name="T1">Collonges, Compesière, Confignon, Lancy,</text:span> * <text:span text:style-name="T1">Monnetier-Mornex, Verrier.</text:span></text:p>
      <text:p text:style-name="Texte_20_1LA">2° <text:span text:style-name="T7">Archiprêtré de Chêne</text:span> (6 paroisses) : * <text:span text:style-name="T1">Annemasse, Chêne,</text:span> * <text:span text:style-name="T1">Juvigny, Thonex,</text:span> * <text:span text:style-name="T1">Vétraz,</text:span> * <text:span text:style-name="T1">Ville-la-Grand.</text:span></text:p>
      <text:p text:style-name="Texte_20_1LA">3° <text:span text:style-name="T7">Archiprêtré de Collonges-du-Fort-de-l’Ecluse</text:span> (10 paroisses) : <text:span text:style-name="T1">Chalex, Chézery, Collonges, Farges, Lancrans, Léaz, Péron, Pougny, Saint-Jean-de-Gonville, Thoiry.</text:span></text:p>
      <text:p text:style-name="Texte_20_1LA">4° <text:span text:style-name="T7">Archiprêtré de Gex</text:span> (11 paroisses) : <text:span text:style-name="T1">Cessy, Chevry, Croset, Divonne, </text:span><text:span text:style-name="T4">Ferney, Gex-Vezancy,</text:span><text:span text:style-name="T1"> Grilly, Lelex, Pouilly-Saint-Genix, Prevessin, Versonnex.</text:span></text:p>
      <text:p text:style-name="Texte_20_1LA"><text:soft-page-break/>5° <text:span text:style-name="T7">Archiprêtré de Genève</text:span> (11 paroisses) : <text:span text:style-name="T1">Choulex, Collex-Bossy, Collonges-sur-Bellerive, Corsier, Meinier, Meyrin, Sacconnex-le-Grand, Vernier, Versoix,</text:span> * <text:span text:style-name="T1">Veygy.</text:span></text:p>
      <text:p text:style-name="Texte_20_1LA"><text:span text:style-name="Page">{92}</text:span>Après la rentrée de Victor-Emmanuel I dans ses états en 1814, de nombreuses tentatives furent faites pour le rétablissement des anciens évêchés d’Annecy, de Maurienne et de Tarentaise, et pour l’érection en archevêché du diocèse de Chambéry. Cette dernière fut décrétée le 17 juillet 1817 par le pape Pie VII qui signa la bulle <text:span text:style-name="T1">Beatri Petri.</text:span></text:p>
      <text:p text:style-name="Text">Parmi les projets présentés pour donner satisfaction aux revendications des habitants des trois diocèses d’Annecy, de Maurienne et de Tarentaise, il en est un, celui du ministre Roget de Cholex, qui attribuait :</text:p>
      <text:p text:style-name="Text">Au diocèse de Chambéry, 174 paroisses, savoir : 1°) les 151 paroisses formant la province de Savoie-Propre ; 2°) les 17 paroisses d’Albens, d’Ansigny, de La Biolle, de Bloye, de Cessens, de Chanaz, de Cons, de Cusy, des Frasses, d’Héry, de Marigny, de Massingy, de Mognard, de Saint-Félix, de Saint-Germain, de Saint-Girod, de Saint-Ours, comprises dans la province de Genevois ; 3°) enfin les 6 paroisses de Cléry, de Grésy, de Montailleur, de Saint-Vital, de Tournon et de Verrens, comprises dans la province de Haute-Savoie ;</text:p>
      <text:p text:style-name="Text">Au diocèse d’Annecy, 295 paroisses, savoir : 1°) les 199 paroisses qui composaient les provinces de Carouge, de Chablais et de Faucigny ; 2°) 96 paroisses des 113 qui composaient la province de Genevois, les 12 autres étant attribuées au diocèse de Chambéry ;</text:p>
      <text:p text:style-name="Text">Au diocèse de Maurienne, 72 paroisses, savoir : 1°) les 69 paroisses dont se composait la province de Maurienne ; et 2°) les 3 paroisses de Bonvillard, de Notre-Dame-des-Millières et de Sainte-Hélène-des-Millières comprises dans la province de Haute-Savoie ;</text:p>
      <text:p text:style-name="Text">Au diocèse de Moûtiers, 88 paroisses, savoir : 1°) les 55 paroisses formant la province de Tarentaise ; et 2°) 33 des 42 paroisses comprises dans la province de Haute-Savoie, <text:span text:style-name="Page">{93}</text:span>6 de ces paroisses étant attribuées au diocèse de Chambéry et 3 au diocèse de Maurienne<text:span text:style-name="Footnote_20_Symbol"><text:note text:id="ftn33" text:note-class="footnote"><text:note-citation>33</text:note-citation><text:note-body><text:p text:style-name="Footnote"><text:s/>Cf. Abbé <text:span text:style-name="T12">Trépier,</text:span> <text:span text:style-name="T1">Recherches historiques sur le décanat de Saint-André</text:span> (<text:span text:style-name="T1">de Savoie</text:span>), dans Mém. Acad. de Savoie, 3<text:span text:style-name="T15">e</text:span> série, T. VII, p. 287.</text:p></text:note-body></text:note></text:span>.</text:p>
      <text:p text:style-name="Text">Ce projet, qui réduisait considérablement le diocèse de Chambéry au grand avantage de celui d’Annecy, rencontra une vive opposition de la part de l’archevêque de Chambéry, M. de Solle, qui ne voulait, lui, que le rétablissement provisoire de l’évêché d’Annecy. D’après ce dernier projet, approuvé par le chapitre métropolitain le 18 septembre 1821, ratifié et confirmé le 15 février 1822 par la bulle <text:span text:style-name="T1">Sollicita catholici gregis cura</text:span> du pape Pie VII, le diocèse de Chambéry conservait, outre les vingt-et-une paroisses situées en France sur la rive droite du Rhône, toutes les paroisses des provinces de la Savoie-Propre, de la Maurienne et de la Tarentaise, et toutes les paroisses de la province de Haute-Savoie (correspondant en grande partie à l’arrondissement actuel d’Albertville), sauf celles d’Allondaz, de Marthod, de Thénésol, d’Ugines et les autres de la vallée de Flumet, enfin il conservait encore, sur la province de Genevois, les paroisses d’Albens, de La Biolle, de Cessens, de Chainaz-les-Frasses, de Cusy, de Grésy-sur-Aix, de Mognard, de Saint-Félix, de Saint-Germain, de Saint-Girod et de Saint-Ours. Le diocèse d’Annecy comprenait toutes les autres paroisses de la Savoie<text:span text:style-name="Footnote_20_Symbol"><text:note text:id="ftn34" text:note-class="footnote"><text:note-citation>34</text:note-citation><text:note-body><text:p text:style-name="Footnote"><text:s/>Idem, p. 289.</text:p></text:note-body></text:note></text:span>.</text:p>
      <text:p text:style-name="Text">Cet état de choses dura jusqu’en 1825. En cette année, cédant aux instances réitérées et aux pressantes sollicitations des habitants de la Maurienne et de la Tarentaise pour la réalisation de leurs vœux, le pape Léon XII rétablit les deux évêchés de Moûtiers et de Saint-Jean-de-Maurienne. A partir de cette époque et jusqu’à l’annexion de 1860, la Savoie fut divisée en quatre diocèses, ceux de Chambéry, d’Annecy, de Maurienne et de Tarentaise. <text:span text:style-name="Page">{94}</text:span>Voici quel était l’état des archiprêtrés, avec le nombre de paroisses qu’ils renferment, composant chacun de ses diocèses :</text:p>
      <text:p text:style-name="Texte_20_1LA">I. — <text:span text:style-name="T7">Diocèse de Chambéry</text:span> (22 archiprêtrés, 169 paroisses) : Aix-les-Bains, 10 paroisses ; Arith, 7 ; La Biolle, 7 ; Châteauneuf, 8 ; Le Châtelard, 7 ; Les Échelles, 8 ; Maché (Chambéry), 7 ; Montmélian, 12 ; Notre-Dame (Chambéry), 12 ; Novalaise, 6 ; Pont-de-Beauvoisin, 9 ; La Rochette, 9 ; Ruffieux, 7 ; Rumilly, 7 ; Saint-Genix, 7 ; Saint-Offenge, 7 ; Saint-Pierre-d’Albigny, 5 ; Saint-Jean-de-Chevelu, 6 ; Saint-Vital, 5 ; Thoiry, 6 ; Yenne, 7.</text:p>
      <text:p text:style-name="Texte_20_1LA"><text:soft-page-break/>II. — <text:span text:style-name="T7">Diocèse d’Annecy</text:span> (43 archiprêtrés, 292 paroisses) : Abondance, 6 paroisses ; Alby, 7 ; Annecy (<text:span text:style-name="T1">Notre-Dame</text:span>), 9 ; Annecy (<text:span text:style-name="T1">Saint-Maurice</text:span>), 8 ; Annemasse, 6 ; La Balme-de-Sillingy, 5 ; Bellevaux, 5 ; Boëge, 7 ; Bonne, 8 ; Bonneville, 9 ; Bons, 7 ; Bornes (Basses-), 6 ; Bornes (Hautes-), 7 ; Chamonix, 5 ; Chanmont, 9 ; Chilly, 7 ; Cluses, 10 ; Cruseilles, 9 ; Douvaine, 10 ; Evian, 6 ; Faverges, 9 ; Frangy, 6 ; Hauteville, 6 ; Marcellaz, 6 ; Mégève, 8 ; Nâves, 5 ; Publier, 1 ; La Roche, 6 ; Saint-Gervais, 4 ; Saint-Jean-d’Aulph, 8 ; Saint-Jorioz, 6 ; Saint-Julien, 7 ; Saint-Paul, 6 ; Sallanches, 6 ; Samoëns, 4 ; Seyssel, 6 ; Taninges, 5 ; Thônes, 10 ; Thonon, 10 ; Thorens, 5 ; Ugines, 4 ; Viry, 4 ; Viuz-en-Sallaz, 8.</text:p>
      <text:p text:style-name="Texte_20_1LA">III. — <text:span text:style-name="T7">Diocèse de Maurienne</text:span> (10 archiprêtrés, 86 paroisses) : Aiguebelle, 9 paroisses ; La Chambre, 8 ; Chamoux, 8 ; Cuines, 6 ; Fontcouverte, 8 ; Lanslebourg, 8 ; Millières, 7 ; Modane, 10 ; Saint-Jean-de-Maurienne 13 ; Saint-Michel, 9.</text:p>
      <text:p text:style-name="Texte_20_1LA">IV. — <text:span text:style-name="T7">Diocèse de Tarentaise</text:span> (10 archiprêtrés, 83 paroisses) : Aime, 9 paroisses ; Beaufort, 5 ; Bourg-Saint-Maurice, 9 ; Bozel, 10 ; Grand-Cœur, 11 ; Moûtiers, 10 ; Rognaix, 8 ; Sainte-Foy, 6 ; Saint-Grat-d’Albertville (<text:span text:style-name="T1">Conflans</text:span>), 7 ; Albertville (Saint-Jean), 8.</text:p>
      <text:p text:style-name="Texte_20_1LA">Aujourd’hui, les divisions ecclésiastiques de la Savoie sont sensiblement les mêmes, si l’on ne tient pas compte <text:span text:style-name="Page">{95}</text:span>du diocèse d’Annecy qui presque tout entier appartient à la Haute-Savoie. Le diocèse de Chambéry comprend tout l’arrondissement de Chambéry, sauf six paroisses, plus les paroisses de Cléry, Frontenex, Montailleur, Plancherine, Saint-Vital, Tournon et Verrens, de l’arrondissement d’Albertville, et celles de Bloye, Lornay, Marigny, Massigny, Moye, Rumilly (archiprêtré de Rumilly) ; Chainaz, Cusy, Héry-sur-Alby, Saint-Félix (archiprêtré d’Alby), de l’arrondissement d’Annecy (Haute-Savoie). Au diocèse de Maurienne appartiennent toutes les paroisses de l’arrondissement de Saint-Jean-de-Maurienne ; celles du Bourget-en-Huile, de Chamoux, Champlaurent, Montendry, Le Pontet, et Villard-Léger, de l’arrondissement de Chambéry ; et celles enfin de Bonvillard, Grignon, Monthion, Notre-Dame-des-Millières et Sainte-Hélène-des-Millières, de l’arrondissement d’Albertville. Enfin le diocèse de Tarentaise est formé de toutes les paroisses de l’arrondissement de Moûtiers et de celles d’Albertville, Allondaz, Arêches, La Bâthie, Beaufort, Césarches, Cevins, Chevron, Esserts-Blay, Gilly, Hauteluce, Marthod, Pallud, Queige, Rognaix, Saint-Paul, Saint-Sigismond, Saint-Thomas, Thénésol, Tours, Venthon et Villard-de-Beaufort, de l’arrondissement d’Albertville<text:span text:style-name="Footnote_20_Symbol"><text:note text:id="ftn35" text:note-class="footnote"><text:note-citation>35</text:note-citation><text:note-body><text:p text:style-name="Footnote"><text:s/>Cf. pour ce chapitre sur l’organisation ecclésiastique de la Savoie :</text:p><text:p text:style-name="Footnote"><text:span text:style-name="T1">Annuaire ecclésiastique des duchés de Savoie et d’Aoste,</text:span> ann. 1820.</text:p><text:p text:style-name="Footnote"><text:span text:style-name="T12">L. Morand,</text:span> <text:span text:style-name="T1">Personnel ecclésiastique du diocèse de Chambéry de 1803 à 1893,</text:span> dans Mém. Acad. de Savoie. T. VII des documents.</text:p><text:p text:style-name="Footnote"><text:span text:style-name="T1">Pouillé du diocèse de Genere, du XIV</text:span><text:span text:style-name="T17">e</text:span> <text:span text:style-name="T1">siècle,</text:span> dans Regeste (Genève, in-4°, 1866).</text:p><text:p text:style-name="Footnote"><text:span text:style-name="T1">Pouillé du diocèse de Belley,</text:span> dans Guichenon, Histoire de Bresse et Bugey (preuves, p. 181).</text:p><text:p text:style-name="Footnote"><text:span text:style-name="T1">Pouillé du diocèse de Grenoble de 1197,</text:span> dans Cartulaires de S. Hugues (Coll. des documents inédits).</text:p><text:p text:style-name="Footnote">Abbé <text:span text:style-name="T12">Trépier,</text:span> <text:span text:style-name="T1">Recherches historiques sur le décanat de Saint-André</text:span> (<text:span text:style-name="T1">de Savoie</text:span>), dans Mém. Acad. de Savoie, 3<text:span text:style-name="T15">e</text:span> série, T. <text:span text:style-name="T12">vi</text:span> et <text:span text:style-name="T12">vii,</text:span> et T. <text:span text:style-name="T12">vi</text:span> des documents.</text:p></text:note-body></text:note></text:span>.</text:p>
      <text:p text:style-name="Section_20_Titre"><text:span text:style-name="Page"><text:span text:style-name="T6">{96}</text:span></text:span>La Savoie de 1792 à 1860</text:p>
      <text:p text:style-name="Text">Pour effacer toute trace des anciennes divisions provinciales qui rappelaient le moyen-âge et la féodalité, l’Assemblée constituante, par décret du 11 novembre 1789, avait décidé de substituer aux pays d’élections et aux pays d’états des circonscriptions nouvelles moins étendues : la France devait être divisée en un certain nombre de <text:span text:style-name="T1">départements</text:span> de dimensions à peu près égales. En vertu des décrets des 15 janvier, 16 et 20 février 1790, ce nombre était de quatre-vingt-trois.</text:p>
      <text:p text:style-name="Text">Après l’entrée du général Montesquiou à Chambéry, les communes de la Savoie, invitées à se prononcer librement sur la forme de gouvernement qu’elles voulaient adopter, avaient demandé par un vote presque unanime leur incorporation à la nation française. La Convention nationale, sur le <text:soft-page-break/>rapport de l’abbé Grégoire, décréta le 27 novembre 1792 que la Savoie ferait partie intégrante de la République française et formerait provisoirement un quatre-vingt-quatrième département sous la dénomination de <text:span text:style-name="T1">département du Mont-Blanc.</text:span> Quatre commissaires, l’abbé Grégoire, Hérault de Séchelles, Jagot et l’abbé Ph<text:span text:style-name="T20">ilibert Simond, f</text:span>urent envoyés par la Convention pour procéder à l’organisation de ce nouveau département.</text:p>
      <text:p text:style-name="Text">Le département du Mont-Blanc fut partagé par eux en sept districts, subdivisé en quatre-vingt trois cantons comprenant six cent cinquante-deux communes.</text:p>
      <text:p text:style-name="Texte_20_1LAB"><text:span text:style-name="T7">I. — LE DISTRICT DE CHAMBÉRY,</text:span> borné à l’est par une partie des limites au sud-ouest du district d’Annecy, au sud par la partie septentrionale du district de Moûtiers, de celui de Saint-Jean-de-Maurienne et une partie du département de l’Isère, à l’ouest par la rivière du Guiers et le Rhône, et au nord par les limites méridionales du district d’Annecy, comprenait 22 cantons et 184 communes :</text:p>
      <text:p text:style-name="Text"><text:span text:style-name="Page">{97}</text:span>1° <text:span text:style-name="T7">Le canton de Chambéry</text:span> (population : 16.784 habitants d’après le recensement de 1783) était formé des communes de Chambéry et Pugnet-la-Croix-Rouge, Bassens, Barberaz-le-Petit, Bissy, Cognin, Chambéry-le-Vieux (Saint-Ombre), Jacob-Bellecombette, Montagnole, La Ravoire et Sonnaz.</text:p>
      <text:p text:style-name="Text">2° <text:span text:style-name="T7">Le canton d’Aix</text:span> (population : 6.665 habitants) était formé des communes d’Aix, Brison, Drumettaz-Clarafont, Méry, Montcel, Mouxy, Pugny-Châtenod, Saint-Innocent, Saint-Offenge-Dessous, Saint-Offenge-Dessus, Tresserve, Trévignin, Voglans et Le Viviers.</text:p>
      <text:p text:style-name="Text">3° <text:span text:style-name="T7">Le canton de La Biolle</text:span> (population : 5.221 habitants) était formé des communes d’Albens, Ansigny, La Biolle, Cessens, Epersy, Grésy, Mognard, Saint-Germain, Saint-Girod et Saint-Ours.</text:p>
      <text:p text:style-name="Text">4° <text:span text:style-name="T7">Le canton du Bourget</text:span> (population : 4.749 habitants) était formé des communes de Bourdeau, Le Bourget, La Chapelle-du-Mont-du-Chat, La Motte-Montfort, La Motte-Servolex, Ontex et Saint-Sulpice.</text:p>
      <text:p text:style-name="Text">5° <text:span text:style-name="T7">Le canton de Chamoux</text:span> (population : 4.246 habitants) était formé des communes de Betton-Bettonnet, Chamoux, Champlaurent, Châteauneuf, Hauteville, Montendry, La Trinité, Villarléger et Villard-Sallet.</text:p>
      <text:p text:style-name="Text">6° <text:span text:style-name="T7">Le canton du Châtelard</text:span> (population : 5.639 habitants) était formé des communes de Bellecombe, Le Châtelard, La Compôte, Doucy-en-Bauges, Ecole, Jarsy, La Motte-en-Bauges et Sainte-Reine.</text:p>
      <text:p text:style-name="Text">7° <text:span text:style-name="T7">Le canton des Echelles</text:span> (population : 3.766 habitants) était formé des communes d’Attignat, La Bauche, Les Echelles, Oncin, Saint-Christophe, Saint-Franc et Saint-Pierre-de-Genebroz.</text:p>
      <text:p text:style-name="Text">8° <text:span text:style-name="T7">Le canton de Grésy-sur-Isère</text:span> (population : 4.981 habitants) était formé des communes de Cléry et Frontenex, <text:span text:style-name="Page">{98}</text:span>Grésy, Montailleur, Notre-Dame-des-Millières, Plancherine, Sainte-Hélène-des-Millières, Saint-Vital, Tournon, et Verrens et Arvey.</text:p>
      <text:p text:style-name="Text">9° <text:span text:style-name="T7">Le canton de L’Hôpital</text:span> (population : 4.203 habitants) était formé des communes d’Allondaz, Gilly, L’Hôpital, Mercury-Gémilly, La Pallud, Saint-Sigismond et Thénesol.</text:p>
      <text:p text:style-name="Text">10° <text:span text:style-name="T7">Le canton de Lescheraines</text:span> (population : 4.083 habitants) était formé des communes d’Aillon, Arith, Lescheraines, Le Noyer et Saint-François-de-Sales.</text:p>
      <text:p text:style-name="Text">11° <text:span text:style-name="T7">Le canton des Marches</text:span> (population : 4.063 habitants) était formé des communes d’Apremont, Entremont-le-Vieux, Les Marches, Saint-Baldoph, Saint-Jeoire et Saint-Pierre-d’Entremont.</text:p>
      <text:p text:style-name="Text">12° <text:span text:style-name="T7">Le canton de Montmélian</text:span> (population : 3.956 habitants) était formé des communes d’Arbin, La Chavanne, Chignin, Francin, Montmélian et La Thuile.</text:p>
      <text:p text:style-name="Text">13° <text:span text:style-name="T7">Le canton de Novalaise</text:span> (population : 3.915 habitants) était formé des communes d’Ayn, Dullin, Gerbaix, Marcieux, Nances, Novalaise, Saint-Alban-de-Montbel et Verthemex.</text:p>
      <text:p text:style-name="Text">14° <text:span text:style-name="T7">Le canton de Pont-de-Beauvoisin</text:span> (population : 4.613 habitants) était formé des communes d’Aiguebelette, Belmont-Tramonet, La Bridoire, Domessin, Lépin, Pont-de-Beauvoisin, Saint-Béron et Verel-de-Montbel.</text:p>
      <text:p text:style-name="Text">15° <text:span text:style-name="T7">Le canton de La Rochette</text:span> (population : 6.329 habitants) était formé des communes d’Arvillard, Le Bourget-en-Huile, La Chapelle-Blanche, La Croix-de-la-Rochette, Détrier, Etable, Le Pontet, Presle, Rotherens, La Rochette, La Table et Verneil.</text:p>
      <text:p text:style-name="Text"><text:soft-page-break/>16° <text:span text:style-name="T7">Le canton de Ruffieux</text:span> (population : 4.118 habitants) était formé des communes de Chanaz, Chindrieux, Conjux, Motz, Ruffieux, Serrières et Vions.</text:p>
      <text:p text:style-name="Text"><text:span text:style-name="Page">{99}</text:span>17° <text:span text:style-name="T7">Le canton de Saint-Alban</text:span> (population : 5.781 habitants) était formé des communes de Barby, Curienne, Les Déserts, Puygros, Saint-Alban, Saint-Jean-d’Arvey, Thoiry, Triviers et Verel-Pragondran.</text:p>
      <text:p text:style-name="Text">18° <text:span text:style-name="T7">Le canton de Sainte-Hélène-du-Lac</text:span> (population : 3.797 habitants) était formé des communes de Coise-Rubaud, Laissaud, Les Mollettes, Monet, Planaise, Sainte-Hélène-du-Lac, Saint-Jean-Pied-Gauthier, Saint-Pierre-de-Soucy, Villard-d’Héry, Villard-Siard et Villaroux.</text:p>
      <text:p text:style-name="Text">19° <text:span text:style-name="T7">Le canton de Saint-Genix</text:span> (population : 3.711 habitants) était formé des communes de Champagneux, Grésin-Lépin, Lay-Avressieux, Les Mollasses, Rochefort, Sainte-Marie-d’Arvey, Saint-Genix et Saint-Maurice-de-Rotherens.</text:p>
      <text:p text:style-name="Text">20° <text:span text:style-name="T7">Le canton de Saint-Pierre-d’Albigny</text:span> (population : 4.527 habitants) était formé des communes de Cruet, Fréterive, Saint-Jean-de-la-Porte et Saint-Pierre-d’Albigny.</text:p>
      <text:p text:style-name="Text">21° <text:span text:style-name="T7">Le canton de Saint-Thibaud-de-Couz</text:span> (population : 2.944 habitants) était formé des communes de Corbel, Saint-Cassin, Saint-Jean-de-Couz, Saint-Thibaud-de-Couz et Vimines.</text:p>
      <text:p text:style-name="Text">22° <text:span text:style-name="T7">Le canton d’Yenne</text:span> (population : 7.110 habitants) était formé des communes de La Balme, Billième, La Chapelle-Saint-Martin, Jongieux, Loisieux, Lucey, Meyrieux, Saint-Jean-de-Chevelu, Saint-Paul, Saint-Pierre-d’Arvey, Saint-Pierre-de-Curtille, Traize, Trouet et Yenne.</text:p>
      <text:p text:style-name="Texte_20_1LAB"><text:span text:style-name="T7">II. — LE DISTRICT D’ANNECY,</text:span> borné à l’est par les communes qui servaient de limites occidentales au district de Cluses, au midi par les communes d’Héry-sur-Ugines, Ugines, Marthod, Seythenex, Chevaline, La Chapelle-Blanche, Leschaux, Allèves, Cusy, Chainaz, Les <text:span text:style-name="Page">{100}</text:span>Frasses, Saint-Félix et Bloye, qui en faisaient partie, à l’ouest par les communes de Massingy, Moye, Lornay, Saint-André, Droisy et Desingy, et au nord par les limites méridionales de Carouge, était composé de 15 cantons subdivisès en 117 communes :</text:p>
      <text:p text:style-name="Text">1° <text:span text:style-name="T7">Le canton d’Annecy</text:span> (population : 10.313 habitants) était formé des communes d’<text:span text:style-name="T1">Annecy, Annecy-le-Vieux, Epagny-d’Annecy, Etercy, Chavanod, Gévrier, Meithet, Montagny, Naves, Poisy, Quintal, Secrier, Seynod</text:span> et <text:span text:style-name="T1">Vieugy.</text:span></text:p>
      <text:p text:style-name="Text">2° <text:span text:style-name="T7">Le canton d’Alby</text:span> (population : 5.579 habitants) était formé des communes d’<text:span text:style-name="T1">Alby, Allèves, Balmont, Chapeiry, Cusy, Les Frasses, Gruffy, Héry-sur-Alby, Marigny, Mures, Saint-Félix, Saint-Sylvestre</text:span> et <text:span text:style-name="T1">Viuz-la-Chiésaz.</text:span></text:p>
      <text:p text:style-name="Text">3° <text:span text:style-name="T7">Le canton d’Arbusigny</text:span> (population : 3.361 habitants) était formé des communes d’<text:span text:style-name="T1">Arbusigny, Evires, Groisy, Menthonnex-en-Bornes</text:span> et <text:span text:style-name="T1">Le Sappey.</text:span></text:p>
      <text:p text:style-name="Text">4° <text:span text:style-name="T7">Le canton de Clermont</text:span> (population : 2.840 habitants) était formé des communes de <text:span text:style-name="T1">Bonneguette, Chilly, Clermont, Crempigny, Desingy, Droisy</text:span> et <text:span text:style-name="T1">Menthonnex-sous-Clermont.</text:span></text:p>
      <text:p text:style-name="Text">5° <text:span text:style-name="T7">Le canton de Duingt-d’Héré</text:span> (population : 3.825 habitants) était formé des communes de <text:span text:style-name="T1">Doussard, Duingt-d’Héré, Entrevernes, Leschaux, Saint-Eustache, Saint-Jorioz</text:span> et <text:span text:style-name="T1">La Thuile.</text:span></text:p>
      <text:p text:style-name="Text">6° <text:span text:style-name="T7">Le canton de Faverges</text:span> (population : 5.704 habitants) était formé des communes de <text:span text:style-name="T1">Chevaline, Cons, Faverges, Giez, Marlens, Saint-Ferréol</text:span> et <text:span text:style-name="T1">Seythenex.</text:span></text:p>
      <text:p text:style-name="Text">7° <text:span text:style-name="T7">Le canton du Grand-Bornand</text:span> (population : 4.520 habitants) était formé des communes de <text:span text:style-name="T1">La Clusaz, Entremont, Grand-Bornand</text:span> et <text:span text:style-name="T1">Saint-Jean-de-Sixt.</text:span></text:p>
      <text:p text:style-name="Text"><text:span text:style-name="Page">{101}</text:span>8° <text:span text:style-name="T7">Le canton de Pringy</text:span> (population : 10.313 habitants) etait formé des communes d’<text:span text:style-name="T1">Allonzier, Argonnex, Charvonnex, Cuvat, Ferrières, Lovagny, Metz, Nonglard, Pringy, Saint-Martin, Villaz</text:span> et <text:span text:style-name="T1">Villy-le-Pelloux.</text:span></text:p>
      <text:p text:style-name="Text">9° <text:span text:style-name="T7">Le canton de La Roche</text:span> (population : 5.641 habitants) était formé des communes d’<text:span text:style-name="T1">Amancy, Chapelle-Rambaud, Etaux, Petit-Bornand, La Roche</text:span> et <text:span text:style-name="T1">Saint-Sixt.</text:span></text:p>
      <text:p text:style-name="Text">10° <text:span text:style-name="T7">Le canton de Rumilly</text:span> (population : 8.594 habitants) était formé des communes de <text:span text:style-name="T1">Bloye-Salagine, Boussy, Hauteville, Lornay, Marcellaz, Massingy, Moye, Rumilly, Saint-André, Saint-Marcel, Sales, Vallières</text:span> et <text:span text:style-name="T1">Versonnex.</text:span></text:p>
      <text:p text:style-name="Text">11° <text:span text:style-name="T7">Le canton de Sillingy</text:span> (population : 3.765 habitants) était formé des communes de <text:span text:style-name="T1">La Balme-de-Sillingy, Choisy, Mésigny, Saint-Eusèbe, Sillingy, Thusy</text:span> et <text:span text:style-name="T1">Veaux.</text:span></text:p>
      <text:p text:style-name="Text"><text:soft-page-break/>12° <text:span text:style-name="T7">Le canton de Talloires</text:span> (population : 3.807 habitants) était formé des communes d’<text:span text:style-name="T1">Alex, Bluffy, Menthon, Montmin, Talloires</text:span> et <text:span text:style-name="T1">Veyrier.</text:span></text:p>
      <text:p text:style-name="Text">13° <text:span text:style-name="T7">Le canton de Thônes</text:span> (population : 8.318 habitants) était formé des communes de <text:span text:style-name="T1">La Balme-de-Thuy, Les Clefs, Dingy-Saint-Clair, Manigod, Serraval, Thônes</text:span> et <text:span text:style-name="T1">Les Villards.</text:span></text:p>
      <text:p text:style-name="Text">14° <text:span text:style-name="T7">Le canton de Thorens</text:span> (population : 2.902 habitants) était formé des communes d’<text:span text:style-name="T1">Aviernoz, Les Ollières</text:span> et <text:span text:style-name="T1">Thorens.</text:span></text:p>
      <text:p text:style-name="Text">15° <text:span text:style-name="T7">Le canton d’Ugines</text:span> (population : 4.579 habitants) était formé des communes de Cohennoz, Héry-sur-Ugines, Marthod, Outrechaise et Ugines.</text:p>
      <text:p text:style-name="Texte_20_1LAB"><text:span text:style-name="T7">III. — LE DISTRICT DE CAROUGE,</text:span> limité à l’est par les confins des districts de Cluses et de Thonon, au midi par les communes d’Arenthon, Pers, La Muraz, <text:span text:style-name="Page">{102}</text:span>Villy-le-Bouveret, la rivière des Usses jusqu’à Seyssel, à l’ouest par le Rhône, et au nord par la ville de Genève et le lac Léman, était formé de 8 cantons et 85 communes :</text:p>
      <text:p text:style-name="Text">1° <text:span text:style-name="T7">Le canton d’Annemasse</text:span> (population : 6.230 habitants) était formé des communes d’<text:span text:style-name="T1">Ambilly, Annemasse, Choulex, Collonges-Bellerive, Corsier, Les Esserts, Etrembières, Juvigny, Monnetier et Mornex, Monthoux, Thonex et Chêne, Vétraz</text:span> et <text:span text:style-name="T1">Villagrand et Presingy.</text:span></text:p>
      <text:p text:style-name="Text">2° <text:span text:style-name="T7">Le canton de Bonne</text:span> (population : 4.297 habitants) était formé des communes d’<text:span text:style-name="T1">Arthaz et Pont-Notre-Dame, Bonne, Contamine, Cranves, Fillinges, Loex, Lucinges, Marcellaz, Nangy</text:span> et <text:span text:style-name="T1">Sales.</text:span></text:p>
      <text:p text:style-name="Text">3° <text:span text:style-name="T7">Le canton de Carouge</text:span> (population : 8.055 habitants) était formé des communes d’<text:span text:style-name="T1">Aire-la-Ville, Archamp et Collonges, Bernex, Onex et Confignon, Bossey et Troennex, Carouge, Compesières, Lancy</text:span> et <text:span text:style-name="T1">Vairier-sous-Salève.</text:span></text:p>
      <text:p text:style-name="Text">4° <text:span text:style-name="T7">Le canton de Chaumont</text:span> (population : 3.213 habitants) était formé des communes d’<text:span text:style-name="T1">Arcine, Chavannaz, Chaumont, Chessenaz, Clarafont, Contamine, Eloise, Epagny-de-Chaumont, Jonzier, Marlioz, Minzier</text:span> et <text:span text:style-name="T1">Savigny.</text:span></text:p>
      <text:p text:style-name="Text">5° <text:span text:style-name="T7">Le canton de Cruseilles</text:span> (population : 3.668 habitants) était formé des communes d’<text:span text:style-name="T1">Andilly, Avregny, Cernex, Copponex, Cercier, Cruseilles, Saint-Blaise, Villy-le-Bouveret</text:span> et <text:span text:style-name="T1">Vovray.</text:span></text:p>
      <text:p text:style-name="Text">6° <text:span text:style-name="T7">Le canton de Frangy</text:span> (population : 4.363 habitants) était formé des communes de <text:span text:style-name="T1">Bassy et Vetrens, Challonges, Franclens, Frangy, Musiège, Saint-Germain, Sallenove, Seyssel, Usinens et Chêne</text:span> et <text:span text:style-name="T1">Vanzier.</text:span></text:p>
      <text:p text:style-name="Text">7° <text:span text:style-name="T7">Le canton de Reignier</text:span> (population : 4.602 habitants) était formé des communes d’<text:span text:style-name="T1">Arenthon, Cornier, Esery, Jussy, La Muraz, Pers, Reignier</text:span> et <text:span text:style-name="T1">Saint-Romain.</text:span></text:p>
      <text:p text:style-name="Text"><text:span text:style-name="Page">{103}</text:span>8° <text:span text:style-name="T7">Le canton de Viry</text:span> (population : 5.461 habitants) était formé des communes de <text:span text:style-name="T1">Beaumont, Jussy et Chable, Chenex et Dingy-en-Vuache, Chevrier, Feigères, Neydens, Présilly, Saint-Julien, Thairy et Laconnex, Valléry, Vers, Viry-Avussy et Humilly</text:span> et <text:span text:style-name="T1">Vulbens et Bans.</text:span></text:p>
      <text:p text:style-name="Texte_20_1LAB"><text:span text:style-name="T7">IV. — LE DISTRICT DE CLUSES,</text:span> confiné à l’est par le Mont-Blanc et les autres glaciers qui le séparaient du Vallais, au midi par des glaciers qui le séparaient de la vallée d’Aoste, et par les montagnes qui limitaient la partie septentrionale du district de Moûtiers, au couchant par les communes de Crest-Voland, Saint-Nicolas-la-Chapelle, La Giettaz, Bellecombe, Nancy-sur-Cluses, Scionzier, Brison, Saint-Laurent, Saint-Maurice, Passery, etc., au nord par celles de Pellionnex, Viuz-en-Sallaz, Saint-André, Boëge, Burdignin, Villars, Onion, Saint-Jeoire, Mieussy, Taninges et Samoëns qui faisaient partie de ce district, était composé de 10 cantons et 61 communes :</text:p>
      <text:p text:style-name="Text">1° <text:span text:style-name="T7">Le canton de Bonneville</text:span> (population : 6.696 habitants) était formé des communes d’<text:span text:style-name="T1">Ayse, Bonneville, Brison, La Côte-d’Hyot, Marigny, Mont-Saxonnex et Vougy, Passeirier, Pontchy, Saint-Etienne, Saint-Laurent, Saint-Maurice-de-Rumilly</text:span> et <text:span text:style-name="T1">Saint-Pierre-de-Rumilly.</text:span></text:p>
      <text:p text:style-name="Text">2° <text:span text:style-name="T7">Le canton de Chamonix</text:span> (population : 3.337 habitants) était formé des communes de <text:span text:style-name="T1">Chamonix, Les Houches</text:span> et <text:span text:style-name="T1">Vallorcine.</text:span></text:p>
      <text:p text:style-name="Text">3° <text:span text:style-name="T7">Le canton de Cluses</text:span> (population : 7.618 habitants) était formé des communes d’<text:span text:style-name="T1">Arâche, Châtillon, Cluses, La Frasse, Magland, Nancy-sur-Cluses, Saint-Sigismond</text:span> et <text:span text:style-name="T1">Thyez.</text:span></text:p>
      <text:p text:style-name="Text">4° <text:span text:style-name="T7">Le canton de Flumet</text:span> (population : 3.919 habitants) était formé des communes de Crest-Voland, Flumet, La Giettaz, Notre-Dame-de-Bellecombe et Saint-Nicolas-la-Chapelle.</text:p>
      <text:p text:style-name="Text"><text:soft-page-break/><text:span text:style-name="Page">{104}</text:span>5° <text:span text:style-name="T7">Le canton de Mégève</text:span> (population : 3.110 habitants) était formé des communes de <text:span text:style-name="T1">Demi-Quartier-de-Mégève</text:span> ou <text:span text:style-name="T1">Le Praz</text:span> et <text:span text:style-name="T1">Mégève.</text:span></text:p>
      <text:p text:style-name="Text">6° <text:span text:style-name="T7">Le canton de Saint-Gervais</text:span> (population : 3.552 habitants) était formé des communes <text:span text:style-name="T1">des Contamines, Saint-Gervais</text:span> et <text:span text:style-name="T1">Saint-Nicolas-de-Véroce.</text:span></text:p>
      <text:p text:style-name="Text">7° <text:span text:style-name="T7">Le canton de Sallanches</text:span> (population : 8.268 habitants) était formé des communes de <text:span text:style-name="T1">Cordon, Domancy, Passy, Saint-Martin et Combloux, Saint-Roch, Sallanches</text:span> et <text:span text:style-name="T1">Servoz.</text:span></text:p>
      <text:p text:style-name="Text">8° <text:span text:style-name="T7">Le canton de Samoëns</text:span> (population : 5.353 habitants) était formé des communes de <text:span text:style-name="T1">Morillon, Samoëns, Sixt</text:span> et <text:span text:style-name="T1">Vallon.</text:span></text:p>
      <text:p text:style-name="Text">9° <text:span text:style-name="T7">Le canton de Taninges</text:span> (population : 5.580 habitants) était formé des communes <text:span text:style-name="T1">des Gets et Côte-d’Arbroz, Mieussy, Rivière-en-Verse</text:span> et <text:span text:style-name="T1">Taninges.</text:span></text:p>
      <text:p text:style-name="Text">10° <text:span text:style-name="T7">Le canton de Viuz-en-Sallaz</text:span> (population : 8.106 habitants) était formé des communes de <text:span text:style-name="T1">Boège, Bogève, Burdignin, Latour et Onion, Pellionnex, Saint-Jean-de-Tholomé, Saint-Jeoire, Villard, Ville-en-Sallaz</text:span> et <text:span text:style-name="T1">Viuz-en-Sallaz.</text:span></text:p>
      <text:p text:style-name="Texte_20_1LAB"><text:span text:style-name="T7">V. — LE DISTRICT DE MOUTIERS,</text:span> limité à l’est par une partie du Mont-Iseran, le Mont-Blanc, le Petit-Saint-Bernard et les glaciers qui le séparaient de la vallée d’Aoste, au midi par une autre partie du Mont-Iseran et les montagnes qui dominent la vallée de Tignes, à l’ouest par celles qui servaient de confins au district de Saint-Jean-de-Maurienne, au nord par celles qui dominent les communes de Hauteluce, Queige et par la rivière de l’Arly depuis Montgombert jusqu’à l’Isère, embrassait 10 cantons et 71 communes :</text:p>
      <text:p text:style-name="Text"><text:span text:style-name="Page">{105}</text:span>1° <text:span text:style-name="T7">Le canton d’Aime</text:span> (population : 4.792 habitants) était formé des communes d’Aime, Centron, La Côte-d’Aime, Granier, Longefoy-sur-Aime, Mâcot-Sangot, Montgirod, Tessens et Villette.</text:p>
      <text:p text:style-name="Text">2° <text:span text:style-name="T7">Le canton de Bellentre</text:span> (population : 3.402 habitants) était formé des communes de Bellentre, Hauteville-Gondon, Landry, Mont-Valezan-sur-Bellentre et Peisey.</text:p>
      <text:p text:style-name="Text">3° <text:span text:style-name="T7">Le canton de Bozel</text:span> (population : 6.330 habitants) était formé des communes des Allues, Bozel, Champagny, Montagny, La Perrière, Pralognan, Saint-Bon et La Saulce.</text:p>
      <text:p text:style-name="Text">4° <text:span text:style-name="T7">Le canton de Bourg-Saint-Maurice</text:span> (population : 4.820 habitants) était formé des communes de Bourg-Saint-Maurice, Séez et Saint-Germain, et Villaroger et La Chapelle.</text:p>
      <text:p text:style-name="Text">5° <text:span text:style-name="T7">Le canton de Conflans</text:span> (population : 2.995 habitants) était formé des communes de La Bâthie, Césarches, Conflans, Grignon, Monthion, Saint-Thomas-des-Esserts, Tours et Venthon.</text:p>
      <text:p text:style-name="Text">6° <text:span text:style-name="T7">Le canton de Feissons-sous-Briançon</text:span> (population : 4.493 habitants) était formé des communes de Bonneval, Cevins, Feissons-sous-Briançon, Naves, Notre-Dame-de-Briançon, Pussy, Rognaix, Saint-Eusèbe-de-Cœur, Saint-Paul et Blay et Villargerel.</text:p>
      <text:p text:style-name="Text">7° <text:span text:style-name="T7">Le canton de Moûtiers</text:span> (population : 7.309 habitants) était formé des communes d’Aigueblanche, Les Avanchers, Bellecombe, Le Bois, Cellières, Doucy, Feissons-sur-Salins, Fontaine et Le Puits, Les Frasses, Hautecour, Moûtiers, Notre-Dame-du-Pré, Saint-Marcel, Saint-Oyen, Saint-Thomas-de-Cœur, Salins et Villarlurin.</text:p>
      <text:p text:style-name="Text">8° <text:span text:style-name="T7">Le canton de Sainte-Foy</text:span> (population : 3.539 habitants) était formé des communes de Mont-Valezan-sur-Séez, Sainte-Foy, Tignes et Val-de-Tignes.</text:p>
      <text:p text:style-name="Text"><text:span text:style-name="Page">{106}</text:span>9° <text:span text:style-name="T7">Le canton de Saint-Jean-de-Belleville</text:span> (population : 3.899 habitants) était formé des communes de Saint-Jean-de-Belleville, Saint-Laurent-de-la-Côte et Saint-Martin-de-Belleville.</text:p>
      <text:p text:style-name="Text">10° <text:span text:style-name="T7">Le canton de Saint-Maxime-de-Beaufort</text:span> (population : 6.736 habitants) était formé des communes de Beaufort, Hauteluce, Queige et Villard-de-Beaufort.</text:p>
      <text:p text:style-name="Texte_20_1LAB"><text:span text:style-name="T7">VI. — LE DISTRICT DE SAINT-JEAN-DE-MAURIENNE,</text:span> borné à l’est par la chaîne des montagnes qui se prolongent dès la commune de Bonvillard jusque sur celle de Bonneval, au midi par le Mont-Cenis, frontière du Piémont, et par les montagnes qui confinaient le district de Briançon (département des Hautes-Alpes), à l’ouest par le district de Grenoble et la chaîne de montagnes qui se prolongent dès la source du petit Bréda jusqu’à Aiguebelle, au nord par les communes de Chamousset, Aiton et Bonvillard qui font partie de ce district, était composé de 11 cantons et 70 communes :</text:p>
      <text:p text:style-name="Text"><text:soft-page-break/>1° <text:span text:style-name="T7">Le canton d’Aiguebelle</text:span> (population : 4.053 habitants) était formé des communes d’Aiguebelle, Aiton, Bonvillard, Bonvillaret, Bourgneuf, Chamousset, La Croix-d’Aiguebelle, Montgilbert, Montsapey et Randens.</text:p>
      <text:p text:style-name="Text">2° <text:span text:style-name="T7">Le canton d’Argentine</text:span> (population : 4.288 habitants) était formé des communes d’Argentine, La Chapelle, Epierre, Saint-Alban-d’Hurtières, Saint-Georges-d’Hurtières, Saint-Léger et Saint-Pierre-de-Belleville.</text:p>
      <text:p text:style-name="Text">3° <text:span text:style-name="T7">Le canton de La Chambre</text:span> (population : 3.404 habitants) était formé des communes de La Chambre et Les Chavannes, Montaimont, Montgellafrey, Notre-Dame-du-Cruet, Saint-Avre et Saint-Martin-sur-la-Chambre.</text:p>
      <text:p text:style-name="Text">4° <text:span text:style-name="T7">Le canton de Fontcouverte</text:span> (population : 4.829 habitants) était formé des communes de Fontcouverte, <text:span text:style-name="Page">{107}</text:span>Montrond, Saint-Jean-d’Arves, Saint-Sorlin-d’Arves et Villarembert.</text:p>
      <text:p text:style-name="Text">5° <text:span text:style-name="T7">Le canton de Lanslebourg</text:span> (population : 3.632 habitants) était formé des communes de Bessans, Bonneval, Lanslebourg et Lanslevillard.</text:p>
      <text:p text:style-name="Text">6° <text:span text:style-name="T7">Le canton de Modane</text:span> (population : 2.758 habitants) était formé des communes de Bourget et Villarodin, Les Fourneaux, Freney, Modane et Saint-André.</text:p>
      <text:p text:style-name="Text">7° <text:span text:style-name="T7">Le canton de Saint-Etienne-de-Cuines</text:span> (population : 4.331 habitants) était formé des communes de Saint-Alban-des-Villards, Saint-Colomban-des-Villards, Sainte-Marie-de-Cuines, Saint-Etienne-de-Cuines et Saint-Rémi.</text:p>
      <text:p text:style-name="Text">8° <text:span text:style-name="T7">Le canton de Saint-Jean-de-Maurienne</text:span> (population : 7.964 habitants) était formé des communes d’Albiez-le-Jeune, Albiez-le-Vieux, Hermillon, Jarrier, Montdenis, Montpascal, Montvernier, Notre-Dame-du-Châtel, Pontamafrey, Saint-Jean-de-Maurienne, Saint-Pancrace et Villargondran.</text:p>
      <text:p text:style-name="Text">9° <text:span text:style-name="T7">Le canton de Saint-Michel</text:span> (population : 5.110 habitants) était formé des communes de Beaune, Orelle, Saint-Julien, Saint-Martin-d’outre-Arc, Saint-Martin-la-Porte, Saint-Michel et Thyl.</text:p>
      <text:p text:style-name="Text">10° <text:span text:style-name="T7">Le canton de Sollières</text:span> (population : 3.067 habitants) était formé des communes d’Aussois, Avrieux, Bramans, Sollières et Termignon.</text:p>
      <text:p text:style-name="Text">11° <text:span text:style-name="T7">Le canton de Valloires</text:span> (population : 3.485 habitants) était formé des communes d’Albanne, Montricher, Valloires et Valmeinier.</text:p>
      <text:p text:style-name="Texte_20_1LAB"><text:span text:style-name="T7">VII. — LE DISTRICT DE THONON,</text:span> confiné à l’est par les montagnes qui le séparaient du Vallais, au midi par les communes servant de limites à la partie septentrionale <text:span text:style-name="Page">{108}</text:span>du district de Cluses, à l’ouest par les communes d’Hermance, Machilly et Saint-Cergues, et au nord par le lac Léman, comprenait 7 cantons et 64 communes :</text:p>
      <text:p text:style-name="Text">1° <text:span text:style-name="T7">Le canton du Biot</text:span> (population : 5.923 habitants) était formé des communes <text:span text:style-name="T1">du Biot, La Forclaz, Montriond, Morzine, Saint-Jean-d’Aulph</text:span> et <text:span text:style-name="T1">La Vernaz.</text:span></text:p>
      <text:p text:style-name="Text">2° <text:span text:style-name="T7">Le canton de Bons</text:span> (population : 4.337 habitants) était formé des communes de <text:span text:style-name="T1">Bons, Brens, Brenthonne et Vignier, Cervens, Fessy, Lully, Machilly, Perignier, Saint-Cergues, Saint-Didier</text:span> et <text:span text:style-name="T1">Saxel.</text:span></text:p>
      <text:p text:style-name="Text">3° <text:span text:style-name="T7">Le canton de Douvaine</text:span> (population : 4.300 habitants) était formé des communes de <text:span text:style-name="T1">Ballaison, Chavannex, Cusy, Douvaine, Excevenex, Filly, Hermance, Loisin, Massongy, Messery, Nernier</text:span> et <text:span text:style-name="T1">Yvoire.</text:span></text:p>
      <text:p text:style-name="Text">4° <text:span text:style-name="T7">Le canton d’Evian</text:span> (population : 8.759 habitants) était composé des communes de <text:span text:style-name="T1">Bernex, Evian, Féterne, Larringes, Lugrin, Marin, Maxilly, Neuvecelle, Novel, Publier, Saint-Gingolph, Saint-Paul, Thollon</text:span> et <text:span text:style-name="T1">Vinzier.</text:span></text:p>
      <text:p text:style-name="Text">5° <text:span text:style-name="T7">Le canton de Lullin</text:span> (population : 5.050 habitants) était formé des communes de <text:span text:style-name="T1">Bellevaux, Habère-Lullin, Habère-Poche, Lullin, Mégevette, Reyvroz</text:span> et <text:span text:style-name="T1">Vailly.</text:span></text:p>
      <text:p text:style-name="Text">6° <text:span text:style-name="T7">Le canton de Notre-Dame-d’Abondance</text:span> (population : 4.318 habitants) était formé des communes de <text:span text:style-name="T1">La Chapelle-d’Abondance, Châtel, Chevenoz, Notre-Dame-d’Abondance</text:span> et <text:span text:style-name="T1">Vacheresse.</text:span></text:p>
      <text:p text:style-name="Text">7° <text:span text:style-name="T7">Le canton de Thonon</text:span> (population : 6.758 habitants) était formé des communes d’<text:span text:style-name="T1">Allinges, Anthy, Draillans, Lyand et Armoy, Margencel, Mesinge, Orcier, Sciez</text:span> et <text:span text:style-name="T1">Thonon.</text:span></text:p>
      <text:p text:style-name="Texte_20_1LA"><text:soft-page-break/><text:span text:style-name="Page">{109}</text:span>Ces divisions ne subirent aucune modification jusqu’en 1798, époque à laquelle l’occupation de Genève et l’incorporation à la république française des états composant la république de Genève rendirent nécessaire un remaniement territorial, en suite duquel la Savoie fut divisée en deux départements : le <text:span text:style-name="T1">Mont-Blanc</text:span> avec Chambéry pour chef-lieu, et le <text:span text:style-name="T1">Léman</text:span> dont Genève fut la capitale (Loi du 8 fructidor an VI — 25 août 1798). Aux termes de cette loi ce nouveau département du Léman était composé du territoire genevois et des cantons d’Annemasse, Arbusigny, Le Biot, Bonne, Bonneville, Bons, Carouge, Chaumont, Cluses, Collonge, Cruseilles, Douvaine, Evian, Ferney-Voltaire, Frangy, Gex, Lullin, Notre-Dame-d’Abondance, Reignier, La Roche, Samoëns, Taninges, Thoiry, Thonon, Thorens, Viry et Viuz-en-Sallaz, détachés des départements de l’Ain et du Mont-Blanc.</text:p>
      <text:p text:style-name="Text">Le Premier Consul, par la loi du 28 pluviôse an VIII (17 février 1800), donna à l’administration départementale une nouvelle organisation. Le département, placé sous la direction d’un préfet nommé par le chef du gouvernement, fut divisé en arrondissements à la tête de chacun desquels fut mis un sous-préfet également désigné par le chef du pouvoir exécutif. L’arrondissement est, à peu de chose près, l’ancien district de la loi des 22 décembre 1789 et 8 janvier 1790, supprimé momentanément pendant la Révolution et remplacé par l’organisation des municipalités de canton de la constitution de l’an III, rétabli par la loi du 28 pluviose an VIII sous son nom et dans sa forme actuelle d’arrondissement. Les anciennes divisions du département : districts, cantons et municipalités, étaient remplacées par de nouvelles circonscriptions : les arrondissements, les cantons et les communes.</text:p>
      <text:p text:style-name="Text">A la création du département du Léman, le département du Mont-Blanc avait perdu les districts entiers de Thonon et de Carouge, ainsi que la majeure partie de celui de <text:span text:style-name="Page">{110}</text:span>Cluses. Les seuls cantons qu’il eût conservés de ce dernier district, ceux de Chamonix, Flumet, Mégève, Saint-Gervais et Sallanches, lui furent enlevés par la loi du 17 février 1800 pour être donnés aussi au département du Léman.</text:p>
      <text:p text:style-name="Text">En vertu de cette même loi, le Léman fut divisé en trois arrondissements communaux avec Genève, Thonon et Bonneville pour chefs-lieux ; Chambéry, Annecy, Moûtiers et Saint-Jean-de-Maurienne furent les chefs-lieux des quatre arrondissements communaux du Mont-Blanc. Le tableau suivant indique qu’elle était, en 1810, la composition des quatre arrondissements et des trente-trois cantons du département du Mont-Blanc.</text:p>
      <text:p text:style-name="Titre_20_A">I. — <text:span text:style-name="T12">Arrondissement communal de Chambéry</text:span><text:line-break/><text:span text:style-name="Texte_5f_Par">(15 cantons, 175 communes, 122.770 habitants</text:span><text:span text:style-name="Footnote_20_Symbol"><text:span text:style-name="T6"><text:note text:id="ftn36" text:note-class="footnote"><text:note-citation>36</text:note-citation><text:note-body><text:p text:style-name="Footnote"><text:s/><text:span text:style-name="Texte_5f_Par">Les chiffres de population sont ceux de l’an X.</text:span></text:p></text:note-body></text:note></text:span></text:span><text:span text:style-name="Texte_5f_Par">, 162.190 hectares.)</text:span></text:p>
      <text:p text:style-name="Titre_20_B_20_NS">1° <text:span text:style-name="T18">Canton d’Aix.</text:span><text:line-break/><text:span text:style-name="Texte_5f_Par">(13 communes, 6.261 habitants, 9.718 hectares.)</text:span></text:p>
      <text:p text:style-name="Text">Aix, Brison-Saint-Innocent, Drumettaz-Clarafont, Méry, Montcel, Mouxy, Saint-Offenge-Dessous, Saint-Offenge-Dessus, Pugny-Châtenod, Tresserve, Trévignin, Viviers et Voglans.</text:p>
      <text:p text:style-name="Titre_20_B">2° <text:span text:style-name="T18">Canton de La Biolle.</text:span><text:line-break/><text:span text:style-name="Texte_5f_Par">(10 communes, 5.625 habitants, 7.580 hectares.)</text:span></text:p>
      <text:p text:style-name="Text">Albens, Ansigny, La Biolle, Cessens, Epersy, Grésy-sur-Aix, Mognard, Saint-Germain, Saint-Girod, Saint-Ours.</text:p>
      <text:p text:style-name="Titre_20_B"><text:soft-page-break/>3° <text:span text:style-name="T18">Canton de Chambéry</text:span> (nord).<text:line-break/><text:span text:style-name="Texte_5f_Par">(12 communes, 19.985 habitants, 18.308 hectares.)</text:span></text:p>
      <text:p text:style-name="Text">Bassens, Bourdeau, Le Bourget, Chambéry, Chambéry-le-Vieux, Les Déserts, La Motte-Servolex, Saint-Alban, Saint-Jean-d’Arvey, Sonnaz, Thoiry, Verel-Pragondran.</text:p>
      <text:p text:style-name="Titre_20_B"><text:span text:style-name="Page">{111}</text:span>4° <text:span text:style-name="T18">Canton de Chambéry</text:span> (sud).<text:line-break/><text:span text:style-name="Texte_5f_Par">(17 communes, 9.989 habitants, 14.280 hectares.)</text:span></text:p>
      <text:p text:style-name="Text">Apremont, Barberaz, Barby, Bissy, Cognin, Curienne, Entremont-le-Vieux, Jacob-Bellecombette, Montagnole, Puygros, La Ravoire, Saint-Baldoph, Saint-Cassin, Saint-Sulpice, Saint-Thibaud-de-Couz, Triviers, Vimines.</text:p>
      <text:p text:style-name="Titre_20_B">5° <text:span text:style-name="T18">Canton du Châtelard.</text:span><text:line-break/><text:span text:style-name="Texte_5f_Par">(13 communes, 10.412 habitants, 24.124 hectares.)</text:span></text:p>
      <text:p text:style-name="Text">Aillon, Arith, Bellecombe en Bauges, Le Châtelard, La Compôte, Doucy, Ecole, Jarsy, Lescheraines, La Motte-en-Bauges, Le Noyer, Sainte-Reine, Saint-Francois-de-Sales.</text:p>
      <text:p text:style-name="Titre_20_B">6° <text:span text:style-name="T18">Canton des Echelles.</text:span><text:line-break/><text:span text:style-name="Texte_5f_Par">(9 communes, 6.594 habitants, 8.731 hectares.)</text:span></text:p>
      <text:p text:style-name="Text">Attignat-Oncin, La Bauche, Corbel, Les Echelles, Saint-Christophe, Saint-Franc, Saint-Jean-de-Couz, Saint-Pierre-de-Genebroz, Saint-Pierre-d’Entremont.</text:p>
      <text:p text:style-name="Titre_20_B">7° <text:span text:style-name="T18">Canton de L’Hôpital.</text:span><text:line-break/><text:span text:style-name="Texte_5f_Par">(15 communes, 8.158 habitants, 12.290 hectares.)</text:span></text:p>
      <text:p text:style-name="Text">Allondaz, Cléry-Frontenex, Gilly, L’Hôpital, Mercury-Gémilly, Montailleur, Notre-Dame-des-Millières, La Pallud, Plancherine, Sainte-Hélène-des-Millières, Saint-Sigismond, Saint-Vital, Thénésol, Tournon, Verrens-Arvey.</text:p>
      <text:p text:style-name="Titre_20_B">8° <text:span text:style-name="T18">Canton de Montmélian.</text:span><text:line-break/><text:span text:style-name="Texte_5f_Par">(19 communes, 12.089 habitants, 12.447 hectares.)</text:span></text:p>
      <text:p text:style-name="Text">Arbin, Châteauneuf, La Chavanne, Chignin, Coise Saint-Jean-Pied-Gauthier, Cruet, Francin, Hauteville, Laissaud, Les Marches, Les Mollettes, Montmélian, Planaise, Sainte-Hélène-du-Lac, Saint-Jeoire, Saint-Pierre-de-Soucy, La Thuile, Villard-d’Héry, Villaroux.</text:p>
      <text:p text:style-name="Titre_20_B"><text:span text:style-name="Page">{112}</text:span>9° <text:span text:style-name="T18">Canton de Novalaise.</text:span><text:line-break/><text:span text:style-name="Texte_5f_Par">(9 communes, 5.645 habitants, 6.832 hectares.)</text:span></text:p>
      <text:p text:style-name="Text">Ayn, Dullin, Gerbaix, Marcieux, Nances, Novalaise, Saint-Alban-de-Montbel, Saint-Pierre-d’Alvey, Verthemex.</text:p>
      <text:p text:style-name="Titre_20_B"><text:soft-page-break/>10° <text:span text:style-name="T18">Canton de Pont-de-Beauvoisin.</text:span><text:line-break/><text:span text:style-name="Texte_5f_Par">(8 communes, 5.323 habitants, 4.193 hectares.)</text:span></text:p>
      <text:p text:style-name="Text">Aiguebelette, Belmont-Tramonet, La Bridoire, Domessin, Lépin, Pont-de-Beauvoisin, Saint-Béron, Verel-de-Montbel.</text:p>
      <text:p text:style-name="Titre_20_B">11° <text:span text:style-name="T18">Canton de La Rochette.</text:span><text:line-break/><text:span text:style-name="Texte_5f_Par">(19 communes, 9.933 habitants, 13.703 hectares.)</text:span></text:p>
      <text:p text:style-name="Text">Arvillard, Bourget-en-Huile, Betton-Bettonnet, Chamoux, Champlaurent, La Chapelle-Blanche, La Croix-de-la-Rochette, Détrier, Etable, Montendry, Le Pontet, Presle, La Rochette, Rotherens, La Table, La Trinité, Verneil, Villard-Léger, Villard-Sallet.</text:p>
      <text:p text:style-name="Titre_20_B">12° <text:span text:style-name="T18">Canton de Ruffieux.</text:span><text:line-break/><text:span text:style-name="Texte_5f_Par">(8 communes, 5.110 habitants, 7.573 hectares.)</text:span></text:p>
      <text:p text:style-name="Text">Chanaz, Chindrieux, Conjux, Motz, Ruffieux, Saint-Pierre-de-Curtille, Serrières, Vions.</text:p>
      <text:p text:style-name="Titre_20_B">13° <text:span text:style-name="T18">Canton de Saint-Genix.</text:span><text:line-break/><text:span text:style-name="Texte_5f_Par">(7 communes, 4.553 habitants, 4.936 hectares.)</text:span></text:p>
      <text:p text:style-name="Text">Avressieux, Champagneux, Grésin-Lépin-Les Molasses, Sainte-Marie-d’Alvey, Saint-Genix, Saint-Maurice-de-Rotherens, Rochefort.</text:p>
      <text:p text:style-name="Titre_20_B">14° <text:span text:style-name="T18">Canton de Saint-Pierre-d’Albigny.</text:span><text:line-break/><text:span text:style-name="Texte_5f_Par">(4 communes, 5.252 habitants, 5.390 hectares.)</text:span></text:p>
      <text:p text:style-name="Text">Fréterive, Grésy-sur-Isère, Saint-Jean-de-la-Porte, Saint-Pierre-d’Albigny.</text:p>
      <text:p text:style-name="Titre_20_B"><text:span text:style-name="Page">{113}</text:span>15° <text:span text:style-name="T18">Canton d’Yenne.</text:span><text:line-break/><text:span text:style-name="Texte_5f_Par">(12 communes, 7.841 habitants, 12.084 hectares.)</text:span></text:p>
      <text:p text:style-name="Text">La Balme, Billième-Chevelu, La Chapelle-du-Mont-du-Chat, La Chapelle-Saint-Martin, Jongieux, Loisieux, Lucey, Meyrieux-Trouet, Ontex, Saint-Paul, Traize, Yenne.</text:p>
      <text:p text:style-name="Titre_20_A"><text:span text:style-name="T20">II. — </text:span><text:span text:style-name="T14">A</text:span><text:span text:style-name="T12">rrondissement communal d’Annecy.</text:span><text:line-break/><text:span text:style-name="Texte_5f_Par">(5 cantons, 104 communes, 61.430 habitants, 123.375 hectares.)</text:span></text:p>
      <text:p text:style-name="Titre_20_B_20_NS">1° <text:span text:style-name="T18">Canton d’Annecy</text:span> (nord).<text:line-break/><text:span text:style-name="Texte_5f_Par">(22 communes, 13.849 habitants, 20.100 hectares.)</text:span></text:p>
      <text:p text:style-name="P2">Alex, Allonzier, Annecy, Annecy-le-Vieux, Argonnex, La Balme-de-Sillingy, Bluffy, Charvonnex, Choisy, Cuvat, Ferrières, Menthon, Mésigny, Metz, Naves, Pringy, Saint-Martin, Sillingy, Talloires, Veyrier, Villaz, Villy-le-Pelloux.</text:p>
      <text:p text:style-name="Titre_20_B"><text:soft-page-break/>2° <text:span text:style-name="T18">Canton d’Annecy</text:span> (sud).<text:line-break/><text:span text:style-name="Texte_5f_Par">(29 communes, 10.345 habitants, 23.878 hectares.)</text:span></text:p>
      <text:p text:style-name="P2">Alby, Allèves, Balmont, Chainaz, Chapeiry, Chavanod, Cusy, Duingt, Epagny, Etercy, Les Frasses, Gevrier, Gruffy, Héry-sur-Alby, Leschaux, Lovagny, Meithet, Montagny, Mures, Nonglard, Poisy, Quin’al, Saint-Eustache, Saint-Jorioz, Saint-Sylvestre, Sevrier, Seynod, Vieugy, Viuz-la-Chiésaz.</text:p>
      <text:p text:style-name="Titre_20_B">3° <text:span text:style-name="T18">Canton de Faverges.</text:span><text:line-break/><text:span text:style-name="Texte_5f_Par">(16 communes, 12.143 habitants, 25.036 hectares.)</text:span></text:p>
      <text:p text:style-name="Text"><text:span text:style-name="T1">Chevaline,</text:span> Cohennoz, <text:span text:style-name="T1">Cons, Doussard, Entrevernes, Faverges, Giez,</text:span> Héry-sur-Ugines, <text:span text:style-name="T1">Marlens,</text:span> Marthod, <text:span text:style-name="T1">Montmin,</text:span> Outrechaise, <text:span text:style-name="T1">Saint-Ferréol, Settenex, La Thuile,</text:span> Ugines.</text:p>
      <text:p text:style-name="Titre_20_B"><text:span text:style-name="Page">{114}</text:span>4° <text:span text:style-name="T18">Canton de Rumilly.</text:span><text:line-break/><text:span text:style-name="Texte_5f_Par">(26 communes, 13.585 habitants, 23.987 hectares.)</text:span></text:p>
      <text:p text:style-name="P2">Bloye, Bonneguette, Boussy, Chilly, Clermont, Crempigny, Desingy, Droisy, Hauteville, Lornay, Marcellaz, Marigny, Massingy, Menthonex, Moye, Rumilly, Saint-André, Saint-Eusèbe, Saint-Félix, Saint-Marcel, Sales, Syon, Thusy, Vallières, Veaux, Versonnex.</text:p>
      <text:p text:style-name="Titre_20_B">5° <text:span text:style-name="T18">Canton de Thônes.</text:span><text:line-break/><text:span text:style-name="Texte_5f_Par">(11 communes, 11.508 habitants, 32.373 hectares.)</text:span></text:p>
      <text:p text:style-name="P2">La Balme-de-Thuy, Les Clefs, La Clusaz, Dingy-Saint-Clair, Entremont, Grand-Bornand, Manigod, Saint-Jean-de-Sixt, Serraval, Thônes, Les Villards.</text:p>
      <text:p text:style-name="Titre_20_A"><text:span text:style-name="T20">III. — </text:span><text:span text:style-name="T14">Arrondissement communal de Moutiers</text:span><text:span text:style-name="T20"><text:line-break/></text:span><text:span text:style-name="Texte_5f_Par"><text:span text:style-name="T20">(5 cantons, 71 communes, 48.805 habitants, 208.566 hectares.)</text:span></text:span></text:p>
      <text:p text:style-name="Titre_20_B_20_NS"><text:span text:style-name="T20">1° </text:span><text:span text:style-name="T26">Canton de Beaufort.</text:span><text:span text:style-name="T20"><text:line-break/></text:span><text:span text:style-name="Texte_5f_Par"><text:span text:style-name="T20">(4 communes, 7.35</text:span></text:span><text:span text:style-name="Texte_5f_Par">7 habitants, 24.440 hectares.)</text:span></text:p>
      <text:p text:style-name="Text">Beaufort, Hauteluce, Queige, Le Villard.</text:p>
      <text:p text:style-name="Titre_20_B">2° <text:span text:style-name="T18">Canton de Bourg-Saint-Maurice.</text:span><text:line-break/><text:span text:style-name="Texte_5f_Par">(13 communes, 11.578 habitants, 71.108 hectares.)</text:span></text:p>
      <text:p text:style-name="Text">Bellentre, Bourg-Saint-Maurice, Les Chapelles, Hauteville-Gondon, Landry, Mont-Valezan-sur-Bellentre, Mont-Valezan-sur-Séez, Peisey, Sainte-Foy, Saint-Germain, Tignes, Val-de-Tignes, Villaroger.</text:p>
      <text:p text:style-name="Titre_20_B"><text:soft-page-break/>3° <text:span text:style-name="T18">Canton de Conflans.</text:span><text:line-break/><text:span text:style-name="Texte_5f_Par">(10 communes, 5.512 habitants, 13.474 hectares.)</text:span></text:p>
      <text:p text:style-name="Text">La Bâthie, Césarches, Cevins, Conflans, Grignon et Nevaux, Monthion, Saint-Paul, Saint-Thomas et Blay, Tours, Venthon.</text:p>
      <text:p text:style-name="Titre_20_B"><text:span text:style-name="Page">{115}</text:span>4° <text:span text:style-name="T18">Canton de Moûtiers</text:span> (nord).<text:line-break/><text:span text:style-name="Texte_5f_Par">(25 communes, 12.737 habitants, 35.009 hectares.)</text:span></text:p>
      <text:p text:style-name="Text">Aigueblanche, Aime, Bonneval, Celliers, La Côte-d’Aime, Doucy, Feissons-sous-Briançon, Grand-Cœur, Granier, Hautecour, Longefoy, Mâcot, Montgirod, Moûtiers, Naves, Notre-Dame-de-Briançon, Notre-Dame-du-Pré, Petit-Cœur, Pussy, Rognaix, Saint-Marcel, Saint-Oyen, Tessens, Villargerel, Villette.</text:p>
      <text:p text:style-name="Titre_20_B">5° <text:span text:style-name="T18">Canton de Moûtiers</text:span> (sud).<text:line-break/><text:span text:style-name="Texte_5f_Par">(19 communes, 11.619 habitants, 64.535 hectares.)</text:span></text:p>
      <text:p text:style-name="Text">Les Allues, Les Avanchers, Bellecombe, Le Bois, Bozel, Champagny, Feissons-sur-Salins, Fontaine-le-Puits, Les Frasses, Montagny, La Perrière, Pralognan, Saint-Bon, Saint-Jean-de-Belleville, Sain<text:span text:style-name="T20">t-Laurent-de-la-Côte, Saint-Martin de-Belleville, Salins, La Saulce, Villarlurin.</text:span></text:p>
      <text:p text:style-name="Titre_20_A"><text:span text:style-name="T20">IV. — </text:span><text:span text:style-name="T14">Arrondissement communal de Saint-Jean-de-Maurienne</text:span><text:span text:style-name="T20"><text:line-break/></text:span><text:span text:style-name="Texte_5f_Par"><text:span text:style-name="T20">(8 cantons, 70 communes, 50.490 habitants, 198.510 hectares.)</text:span></text:span></text:p>
      <text:p text:style-name="Titre_20_B_20_NS"><text:span text:style-name="T20">1° </text:span><text:span text:style-name="T26">Canton d’Aig</text:span><text:span text:style-name="T18">uebelle.</text:span><text:line-break/><text:span text:style-name="Texte_5f_Par">(13 communes, 7.617 habitants, 16.062 hectares.)</text:span></text:p>
      <text:p text:style-name="Text">Aiguebelle, Aiton, Argentine, Bonvillard, Bonvillaret, Bourgneuf, Chamousset, Montgilbert, Montsapey, Randens, Saint-Alban-d’Hurtières, Saint-Georges-d’Hurtières, Saint-Pierre-de-Belleville.</text:p>
      <text:p text:style-name="Titre_20_B">2° <text:span text:style-name="T18">Canton de La Chambre.</text:span><text:line-break/><text:span text:style-name="Texte_5f_Par">(9 communes, 4.308 habitants, 10.681 hectares.)</text:span></text:p>
      <text:p text:style-name="Text">La Chambre, La Chapelle, Les Chavannes, Epierre, Montaimont, Montgellafrey, Notre-Dame-du-Cruet, Saint-Avre, Saint-Martin-sur-la-Chambre.</text:p>
      <text:p text:style-name="Titre_20_B"><text:span text:style-name="Page">{116}</text:span>3° <text:span text:style-name="T18">Canton de Lanslebourg.</text:span><text:line-break/><text:span text:style-name="Texte_5f_Par">(7 communes, 5.113 habitants, 63.894 hectares.)</text:span></text:p>
      <text:p text:style-name="Text">Bessans et Bonneval, Bonneval, Bramans, Lanslebourg, Lanslevillard, Sollières, Termignon.</text:p>
      <text:p text:style-name="Titre_20_B">4° <text:span text:style-name="T18">Canton de Modane.</text:span><text:line-break/><text:span text:style-name="Texte_5f_Par">(7 communes, 3.267 habitants, 22.730 hectares.)</text:span></text:p>
      <text:p text:style-name="Text">Aussois, Avrieux, Bourget-Villarodin, Fourneaux, Freney, Modane, Saint-André.</text:p>
      <text:p text:style-name="Titre_20_B"><text:soft-page-break/>5° <text:span text:style-name="T18">Canton de Saint-Etienne-de-Cuines.</text:span><text:line-break/><text:span text:style-name="Texte_5f_Par">(6 communes, 6.496 habitants, 20.031 hectares.)</text:span></text:p>
      <text:p text:style-name="Text">Saint-Alban-des-Villards, Saint-Colomban-des-Villards, Sainte-Marie-de-Cuines, Saint-Etienne-de-Cuines, Saint-Léger, Saint-Rémi.</text:p>
      <text:p text:style-name="Titre_20_B">6° <text:span text:style-name="T18">Canton de Saint-Jean-de-Maurienne</text:span> (nord).<text:line-break/><text:span text:style-name="Texte_5f_Par">(13 communes, 10.311 habitants, 15.934 hectares.)</text:span></text:p>
      <text:p text:style-name="Text">Albanne, Albiez-le-Jeune, Albiez-le-Vieux, Le Châtel, Hermillon, Montdenis, Montpascal, Montricher, Montvernier, Pontamafrey, Saint-Jean-de-Maurienne, Saint-Julien, Villargondran.</text:p>
      <text:p text:style-name="Titre_20_B">7° <text:span text:style-name="T18">Canton de Saint-Jean-de-Maurienne</text:span> (sud).<text:line-break/><text:span text:style-name="Texte_5f_Par">(7 communes, 7.134 habitants, 17.664 hectares.)</text:span></text:p>
      <text:p text:style-name="Text">Fontcouverte, Jarrier, Montrond, Saint-Jean-d’Arves, Saint-Pancrace, Saint-Sorlin-d’Arves, Villarembert.</text:p>
      <text:p text:style-name="Titre_20_B">8° <text:span text:style-name="T18">Canton de Saint-Michel.</text:span><text:line-break/><text:span text:style-name="Texte_5f_Par">(8 communes, 6.244 habitants, 31.514 hectares.)</text:span></text:p>
      <text:p text:style-name="Text">Beaune, Orelle, Saint-Martin-de-la-Porte, Saint-Martin-outre-Arc, Saint-Michel, Thyl, Valloires, Valmeinier.</text:p>
      <text:p text:style-name="Texte_20_1LA"><text:span text:style-name="Page">{117}</text:span>Les trois arrondissements du département du Léman étaient subdivisés en 23 cantons comprenant 277 communes ainsi réparties :</text:p>
      <text:p text:style-name="Texte_20_1LA"><text:span text:style-name="T7">I. — Arrondissement communal de Genève</text:span> (10 cantons, 140 communes) : Carouge (10 communes), Chêne-Thonex (22 communes), Collonge (9 communes), Frangy (24 communes), Genève-est (5 communes), Genève-ouest (16 communes), Genève-centre (1 commune), Gex (14 communes), Reignier (15 communes), Saint-Julien (24 communes).</text:p>
      <text:p text:style-name="Texte_20_1LA"><text:span text:style-name="T7">II. — Arrondissement communal de Bonneville</text:span> (9 cantons, 74 communes) : Bonneville (16 communes), Chamonix (4 communes), Cluses (8 communes), Megève (7 communes), La Roche (8 communes), Sallanches (10 communes), Samoëns (4 communes), Taninges (5 communes), Viuz-en-Sallaz (12 communes).</text:p>
      <text:p text:style-name="Texte_20_1LA"><text:span text:style-name="T7">III. — Arrondissement communal de Thonon</text:span> (4 cantons, 63 communes) : Douvaine (15 communes), Evian (19 communes), Saint-Jean-d’Auph (6 communes), Thonon (23 communes).</text:p>
      <text:p text:style-name="Texte_20_1LA">Cet état de choses dura jusqu’à la restauration en Savoie. A la suite du traité de paix conclu à Paris le 30 mai 1814 entre Louis XVIII et les puissances alliées, la France ne conserva plus des départements du Léman et du Mont-Blanc que les territoires suivants : les cantons de Frangy et de Saint-Julien, sauf les communes de Seseguire, Laconex et Seseneuve ; le canton de Reignier, à l’exception de la partie qui se trouve à l’est d’une ligne qui suit les confins de La Muraz, Bussy, Pers et Cornier ; et le canton de La Roche, à l’exception des endroits nommés La Roche et Armancy ; l’arrondissement de Chambéry, sauf les cantons de l’Hôpital, Saint Pierre-d’Albigny, La Rochette et Montmélian ; et l’arrondissement d’Annecy, à l’exception de la <text:span text:style-name="Page">{118}</text:span>partie du canton de Faverges <text:soft-page-break/>située à l’est d’une ligne qui passe entre Outrechaise et Marlens du côté de la France, et Marthod et Ugines du côté opposé et qui suit la crête des montagnes jusqu’à la frontière de Thônes<text:span text:style-name="Footnote_20_Symbol"><text:note text:id="ftn37" text:note-class="footnote"><text:note-citation>37</text:note-citation><text:note-body><text:p text:style-name="Footnote"><text:s/><text:span text:style-name="T1">Traités publics de la royale Maison de Savoie, depuis la paix de Câteau-Cambrésis jusqu’à nos jours,</text:span> T. IV, p. 1.</text:p></text:note-body></text:note></text:span>.</text:p>
      <text:p text:style-name="Text">Cette attribution de territoire humiliante pour la France, cette division des populations savoisiennes en Savoisiens de France et Savoisiens de Piémont, causèrent chez tous les partisans du roi de Sardaigne une vive et légitime irritation. « Cette division de l’indivisible est insupportable, écrivait Joseph de Maistre. Si au moins la Savoie n’était pas divisée, en pleurant son ancien maitre, elle aurait la consolation de conserver son intégrité<text:span text:style-name="Footnote_20_Symbol"><text:note text:id="ftn38" text:note-class="footnote"><text:note-citation>38</text:note-citation><text:note-body><text:p text:style-name="Footnote"><text:s/><text:span text:style-name="T1">Correspondance diplomatique,</text:span> T. I, p. 376.</text:p></text:note-body></text:note></text:span>. » Les hauts dignitaires de l’empire, originaires de Savoie et ralliés à Louis XVIII, adressaient au congrès de Vienne, le 7 juillet 1814, une protestation dont je ne veux citer que quelques passages pour en montrer toute la force et la hardiesse<text:span text:style-name="Footnote_20_Symbol"><text:note text:id="ftn39" text:note-class="footnote"><text:note-citation>39</text:note-citation><text:note-body><text:p text:style-name="Footnote"><text:s/>Cf. <text:span text:style-name="T12">V. de Saint-Genis,</text:span> <text:span text:style-name="T1">Histoire de Savoie,</text:span> T. III, p. 209 et 548.</text:p></text:note-body></text:note></text:span> :</text:p>
      <text:p text:style-name="Text">« La partie de la Savoie cédée à la France par le traité du 30 mai 1814 lui procure une acquisition précieuse comme territoire, dont elle jouissait du reste depuis vingt ans ; mais ne lui forme pas la frontière militaire qui lui est indispensable pour sa sûreté. La France et le Piémont n’auront leurs frontières limitrophes respectivement garanties qu’autant que la France occupera les parties de la Savoie qui s’étendent jusqu’au Mont-Blanc et au Petit-Saint-Bernard, en admettant que les autres parties de la Savoie, comprenant le Chablais et le Faucigny, qui ferment le passage du Simplon, feront partie d’un canton suisse. Ces frontières sont nécessaires et politiques en ce qu’elles défendent la France sans menacer ni le Piémont ni l’Italie. D’un côté la France peut aisément se garantir de toute agression ennemie avec sept ou huit mille hommes en achevant quelques <text:span text:style-name="Page">{119}</text:span>travaux peu considérables ; de l’autre le roi de Piémont, en rétablissant les deux forts de La Brunette et d’Exiles, se procure dans les positions inexpugnables des Alpes un rempart impénétrable aux armées françaises. Les dernières campagnes des Français justifient cette assertion ; c’est par le pays génois et l’Apennin qu’ils sont entrés en Piémont et non par les grandes Alpes.</text:p>
      <text:p text:style-name="Text">« Les deux vallées de Maurienne et de Tarentaise ne conviennent au Piémont, dont elles sont séparées par la grande chaîne des Alpes, ni sous le rapport militaire et politique, ni sous le rapport commercial et industriel, en raison surtout de leur éloignement de Turin et des relations nombreuses qui les rattachent à la France. Leur réunion à la France est, au contraire, nécessaire et politique sous ces deux rapports. La France est d’ailleurs intéressée, par un motif particulier, à conserver la Tarentaise où le gouvernement français a formé auprès des mines de Peisey, à Moûtiers, une école pratique des mines regardée en Europe comme l’un des plus beaux établissements de ce genre … » Ce mémoire confidentiel se terminait par cette énergique conclusion : « La Savoie a toujours appartenu à la France en temps de guerre ; elle doit lui appartenir irrévocablement en temps de paix… Il est indispensable, pour consolider la paix générale, que le Mont-Cenis et le Petit-Saint-Bernard servent de frontières à la France du côté du Piémont. »</text:p>
      <text:p text:style-name="Text">On sait ce que fut le congrès de Vienne où les puissances alliées se partagèrent les pays et les peuples laissés sans maître par la dépossession de la France. On connaît les faits qui marquèrent le retour en France de Napoléon et sa marche sur Paris, et leur triste dénouement dans les plaines de Waterloo. Les coalisés, de nouveau victorieux, imposèrent à la France le fameux traité de Paris du 20 novembre 1815, non moins humiliant et non moins douloureux pour elle que celui du 30 mai 1814, puisqu’il la restreignait dans ses anciennes limites de 1790 ; et, pour ce qui concerne la <text:span text:style-name="Page">{120}</text:span>frontière des Alpes, rendait au roi de Sardaigne toutes les parties de la Savoie laissées à la France par le traité de 1814<text:span text:style-name="Footnote_20_Symbol"><text:note text:id="ftn40" text:note-class="footnote"><text:note-citation>40</text:note-citation><text:note-body><text:p text:style-name="Footnote"><text:s/><text:span text:style-name="T12">J. Dessaix,</text:span> <text:span text:style-name="T1">La Savoie historique,</text:span> p. 253.</text:p></text:note-body></text:note></text:span>.</text:p>
      <text:p text:style-name="Text">C’est le 16 décembre 1815 que le roi Victor-Emmanuel I<text:span text:style-name="T15">er</text:span> prit possession définitive de ces contrées par une commission royale qu’il avait instituée<text:span text:style-name="Footnote_20_Symbol"><text:note text:id="ftn41" text:note-class="footnote"><text:note-citation>41</text:note-citation><text:note-body><text:p text:style-name="Footnote"><text:s/><text:span text:style-name="T1">Recueil des édits,</text:span> collection verte, T. II, p. 212.</text:p></text:note-body></text:note></text:span>.</text:p>
      <text:p text:style-name="Text">Après le traité de 1815, il y avait lieu de procéder à une nouvelle délimitation du duché de Savoie, et à une distribution générale des provinces plus conforme à leur position géographique.</text:p>
      <text:p text:style-name="Text">Déjà par lettres-patentes du 16 janvier 1816 Victor-Emmanuel avait créé dans le duché de Savoie une nouvelle circonscription sous la dénomination de <text:span text:style-name="T1">Province de</text:span> <text:span text:style-name="T12">Haute-Savoie.</text:span> Cette province <text:soft-page-break/>était formée des communes suivantes : Allondaz, Cléry-Frontenex, Cohennoz, Gilly, Héry-sur-Ugines, L’Hôpital, Marthod, Mercury-Gémilly, Montailleur, Notre-Dame-des-Millières, La Pallud, Plancherine, Sainte-Hélène-des-Millières, Saint-Sigismond, Saint-Vital, Thénésol, Tournon, Ugines, Verrens (du canton de l’Hôpital), Grésin (du canton de Saint-Pierre-d’Albigny), détachées de la province de Savoie-Propre ; Beaufort, Hauteluce, Queige, Le Villard (du canton de Beaufort), La Bâthie, Césarches, Cevins, Conflans, Esserts et Blay, Grignon, Menthion, Saint-Paul, Tours, Venthon (du canton de Conflans), Rognaix (du canton de Moûtiers), détachées de la province de Tarentaise ; Crest-Voland, Flumet, La Giettaz, Notre-Dame-de-Bellecombe, Saint-Nicolas-la-Chapelle (du canton de <text:span text:style-name="T1">Mégève</text:span>), détachées de la province de Faucigny ; Outrechaise (du canton de <text:span text:style-name="T1">Faverges</text:span>), détachée de la province d’Annecy<text:span text:style-name="Footnote_20_Symbol"><text:note text:id="ftn42" text:note-class="footnote"><text:note-citation>42</text:note-citation><text:note-body><text:p text:style-name="Footnote"><text:s/><text:span text:style-name="T1">Idem,</text:span> T. II, p. 240 et suiv.</text:p></text:note-body></text:note></text:span>.</text:p>
      <text:p text:style-name="Text">C’est le 16 décembre 1816 qu’un édit de Victor-Emmanuel, en même temps qu’il établissait une nouvelle province, <text:span text:style-name="Page">{121}</text:span>celle de Rumilly, avec la ville de ce nom pour chef-lieu, modifia complètement les circonscriptions administratives dans le duché de Savoie qui fut dès lors partagé en neuf provinces, elles-mêmes subdivisées en mandements, conformément au tableau suivant :</text:p>
      <text:p text:style-name="Titre_20_A">I. — <text:span text:style-name="T12">Province de Savoie-Propre</text:span><text:line-break/><text:span text:style-name="Texte_5f_Par">(Mandements, 12 ; communes, 142 ; chef-lieu, Chambéry.)</text:span></text:p>
      <text:p text:style-name="Text">1° <text:span text:style-name="T7">Mandement d’Aix</text:span> (12 communes) : Aix, Drumettaz-Clarafond, Grésy-sur-Aix, Méry, Montcel, Mouxy, Pugny-Châtenod, Saint-Offenge-Dessous, Saint-Offenge-Dessus, Tresserve, Trévignin, Viviers.</text:p>
      <text:p text:style-name="Texte_20_1LA">2° <text:span text:style-name="T7">Mandement de Chambéry</text:span> (23 communes) : Barberaz, Barby, Bassens, Bissy, Chambéry, Cognin, Curienne, Les Déserts, Jacob-Bellecombette, Montagnole, Novalaise, Puygros, La Ravoire, Saint-Alban, Saint-Baldoph, Saint-Cassin, Saint-Jean-d’Arvey, Saint-Jeoire, Sonnaz, Thoiry, Triviers, Verel-Pragondran, Vimines.</text:p>
      <text:p text:style-name="Texte_20_1LA">3° <text:span text:style-name="T7">Mandement de Chamoux</text:span> (10 communes) : Betton-Bettonnet, Bourget-en-Huile, Chamoux, Champlaurent, Châteauneuf, Coise-Saint-Jean-Pied-Gauthier, Hauteville, Montendry, Le Pontet, Villarléger.</text:p>
      <text:p text:style-name="Texte_20_1LA">4° <text:span text:style-name="T7">Mandement du Châtelard</text:span> (13 communes) : Aillon, Arith, Bellecombe, Le Châtelard, La Compôte, Doucy, Ecole, Jarsy, Lescheraines, La Motte-en-Bauges, Le Noyer, Sainte-Reine, Saint-François-de-Sales.</text:p>
      <text:p text:style-name="Texte_20_1LA">5° <text:span text:style-name="T7">Mandement des Echelles</text:span> (11 communes) : Attignat-Oncin, La Bauche, Corbel, Les Echelles, Entremont-le-Vieux, Saint-Christophe, Saint-Franc, Saint-Jean-de-Couz, Saint-Pierre-de-Genebroz, Saint-Pierre-d’Entremont, Saint-Thibaud-de-Couz.</text:p>
      <text:p text:style-name="Texte_20_1LA">6° <text:span text:style-name="T7">Mandement de Montmélian</text:span> (14 communes) : Apremont, Arbin, La Chavanne, Chignin, Francin, Laissaud, <text:span text:style-name="Page">{122}</text:span>Les Marches, Les Mollettes, Montmélian, Planaise, Sainte-Hélène-du-Lac, Saint-Pierre-de-Soucy, Villard-d’Héry, Villaroux.</text:p>
      <text:p text:style-name="Texte_20_1LA">7° <text:span text:style-name="T7">Mandement de La Motte-Servolex</text:span> (7 communes) : Bourdeau, Le Bourget-du-Lac, Chambéry-le-Vieux, La Chapelle-du-Mont-du-Chat, La Motte-Servolex, Saint-Sulpice, Voglans.</text:p>
      <text:p text:style-name="Texte_20_1LA">8° <text:span text:style-name="T7">Mandement de Pont-de-Beauvoisin</text:span> (10 communes) : Aiguebelette, Ayn, Belmont-Tramonet, La Bridoire, Domessin, Dullin, Pont-de-Beauvoisin, Saint-Alban-de-Montbel, Saint-Beron-Lepin, Verel-de-Montbel.</text:p>
      <text:p text:style-name="Texte_20_1LA"><text:soft-page-break/>9° <text:span text:style-name="T7">Mandement de La Rochette</text:span> (12 communes) : Arvillard, La Chapelle-Blanche, La Croix-de-la-Rochette, Détrier, Etable, Presle, La Rochette, Rotherens, La Table, La Trinité, Verneil, Villard-Sallet.</text:p>
      <text:p text:style-name="Texte_20_1LA">10° <text:span text:style-name="T7">Mandement de Saint-Genix</text:span> (11 communes) : Avressieux, Champagneux, Gerbaix, Grésin-Lépin-Les Mollasses, Marcieux, Nances, Rochefort, Sainte-Marie-d’Alvey, Saint-Genix, Saint-Maurice-de-Rotherens, Saint-Pierre-d’Alvey.</text:p>
      <text:p text:style-name="Texte_20_1LA">11° <text:span text:style-name="T7">Mandement de Saint-Pierre-d’Albigny</text:span> (5 communes) : Cruet, Fréterive, Saint-Jean-de-la-Porte, Saint-Pierre-d’Albigny, La Thuile.</text:p>
      <text:p text:style-name="Texte_20_1LA">12° <text:span text:style-name="T7">Mandement d’Yenne</text:span> (14 communes) : La Balme, Billième, La Chapelle-Saint-Martin, Jongieux, Loisieux, Lucey, Meyrieux-Trouet, Ontex, Saint-Jean-de-Chevelu, Saint-Paul, Saint-Pierre-de-Curtille, Traize, Verthemex, Yenne.</text:p>
      <text:p text:style-name="Titre_20_A">II. — <text:span text:style-name="T12">Province de Carouge</text:span><text:line-break/><text:span text:style-name="Texte_5f_Par">(Mandements, 3 ; communes, 58 ; chef-lieu, Saint-Julien.)</text:span></text:p>
      <text:p text:style-name="Text">1° <text:span text:style-name="T7">Mandement d’Annemasse</text:span> (18 communes) : <text:span text:style-name="T1">Ambilly, Annemasse, Arthaz-Pont-Notre-Dame, Bonne,</text:span> <text:span text:style-name="Page">{123}</text:span><text:span text:style-name="T1">Cranves-Sales, Fillinges, Juvigny, Loex, Lucinges, Etrembières, Gaillard, Machilly, Marcellaz, Nangy, Saint-Cergues, Vétraz-Monthoux, Veygy-Foncenex, Ville-la-Grand.</text:span></text:p>
      <text:p text:style-name="Texte_20_1LA">2° <text:span text:style-name="T7">Mandement de Reignier</text:span> (10 communes) : <text:span text:style-name="T1">Arbusigny, Esery, Esserts, Monnetier-Mornex, La Muraz, Pers et Jussy, Reignier, Saint-Romain, Le Sappey, Scientrier.</text:span></text:p>
      <text:p text:style-name="Texte_20_1LA">3° <text:span text:style-name="T7">Mandement de Saint-Julien</text:span> (30 communes) : <text:span text:style-name="T1">Andilly, Beaumont, Bossey</text:span> et portion de <text:span text:style-name="T1">Verrier, Cernex, Chaumont, Chavannaz, Chenex, Chevrier, Collonges-Archamp, Contamine, Copponex, Cruseilles, Dingy-en-Vuache, Epagny, Feigères, Frangy, Jonzier, Marlioz, Minzier, Musiège, Neydens, Présilly, Saint-Blaise, Saint-Julieu, Savigny, Thairy, Vallery, Vers, Viry, Vulbens.</text:span></text:p>
      <text:p text:style-name="Titre_20_A">III. — <text:span text:style-name="T12">Province de Chablais</text:span><text:line-break/><text:span text:style-name="Texte_5f_Par">(Mandements, 6 ; communes, 58 ; chef-lieu, Thonon.)</text:span></text:p>
      <text:p text:style-name="Text">1° <text:span text:style-name="T7">Mandement d’Abondance</text:span> (7 communes) : <text:span text:style-name="T1">Abondance, Bernex, La Chapelle, Châtel, Chevenoz, Vacheresse, Vinzier.</text:span></text:p>
      <text:p text:style-name="Texte_20_1LA">2° <text:span text:style-name="T7">Mandement du Biot</text:span> (6 communes) : <text:span text:style-name="T1">Le Biot, La Forclaz, Montriond, Morzine, Saint-Jean-d’Aulph, La Vernaz.</text:span></text:p>
      <text:p text:style-name="Texte_20_1LA">3° <text:span text:style-name="T7">Mandement de Bons</text:span> (10 communes) : <text:span text:style-name="T1">Bons, Brenthonne, Cervens, Draillant, Fessy, Habère-Lullin, Habère-Poche, Lully, Perignier, Saxel.</text:span></text:p>
      <text:p text:style-name="Texte_20_1LA">4° <text:span text:style-name="T7">Mandement de Douvaine</text:span> (11 communes) : <text:span text:style-name="T1">Ballaison, Brens, Cusy, Douvaine, Excevenex, Loisin, Massongy, Messery, Nernier, Saint-Didier, Yvoire.</text:span></text:p>
      <text:p text:style-name="Texte_20_1LA">5° <text:span text:style-name="T7">Mandement d’Evian</text:span> (11 communes) : <text:span text:style-name="T1">Evian, Féterne, Larringes, Lugrin, Maxilly, Neuvecelle, Novel, Publier, Saint-Gingolph, Saint-Paul, Thollon.</text:span></text:p>
      <text:p text:style-name="Texte_20_1LA"><text:span text:style-name="Page">{124}</text:span>6° <text:span text:style-name="T7">Mandement de Thonon</text:span> (13 communes) : <text:span text:style-name="T1">Allinges-Messinges, Anthy, Armoy-Liaud, Bellevaux, Lullin, Margencel, Marin, Mégevette, Orcier, Reyvroz, Sciez-Chavannex-Filly, Thonon, Vailly.</text:span></text:p>
      <text:p text:style-name="Titre_20_A"><text:soft-page-break/>IV. — <text:span text:style-name="T12">Province de Faucigny</text:span><text:line-break/><text:span text:style-name="Texte_5f_Par">(Mandements, 9 ; communes, 69 ; chef-lieu, Bonneville.)</text:span></text:p>
      <text:p text:style-name="Text">1° <text:span text:style-name="T7">Mandement de Bonneville</text:span> (15 communes) : <text:span text:style-name="T1">Ayse, Bonneville, Brison, Contamines-sur-Arves, La Côte-d’Hyot, Entremont, Faucigny, Marignier, Mont-Saxonnex, Pellionnex, Petit-Bornand, Pontchy, Saint-Etienne, Thiez, Vougy.</text:span></text:p>
      <text:p text:style-name="Texte_20_1LA">2° <text:span text:style-name="T7">Mandement de Chamonix</text:span> (5 communes) : <text:span text:style-name="T1">Chamonix, Les Contamines, Les Houches, Saint-Gervais, Vallorcine.</text:span></text:p>
      <text:p text:style-name="Texte_20_1LA">3° <text:span text:style-name="T7">Mandement de Cluses</text:span> (7 communes) : <text:span text:style-name="T1">Araches, Châtillon, Cluses, Magland, Nancy-sur-Cluses, Saint-Sigismond, Scionzier.</text:span></text:p>
      <text:p text:style-name="Texte_20_1LA">4° <text:span text:style-name="T7">Mandement de Megève</text:span> (4 communes) : <text:span text:style-name="T1">Combloux, Demi-quartier-de-Megève, Domange, Megève.</text:span></text:p>
      <text:p text:style-name="Texte_20_1LA">5° <text:span text:style-name="T7">Mandement de La Roche</text:span> (12 communes) : <text:span text:style-name="T1">Amancy, Arenthon, La Chapelle-Rambaud, Cornier, Etaux, Menthonnex-en-Bornes, Passeirier, Saint-Laurent, Saint-Maurice, Saint-Pierre, Saint-Sixt.</text:span></text:p>
      <text:p text:style-name="Texte_20_1LA">6° <text:span text:style-name="T7">Mandement de Saint-Jeoire</text:span> (10 communes) : <text:span text:style-name="T1">Boège, Burdignin, Onion, La Tour, Saint-André, Saint-Jean-de-Tholomé, Saint-Jeoire, Le Villard, Ville-en-Sallaz, Viuz-en-Sallaz.</text:span></text:p>
      <text:p text:style-name="Texte_20_1LA">7° <text:span text:style-name="T7">Mandement de Sallanches</text:span> (7 communes) : <text:span text:style-name="T1">Passy, Saint-Martin, Saint-Nicolas-de-Véroce, Saint-Roch, Sallanches, Servoz.</text:span></text:p>
      <text:p text:style-name="Texte_20_1LA"><text:span text:style-name="Page">{125}</text:span>8° <text:span text:style-name="T7">Mandement de Samoëns</text:span> (4 communes) : <text:span text:style-name="T1">Morillon, Samoëns, Sixt, Vallon.</text:span></text:p>
      <text:p text:style-name="Texte_20_1LA">9° <text:span text:style-name="T7">Mandement de Taninges</text:span> (5 communes) : <text:span text:style-name="T1">La Côte-d’Arbroz, Les Gets, Mieussy, Rivière-en-Verse, Taninges.</text:span></text:p>
      <text:p text:style-name="Titre_20_A">V. — <text:span text:style-name="T12">Province de Genevois.</text:span><text:line-break/><text:span text:style-name="Texte_5f_Par">(Mandements, 6 ; communes, 74 ; chef-lieu, Annecy).</text:span></text:p>
      <text:p text:style-name="Text">1° <text:span text:style-name="T7">Mandement d’Annecy</text:span> (29 communes) : <text:span text:style-name="T1">Annecy, Annecy-le-Vieux, Argonnex, Avregny, La Balme-de-Sillingy, Cercier, Chapeiry, Charvonnex, Chavanod, Choisy, Cuvat, Epagny, Ferrières, Gevrier, Lovagny, Meithet, Metz, Montagny, Naves, Nonglard, Poisy, Pringy, Saint-Martin, Sallenove, Seynod, Sillingy, Vieugy, Villy-le-Pelloux.</text:span></text:p>
      <text:p text:style-name="Texte_20_1LA">2° <text:span text:style-name="T7">Mandement de Duingt</text:span> (14 communes) : <text:span text:style-name="T1">Allève, Balmont, Chevaline, Duingt, Entreverne, Gruffy, Leschaux, Quintal, Saint-Eustache, Saint-Jorioz, Saint-Sylvestre, Sevrier, La Thuile, Viuz-la-Chiésaz.</text:span></text:p>
      <text:p text:style-name="Texte_20_1LA">3° <text:span text:style-name="T7">Mandement de Faverges</text:span> (7 communes) : <text:span text:style-name="T1">Cons-Sainte-Collombe, Doussard, Faverges, Giez, Marlens, Saint-Ferréol, Settenex.</text:span></text:p>
      <text:p text:style-name="Texte_20_1LA">4° <text:span text:style-name="T7">Mandement de Talloires</text:span> (8 communes) : <text:span text:style-name="T1">Alex, Bluffy, Dingy-Saint-Clair, Menthon, Montmin, Serraval, Talloires, Verrier.</text:span></text:p>
      <text:p text:style-name="Texte_20_1LA">5° <text:span text:style-name="T7">Mandement de Thônes</text:span> (8 communes) : <text:span text:style-name="T1">La Balme-de-Thuy, Les Clefs, La Clusaz, Grand-Bornand, Manigod, Saint-Jean-de-Sixt, Thônes, Les Villards.</text:span></text:p>
      <text:p text:style-name="Texte_20_1LA"><text:soft-page-break/>6° <text:span text:style-name="T7">Mandement de Thorens-Sales</text:span> (8 communes) : <text:span text:style-name="T1">Allonzier, Aviernoz, Evires, Groisy-en-Bornes, Les Ollières, Thorens-Sales, Villy-le-Bouveret, Vovray.</text:span></text:p>
      <text:p text:style-name="Titre_20_A"><text:span text:style-name="Page"><text:span text:style-name="T6">{126}</text:span></text:span>VI. — <text:span text:style-name="T12">Province de la Haute-Savoie.</text:span><text:line-break/><text:span text:style-name="Texte_5f_Par">(Mandements, 4 ; communes, 41 ; chef-lieu, Conflans).</text:span></text:p>
      <text:p text:style-name="Text">1° <text:span text:style-name="T7">Mandement de Beaufort</text:span> (4 communes) : Beaufort, Hauteluce, Queige, Le Villard.</text:p>
      <text:p text:style-name="Texte_20_1LA">2° <text:span text:style-name="T7">Mandement de Conflans</text:span> (17 communes) : Allondaz, La Bâthie, Césarches, Cevins, Conflans et l’Hôpital, Esserts et Blay, Gilly, Grignon et Nevaux, Marthod, Monthion, La Pallud, Rognaix, Saint-Paul, Saint-Sigismond, Thénésol, Tours, Venthon.</text:p>
      <text:p text:style-name="Texte_20_1LA">3° <text:span text:style-name="T7">Mandement de Grésy</text:span> (11 communes) : Bonvillard, Cléry-Frontenex, Grésy, Mercury-Gémilly, Montailleur, Notre-Dame-des-Millières, Plancherine, Sainte-Hélène-des-Millières, Saint-Vital, Tournon, Verrens-Arvey.</text:p>
      <text:p text:style-name="Texte_20_1LA">4° <text:span text:style-name="T7">Mandement d’Ugines</text:span> (9 communes) : Cohennoz, Crest-Voland, Flumet, La Giettaz, Héry-sur-Ugines, Notre-Dame-de-Bellecombe, Outrechaise, Saint-Nicolas-la-Chapelle, Ugines.</text:p>
      <text:p text:style-name="Titre_20_A">VII. — <text:span text:style-name="T12">Province de la Maurienne.</text:span><text:line-break/><text:span text:style-name="Texte_5f_Par">(Mandements, 7 ; communes, 69 ;</text:span><text:line-break/><text:span text:style-name="Texte_5f_Par">chef-lieu, Saint-Jean-de-Maurienne.)</text:span></text:p>
      <text:p text:style-name="Text">1° <text:span text:style-name="T7">Mandement d’Aiguebelle</text:span> (11 communes) : Aiguebelle, Aiton, Argentine, Bonvillaret, Bourgneuf, Chamousset, Montgilbert, Montsapey, Randens, Saint-Alban-d’Hurtières, Saint-Georges-d’Hurtières.</text:p>
      <text:p text:style-name="Texte_20_1LA">2° <text:span text:style-name="T7">Mandement de La Chambre</text:span> (13 communes) : La Chambre, La Chapelle, Le Châtel, Les Chavannes, Cruet, Epierre, Hermillon, Montaimont, Montgellafrey, Montpascal, Montvernier, Saint-Avre, Saint-Martin.</text:p>
      <text:p text:style-name="Texte_20_1LA">3° <text:span text:style-name="T7">Mandement de Lanslebourg</text:span> (7 communes) : Bessans, Bonneval, Bramans, Lanslebourg, Lanslevillard, Sardières-Sollières, Termignon.</text:p>
      <text:p text:style-name="Texte_20_1LA"><text:span text:style-name="Page">{127}</text:span>4° <text:span text:style-name="T7">Mandement de Modane</text:span> (9 communes) : Aussois, Avrieux, Fourneaux, Freney, Modane, Orelle, Saint-André, Valmeinier, Villarodin-Bourget.</text:p>
      <text:p text:style-name="Texte_20_1LA">5° <text:span text:style-name="T7">Mandement de Saint-Etienne-de-Cuines</text:span> (9 communes) : Jarrier, Pontamafrey, Saint-Alban-des-Villards, Saint-Colomban-des-Villards, Sainte-Marie-de-Cuines, Saint-Etienne-de-Cuines, Saint-Léger, Saint-Pierre-de-Belleville, Saint-Rémi.</text:p>
      <text:p text:style-name="Texte_20_1LA">6° <text:span text:style-name="T7">Mandement de Saint-Jean-de-Maurienne</text:span> (14 communes) : Albanne, Albiez-le-Jeune, Albiez-le-Vieux, Fontcouverte, Montdenis, Montricher, Montrond, Saint-Jean-d’Arves, Saint-Jean-de-Maurienne, Saint-Julien, Saint-Pancrace, Saint-Sorlin-d’Arves, Villarembert, Villargondran.</text:p>
      <text:p text:style-name="Texte_20_1LA">7° <text:span text:style-name="T7">Mandement de Saint-Michel</text:span> (6 communes) : Beaune, Saint-Martin-de-la-Porte, Saint-Martin-Outre-Arc, Saint-Michel, Thyl, Valloires.</text:p>
      <text:p text:style-name="Titre_20_A"><text:soft-page-break/>VIII. — <text:span text:style-name="T12">Province de Rumilly.</text:span><text:line-break/><text:span text:style-name="Texte_5f_Par">(Mandements, 4 ; communes, 60 ; chef-lieu, Rumilly.)</text:span></text:p>
      <text:p text:style-name="Text">1° <text:span text:style-name="T7">Mandement de La Biolle</text:span> (12 communes) : Albens, La Biolle, Brison-Saint-Innocent, Cessens, Chainaz, <text:span text:style-name="T1">Cusy,</text:span> Epersy, Mognard, <text:span text:style-name="T1">Mures,</text:span> Saint-Germain-près-de-La Biolle, Saint-Girod, Saint-Ours.</text:p>
      <text:p text:style-name="Texte_20_1LA">2° <text:span text:style-name="T7">Mandement de Ruffieux</text:span> (8 communes) : Chanaz, Chindrieux, Conjux, <text:span text:style-name="T1">Lornay,</text:span> Motz, Ruffieux, Serrières, Vions.</text:p>
      <text:p text:style-name="Texte_20_1LA"><text:span text:style-name="T20">3° </text:span><text:span text:style-name="T9">Mandement de Rumilly</text:span><text:span text:style-name="T20"> (23 communes) : </text:span><text:span text:style-name="T4">Alby,</text:span><text:span text:style-name="T20"> Ansigny, </text:span><text:span text:style-name="T4">Bloye, Bonneguette, Boussy, Etercy, Hauteville, Héry-sur-Alby, Marcellaz, Marigny, Massingy, Moye, Saint-André, Saint-Eusèbe, Saint-Félix, Saint-</text:span><text:span text:style-name="T1">Marcel, Sales, Syon, Thusy, Veaux, Vallières, Versonnex.</text:span></text:p>
      <text:p text:style-name="Texte_20_1LA"><text:span text:style-name="Page">{128}</text:span>4° <text:span text:style-name="T7">Mandement de Seyssel</text:span> (17 communes) : <text:span text:style-name="T1">Arcine, Bassy, Challonges, Chêne-en-Semine, Chilly, Clarafont, Clermont, Crempigny, Désingy, Droisy, Eloise, Franclens, Menthonnex, Saint-Germain, Seyssel, Usinens, Vanzy.</text:span></text:p>
      <text:p text:style-name="Titre_20_A">IX. — <text:span text:style-name="T12">Province de la Tarentaise.</text:span><text:line-break/><text:span text:style-name="Texte_5f_Par">(Mandements, 5 ; communes, 56 ; chef-lieu, Moûtiers).</text:span></text:p>
      <text:p text:style-name="Text">1° <text:span text:style-name="T7">Mandement de Bourg-Saint-Maurice</text:span> (7 communes) : Bellentre, Bourg-Saint-Maurice, Les Chapelles, Hauteville-Gondon, Landry, Montvalezan-sur-Bellentre, Peisey.</text:p>
      <text:p text:style-name="Texte_20_1LA">2° <text:span text:style-name="T7">Mandement de Bozel</text:span> (8 communes) : Les Allues, Bozel, Champagny, Montagny, La Perrière, Pralognan et Planay, Saint-Bon, La Saulce.</text:p>
      <text:p text:style-name="Texte_20_1LA">3° <text:span text:style-name="T7">Mandement de Moûtiers</text:span> (27 communes) : Aigueblanche, Aime, Bellecombe, Le Bois, Bonneval, La Côte-d’Aime, Doucy, Feissons-sous-Briançon, Feissons-sur-Salins, Grand-Cœur, Granier, Hautecour, Longefoy, Mâcot, Montgirod et Centrons, Moûtiers, Naves, Notre-Dame-de-Briançon, Notre-Dame-du-Pré, Petit-Cœur, Pussy, Saint-Marcel, Saint-Oyen, Salins, Tessens, Villargerel, Villette.</text:p>
      <text:p text:style-name="Texte_20_1LA">4° <text:span text:style-name="T7">Mandement de Sainte-Foy</text:span> (6 communes) : Montvalezan-sur-Séez, Sainte-Foy, Séez et Saint-Germain, Tignes, Val-de-Tignes, Villaroger.</text:p>
      <text:p text:style-name="Texte_20_1LA">5° <text:span text:style-name="T7">Mandement de Saint-Jean-de-Belleville</text:span> (8 communes) : Les Avanchers, Celliers, Fontaine et Fontaine-le-Puits, Les Frasses, Saint-Jean-de-Belleville, Saint-Laurent-de-la-Côte, Saint-Martin-de-Belleville, Villarlurin.</text:p>
      <text:p text:style-name="Texte_20_1LA">Ces divisions du duché de Savoie n’eurent pas une longue existence. L’édit du 10 novembre 1818 y apporta de nombreux et notables changements. En même temps <text:span text:style-name="Page">{129}</text:span>qu’il créait dans la province de Faucigny un nouveau mandement, celui de Saint-Gervais, et dans celle de Tarentaise celui d’Aime, formé de douze communes distraites des mandements de Moûtiers et de Bourg-Saint-Maurice, cet édit supprimait : la province de Rumilly dont les mandements allèrent partie à la province de Genevois et partie à celle de Savoie-Propre ; dans la province de Chablais, le mandement de Bons dont les communes furent partagées entre les mandements de Douvaine et de Thonon ; dans la province de Faucigny, le mandement de Chamonix dont les communes, avec quelques autres prises au mandement de Sallanches, servirent à la formation du nouveau mandement de Saint-Gervais, et celui de Mégève dont les communes furent réunies au mandement de Sallanches ; dans la province de Genevois, le mandement de Talloires dont les communes furent réparties entre les mandements d’Annecy, de Faverges et de Thônes ; dans la province de Maurienne, le mandement de Saint-Etienne-de-Cuines qui <text:soft-page-break/>fut divisé entre ceux d’Aiguebelle, de La Chambre et de Saint-Jean-de-Maurienne ; dans la province de Tarentaise, le mandement de Sainte-Foy dont les communes furent réunies à celui de Bourg-Saint-Maurice, et celui de Saint-Jean-de-Belleville dont les communes augmentèrent le mandement de Moûtiers, la commune des Frasses étant supprimée.</text:p>
      <text:p text:style-name="Text">Telles sont les modifications fondamentales ordonnées par l’édit du 10 novembre 1818. Il en est beaucoup d’autres encore moins importantes dont je ne veux pas donner ici le détail, mais dont on pourra facilement se rendre compte par la comparaison du tableau qui précède avec celui que je reproduis ci-dessous d’après ce memê édit.</text:p>
      <text:p text:style-name="Sous_20_Section_20_Titre"><text:span text:style-name="Page"><text:span text:style-name="T6">{130}</text:span></text:span>DIVISION DE SAVOIE<text:line-break/>Juridiction du Sénat de Savoie.<text:line-break/>Ville chef-lieu de la division : CHAMBÉRY.<text:line-break/><text:span text:style-name="Texte_5f_Par">(8 provinces ; 51 mandements ; 629 communes.)</text:span></text:p>
      <text:p text:style-name="Titre_20_A_20_NS">I. — <text:span text:style-name="T12">Province de Savoie-Propre</text:span><text:line-break/><text:span text:style-name="Texte_5f_Par">(Mandements, 13 ; communes, 151 ; chef-lieu : Chambéry.)</text:span></text:p>
      <text:p text:style-name="Text">1° <text:span text:style-name="T7">Mandement d’Aix</text:span> (14 communes) : Aix, Brison-Saint-Innocent, Drumettaz-Clarafont, Grésy-sur-Aix, Méry, Montcel, Mouxy, Pugny-Châtenod, Saint-Offenge-Dessous, Saint-Offenge-Dessus, Tresserve, Trévignin, Viviers, Voglans.</text:p>
      <text:p text:style-name="Texte_20_1LA">2° <text:span text:style-name="T7">Mandement de Chambéry</text:span> (19 communes) : Barberaz, Barby, Bassens, Chambéry, Curienne, Les Déserts, Jacob-Bellecombette, Montagnole, Puygros, La Ravoire, Saint-Alban, Saint-Baldoph, Saint-Cassin, Saint-Jean-d’Arvey, Saint-Jeoire-en-Savoie-Propre, Sonnaz, Thoiry, Triviers, Verel-Pragondran.</text:p>
      <text:p text:style-name="Texte_20_1LA">3° <text:span text:style-name="T7">Mandement de Chamoux</text:span> (10 communes) : Betton-Bettonnet, Le Bourget-en-Huile, Chamoux, Champlaurent, Châteauneuf, Coise-Saint-Jean-Pied-Gauthier, Hauteville, Montendry, Le Pontet, Villard-Léger.</text:p>
      <text:p text:style-name="Texte_20_1LA">4° <text:span text:style-name="T7">Mandement du Châtelard</text:span> (13 communes) : Aillon, Arith, Bellecombe, Le Châtelard, La Compôte, Doucy, Ecole, Jarsy, Lescheraines, La Motte-en-Bauges, Le Noyer, Sainte-Reine, Saint-François-de-Sales.</text:p>
      <text:p text:style-name="Texte_20_1LA">5° <text:span text:style-name="T7">Mandement des Echelles</text:span> (11 communes) : Attignat-Oncin, La Bauche, Corbel, Les Echelles, Entremont-le-Vieux, Saint-Christophe, Saint-Franc, Saint-Jean-de-Couz, Saint-Pierre-de-Genebroz, Saint-Pierre-d’Entremont, Saint-Thibaud-de-Couz.</text:p>
      <text:p text:style-name="Texte_20_1LA"><text:span text:style-name="Page">{131}</text:span>6° <text:span text:style-name="T7">Mandement de Montmélian</text:span> (14 communes) : Apremont, Arbin, La Chavanne, Chignin, Francin, Laissaud, Les Marches, Les Mollettes, Montmélian, Planaise, Sainte-Hélène-du-Lac, Saint-Pierre-de-Soucy, Villard-d’Héry, Villaroux.</text:p>
      <text:p text:style-name="Texte_20_1LA">7° <text:span text:style-name="T7">Mandement de La Motte-Servolex</text:span> (9 communes) : Bissy, Bourdeau, Le Bourget-du-Lac, Chambéry-le-Vieux, La Chapelle-du-Mont-du-Chat, Cognin, La Motte-Servolex, Saint-Sulpice et Vimines.</text:p>
      <text:p text:style-name="Texte_20_1LA">8° <text:span text:style-name="T7">Mandement de Pont-de-Beauvoisin</text:span> (12 communes) : Aiguebelette, Ayn, Belmont-Tramonet, La Bridoire, Domessin, Dullin, Lépin, Nances, Pont-de-Beauvoisin, Saint-Alban-de-Montbel, Saint-Béron, Verel-de-Montbel.</text:p>
      <text:p text:style-name="Texte_20_1LA"><text:soft-page-break/>9° <text:span text:style-name="T7">Mandement de La Rochette</text:span> (12 communes) : Arvillard, La Chapelle-Blanche, La Croix-de-la-Rochette, Détrier, Etable, Presle, La Rochette, Rotherens, La Table, La Trinité, Verneil, Villard-Sallet.</text:p>
      <text:p text:style-name="Texte_20_1LA">10° <text:span text:style-name="T7">Mandement de Ruffieux</text:span> (8 communes) : Chanaz, Chindrieux, Conjux, Motz, Ruffieux, Saint-Pierre-de-Curtille, Serrières et Vions.</text:p>
      <text:p text:style-name="Texte_20_1LA">11° <text:span text:style-name="T7">Mandement de Saint-Genix</text:span> (10 communes) : Avressieux, Champagneux, Gerbaix, Grésin-Lépin-Les Mollasses, Marcieux, Novalaise, Rochefort, Sainte-Marie-d’Alvey, Saint-Genix, Saint-Maurice-de-Rotherens.</text:p>
      <text:p text:style-name="Texte_20_1LA">12° <text:span text:style-name="T7">Mandement de Saint-Pierre-d’Albigny</text:span> (5 communes) : Cruet, Fréterive, Saint-Jean-de-la-Porte, Saint-Pierre-d’Albigny, La Thuile.</text:p>
      <text:p text:style-name="Texte_20_1LA">13° <text:span text:style-name="T7">Mandement d’Yenne</text:span> (14 communes) : La Balme, Billième, La Chapelle-Saint-Martin, Jongieux, Loisieux, Lucey, Meyrieux-Trouet, Ontex, Saint-Jean-de-Chevelu, Saint-Paul, Saint-Pierre-d’Alvey, Traize, Verthemex, Yenne.</text:p>
      <text:p text:style-name="Titre_20_A"><text:span text:style-name="Page"><text:span text:style-name="T6">{132}</text:span></text:span>II. — <text:span text:style-name="T12">Province de Carouge</text:span><text:line-break/><text:span text:style-name="Texte_5f_Par">(Mandements, 4 ; communes, 72 ; chef-lieu : Saint-Julien.)</text:span></text:p>
      <text:p text:style-name="Text">1° <text:span text:style-name="T7">Mandement d’Annemasse</text:span> (15 communes) : <text:span text:style-name="T1">Ambilly-Gaillard, Annemasse, Arthaz-Pont-Notre-Dame, Bonne, Collonges-Archamp, Cranves-Sales, Etrembières, Juvigny, Loex, Lucinges, Machilly, Saint-Cergues, Vetraz-Menthoux, Veygy-Foncenex, Ville-la-Grand.</text:span></text:p>
      <text:p text:style-name="Texte_20_1LA">2° <text:span text:style-name="T7">Mandement de Reignier</text:span> (11 communes) : <text:span text:style-name="T1">Arbusigny, Les Esserts-Esery, Fillinges, Monnetier-Mornex, La Maraz, Nangy, Pers et Jussy, Reignier, Saint-Romain, Le Sappey, Scientrier.</text:span></text:p>
      <text:p text:style-name="Texte_20_1LA">3° <text:span text:style-name="T7">Mandement de Saint-Julien</text:span> (29 communes) : <text:span text:style-name="T1">Andilly, Beaumont, Bossey, Cernex, Chaumont, Chavannaz, Chenex, Chevrier, Contamine, Copponex, Cruseilles, Dingy-en-Vuache, Epagny, Feigères, Frangy, Jonzier, Marlioz, Minzier, Musiège, Neydens, Présilly, Saint-Blaise, Saint-Julien, Savigny, Thairy, Vallery, Vers, Viry, Vulbens.</text:span></text:p>
      <text:p text:style-name="Texte_20_1LA">4° <text:span text:style-name="T7">Mandement de Seyssel</text:span> (17 communes) : <text:span text:style-name="T1">Arcine, Bassy, Challonges, Chêne-en-Semine, Chessenaz, Chilly, Clarafont, Clermont, Désingy, Droisy, Eloise, Franclens, Menthonnex-sous-Clermont, Saint-Germain, Seyssel, Usinens, Vanzy.</text:span></text:p>
      <text:p text:style-name="Titre_20_A">III. — <text:span text:style-name="T12">Province de Chablais</text:span><text:line-break/><text:span text:style-name="Texte_5f_Par">(Mandements, 5 ; communes, 58 ; chef-lieu : Thonon.)</text:span></text:p>
      <text:p text:style-name="Text">1° <text:span text:style-name="T7">Mandement d’Abondance</text:span> (7 communes) : <text:span text:style-name="T1">Abondance, Bernex, La Chapelle-en-Chablais, Châtel, Chevenoz, Vacheresse, Vinzier.</text:span></text:p>
      <text:p text:style-name="Texte_20_1LA">2° <text:span text:style-name="T7">Mandement du Biot</text:span> (6 communes) : <text:span text:style-name="T1">Le Biot, La Forclaz, Montriond, Morzine, Saint-Jean-d’Aulph, La Vernaz.</text:span></text:p>
      <text:p text:style-name="Texte_20_1LA"><text:span text:style-name="Page">{133}</text:span>3° <text:span text:style-name="T7">Mandement de Douvaine</text:span> (16 communes) : <text:span text:style-name="T1">Ballaison, Bons, Brens, Brenthonne, Cusy, Douvaine, Excevenex, Fessy, Loisin, Lully, Massongy, Messery, Nernier, Saint-Didier, Saxel, Yvoire.</text:span></text:p>
      <text:p text:style-name="Texte_20_1LA">4° <text:span text:style-name="T7">Mandement d’Evian</text:span> (11 communes) : <text:span text:style-name="T1">Evian, Féterne, Larringes, Lugrin, Maxilly, Neuvecelle, Novel, Publier, Saint-Gingolph, Saint-Paul, Thollon.</text:span></text:p>
      <text:p text:style-name="Texte_20_1LA"><text:soft-page-break/>5° <text:span text:style-name="T7">Mandement de Thonon</text:span> (18 communes) : <text:span text:style-name="T1">Allinges-Messinges, Anthy, Armoy-Liaud, Bellevaux, Cervens, Draillant, Habère-Lullin, Habère-Poche, Lullin, Margencel, Marin, Mégevette, Orcier, Pérignier, Reyvroz, Sciez-Chavannex-Filly, Thonon, Vailly.</text:span></text:p>
      <text:p text:style-name="Titre_20_A">IV. — <text:span text:style-name="T12">Province de Faucigny</text:span><text:line-break/><text:span text:style-name="Texte_5f_Par">(Mandements, 8 ; communes, 69 ; chef-lieu : Bonneville.)</text:span></text:p>
      <text:p text:style-name="Text">1° <text:span text:style-name="T7">Mandement de Bonneville</text:span> (16 communes) : <text:span text:style-name="T1">Ayse, Bonneville, Brison, Contamines-sur-Arves, La Côte-d’Hyot, Entremont, Faucigny, Marcellaz, Marignier, Mont-Saxonnex, Pellionnex, Petit-Bornand, Pontchy, Saint-Etienne, Thiez, Vougy.</text:span></text:p>
      <text:p text:style-name="Texte_20_1LA">2° <text:span text:style-name="T7">Mandement de Cluses</text:span> (7 communes) : <text:span text:style-name="T1">Araches, Châtillon, Cluses, Magland, Nancy-sur-Cluses, Saint-Sigismond, Scionzier.</text:span></text:p>
      <text:p text:style-name="Texte_20_1LA">3° <text:span text:style-name="T7">Mandement de La Roche</text:span> (11 communes) : <text:span text:style-name="T1">Amancy, Arenthon, La Chapelle-Rambaud, Cornier, Etaux, Passeirier, La Roche, Saint-Laurent-en-Faucigny, Saint-Maurice, Saint-Pierre, Saint-Sixt.</text:span></text:p>
      <text:p text:style-name="Texte_20_1LA">4° <text:span text:style-name="T7">Mandement de Saint-Gervais</text:span> (8 communes) : <text:span text:style-name="T1">Chamonix, Les Contamines, Les Houches, Passy, Saint-Gervais, Saint-Nicolas-de-Véroce, Servoz, Vallorcine.</text:span></text:p>
      <text:p text:style-name="Texte_20_1LA">5° <text:span text:style-name="T7">Mandement de Saint-Jeoire</text:span> (11 communes) : <text:span text:style-name="T1">Boëge, Bogève, Burdignin, Onion, La Tour, Saint-André-en-Faucigny,</text:span> <text:span text:style-name="Page">{134}</text:span><text:span text:style-name="T1">Saint-Jean-de-Tholomé, Saint-Jeoire, Le Villard-en-Faucigny, Ville-en-Sallaz, Viuz-en-Sallaz.</text:span></text:p>
      <text:p text:style-name="Texte_20_1LA">6° <text:span text:style-name="T7">Mandement de Sallanches</text:span> (8 communes) : <text:span text:style-name="T1">Combloux, Cordon, Demi-Quartier-de-Megève, Domancy, Megève, Saint-Martin-en-Faucigny, Saint-Roch, Sallanches.</text:span></text:p>
      <text:p text:style-name="Texte_20_1LA">7° <text:span text:style-name="T7">Mandement de Samoëns</text:span> (3 communes) : <text:span text:style-name="T1">Morillon, Samoëns, Sixt.</text:span></text:p>
      <text:p text:style-name="Texte_20_1LA">8° <text:span text:style-name="T7">Mandement de Taninges</text:span> (5 communes) : <text:span text:style-name="T1">La Côte-d’Arbroz, Les Gets, Mieussy, Rivière-en-Verse, Taninges.</text:span></text:p>
      <text:p text:style-name="Titre_20_A">V. — <text:span text:style-name="T12">Province de Genevois</text:span><text:line-break/><text:span text:style-name="Texte_5f_Par">(Mandements, 7 ; communes, 113 ; chef-lieu : Annecy.)</text:span></text:p>
      <text:p text:style-name="Text">1° <text:span text:style-name="T7">Mandement d’Albens</text:span> (15 communes) : Albens, <text:span text:style-name="T1">Alby,</text:span> Ansigny, La Biolle, Cessens, <text:span text:style-name="T1">Chainaz, Cusy,</text:span> Epersy, <text:span text:style-name="T1">Les Frasses-en-Genevois, Héry-sur-Alby,</text:span> Mognard, <text:span text:style-name="T1">Saint-Félix,</text:span> Saint-Germain-près-la-Biolle, Saint-Girod, Saint-Ours.</text:p>
      <text:p text:style-name="Texte_20_1LA">2° <text:span text:style-name="T7">Mandement d’Annecy</text:span> (26 communes) : <text:span text:style-name="T1">Alex, Allonzier, Annecy, Annecy-le-Vieux, Argonnex, Avregny, La Balme-de-Sillingy, Bluffy, Cercier, Charvonnex, Choisy, Cuvat, Dingy-Saint-Clair, Epagny-en-Genevois, Ferrières, Menthon, Mésigny, Metz, Naves-en-Genevois, Pringy, Saint-Martin-en-Genevois, Sallenove, Sillingy, Talloires, Verrier, Villy-le-Pelloux.</text:span></text:p>
      <text:p text:style-name="Texte_20_1LA">3° <text:span text:style-name="T7">Mandement de Duingt</text:span> (23 communes) : <text:span text:style-name="T1">Allève, Balmont, Chapeiry, Charanod, Duingt, Entreverne, Gevrier, Gruffy, Leschaux, Lovagny, Meithet, Montagny, Mures, Nonglard, Poisy, Quintal, Saint-Eustache, Saint-Jorioz, Saint-Sylvestre, Sevrier, Seynod, Vieugy, Viuz-la-Chiésaz.</text:span></text:p>
      <text:p text:style-name="Texte_20_1LA">4° <text:span text:style-name="T7">Mandement de Faverges</text:span> (10 communes) : <text:span text:style-name="T1">Chevaline, Cons-Sainte-Colombe, Doussard, Faverges, Giez,</text:span> <text:span text:style-name="Page">{135}</text:span><text:span text:style-name="T1">Marlens, Montmin, Saint-Ferréol, Settenex, La Thuile-en-Genevois.</text:span></text:p>
      <text:p text:style-name="Texte_20_1LA"><text:soft-page-break/>5° <text:span text:style-name="T7">Mandement de Rumilly</text:span> (21 communes) : <text:span text:style-name="T1">Bloye, Bonneguette, Boussy, Crempigny, Etercy, Hauteville, Lornay, Marcellaz-en-Genevois, Marigny, Massingy, Moye, Rumilly, Saint-André-de-Rumilly, Saint-Eusèbe, Saint-Marcel, Sales, Syon, Thusy, Vallières, Veaux, Versonnex.</text:span></text:p>
      <text:p text:style-name="Texte_20_1LA">6° <text:span text:style-name="T7">Mandement de Thônes</text:span> (9 communes) : <text:span text:style-name="T1">La Balme-de-Thuy, Les Clefs, La Clusaz, Grand-Bornand, Manigod, Saint-Jean-de-Sixt, Serraval, Thônes, Les Villards.</text:span></text:p>
      <text:p text:style-name="Texte_20_1LA">7° <text:span text:style-name="T7">Mandement de Thorens-Sales</text:span> (9 communes) : <text:span text:style-name="T1">Aviernoz, Evires, Groisy-en-Bornes, Menthonnex-en-Bornes, Les Ollières, Thorens-Sales, Villaz, Villy-le-Bouveret, Vovray.</text:span></text:p>
      <text:p text:style-name="Titre_20_A">VI. — <text:span text:style-name="T12">Province de Haute-Savoie</text:span><text:line-break/><text:span text:style-name="Texte_5f_Par">(Mandements, 4 ; communes, 42 ; chef-lieu : L’Hôpital.)</text:span></text:p>
      <text:p text:style-name="Text">1° <text:span text:style-name="T7">Mandement de Beaufort</text:span> (4 communes) : Beaufort, Hauteluce, Queige, Le Villard-en-Haute-Savoie.</text:p>
      <text:p text:style-name="Texte_20_1LA">2° <text:span text:style-name="T7">Mandement de Conflans</text:span> (19 communes) : Allondaz, La Bâthie, Césarches, Cevins, Conflans, Esserts-Blay, Gilly, Grignon-Nevaux, L’Hôpital, Marthod, Mercury-Gemilly, Monthion, Pallud, Rognaix, Saint-Paul-en-Haute-Savoie, Saint-Sigismond, Thénésol, Tours, Venthon.</text:p>
      <text:p text:style-name="Texte_20_1LA">3° <text:span text:style-name="T7">Mandement de Grésy</text:span> (10 communes) : Bonvillard, Cléry-Frontenex, Grésy, Montailleur, Notre-Dame-des-Millières, Plancherine, Sainte-Hélène-des-Millières, Saint-Vital, Tournon, Verrens-Arvey.</text:p>
      <text:p text:style-name="Texte_20_1LA">4° <text:span text:style-name="T7">Mandement d’Ugines</text:span> (9 communes) : Cohennoz, Crest-Voland, Flumet, La Giettaz, Héry-sur-Ugines, Notre-Dame-de-Bellecombe, Outrechaise, Saint-Nicolas-de-la-Chapelle, Ugines.</text:p>
      <text:p text:style-name="Titre_20_A"><text:span text:style-name="Page"><text:span text:style-name="T6">{136}</text:span></text:span>VII. — <text:span text:style-name="T12">Province de Maurienne</text:span><text:line-break/><text:span text:style-name="Texte_5f_Par">(Mandements, 6 ; communes, 69 ;</text:span><text:line-break/><text:span text:style-name="Texte_5f_Par">chef-lieu, Saint-Jean-de-Maurienne).</text:span></text:p>
      <text:p text:style-name="Text">1° <text:span text:style-name="T7">Mandement d’Aiguebelle</text:span> (14 communes) : Aiguebelle, Aiton, Argentine, Bonvillaret, Bourgneuf, Chamousset, Epierre, Montgilbert, Montsapey, Randens, Saint-Alban-d’Hurtières, Saint-Georges-d’Hurtières, Saint-Léger, Saint-Pierre-de-Belleville.</text:p>
      <text:p text:style-name="Texte_20_1LA">2° <text:span text:style-name="T7">Mandement de La Chambre</text:span> (13 communes) : La Chambre, La Chapelle-en-Maurienne, Les Chavannes, Montaimont, Montgellafrey, Notre-Dame-du-Cruet, Saint-Alban-des-Villards, Saint-Avre, Saint-Colomban-des-Villards, Sainte-Marie-de-Cuines, Saint-Etienne-de-Cuines, Saint-Martin-sur-la-Chambre, Saint-Rémi.</text:p>
      <text:p text:style-name="Texte_20_1LA">3° <text:span text:style-name="T7">Mandement de Lanslebourg</text:span> (7 communes) : Bessans, Bonneval, Bramans, Lanslebourg, Lanslevillard, Sollières-Sardières, Termignon.</text:p>
      <text:p text:style-name="Texte_20_1LA">4° <text:span text:style-name="T7">Mandement de Modane</text:span> (8 communes) : Aussois, Avrieux, Les Fourneaux, Freney, Modane, Orelle, Saint-André-en-Maurienne, Villarodin-Bourget.</text:p>
      <text:p text:style-name="Texte_20_1LA">5° <text:span text:style-name="T7">Mandement de Saint-Jean-de-Maurienne</text:span> (20 communes) : Albanne, Albiez-le-Jeune, Albiez-le-Vieux, Le Châtel, Fontcouverte, Hermillon, Jarrier, Montdenis, Montpascal, Montricher, Montrond, Montvernier, Pontamafrey, Saint-Jean-d’Arves, Saint-Jean-de-Maurienne, Saint-Julien-en-Maurienne, Saint-Pancrace, Saint-Sorlin-d’Arves, Villarembert, Villargondran.</text:p>
      <text:p text:style-name="Texte_20_1LA"><text:soft-page-break/>6° <text:span text:style-name="T7">Mandement de Saint-Michel</text:span> (7 communes) : Beaune, Saint-Martin-de-la-Porte, Saint-Martin-Outre-Arc, Saint-Michel, Thyl, Valloires, Valmeinier.</text:p>
      <text:p text:style-name="Titre_20_A"><text:span text:style-name="Page"><text:span text:style-name="T6">{137}</text:span></text:span>VIII. — <text:span text:style-name="T12">Province de Tarentaise</text:span><text:line-break/><text:span text:style-name="Texte_5f_Par">(Mandements, 4 ; communes, 55 ; chef-lieu, Moûtiers).</text:span></text:p>
      <text:p text:style-name="Text">1° <text:span text:style-name="T7">Mandement d’Aime</text:span> (12 communes) : Aime, Bellentre, La Côte-d’Aime, Granier, Landry, Longefoy, Mâcot, Montgirod, Montvalezan-sur-Bellentre, Peisey, Tessens, Villette.</text:p>
      <text:p text:style-name="Texte_20_1LA">2° <text:span text:style-name="T7">Mandement de Bourg-Saint-Maurice</text:span> (9 communes) : Bourg-Saint-Maurice, Les Chapelles, Hauteville-Gondon, Montvalezan-sur-Séez, Sainte-Foy, Séez, Tignes, Val-de-Tignes, Villaroger.</text:p>
      <text:p text:style-name="Texte_20_1LA">3° <text:span text:style-name="T7">Mandement de Bozel</text:span> (9 communes) : Les Allues, Bozel, Champagny, Feissons-sur-Salins, Montagny, La Perrière, Pralognan-Planay, Saint-Bon, La Saulce.</text:p>
      <text:p text:style-name="Texte_20_1LA">4° <text:span text:style-name="T7">Mandement de Moûtiers</text:span> (25 communes) : Aigueblanche, Les Avanchers, Bellecombe, Le Bois, Bonneval, Celliers, Doucy, Feissons-sous-Briançon, Fontaine-le-Puits, Grand-Cœur, Hautecour, Moûtiers, Naves-en-Tarentaise, Notre-Dame-de-Briançon, Notre-Dame-du-Pré, Petit-Cœur, Saint-Jean-de-Belleville, Saint-Laurent-de-la-Côte, Saint-Marcel-en-Tarentaise, Saint-Martin-de-Belleville, Saint-Oyen, Salins, Villargerel, Villarlurin.</text:p>
      <text:p text:style-name="Texte_20_1LA">Ces divisions territoriales n’eurent à subir de modifications importantes qu’en 1835 et 1837. A la première de ces dates, le roi Charles-Albert, par lettres-patentes du 19 décembre, fit des bourgs de Conflans et de l’Hôpital une seule commune qui prit le nom d’Albertville. Par autres lettres du 2 septembre 1837, il supprima la province de Carouge en attribuant les mandements de Saint-Julien et de Seyssel au Genevois, et ceux d’Annemasse et de Reignier au Faucigny. En outre, et en vertu de ces mêmes lettres-patentes, le mandement de Chamoux, détaché de la Savoie-Propre, était incorporé à celle de Maurienne ; le mandement <text:span text:style-name="Page">{138}</text:span>de Faverges passait du Genevois à la Haute-Savoie ; le mandement d’Albens enfin était compris dans la province de Savoie-Propre après avoir fait partie de celle du Genevois. Avec ces changements, les circonscriptions provinciales du duché se trouvèrent fixées telles qu’elles l’étaient encore au 14 juin 1860, date de l’annexion définitive de la Savoie à la France. Ces circonscriptions étaient les suivantes<text:span text:style-name="Footnote_20_Symbol"><text:note text:id="ftn43" text:note-class="footnote"><text:note-citation>43</text:note-citation><text:note-body><text:p text:style-name="Footnote"><text:s/>Cf. J. Dessaix, <text:span text:style-name="T1">La Savoie historique,</text:span> p. 421 et suivantes. Les chiffres de la population sont ceux du dernier recensement officiel opéré par le gouvernement sarde en 1848.</text:p></text:note-body></text:note></text:span> :</text:p>
      <text:p text:style-name="Sous_20_Section_20_Titre"><text:soft-page-break/>DUCHÉ DE SAVOIE<text:line-break/>Capitale : CHAMBÉRY.<text:line-break/><text:span text:style-name="Texte_5f_Par">(Divisions administratives, 2 ; provinces, 7 ; mandements, 51 ;</text:span><text:line-break/><text:span text:style-name="Texte_5f_Par">communes, 630 ; population, 592.223 ; surface, 1.016.490.25.)</text:span></text:p>
      <text:p text:style-name="Division_20_Titre_20_NS">DIVISION ADMINISTRATIVE DE CHAMBÉRY<text:line-break/><text:span text:style-name="Texte_5f_Par">(Provinces, 4 ; mandements, 29 ; communes, 341 ;</text:span><text:line-break/><text:span text:style-name="Texte_5f_Par">population, 318.266 ; surface, 607.654.59.)</text:span></text:p>
      <text:p text:style-name="Titre_20_A_20_NS">I. — <text:span text:style-name="T12">Province de Savoie-Propre</text:span><text:line-break/><text:span text:style-name="Texte_5f_Par">(Mandements, 13 ; communes, 156 ; population, 156.503 ;</text:span><text:line-break/><text:span text:style-name="Texte_5f_Par">surface, 146.259.35 ; chef-lieu, Chambéry.)</text:span></text:p>
      <text:p text:style-name="Text">1° <text:span text:style-name="T7">Mandement d’Aix</text:span> (communes, 14 ; population, 13.569 ; surface, 10.877.20) : Aix-les-Bains, Brison-Saint-Innocent, Drumettaz-Clarafont, Grésy-sur-Aix, Méry, Montcel, Mouxy, Pugny-Châtenod, Saint-Offenge-Dessous, Saint-Offenge-Dessus, Tresserve, Trévignin, Viviers, Voglans.</text:p>
      <text:p text:style-name="Texte_20_1LA">2° <text:span text:style-name="T7">Mandement d’Albens</text:span> (communes, 15 ; population, 12.059 ; surface, 10.581.40) : Albens, <text:span text:style-name="T1">Alby,</text:span> Ansigny, La Biolle, Cessens, <text:span text:style-name="T1">Chainaz, Cusy,</text:span> Epersy, <text:span text:style-name="T1">Les</text:span> <text:span text:style-name="Page">{139}</text:span><text:span text:style-name="T1">Frasses, Héry-sur-Alby,</text:span> Mognard, <text:span text:style-name="T1">Saint-Félix,</text:span> Saint-Germain, Saint-Girod, Saint-Ours.</text:p>
      <text:p text:style-name="Texte_20_1LA">3° <text:span text:style-name="T7">Mandement de Chambéry</text:span> (communes, 19 ; population, 35.739 ; surface, 16.588.57) : Barberaz, Barby, Bassens, Chambéry, Curienne, Les Déserts, Jacob-Bellecombette, Montagnole, Puygros, La Ravoire, Saint-Alban, Saint-Baldoph, Saint-Cassin, Saint-Jean-d’Arvey, Saint-Jeoire, Sonnaz, Thoiry, Triviers, Verel-Pragondran.</text:p>
      <text:p text:style-name="Texte_20_1LA">4° <text:span text:style-name="T7">Mandement du Châtelard</text:span> (communes, 13 ; population, 12.990 ; surface, 24.131) : Aillon, Arith, Bellecombe, Le Châtelard, La Compôte, Doucy, Ecole, Jarsy, Lescheraines, La Motte-en-Bauges, Le Noyer, Sainte-Reine, Saint-François-de-Sales.</text:p>
      <text:p text:style-name="Texte_20_1LA">5° <text:span text:style-name="T7">Mandement des Echelles</text:span> (communes, 11 ; population, 9.537 ; surface, 14.188.29) : Attignat-Oncin, La Bauche, Corbel, Entremont-le-Vieux, Les Echelles, Saint-Christophe, Saint-Franc, Saint-Jean-de-Couz, Saint-Pierre-de-Genebroz, Saint-Pierre-d’Entremont, Saint-Thibaud-de-Couz.</text:p>
      <text:p text:style-name="Texte_20_1LA">6° <text:span text:style-name="T7">Mandement de Montmélian</text:span> (communes, 14 ; population, 11.045 ; surface, 9.155.23) : Apremont, Arbin, La Chavanne, Chignin, Francin, Laissaud, Les Marches, Les Mollettes, Montmélian, Planaise, Sainte-Hélène-du-Lac, Saint-Pierre-de-Soucy, Villard-d’Héry, Villaroux.</text:p>
      <text:p text:style-name="Texte_20_1LA">7° <text:span text:style-name="T7">Mandement de La Motte-Servolex</text:span> (communes, 9 ; population, 11.271 ; surface, 9.488.58) : Bissy, Bourdeau, Le Bourget-du-Lac, Chambéry-le-Vieux, La Chapelle-du-Mont-du-Chat, Cognin, La Motte-Servolex, Saint-Sulpice, Vimines.</text:p>
      <text:p text:style-name="Texte_20_1LA">8° <text:span text:style-name="T7">Mandement de Pont-de-Beauvoisin</text:span> (communes, 12 ; population, 8.987 ; surface, 6.541.41) : Aiguebelette, Ayn, Belmont-Tramonet, La Bridoire, Domessin, <text:span text:style-name="Page">{140}</text:span>Dullin, Lépin, Nances, Pont-de-Beauvoisin, Saint-Alban-de-Montbel, Saint-Béron, Verel-de-Montbel.</text:p>
      <text:p text:style-name="Texte_20_1LA">9° <text:span text:style-name="T7">Mandement de La Rochette</text:span> (communes, 12 ; population, 8.780 ; surface, 8.987.04) : Arvillard, La Chapelle-Blanche, La Croix-de-la-Rochette, Détrier, Etable, Presle, La Rochette, Rotherens, La Table, La Trinité, Verneil, Villard-Sallet.</text:p>
      <text:p text:style-name="Texte_20_1LA">10° <text:span text:style-name="T7">Mandement de Ruffieux</text:span> (communes, 8 ; population, 6.383 ; surface, 7.782.50) : Chanaz, Chindrieux, Conjux, Motz, Ruffieux, Saint-Pierre-de-Curtille, Serrières, Vions.</text:p>
      <text:p text:style-name="Texte_20_1LA"><text:soft-page-break/>11° <text:span text:style-name="T7">Mandement de Saint-Genix</text:span> (communes, 10 ; population, 7.848 ; surface, 7.558.61) : Avressieux, Champagneux, Gerbaix, Grésin, Marcieux, Novalaise, Rochefort, Sainte-Marie-d’Alvey, Saint-Genix, Saint-Maurice-de-Rotherens.</text:p>
      <text:p text:style-name="Texte_20_1LA">12° <text:span text:style-name="T7">Mandement de Saint-Pierre-d’Albigny</text:span> (communes, 5 ; population, 7.714 ; surface, 7.134.20) : Cruet, Fréterive, Saint-Jean-de-la-Porte, Saint-Pierre-d’Albigny, La Thuile.</text:p>
      <text:p text:style-name="Texte_20_1LA">13° <text:span text:style-name="T7">Mandement d’Yenne</text:span> (communes, 14 ; population, 10.704 ; surface, 13.245.32) : La Balme, Billième, La Chapelle-Saint-Martin, Jongieux, Loisieux, Lucey, Meyrieux-Trouet, Ontex, Saint-Jean-de-Chevelu, Saint-Paul, Saint-Pierre-d’Alvey, Traize, Verthemex, Yenne.</text:p>
      <text:p text:style-name="Titre_20_A">II. — <text:span text:style-name="T12">Province de Haute-Savoie</text:span><text:line-break/><text:span text:style-name="Texte_5f_Par">(Mandements, 5 ; communes, 51 ; population, 51.059 ;</text:span><text:line-break/><text:span text:style-name="Texte_5f_Par">surface, 88.006.86 ; chef-lieu : Albertville.)</text:span></text:p>
      <text:p text:style-name="Text">1° <text:span text:style-name="T7">Mandement d’Albertville</text:span> (communes, 18 : population, 15.741 ; surface, 20.444.76) : Albertville, Allondaz, La Bâthie, Césarches, Cevins, Esserts-Blay, Gilly, Grignon-Nevaux, <text:span text:style-name="Page">{141}</text:span>Marthod, Mercury-Gemilly, Monthion, Pallud, Rognaix, Saint-Paul, Saint-Sigismond, Thénésol, Tours, Venthon.</text:p>
      <text:p text:style-name="Texte_20_1LA">2° <text:span text:style-name="T7">Mandement de Beaufort</text:span> (communes, 4 ; population, 7.816 ; surface, 24.434) : Beaufort, Hauteluce, Queige, Villard-de-Beaufort.</text:p>
      <text:p text:style-name="Texte_20_1LA">3° <text:span text:style-name="T7">Mandement de Faverges</text:span> (communes, 10 ; population, 10.272 ; surface, 16.291.74) : <text:span text:style-name="T1">Chevaline, Cons-Sainte-Colombe, Doussard, Faverges, Giez, Marlens, Montmin, Saint-Ferréol, Settenex, La Thuile.</text:span></text:p>
      <text:p text:style-name="Texte_20_1LA">4° <text:span text:style-name="T7">Mandement de Grésy</text:span> (communes, 10 ; population, 8.820 ; surface, 9.952.58) : Bonvillard, Cléry-Frontenex, Grésy, Montailleur, Notre-Dame-des-Millières, Plancherine, Sainte-Hélène-des-Millières, Saint-Vital, Tournon, Verrens-Arvey.</text:p>
      <text:p text:style-name="Texte_20_1LA">5° <text:span text:style-name="T7">Mandement d’Ugines</text:span> (communes, 9 ; population, 8.410 ; surface, 16.883.78) : Cohennoz, Crest-Voland, Flumet, La Giettaz, Héry-sur-Ugines, Notre-Dame-de-Bellecombe, Outrechaise, Saint-Nicolas-de-la-Chapelle, Ugines.</text:p>
      <text:p text:style-name="Titre_20_A">III. — <text:span text:style-name="T12">Province de Maurienne</text:span><text:line-break/><text:span text:style-name="Texte_5f_Par">(Mandements, 7 ; communes, 79 ; population, 64.817 ;</text:span><text:line-break/><text:span text:style-name="Texte_5f_Par">surface, 203.559.54 ; chef-lieu, Saint-Jean-de-Maurienne.)</text:span></text:p>
      <text:p text:style-name="Text">1° <text:span text:style-name="T7">Mandement d’Aiguebelle</text:span> (communes, 14 ; population, 10.900 ; surface, 17.242.50) : Aiguebelle, Aiton, Argentine, Bonvillaret, Bourgneuf, Chamousset, Epierre, Montgilbert, Montsapey, Randens, Saint-Alban-d’Hurtières, Saint-George-d’Hurtières, Saint-Léger, Saint-Pierre-de-Belleville.</text:p>
      <text:p text:style-name="Texte_20_1LA">2° <text:span text:style-name="T7">Mandement de La Chambre</text:span> (communes, 13 ; population, 11.116 ; surface, 27.855.90) : La Chambre, La Chapelle, Les Chavannes, Montaimont, Montgellafrey, <text:span text:style-name="Page">{142}</text:span>Notre-Dame-du-Cruet, Saint-Alban-des-Villards, Saint-Avre, Saint-Colomban-des-Villards, Sainte-Marie-de-Cuines, Saint-Etienne-de-Cuines, Saint-Martin-sur-la-Chambre, Saint-Rémi.</text:p>
      <text:p text:style-name="Texte_20_1LA">3° <text:span text:style-name="T7">Mandement de Chamoux</text:span> (communes, 10 ; population, 7.891 ; surface, 6.775.02) : Betton-Bettonnet, Le Bourget-en-Huile, Chamoux, Champlaurent, Châteauneuf <text:span text:style-name="T1">ou</text:span> Maltaverne, Coise-Saint-Jean-Pied-Gauthier, Hauteville, Montendry, Le Pontet, Villard-Léger.</text:p>
      <text:p text:style-name="Texte_20_1LA"><text:soft-page-break/>4° <text:span text:style-name="T7">Mandement de Lanslebourg</text:span> (communes, 7 ; population, 6.508 ; surface, 63.877.22) : Bessans, Bonneval, Bramans, Lanslebourg, Lanslevillard, Sollières-Sardières, Termignon.</text:p>
      <text:p text:style-name="Texte_20_1LA">5° <text:span text:style-name="T7">Mandement de Modane</text:span> (communes, 8 ; population, 5.664 ; surface, 29.826.58) : Aussois, Avrieux, Les Fourneaux, Freney, Modane, Orelle, Saint-André, Villarodin-Bourget.</text:p>
      <text:p text:style-name="Texte_20_1LA">6° <text:span text:style-name="T7">Mandement de Saint-Jean-de-Maurienne</text:span> (communes, 20 ; population, 16.220 ; surface, 33.597, 94) : Albanne, Albiez-le-Jeune, Albiez-le-Vieux, Le Châtel, Fontcouverte, Hermillon, Jarrier, Montdenis, Montpascal, Montricher, Montrond, Montvernier, Pontamafrey, Saint-Jean-d’Arves, Saint-Jean-de-Maurienne, Saint-Julien, Saint-Pancrace, Saint-Sorlin-d’Arves, Villarembert, Villargondran.</text:p>
      <text:p text:style-name="Texte_20_1LA">7° <text:span text:style-name="T7">Mandement de Saint-Michel</text:span> (communes, 7 ; population, 6.428 ; surface, 24.403.98) : Beaune, Saint-Martin-de-la-Porte, Saint-Martin-Outre-Arc, Saint-Michel, Thyl, Valloires, Valmeinier.</text:p>
      <text:p text:style-name="Titre_20_A">IV. — <text:span text:style-name="T12">Province de Tarentaise</text:span><text:line-break/><text:span text:style-name="Texte_5f_Par">(Mandements, 4 ; communes, 55 ; population, 45.887 ;</text:span><text:line-break/><text:span text:style-name="Texte_5f_Par">surface, 44.560.32 ; chef-lieu : Moûtiers.)</text:span></text:p>
      <text:p text:style-name="Text">1° <text:span text:style-name="T7">Mandement d’Aime</text:span> (communes, 12 ; population, 10.220 ; surface, 26.406.58) : Aime, Bellentre, La <text:span text:style-name="Page">{143}</text:span>Côte-d’Aime, Granier, Landry, Longefoy, Mâcot, Montgirod, Montvalezan-sur-Bellentre, Peisey, Tessens, Villette.</text:p>
      <text:p text:style-name="Texte_20_1LA">2° <text:span text:style-name="T7">Mandement de Bourg-Saint-Maurice</text:span> (communes, 9 ; population, 11.743 ; surface, 59.965.52) : Bourg-Saint-Maurice, Les Chapelles, Hauteville-Gondon, Montvalezan-sur-Séez, Sainte-Foy, Séez, Tignes, Val-de-Tignes, Villaroger.</text:p>
      <text:p text:style-name="Texte_20_1LA">3° <text:span text:style-name="T7">Mandement de Bozel</text:span> (communes, 9 ; population, 7.804 ; surface, 38.896.42) : Les Allues, Bozel, Brides-les-Bains, Champagny, Feissons-sur-Salins, Montagny, La Perrière, Pralognan-Planay, Saint-Bon.</text:p>
      <text:p text:style-name="Texte_20_1LA">4° <text:span text:style-name="T7">Mandement de Moûtiers</text:span> (communes, 25 ; population, 16.120 ; surface, 44.560.32) : Aigueblanche, Les Avanchers, Bellecombe, Le Bois, Bonneval, Celliers, Doucy, Feissons-sous-Briançon, Fontaine-le-Puits, Grand-Cœur, Hautecour, Moûtiers, Naves, Notre-Dame-de-Briançon, Notre-Dame-du-Pré, Petit-Cœur, Pussy, Saint-Jean-de-Belleville, Saint-Laurent-de-la-Côte, Saint-Marcel, Saint-Martin-de-Belleville, Saint-Oyen, Salins, Villargerel, Villarlurin.</text:p>
      <text:p text:style-name="Division_20_Titre">DIVISION ADMINISTRATIVE D’ANNECY<text:line-break/><text:span text:style-name="Texte_5f_Par">(Provinces, 3 ; mandements, 22 ; communes, 289 ;</text:span><text:line-break/><text:span text:style-name="Texte_5f_Par">population, 274.057 ; surface, 409.216.18.)</text:span></text:p>
      <text:p text:style-name="Titre_20_A_20_NS">I. — <text:span text:style-name="T12">Province de Chablais</text:span><text:line-break/><text:span text:style-name="Texte_5f_Par">(Mandements, 5 ; communes, 60 ; population, 58.279 ;</text:span><text:line-break/><text:span text:style-name="Texte_5f_Par">surface, 82.841.02 ; chef-lieu : Thonon.)</text:span></text:p>
      <text:p text:style-name="Text">1° <text:span text:style-name="T7">Mandement d’Abondance</text:span> (communes, 8 ; population, 6.439 ; surface, 20.167.10) : <text:span text:style-name="T1">Abondance, Bernex, Bonnevaux, La Chapelle, Châtel, Chevenoz, Vacheresse, Vinzier.</text:span></text:p>
      <text:p text:style-name="Texte_20_1LA"><text:span text:style-name="Page">{144}</text:span>2° <text:span text:style-name="T7">Mandement du Biot</text:span> (communes, 7 ; population, 7.947 ; surface, 17.143.46) : <text:span text:style-name="T1">Le Biot, La Forclaz, Montriond, Morzine, Saint-Jean-d’Aulph, Seytoux, La Vernaz.</text:span></text:p>
      <text:p text:style-name="Texte_20_1LA"><text:soft-page-break/>3° <text:span text:style-name="T7">Mandement de Douvaine</text:span> (communes, 16 ; population, 10.715 ; surface, 17.038.42) : <text:span text:style-name="T1">Ballaison, Bons, Brens, Brenthonne, Cusy, Douvaine, Excevenex, Fessy, Loisin, Lully, Massongy, Messery, Nernier, Saint-Didier, Saxel, Yvoire.</text:span></text:p>
      <text:p text:style-name="Texte_20_1LA">4° <text:span text:style-name="T7">Mandement d’Evian</text:span> (communes, 11 ; population, 12.163 ; surface, 10.376.28) : <text:span text:style-name="T1">Evian, Féterne, Larringes, Lugrin, Maxilly, Neuvecelle, Novelle, Publier, Saint-Gingolph, Saint-Paul-en-Chablais, Thollon.</text:span></text:p>
      <text:p text:style-name="Texte_20_1LA">5° <text:span text:style-name="T7">Mandement de Thonon</text:span> (communes, 18 ; population, 21.015 ; surface, 24.395.76) : <text:span text:style-name="T1">Allinges, Anthy, Armoy-Liaud, Bellevaux, Cervens, Draillant, Habère-Lullin, Habère-Poche, Lullin, Margencel, Marin, Mégevette, Orcier, Pérignier, Reyvroz, Sciez-Chavanod-Filly, Thonon, Vailly.</text:span></text:p>
      <text:p text:style-name="Titre_20_A">II. — <text:span text:style-name="T12">Province de Faucigny</text:span><text:line-break/><text:span text:style-name="Texte_5f_Par">(Mandements, 10 ; communes, 96 ; population, 105.947 ;</text:span><text:line-break/><text:span text:style-name="Texte_5f_Par">surface, 187.869.72 ; chef-lieu : Bonneville.)</text:span></text:p>
      <text:p text:style-name="Text">1° <text:span text:style-name="T7">Mandement d’Annemasse</text:span> (communes, 17 ; population, 12.506 ; surface, 11.468.78) : <text:span text:style-name="T1">Ambilly, Annemasse, Archamp, Arthaz-Pont-Notre-Dame, Bonne, Collonges, Cranves-Sales, Etrembières, Gaillard, Juvigny, Loex, Lucinges, Machilly, Saint-Cergues, Vetraz-Monthoux, Veygy-Foncenex, Ville-la-Grand.</text:span></text:p>
      <text:p text:style-name="Texte_20_1LA">2°<text:span text:style-name="T20"> </text:span><text:span text:style-name="T9">Mandement de Bonneville</text:span><text:span text:style-name="T20"> (communes, 15 ; population, 14.970 ; surface, 18.981.76) : </text:span><text:span text:style-name="T4">Ayse, Bonneville, Brison, Contamines-sur-Arves, La Côte-d’Hyot, Entremont, Faucigny, Marcellaz, Marignier, Mont-Saxonnex,</text:span><text:span text:style-name="T20"> </text:span><text:span text:style-name="Page"><text:span text:style-name="T20">{145}</text:span></text:span><text:span text:style-name="T4">Pellionnex, Petit-Bornand, Pontchy, Thiez, Vougy.</text:span></text:p>
      <text:p text:style-name="P19">3° <text:span text:style-name="T7">Mandement de Cluses</text:span> (communes, 8 ; population, 10.020 ; surface, 16.619.30) : <text:span text:style-name="T1">Araches, Châtillon, Cluses, Magland, Nancy-sur-Cluses, Le Reposoir, Saint-Sigismond, Scionzier.</text:span></text:p>
      <text:p text:style-name="P19">4° <text:span text:style-name="T7">Mandement de Reignier</text:span> (communes, 10 ; population, 10.761 ; surface, 11.789.12) : <text:span text:style-name="T1">Arbusigny, Les Esserts-Esery, Fillinges, Monnetier-Mornex, La Muraz, Nangy, Pers-et-Jussy, Reignier, Le Sappey, Scientrier.</text:span></text:p>
      <text:p text:style-name="P19">5° <text:span text:style-name="T7">Mandement de La Roche</text:span> (communes, 11 ; population, 9.340 ; surface, 8.958.88) : <text:span text:style-name="T1">Amancy, Arenthon, La Chapelle-Rambaud, Cornier, Etaux, Passeirier, La Roche, Saint-Laurent, Saint-Maurice, Saint-Pierre, Saint-Sixt.</text:span></text:p>
      <text:p text:style-name="P19">6° <text:span text:style-name="T7">Mandement de Saint-Gervais</text:span> (communes, 8 ; population, 11.099 ; surface, 50.324.44) : <text:span text:style-name="T1">Chamonix, Les Contamines, Les Houches, Passy, Saint-Gervais, Saint-Nicolas-de-Véroce, Servoz, Vallorcine.</text:span></text:p>
      <text:p text:style-name="P19">7° <text:span text:style-name="T7">Mandement de Saint-Jeoire</text:span> (communes, 11 ; population, 12.173 ; surface, 12.486.42) : <text:span text:style-name="T1">Boëge, Bogève, Burdignin, Onion, Saint-André, Saint-Jean-de-Tholomé, Saint-Jeoire, La Tour, Villard, Ville-en-Sallaz, Viuz-en-Sallaz.</text:span></text:p>
      <text:p text:style-name="P19">8° <text:span text:style-name="T7">Mandement de Sallanches</text:span> (communes, 8 ; population, 10.146 ; surface, 17.391.84) : <text:span text:style-name="T1">Combloux, Cordon, Demi-Quartier-de-Megève, Domancy, Megève, Saint-Martin, Saint-Roch, Sallanches.</text:span></text:p>
      <text:p text:style-name="P19">9° <text:span text:style-name="T7">Mandement de Samoëns</text:span> (communes, 3 ; population, 6.280 ; surface, 22.885.50) : <text:span text:style-name="T1">Morillon, Samoëns, Sixt.</text:span></text:p>
      <text:p text:style-name="Texte_20_1LA"><text:span text:style-name="T20">10° </text:span><text:span text:style-name="T9">Mandement de Taninges</text:span><text:span text:style-name="T20"> (com</text:span>munes, 5 ; population, 8.652 ; surface, 13.165.10) : <text:span text:style-name="T1">La Côte-d’Arbroz, Les Gets, Mieussy, Rivière-en-Verse, Taninges.</text:span></text:p>
      <text:p text:style-name="Titre_20_A"><text:soft-page-break/><text:span text:style-name="Page"><text:span text:style-name="T6">{146}</text:span></text:span>III. — <text:span text:style-name="T12">Province de Genevois</text:span><text:line-break/><text:span text:style-name="Texte_5f_Par">(Mandements, 7 ; communes, 133 ; population, 109.831 ;</text:span><text:line-break/><text:span text:style-name="Texte_5f_Par">surface, 142.303.92 ; chef-lieu : Annecy.)</text:span></text:p>
      <text:p text:style-name="Text">1° <text:span text:style-name="T7">Mandement d’Annecy</text:span> (communes, 26 ; population, 26.836 ; surface, 22.495.62) : <text:span text:style-name="T1">Alex, Allonzier, Annecy, Annecy-le-Vieux, Argonnex, Avregny, La Balme-de-Sillingy, Bluffy, Cercier, Charvonnex, Choisy, Cuvat, Dingy-Saint-Clair, Epagny, Ferrières, Menthon, Mésigny, Metz, Naves, Pringy, Saint-Martin, Sallenove, Sillingy, Talloires, Verrier, Villy-le-Pelloux.</text:span></text:p>
      <text:p text:style-name="P19">2° <text:span text:style-name="T7">Mandement de Duingt</text:span> (communes, 23 ; population, 12.251 ; surface, 19.308.18) : <text:span text:style-name="T1">Allève, Balmont, Chapeiry, Charanod, Duingt, Entreverne, Gévrier, Gruffy, Leschaux, Lovagny, Meithet, Montagny, Mûres, Nonglard, Poisy, Quintal, Saint-Eustache, Saint-Jorioz, Saint-Sylvestre, Sévrier, Seynod, Vieugy, Viuz-la-Chiésaz.</text:span></text:p>
      <text:p text:style-name="P19">3° <text:span text:style-name="T7">Mandement de Rumilly</text:span> (communes, 20 ; population, 17.550 ; surface, 16.123.78) : <text:span text:style-name="T1">Bloye, Bonneguette, Boussy, Crempigny, Etercy, Hauteville, Lornay, Marcellaz, Marigny-Saint-Marcel, Massingy, Moye, Rumilly, Saint-André-de-Rumilly, Saint-Eusèbe, Sales, Syon, Thusy, Vallières, Veaux, Versonnex.</text:span></text:p>
      <text:p text:style-name="Texte_20_1LA">4° <text:span text:style-name="T7">Mandement de Saint-Julien</text:span> (communes, 29 ; population, 20.233 ; surface, 24.070.10) : <text:span text:style-name="T1">Andilly, Beaumont, Bossey, Cernex, Chaumont, Chavannaz, Chénex, Chevrier, Contamine, Copponex, Cruseilles, Dingy-en-Vuache, Epagny, Feigères, Frangy, Jonzier, Marlioz, Minzier, Musiège, Neydeus, Présilly, Saint-Blaise, Saint-Julien, Savigny, Thairy, Valleiry, Vers, Viry, Vulbens.</text:span></text:p>
      <text:p text:style-name="Texte_20_1LA">5° <text:span text:style-name="T7">Mandement de Seyssel</text:span> (communes, 17 ; population, 11.491 ; surface, 14.826.84) : <text:span text:style-name="T1">Arcine, Bassy, Challonges,</text:span> <text:span text:style-name="Page">{147}</text:span><text:span text:style-name="T1">Chêne-en-Chemine, Chessenaz, Chilly, Clarafont, Clermont, Désingy, Droisy, Eloise, Franclens, Menthonnex-sous-Clermont, Saint-Germain-sur-Rhône, Seyssel, Usinens, Vanzy.</text:span></text:p>
      <text:p text:style-name="Texte_20_1LA">6° <text:span text:style-name="T7">Mandement de Thônes</text:span> (communes, 9 ; population, 12.598 ; surface, 29.041.50) : <text:span text:style-name="T1">La Balme-de-Thuy, Les Clefs, La Clusaz, Grand-Bornand, Manigod, Saint-Jean-de-Sixt, Serraval, Thônes, Les Villards.</text:span></text:p>
      <text:p text:style-name="Texte_20_1LA">7° <text:span text:style-name="T7">Mandement de Thorens-Sales</text:span> (communes, 9 ; population, 8.872 ; surface, 16.436.90) : <text:span text:style-name="T1">Aviernoz, Evires, Groisy-en-Bornes, Menthonnex-en-Bornes, Les Ollières, Thorens-Sales, Villaz, Villy-le-Bouveret, Vovray.</text:span></text:p>
      <text:p text:style-name="Texte_20_1LA">Nous avons vu qu’en 1792, lors de la réunion de la Savoie à la France sous le nom de département du Mont-Blanc, ce département avait été divisé en sept districts et quatre-vingt-trois cantons.</text:p>
      <text:p text:style-name="Text">En 1860, après la réunion en un seul état de l’Italie septentrionale que nos victoires de Magenta et de Solférino avaient délivrée de la domination autrichienne, le roi Victor-Emmanuel céda de nouveau la Savoie à la France, cession qui fut approuvée et ratifiée par le vote quasi-unanime des populations.</text:p>
      <text:p text:style-name="Text">La première conséquence de cette annexion fut la mise en vigueur dans cette province des lois françaises.</text:p>
      <text:p text:style-name="Text">Elle fut, conformément à la constitution de l’an <text:span text:style-name="T12">viii,</text:span> qui avait supprimé les districts, partagée en deux départements, ceux de la Savoie et de la Haute-Savoie, subdivisés celui-ci en 28 cantons, celui-là en 29 cantons. Le tableau suivant donne le groupement actuel des communes du département de la Savoie avec la population de chacune d’elles d’après le dernier recensement, celui de 1891.</text:p>
      <text:p text:style-name="Titre_20_A"><text:soft-page-break/><text:span text:style-name="Page"><text:span text:style-name="T6">{148}</text:span></text:span>I. — <text:span text:style-name="T12">Arrondissement de Chambéry.</text:span><text:line-break/><text:span text:style-name="Texte_5f_Par">(15 cantons, 164 communes, 138.715 habitants.)</text:span></text:p>
      <text:p text:style-name="Titre_20_B_20_NS">1° <text:span text:style-name="T18">Canton d’Aix-les-Bains.</text:span><text:line-break/><text:span text:style-name="Texte_5f_Par">(14 communes, 15.039 habitants.)</text:span></text:p>
      <text:p text:style-name="Text">Aix-les-Bains (6.296 h.), Brison-Saint-Innocent (915 h.), Drumettaz-Clarafont (854 h.), Grésy-sur-Aix (1.376 h.), Méry (588 h.), Montcel (874 h.), Mouxy (550 h.), Pugny-Châtenod (410 h.), Saint-Offenge-Dessous (626 h.), Saint-Offenge-Dessus (407 h.), Tresserve (609 h.), Le Viviers (463 h.), Voglans (656 h.).</text:p>
      <text:p text:style-name="Titre_20_B">2° <text:span text:style-name="T18">Canton d’Albens.</text:span><text:line-break/><text:span text:style-name="Texte_5f_Par">(9 communes, 6.291 habitants.)</text:span></text:p>
      <text:p text:style-name="Text">Albens (1.764 h.), Ansigny (131 h.), La Biolle (1.273 h.), Cessens (603 h.), Epersy (405 h.), Mognard (435 h.), Saint-Germain (666 h.), Saint-Girod (508 h.), Saint-Ours (506 h.).</text:p>
      <text:p text:style-name="Titre_20_B">3° <text:span text:style-name="T18">Canton de Chambéry-nord.</text:span><text:line-break/><text:span text:style-name="Texte_5f_Par">(11 communes, 15.902 habitants.)</text:span></text:p>
      <text:p text:style-name="Text">Barby (256 h.), Bassens (1.090 h.), Chambéry-nord (7.800 h.), Curienne (595 h.), Les Déserts (1.232 h.), Puygros (745 h.), Saint-Alban (1.161 h.), Saint-Jean-d’Arvey (925 h.), Sonnaz (668 h.), Thoiry (1.121 h.), Verel-Pragondran (309 h.).</text:p>
      <text:p text:style-name="Titre_20_B">4° <text:span text:style-name="T18">Canton de Chambéry-sud.</text:span><text:line-break/><text:span text:style-name="Texte_5f_Par">(9 communes, 18.177 habitants.)</text:span></text:p>
      <text:p text:style-name="Text">Barberaz (603 h.), Challes-les-Eaux (612 h.), Chambéry-sud (13.122 h.), Jacob-Bellecombette (339 h.), Montagnole (680 h.), La Ravoire (896 h.), Saint-Baldoph (749 h.), Saint-Cassin (542 h.), Saint-Jeoire (634 h.).</text:p>
      <text:p text:style-name="Titre_20_B"><text:span text:style-name="Page">{149}</text:span>5° <text:span text:style-name="T18">Canton de Chamoux.</text:span><text:line-break/><text:span text:style-name="Texte_5f_Par">(10 communes, 10.720 habitants.)</text:span></text:p>
      <text:p text:style-name="Text">Betton-Bettonnet (374 h.), Bourgneuf (471 h.), Chamousset (374 h.), Chamoux (1.275 h.), Champlaurent (325 h.), Châteauneuf (810 h.), Coise-Saint-Jean-Pied-Gauthier (1.338 h.), Hauteville (402 h.), Montendry (541 h.), Villard-Léger (810 h.).</text:p>
      <text:p text:style-name="Titre_20_B">6° <text:span text:style-name="T18">Canton du Châtelard.</text:span><text:line-break/><text:span text:style-name="Texte_5f_Par">(14 communes, 9.508 habitants.)</text:span></text:p>
      <text:p text:style-name="Text">Aillon-le-Jeune (712 h.), Aillon-le-Vieux (628 h.), Arith (722 h.), Bellecombe-en-Bauges (974 h.), Le Châtelard (857 h.), La Compôte (520 h.), Doucy-en-Bauges (453 h.), Ecole (780 h.), Jarsy (810 h.), Lescheraines (653 h.), La Motte-en-Bauges (553 h.), Le Noyer (634 h.), Sainte-Reine (661 h.), Saint-François-de-Sales (551 h.).</text:p>
      <text:p text:style-name="Titre_20_B"><text:soft-page-break/>7° <text:span text:style-name="T18">Canton des Echelles.</text:span><text:line-break/><text:span text:style-name="Texte_5f_Par">(11 communes, 6.846 habitants.)</text:span></text:p>
      <text:p text:style-name="Text">Attignat-Oncin (855 h.), La Bauche (446 h.), Corbel (340 h.), Les Echelles (748 h.), Entremont-le-Vieux (1.504 h.), Saint-Christophe (453 h.), Saint-Franc (297 h.), Saint-Jean-de-Couz (301 h.), Saint-Pierre-de-Genebroz (288 h.), Saint-Pierre-d’Entremont (775 h.), Saint-Thibaud-de-Couz (829 h.).</text:p>
      <text:p text:style-name="Titre_20_B">8° <text:span text:style-name="T18">Canton de Montmélian.</text:span><text:line-break/><text:span text:style-name="Texte_5f_Par">(15 communes, 9.302 habitants.)</text:span></text:p>
      <text:p text:style-name="Text">Apremont (774 h.), Arbin (447 h.), La Chavanne (349 h.), Chignin (820 h.), Francin (614 h.), Laissaud (441 h.), Les Marches (1.117 h.), Les Mollettes (463 h.), Montmélian (1.358 h.), Myans (553 h.), Planaise (499 h.), Sainte-Hélène-du-Lac (715 h.), Saint-Pierre-de-Soucy (690 h.), Villard-d’Héry (280 h.), Villaroux (182 h.).</text:p>
      <text:p text:style-name="Titre_20_B"><text:span text:style-name="Page">{150}</text:span>9° <text:span text:style-name="T18">Canton de La Motte-Servolex.</text:span><text:line-break/><text:span text:style-name="Texte_5f_Par">(9 communes, 8.930 habitants.)</text:span></text:p>
      <text:p text:style-name="Text">Bissy (795 h.), Bourdeau (140 h.), Le Bourget-du-Lac (1.408 h.), Chambéry-le-Vieux (579 h.), La Chapelle-du-Mont-du-Chat (251 h.), Cognin (1.190 h.), La Motte-Servolex (3.072 h.), Saint-Sulpice (491 h.), Vimines (1.004 h.).</text:p>
      <text:p text:style-name="Titre_20_B">10° <text:span text:style-name="T18">Canton de Pont-de-Beauvoisin.</text:span><text:line-break/><text:span text:style-name="Texte_5f_Par">(12 communes, 7.657 habitants.)</text:span></text:p>
      <text:p text:style-name="Text">Aiguebelette (255 h.), Ayn (641 h.), Belmont-Tramonet (464 h.), La Bridoire (980 h.), Domessin (1.289 h.), Dullin (448 h.), Lépin (312 h.), Nances (246 h.), Le Pont-de-Beauvoisin (1.483 h.), Saint-Alban-de-Montbel (221 h.), Saint-Béron (907 h.), Verel-de-Montbel (401 h.).</text:p>
      <text:p text:style-name="Titre_20_B">11° <text:span text:style-name="T18">Canton de La Rochette.</text:span><text:line-break/><text:span text:style-name="Texte_5f_Par">(14 communes, 8.000 habitants.)</text:span></text:p>
      <text:p text:style-name="Text">Arvillard (1.006 h.), Le Bourget-en-Huile (405 h.), La Chapelle-Blanche (515 h.), La Croix-de-la-Rochette (255 h.), Détrier (176 h.), Etable (468 h.), Le Pontet (549 h.), Presle (824 h.), La Rochette (1.243 h.), Rotherens (241 h.), La Table (892 h.), La Trinité (676 h.), Le Verneil (333 h.), Villard-Sallet (417 h.).</text:p>
      <text:p text:style-name="Titre_20_B">12° <text:span text:style-name="T18">Canton de Ruffieux.</text:span><text:line-break/><text:span text:style-name="Texte_5f_Par">(8 communes, 5.265 habitants.)</text:span></text:p>
      <text:p text:style-name="Text">Chanaz (647 h.), Chindrieux (1.183 h.), Conjux (175 h.), Motz (613 h.), Ruffieux (881 h.), Saint-Pierre-de-Curtille (433 h.), Serrières (964 h.), Vions (369 h.).</text:p>
      <text:p text:style-name="Titre_20_B"><text:soft-page-break/>13° <text:span text:style-name="T18">Canton de Saint-Genix.</text:span><text:line-break/><text:span text:style-name="Texte_5f_Par">(10 communes, 6.581 habitants.)</text:span></text:p>
      <text:p text:style-name="Text">Avressieux (687 h.), Champagneux (633 h.), Gerbaix (433 h.), Grésin (438 h.), Marcieux (188 h.), Novalaise <text:span text:style-name="Page">{151}</text:span>(1.382 h.), Rochefort (405 h.), Sainte-Marie-d’Alvey (214 h.), Saint-Genix (1.876 h.), Saint-Maurice-de-Rotherens (325 h.).</text:p>
      <text:p text:style-name="Titre_20_B">14° <text:span text:style-name="T18">Canton de Saint-Pierre-d’Albigny.</text:span><text:line-break/><text:span text:style-name="Texte_5f_Par">(5 communes, 6.527 habitants.)</text:span></text:p>
      <text:p text:style-name="Text">Cruet (969 h.), Fréterive (857 h.), Saint-Jean-de-la-Porte (992 h.), Saint-Pierre-d’Albigny (2.953 h.), La Thuile (756 h.).</text:p>
      <text:p text:style-name="Titre_20_B">15° <text:span text:style-name="T18">Canton d’Yenne.</text:span><text:line-break/><text:span text:style-name="Texte_5f_Par">(14 communes, 7.970 habitants.)</text:span></text:p>
      <text:p text:style-name="Text">La Balme (479 h.), Billième (330 h.), La Chapelle-Saint-Martin (205 h.), Jongieux (353 h.), Loisieux (439 h.), Lucey (419 h.), Meyrieux-Trouet (427 h.), Ontex (173 h.), Saint-Jean-de-Chevelu (777 h.), Saint-Paul (600 h.), Saint-Pierre-d’Alvey (447 h.), Traize (412 h.), Verthemex (310 h.), Yenne (2.599 h.).</text:p>
      <text:p text:style-name="Titre_20_A">II. — <text:span text:style-name="T12">Arrondissement d’Albertville</text:span><text:line-break/><text:span text:style-name="Texte_5f_Par">(4 cantons, 42 communes, 36.352 habitants.)</text:span></text:p>
      <text:p text:style-name="Titre_20_B_20_NS">1° <text:span text:style-name="T18">Canton d’Albertville.</text:span><text:line-break/><text:span text:style-name="Texte_5f_Par">(18 communes, 16.595 habitants.)</text:span></text:p>
      <text:p text:style-name="Text">Albertville (5.854 h.), Allondaz (286 h.), La Bâthie (1.305 h.), Césarches (291 h.), Cevins (799 h.), Esserts-Blay (772 h.), Gilly (684 h.), Grignon (475 h.), Marthod (848 h.), Mercury-Gémilly (1.659 h.), Monthion (344 h.), Pallud (479 h.), Rognaix (442 h.), Saint-Paul (657 h.), Saint-Sigismond (639 h.), Thénésol (265 h.), Tours (529 h.), Venthon (267 h.).</text:p>
      <text:p text:style-name="Titre_20_B">2° <text:span text:style-name="T18">Canton de Beaufort.</text:span><text:line-break/><text:span text:style-name="Texte_5f_Par">(4 communes, 5.823 habitants.)</text:span></text:p>
      <text:p text:style-name="Text">Beaufort (2.356 h.), Hauteluce (1.198 h.), Queige (1.309 h.), Villard-sur-Doron (960 h.).</text:p>
      <text:p text:style-name="Titre_20_B"><text:span text:style-name="Page">{152}</text:span>3° <text:span text:style-name="T18">Canton de Grésy-sur-Isère.</text:span><text:line-break/><text:span text:style-name="Texte_5f_Par">(11 communes, 7.303 habitants.)</text:span></text:p>
      <text:p text:style-name="Text">Bonvillard (725 h.), Cléry (482 h.), Frontenex (419 h.), Grésy-sur-Isère (1.144 h.), Montailleur (891 h.), Notre-Dame-des-Millières (839 h.), Plancherine (263 h.), Sainte-Hélène-sur-Isère (1.165 h.), Saint-Vital (412 h.), Tournon (326 h.), Verrens-Arvey (637 h.).</text:p>
      <text:p text:style-name="Titre_20_B"><text:soft-page-break/>4° <text:span text:style-name="T18">Canton d’Ugines.</text:span><text:line-break/><text:span text:style-name="Texte_5f_Par">(9 communes, 6.631 habitants.)</text:span></text:p>
      <text:p text:style-name="Text">Cohennoz (315 h.), Crest-Voland (314 h.), Flumet (943 h.), La Giettaz (677 h.), Héry-sur-Ugines (649 h.), Notre-Dame-de-Bellecombe (602 h.), Outrechaise (156 h.), Saint-Nicolas-la-Chapelle (786 h.), Ugines (2.189 h.).</text:p>
      <text:p text:style-name="Titre_20_A">III. — <text:span text:style-name="T12">Arrondissement de Moutiers</text:span><text:line-break/><text:span text:style-name="Texte_5f_Par">(4 cantons, 55 communes, 35.488 habitants.)</text:span></text:p>
      <text:p text:style-name="Titre_20_B_20_NS">1° <text:span text:style-name="T18">Canton d’Aime.</text:span><text:line-break/><text:span text:style-name="Texte_5f_Par">(12 communes, 7.119 habitants.)</text:span></text:p>
      <text:p text:style-name="Text">Aime (964 h.), Bellentre (708 h.), La Côte-d’Aime (714 h.), Granier (507 h.), Landry (504 h.), Longefoy (361 h.), Macôt (873 h.), Montgirod (521 h.), Montvalezan-sur-Bellentre (405 h.), Peisey (697 h.), Tessens (382 h.), Villette (483 h.).</text:p>
      <text:p text:style-name="Titre_20_B">2° <text:span text:style-name="T18">Canton de Bourg-Saint-Maurice.</text:span><text:line-break/><text:span text:style-name="Texte_5f_Par">(9 communes, 8.865 habitants.)</text:span></text:p>
      <text:p text:style-name="Text">Bourg-Saint-Maurice (2.694 h.), Les Chapelles (681 h.), Hauteville-Gondon (709 h.), Montvalezan-sur-Séez (547 h.), Sainte-Foy (1.094 h.), Séez (1.327 h.), Tignes (892 h.), Val-d’Isère (278 h.), Villaroger (643 h.).</text:p>
      <text:p text:style-name="Titre_20_B">3° <text:span text:style-name="T18">Canton de Bozel.</text:span><text:line-break/><text:span text:style-name="Texte_5f_Par">(9 communes, 5.551 habitants.)</text:span></text:p>
      <text:p text:style-name="Text">Les Allues (816 h.), Bozel (1.166 h.), Brides-les-Bains (177 h.), Champagny (598 h.), Feissons-sur-Salins, (235 h.), <text:span text:style-name="Page">{153}</text:span>Montagny (625 h.), La Perrière (456 h.), Pralognan (850 h.), Saint-Bon (628 h.).</text:p>
      <text:p text:style-name="Titre_20_B">4° <text:span text:style-name="T18">Canton de Moûtiers.</text:span><text:line-break/><text:span text:style-name="Texte_5f_Par">(25 communes, 13.953 habitants.)</text:span></text:p>
      <text:p text:style-name="Text">Aigueblanche (909 h.), Les Avanchers (690 h.), Bellecombe-en-Tarentaise (253 h.), Le Bois (349 h.), Bonneval (378 h.), Celliers (282 h.), Doucy-en-Tarentaise (544 h.), Feissons-sous-Briançon (812 h.), Fontaine-le-Puits, (182 h.), Grand-Cœur (371 h.), Hautecour (487 h.), Moûtiers (2.397 h.), Naves (576 h.), Notre-Dame-de-Briançon (402 h.), Notre-Dame-du-Pré (502 h.), Petit-Cœur (202 h.), Pussy (534 h.), Saint-Jean-de-Belleville (968 h.), Saint-Laurent-de-la-Côte (224 h.), Saint-Marcel (424 h.), Saint-Martin-de-Belleville (1.414 h.), Saint-Oyen (169 h.), Salins (273 h.), Villargerel (385 h.), Villarlurin (226 h.).</text:p>
      <text:p text:style-name="Titre_20_A"><text:soft-page-break/>IV. — <text:span text:style-name="T12">Arrondissement de Saint-Jean-de-Maurienne</text:span><text:line-break/><text:span text:style-name="Texte_5f_Par">(6 cantons, 67 communes, 52.742 habitants.)</text:span></text:p>
      <text:p text:style-name="Titre_20_B_20_NS">1° <text:span text:style-name="T18">Canton d’Aiguebelle.</text:span><text:line-break/><text:span text:style-name="Texte_5f_Par">(12 communes, 9.475 habitants.)</text:span></text:p>
      <text:p text:style-name="Text">Aiguebelle (955 h.), Aiton (862 h.), Argentine (1.591 h.), Bonvillaret (514 h.), Epierre (577 h.), Montgilbert (611 h.), Montsapey (498 h.), Randens (760 h.), Saint-Alban-des-Hurtières (1.110 h.), Saint-Georges-des-Hurtières (1.253 h.), Saint-Léger (486 h.), Saint-Pierre-de-Belleville (258 h.).</text:p>
      <text:p text:style-name="Titre_20_B">2° <text:span text:style-name="T18">Canton de La Chambre.</text:span><text:line-break/><text:span text:style-name="Texte_5f_Par">(13 communes, 9.488 habitants.)</text:span></text:p>
      <text:p text:style-name="Text">La Chambre (621 h.), La Chapelle (812 h.), Les Chavannes (282 h.), Montaimont (1.311 h.), Montgellafrey (813 h.), Notre-Dame-du-Cruet (198 h.), Saint-Alban-des-Villards (958 h.), Saint-Avre (266 h.), Saint-Colomban-des-Villards (1.264 h.), Sainte-Marie-de-Cuines (685 h.), Saint-Etienne-de-Cuines (1.019 h.), Saint-Martin-sur-la-Chambre (371 h.), Saint-Rémi (888 h.).</text:p>
      <text:p text:style-name="Titre_20_B"><text:span text:style-name="Page">{154}</text:span>3° <text:span text:style-name="T18">Canton de Lanslebourg.</text:span><text:line-break/><text:span text:style-name="Texte_5f_Par">(7 communes, 4.991 habitants.)</text:span></text:p>
      <text:p text:style-name="Text">Bessans (987 h.), Bonneval (348 h.), Bramans (782 h.), Lanslebourg (914 h.), Lanslevillard (545 h.), Sollières-Sardières (594 h.), Termignon (821 h.).</text:p>
      <text:p text:style-name="Titre_20_B">4° <text:span text:style-name="T18">Canton de Modane.</text:span><text:line-break/><text:span text:style-name="Texte_5f_Par">(8 communes, 8.054 habitants.)</text:span></text:p>
      <text:p text:style-name="Text">Aussois (709 h.), Avrieux (221 h.), Les Fourneaux (1.580 h.), Freney (255 h.), Modane (2.725 h.), Orelle (1.022 h.), Saint-André (995 h.), Villarodin-Bourget (547 h.).</text:p>
      <text:p text:style-name="Titre_20_B">5° <text:span text:style-name="T18">Canton de Saint-Jean-de-Maurienne.</text:span><text:line-break/><text:span text:style-name="Texte_5f_Par">(20 communes, 15.067 habitants.)</text:span></text:p>
      <text:p text:style-name="Text">Albanne (353 h.), Albiez-le-Jeune (472 h.), Albiez-le-Vieux (818 h.), Le Châtel (345 h.), Fontcouverte (1.287 h.), Hermillon (545 h.), Jarrier (937 h.), Montdenis (458 h.), Montpascal (383 h.), Montricher (423 h.), Montrond (441 h.), Montvernier (546 h.), Pontamafrey (162 h.), Saint-Jean-d’Arves (1.405 h.), Saint-Jean-de-Maurienne (3.114 h.), Saint-Julien (1.205 h.), Saint-Pancrace (412 h.), Saint-Sorlin-d’Arves (587 h.), Villarembert (431 h.), Villargondran (543 h.).</text:p>
      <text:p text:style-name="Titre_20_B">6° <text:span text:style-name="T18">Canton de Saint-Michel.</text:span><text:line-break/><text:span text:style-name="Texte_5f_Par">(7 communes, 5.667 habitants.)</text:span></text:p>
      <text:p text:style-name="Text">Beaune (302 h.), Saint-Martin-d’Arc, (225 h.), Saint-Martin-de-la-Porte (741 h.), Saint-Michel (1.943 h.), Thyl (508 h.), Valloires (1.335 h.), Valmeinier (613 h.).</text:p>
      <text:p text:style-name="P17"><text:span text:style-name="Page"><text:span text:style-name="T6">{155}</text:span></text:span>LISTE ALPHABÉTIQUE<text:line-break/>DES COMMUNES DU DÉPARTEMENT DE LA SAVOIE<text:line-break/>avec les distances du chef-lieu de chacune d’elles aux chefs-lieux de canton,<text:line-break/>d’arrondissement et de département.</text:p>
      <table:table table:name="Tableau5" table:style-name="Tableau5">
        <table:table-column table:style-name="Tableau5.A" table:number-columns-repeated="3"/>
        <table:table-column table:style-name="Tableau5.D" table:number-columns-repeated="3"/>
        <table:table-column table:style-name="Tableau5.G"/>
        <table:table-row table:style-name="Tableau5.1">
          <table:table-cell table:style-name="Tableau5.A1" table:number-rows-spanned="2" office:value-type="string">
            <text:p text:style-name="P10">DÉSIGNATION DES COMMUNES</text:p>
          </table:table-cell>
          <table:table-cell table:style-name="Tableau5.A1" table:number-columns-spanned="2" office:value-type="string">
            <text:p text:style-name="P10">NOMS DES CHEFS-LIEUX</text:p>
          </table:table-cell>
          <table:covered-table-cell/>
          <table:table-cell table:style-name="Tableau5.D1" table:number-rows-spanned="2" office:value-type="string">
            <text:p text:style-name="P10">POPULATION</text:p>
          </table:table-cell>
          <table:table-cell table:style-name="Tableau5.E1" table:number-columns-spanned="3" office:value-type="string">
            <text:p text:style-name="P10">Distance en kilomètres de<text:line-break/>chaque localité au chef-lieu</text:p>
          </table:table-cell>
          <table:covered-table-cell/>
          <table:covered-table-cell/>
        </table:table-row>
        <table:table-row table:style-name="Tableau5.1">
          <table:covered-table-cell/>
          <table:table-cell table:style-name="Tableau5.A1" office:value-type="string">
            <text:p text:style-name="P11">de canton</text:p>
          </table:table-cell>
          <table:table-cell table:style-name="Tableau5.A1" office:value-type="string">
            <text:p text:style-name="P11">d’arrondissement</text:p>
          </table:table-cell>
          <table:covered-table-cell/>
          <table:table-cell table:style-name="Tableau5.A1" office:value-type="string">
            <text:p text:style-name="P10">du<text:line-break/>canton</text:p>
          </table:table-cell>
          <table:table-cell table:style-name="Tableau5.A1" office:value-type="string">
            <text:p text:style-name="P10">de l’arrondisse-<text:line-break/>ment</text:p>
          </table:table-cell>
          <table:table-cell table:style-name="Tableau5.E1" office:value-type="string">
            <text:p text:style-name="P10">du départe-<text:line-break/>ment</text:p>
          </table:table-cell>
        </table:table-row>
        <table:table-row table:style-name="Tableau5.1">
          <table:table-cell table:style-name="Tableau5.A3" office:value-type="string">
            <text:p text:style-name="P12">Aiguebelette</text:p>
          </table:table-cell>
          <table:table-cell table:style-name="Tableau5.A3" office:value-type="string">
            <text:p text:style-name="P12">Pont-de-Beauvoisin</text:p>
          </table:table-cell>
          <table:table-cell table:style-name="Tableau5.A3" office:value-type="string">
            <text:p text:style-name="P12">Chambéry</text:p>
          </table:table-cell>
          <table:table-cell table:style-name="Tableau5.A3" office:value-type="string">
            <text:p text:style-name="P13">   255</text:p>
          </table:table-cell>
          <table:table-cell table:style-name="Tableau5.A3" office:value-type="string">
            <text:p text:style-name="P13">13</text:p>
          </table:table-cell>
          <table:table-cell table:style-name="Tableau5.A3" office:value-type="string">
            <text:p text:style-name="P13">16</text:p>
          </table:table-cell>
          <table:table-cell table:style-name="Tableau5.G3" office:value-type="string">
            <text:p text:style-name="P13"> 16</text:p>
          </table:table-cell>
        </table:table-row>
        <table:table-row table:style-name="Tableau5.1">
          <table:table-cell table:style-name="Tableau5.A4" office:value-type="string">
            <text:p text:style-name="Tableau_20_2">Aiguebelle</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955</text:p>
          </table:table-cell>
          <table:table-cell table:style-name="Tableau5.A4" office:value-type="string">
            <text:p text:style-name="P10"> »</text:p>
          </table:table-cell>
          <table:table-cell table:style-name="Tableau5.A4" office:value-type="string">
            <text:p text:style-name="P10">34</text:p>
          </table:table-cell>
          <table:table-cell table:style-name="Tableau5.G4" office:value-type="string">
            <text:p text:style-name="P10"> 38</text:p>
          </table:table-cell>
        </table:table-row>
        <table:table-row table:style-name="Tableau5.1">
          <table:table-cell table:style-name="Tableau5.A4" office:value-type="string">
            <text:p text:style-name="Tableau_20_2">Aigueblanche</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909</text:p>
          </table:table-cell>
          <table:table-cell table:style-name="Tableau5.A4" office:value-type="string">
            <text:p text:style-name="P10"> 3</text:p>
          </table:table-cell>
          <table:table-cell table:style-name="Tableau5.A4" office:value-type="string">
            <text:p text:style-name="P10"> 3</text:p>
          </table:table-cell>
          <table:table-cell table:style-name="Tableau5.G4" office:value-type="string">
            <text:p text:style-name="P10"> 74</text:p>
          </table:table-cell>
        </table:table-row>
        <table:table-row table:style-name="Tableau5.1">
          <table:table-cell table:style-name="Tableau5.A4" office:value-type="string">
            <text:p text:style-name="Tableau_20_2">Aillon-le-Jeune</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712</text:p>
          </table:table-cell>
          <table:table-cell table:style-name="Tableau5.A4" office:value-type="string">
            <text:p text:style-name="P10">10</text:p>
          </table:table-cell>
          <table:table-cell table:style-name="Tableau5.A4" office:value-type="string">
            <text:p text:style-name="P10">20</text:p>
          </table:table-cell>
          <table:table-cell table:style-name="Tableau5.G4" office:value-type="string">
            <text:p text:style-name="P10"> 20</text:p>
          </table:table-cell>
        </table:table-row>
        <table:table-row table:style-name="Tableau5.1">
          <table:table-cell table:style-name="Tableau5.A4" office:value-type="string">
            <text:p text:style-name="Tableau_20_2">Aillon-le-Vieux</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628</text:p>
          </table:table-cell>
          <table:table-cell table:style-name="Tableau5.A4" office:value-type="string">
            <text:p text:style-name="P10"> 6</text:p>
          </table:table-cell>
          <table:table-cell table:style-name="Tableau5.A4" office:value-type="string">
            <text:p text:style-name="P10">24</text:p>
          </table:table-cell>
          <table:table-cell table:style-name="Tableau5.G4" office:value-type="string">
            <text:p text:style-name="P10"> 24</text:p>
          </table:table-cell>
        </table:table-row>
        <table:table-row table:style-name="Tableau5.1">
          <table:table-cell table:style-name="Tableau5.A4" office:value-type="string">
            <text:p text:style-name="Tableau_20_2">Aime</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964</text:p>
          </table:table-cell>
          <table:table-cell table:style-name="Tableau5.A4" office:value-type="string">
            <text:p text:style-name="P10"> »</text:p>
          </table:table-cell>
          <table:table-cell table:style-name="Tableau5.A4" office:value-type="string">
            <text:p text:style-name="P10">14</text:p>
          </table:table-cell>
          <table:table-cell table:style-name="Tableau5.G4" office:value-type="string">
            <text:p text:style-name="P10"> 91</text:p>
          </table:table-cell>
        </table:table-row>
        <table:table-row table:style-name="Tableau5.1">
          <table:table-cell table:style-name="Tableau5.A4" office:value-type="string">
            <text:p text:style-name="Tableau_20_2">Aiton</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862</text:p>
          </table:table-cell>
          <table:table-cell table:style-name="Tableau5.A4" office:value-type="string">
            <text:p text:style-name="P10"> 7</text:p>
          </table:table-cell>
          <table:table-cell table:style-name="Tableau5.A4" office:value-type="string">
            <text:p text:style-name="P10">39</text:p>
          </table:table-cell>
          <table:table-cell table:style-name="Tableau5.G4" office:value-type="string">
            <text:p text:style-name="P10"> 41</text:p>
          </table:table-cell>
        </table:table-row>
        <table:table-row table:style-name="Tableau5.1">
          <table:table-cell table:style-name="Tableau5.A4" office:value-type="string">
            <text:p text:style-name="Tableau_20_2">Aix-les-Bains</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6.296</text:p>
          </table:table-cell>
          <table:table-cell table:style-name="Tableau5.A4" office:value-type="string">
            <text:p text:style-name="P10"> »</text:p>
          </table:table-cell>
          <table:table-cell table:style-name="Tableau5.A4" office:value-type="string">
            <text:p text:style-name="P10">14</text:p>
          </table:table-cell>
          <table:table-cell table:style-name="Tableau5.G4" office:value-type="string">
            <text:p text:style-name="P10"> 14</text:p>
          </table:table-cell>
        </table:table-row>
        <table:table-row table:style-name="Tableau5.1">
          <table:table-cell table:style-name="Tableau5.A4" office:value-type="string">
            <text:p text:style-name="Tableau_20_2">Albanne</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353</text:p>
          </table:table-cell>
          <table:table-cell table:style-name="Tableau5.A4" office:value-type="string">
            <text:p text:style-name="P10">20</text:p>
          </table:table-cell>
          <table:table-cell table:style-name="Tableau5.A4" office:value-type="string">
            <text:p text:style-name="P10">20</text:p>
          </table:table-cell>
          <table:table-cell table:style-name="Tableau5.G4" office:value-type="string">
            <text:p text:style-name="P10"> 91</text:p>
          </table:table-cell>
        </table:table-row>
        <table:table-row table:style-name="Tableau5.1">
          <table:table-cell table:style-name="Tableau5.A4" office:value-type="string">
            <text:p text:style-name="Tableau_20_2">Albens</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1.764</text:p>
          </table:table-cell>
          <table:table-cell table:style-name="Tableau5.A4" office:value-type="string">
            <text:p text:style-name="P10"> »</text:p>
          </table:table-cell>
          <table:table-cell table:style-name="Tableau5.A4" office:value-type="string">
            <text:p text:style-name="P10">25</text:p>
          </table:table-cell>
          <table:table-cell table:style-name="Tableau5.G4" office:value-type="string">
            <text:p text:style-name="P10"> 25</text:p>
          </table:table-cell>
        </table:table-row>
        <table:table-row table:style-name="Tableau5.1">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5.854</text:p>
          </table:table-cell>
          <table:table-cell table:style-name="Tableau5.A4" office:value-type="string">
            <text:p text:style-name="P10"> »</text:p>
          </table:table-cell>
          <table:table-cell table:style-name="Tableau5.A4" office:value-type="string">
            <text:p text:style-name="P10"> »</text:p>
          </table:table-cell>
          <table:table-cell table:style-name="Tableau5.G4" office:value-type="string">
            <text:p text:style-name="P10"> 50</text:p>
          </table:table-cell>
        </table:table-row>
        <table:table-row table:style-name="Tableau5.1">
          <table:table-cell table:style-name="Tableau5.A4" office:value-type="string">
            <text:p text:style-name="Tableau_20_2">Albiez-le-Jeune</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472</text:p>
          </table:table-cell>
          <table:table-cell table:style-name="Tableau5.A4" office:value-type="string">
            <text:p text:style-name="P10">12</text:p>
          </table:table-cell>
          <table:table-cell table:style-name="Tableau5.A4" office:value-type="string">
            <text:p text:style-name="P10">12</text:p>
          </table:table-cell>
          <table:table-cell table:style-name="Tableau5.G4" office:value-type="string">
            <text:p text:style-name="P10"> 83</text:p>
          </table:table-cell>
        </table:table-row>
        <table:table-row table:style-name="Tableau5.1">
          <table:table-cell table:style-name="Tableau5.A4" office:value-type="string">
            <text:p text:style-name="Tableau_20_2">Albiez-le-Vieux</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818</text:p>
          </table:table-cell>
          <table:table-cell table:style-name="Tableau5.A4" office:value-type="string">
            <text:p text:style-name="P10">16</text:p>
          </table:table-cell>
          <table:table-cell table:style-name="Tableau5.A4" office:value-type="string">
            <text:p text:style-name="P10">16</text:p>
          </table:table-cell>
          <table:table-cell table:style-name="Tableau5.G4" office:value-type="string">
            <text:p text:style-name="P10"> 87</text:p>
          </table:table-cell>
        </table:table-row>
        <table:table-row table:style-name="Tableau5.1">
          <table:table-cell table:style-name="Tableau5.A4" office:value-type="string">
            <text:p text:style-name="Tableau_20_2">Allondaz</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286</text:p>
          </table:table-cell>
          <table:table-cell table:style-name="Tableau5.A4" office:value-type="string">
            <text:p text:style-name="P10"> 7</text:p>
          </table:table-cell>
          <table:table-cell table:style-name="Tableau5.A4" office:value-type="string">
            <text:p text:style-name="P10"> 7</text:p>
          </table:table-cell>
          <table:table-cell table:style-name="Tableau5.G4" office:value-type="string">
            <text:p text:style-name="P10"> 57</text:p>
          </table:table-cell>
        </table:table-row>
        <table:table-row table:style-name="Tableau5.1">
          <table:table-cell table:style-name="Tableau5.A4" office:value-type="string">
            <text:p text:style-name="Tableau_20_2">Allues (les)</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816</text:p>
          </table:table-cell>
          <table:table-cell table:style-name="Tableau5.A4" office:value-type="string">
            <text:p text:style-name="P10">12</text:p>
          </table:table-cell>
          <table:table-cell table:style-name="Tableau5.A4" office:value-type="string">
            <text:p text:style-name="P10">12</text:p>
          </table:table-cell>
          <table:table-cell table:style-name="Tableau5.G4" office:value-type="string">
            <text:p text:style-name="P10"> 89</text:p>
          </table:table-cell>
        </table:table-row>
        <table:table-row table:style-name="Tableau5.1">
          <table:table-cell table:style-name="Tableau5.A4" office:value-type="string">
            <text:p text:style-name="Tableau_20_2">Ansigny</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131</text:p>
          </table:table-cell>
          <table:table-cell table:style-name="Tableau5.A4" office:value-type="string">
            <text:p text:style-name="P10"> 3</text:p>
          </table:table-cell>
          <table:table-cell table:style-name="Tableau5.A4" office:value-type="string">
            <text:p text:style-name="P10">28</text:p>
          </table:table-cell>
          <table:table-cell table:style-name="Tableau5.G4" office:value-type="string">
            <text:p text:style-name="P10"> 28</text:p>
          </table:table-cell>
        </table:table-row>
        <table:table-row table:style-name="Tableau5.1">
          <table:table-cell table:style-name="Tableau5.A4" office:value-type="string">
            <text:p text:style-name="Tableau_20_2">Apremont</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774</text:p>
          </table:table-cell>
          <table:table-cell table:style-name="Tableau5.A4" office:value-type="string">
            <text:p text:style-name="P10">11</text:p>
          </table:table-cell>
          <table:table-cell table:style-name="Tableau5.A4" office:value-type="string">
            <text:p text:style-name="P10"> 7</text:p>
          </table:table-cell>
          <table:table-cell table:style-name="Tableau5.G4" office:value-type="string">
            <text:p text:style-name="P10">  7</text:p>
          </table:table-cell>
        </table:table-row>
        <table:table-row table:style-name="Tableau5.1">
          <table:table-cell table:style-name="Tableau5.A4" office:value-type="string">
            <text:p text:style-name="Tableau_20_2"><text:span text:style-name="Page">{156}</text:span>Arbin</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447</text:p>
          </table:table-cell>
          <table:table-cell table:style-name="Tableau5.A4" office:value-type="string">
            <text:p text:style-name="P10"> 1</text:p>
          </table:table-cell>
          <table:table-cell table:style-name="Tableau5.A4" office:value-type="string">
            <text:p text:style-name="P10">17</text:p>
          </table:table-cell>
          <table:table-cell table:style-name="Tableau5.G4" office:value-type="string">
            <text:p text:style-name="P10"> 17</text:p>
          </table:table-cell>
        </table:table-row>
        <table:table-row table:style-name="Tableau5.1">
          <table:table-cell table:style-name="Tableau5.A4" office:value-type="string">
            <text:p text:style-name="Tableau_20_2">Argentine</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1.591</text:p>
          </table:table-cell>
          <table:table-cell table:style-name="Tableau5.A4" office:value-type="string">
            <text:p text:style-name="P10"> 7</text:p>
          </table:table-cell>
          <table:table-cell table:style-name="Tableau5.A4" office:value-type="string">
            <text:p text:style-name="P10">27</text:p>
          </table:table-cell>
          <table:table-cell table:style-name="Tableau5.G4" office:value-type="string">
            <text:p text:style-name="P10"> 45</text:p>
          </table:table-cell>
        </table:table-row>
        <table:table-row table:style-name="Tableau5.1">
          <table:table-cell table:style-name="Tableau5.A4" office:value-type="string">
            <text:p text:style-name="Tableau_20_2">Arith</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722</text:p>
          </table:table-cell>
          <table:table-cell table:style-name="Tableau5.A4" office:value-type="string">
            <text:p text:style-name="P10"> 7</text:p>
          </table:table-cell>
          <table:table-cell table:style-name="Tableau5.A4" office:value-type="string">
            <text:p text:style-name="P10">40</text:p>
          </table:table-cell>
          <table:table-cell table:style-name="Tableau5.G4" office:value-type="string">
            <text:p text:style-name="P10"> 40</text:p>
          </table:table-cell>
        </table:table-row>
        <table:table-row table:style-name="Tableau5.1">
          <table:table-cell table:style-name="Tableau5.A4" office:value-type="string">
            <text:p text:style-name="Tableau_20_2">Arvillard</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1.006</text:p>
          </table:table-cell>
          <table:table-cell table:style-name="Tableau5.A4" office:value-type="string">
            <text:p text:style-name="P10"> 2</text:p>
          </table:table-cell>
          <table:table-cell table:style-name="Tableau5.A4" office:value-type="string">
            <text:p text:style-name="P10">30</text:p>
          </table:table-cell>
          <table:table-cell table:style-name="Tableau5.G4" office:value-type="string">
            <text:p text:style-name="P10"> 30</text:p>
          </table:table-cell>
        </table:table-row>
        <text:soft-page-break/>
        <table:table-row table:style-name="Tableau5.1">
          <table:table-cell table:style-name="Tableau5.A4" office:value-type="string">
            <text:p text:style-name="Tableau_20_2">Attignat-Oncin</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855</text:p>
          </table:table-cell>
          <table:table-cell table:style-name="Tableau5.A4" office:value-type="string">
            <text:p text:style-name="P10"> 9</text:p>
          </table:table-cell>
          <table:table-cell table:style-name="Tableau5.A4" office:value-type="string">
            <text:p text:style-name="P10">32</text:p>
          </table:table-cell>
          <table:table-cell table:style-name="Tableau5.G4" office:value-type="string">
            <text:p text:style-name="P10"> 32</text:p>
          </table:table-cell>
        </table:table-row>
        <table:table-row table:style-name="Tableau5.1">
          <table:table-cell table:style-name="Tableau5.A4" office:value-type="string">
            <text:p text:style-name="Tableau_20_2">Aussois</text:p>
          </table:table-cell>
          <table:table-cell table:style-name="Tableau5.A4" office:value-type="string">
            <text:p text:style-name="Tableau_20_2">Modane</text:p>
          </table:table-cell>
          <table:table-cell table:style-name="Tableau5.A4" office:value-type="string">
            <text:p text:style-name="Tableau_20_2">Saint-Jean-de-Maurienne</text:p>
          </table:table-cell>
          <table:table-cell table:style-name="Tableau5.A4" office:value-type="string">
            <text:p text:style-name="P10">   709</text:p>
          </table:table-cell>
          <table:table-cell table:style-name="Tableau5.A4" office:value-type="string">
            <text:p text:style-name="P10">12</text:p>
          </table:table-cell>
          <table:table-cell table:style-name="Tableau5.A4" office:value-type="string">
            <text:p text:style-name="P10">43</text:p>
          </table:table-cell>
          <table:table-cell table:style-name="Tableau5.G4" office:value-type="string">
            <text:p text:style-name="P10">114</text:p>
          </table:table-cell>
        </table:table-row>
        <table:table-row table:style-name="Tableau5.1">
          <table:table-cell table:style-name="Tableau5.A4" office:value-type="string">
            <text:p text:style-name="Tableau_20_2">Avanchers (les)</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690</text:p>
          </table:table-cell>
          <table:table-cell table:style-name="Tableau5.A4" office:value-type="string">
            <text:p text:style-name="P10"> 9</text:p>
          </table:table-cell>
          <table:table-cell table:style-name="Tableau5.A4" office:value-type="string">
            <text:p text:style-name="P10"> 9</text:p>
          </table:table-cell>
          <table:table-cell table:style-name="Tableau5.G4" office:value-type="string">
            <text:p text:style-name="P10"> 86</text:p>
          </table:table-cell>
        </table:table-row>
        <table:table-row table:style-name="Tableau5.1">
          <table:table-cell table:style-name="Tableau5.A4" office:value-type="string">
            <text:p text:style-name="Tableau_20_2">Avressieux</text:p>
          </table:table-cell>
          <table:table-cell table:style-name="Tableau5.A4" office:value-type="string">
            <text:p text:style-name="Tableau_20_2">Saint-Genix-d’Aoste</text:p>
          </table:table-cell>
          <table:table-cell table:style-name="Tableau5.A4" office:value-type="string">
            <text:p text:style-name="Tableau_20_2">Chambéry</text:p>
          </table:table-cell>
          <table:table-cell table:style-name="Tableau5.A4" office:value-type="string">
            <text:p text:style-name="P10">   687</text:p>
          </table:table-cell>
          <table:table-cell table:style-name="Tableau5.A4" office:value-type="string">
            <text:p text:style-name="P10"> 7</text:p>
          </table:table-cell>
          <table:table-cell table:style-name="Tableau5.A4" office:value-type="string">
            <text:p text:style-name="P10">43</text:p>
          </table:table-cell>
          <table:table-cell table:style-name="Tableau5.G4" office:value-type="string">
            <text:p text:style-name="P10"> 43</text:p>
          </table:table-cell>
        </table:table-row>
        <table:table-row table:style-name="Tableau5.1">
          <table:table-cell table:style-name="Tableau5.A4" office:value-type="string">
            <text:p text:style-name="Tableau_20_2">Avrieux</text:p>
          </table:table-cell>
          <table:table-cell table:style-name="Tableau5.A4" office:value-type="string">
            <text:p text:style-name="Tableau_20_2">Modane</text:p>
          </table:table-cell>
          <table:table-cell table:style-name="Tableau5.A4" office:value-type="string">
            <text:p text:style-name="Tableau_20_2">Saint-Jean-de-Maurienne</text:p>
          </table:table-cell>
          <table:table-cell table:style-name="Tableau5.A4" office:value-type="string">
            <text:p text:style-name="P10">   221</text:p>
          </table:table-cell>
          <table:table-cell table:style-name="Tableau5.A4" office:value-type="string">
            <text:p text:style-name="P10"> 7</text:p>
          </table:table-cell>
          <table:table-cell table:style-name="Tableau5.A4" office:value-type="string">
            <text:p text:style-name="P10">38</text:p>
          </table:table-cell>
          <table:table-cell table:style-name="Tableau5.G4" office:value-type="string">
            <text:p text:style-name="P10">109</text:p>
          </table:table-cell>
        </table:table-row>
        <table:table-row table:style-name="Tableau5.1">
          <table:table-cell table:style-name="Tableau5.A4" office:value-type="string">
            <text:p text:style-name="Tableau_20_2">Ayn</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641</text:p>
          </table:table-cell>
          <table:table-cell table:style-name="Tableau5.A4" office:value-type="string">
            <text:p text:style-name="P10"> 9</text:p>
          </table:table-cell>
          <table:table-cell table:style-name="Tableau5.A4" office:value-type="string">
            <text:p text:style-name="P10">26</text:p>
          </table:table-cell>
          <table:table-cell table:style-name="Tableau5.G4" office:value-type="string">
            <text:p text:style-name="P10"> 26</text:p>
          </table:table-cell>
        </table:table-row>
        <table:table-row table:style-name="Tableau5.1">
          <table:table-cell table:style-name="Tableau5.A4" office:value-type="string">
            <text:p text:style-name="Tableau_20_2">Balme (la)</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479</text:p>
          </table:table-cell>
          <table:table-cell table:style-name="Tableau5.A4" office:value-type="string">
            <text:p text:style-name="P10"> 3</text:p>
          </table:table-cell>
          <table:table-cell table:style-name="Tableau5.A4" office:value-type="string">
            <text:p text:style-name="P10">31</text:p>
          </table:table-cell>
          <table:table-cell table:style-name="Tableau5.G4" office:value-type="string">
            <text:p text:style-name="P10"> 31</text:p>
          </table:table-cell>
        </table:table-row>
        <table:table-row table:style-name="Tableau5.1">
          <table:table-cell table:style-name="Tableau5.A4" office:value-type="string">
            <text:p text:style-name="Tableau_20_2">Barberaz</text:p>
          </table:table-cell>
          <table:table-cell table:style-name="Tableau5.A4" office:value-type="string">
            <text:p text:style-name="Tableau_20_2">Chambéry-Sud</text:p>
          </table:table-cell>
          <table:table-cell table:style-name="Tableau5.A4" office:value-type="string">
            <text:p text:style-name="Tableau_20_2">Chambéry</text:p>
          </table:table-cell>
          <table:table-cell table:style-name="Tableau5.A4" office:value-type="string">
            <text:p text:style-name="P10">   603</text:p>
          </table:table-cell>
          <table:table-cell table:style-name="Tableau5.A4" office:value-type="string">
            <text:p text:style-name="P10"> 3</text:p>
          </table:table-cell>
          <table:table-cell table:style-name="Tableau5.A4" office:value-type="string">
            <text:p text:style-name="P10"> 3</text:p>
          </table:table-cell>
          <table:table-cell table:style-name="Tableau5.G4" office:value-type="string">
            <text:p text:style-name="P10">  3</text:p>
          </table:table-cell>
        </table:table-row>
        <table:table-row table:style-name="Tableau5.1">
          <table:table-cell table:style-name="Tableau5.A4" office:value-type="string">
            <text:p text:style-name="Tableau_20_2">Barby</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256</text:p>
          </table:table-cell>
          <table:table-cell table:style-name="Tableau5.A4" office:value-type="string">
            <text:p text:style-name="P10"> 4</text:p>
          </table:table-cell>
          <table:table-cell table:style-name="Tableau5.A4" office:value-type="string">
            <text:p text:style-name="P10"> 4</text:p>
          </table:table-cell>
          <table:table-cell table:style-name="Tableau5.G4" office:value-type="string">
            <text:p text:style-name="P10">  4</text:p>
          </table:table-cell>
        </table:table-row>
        <table:table-row table:style-name="Tableau5.1">
          <table:table-cell table:style-name="Tableau5.A4" office:value-type="string">
            <text:p text:style-name="Tableau_20_2">Bassens</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1.090</text:p>
          </table:table-cell>
          <table:table-cell table:style-name="Tableau5.A4" office:value-type="string">
            <text:p text:style-name="P10"> 3</text:p>
          </table:table-cell>
          <table:table-cell table:style-name="Tableau5.A4" office:value-type="string">
            <text:p text:style-name="P10"> 3</text:p>
          </table:table-cell>
          <table:table-cell table:style-name="Tableau5.G4" office:value-type="string">
            <text:p text:style-name="P10">  3</text:p>
          </table:table-cell>
        </table:table-row>
        <table:table-row table:style-name="Tableau5.1">
          <table:table-cell table:style-name="Tableau5.A4" office:value-type="string">
            <text:p text:style-name="Tableau_20_2">Bâthie (la)</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1.305</text:p>
          </table:table-cell>
          <table:table-cell table:style-name="Tableau5.A4" office:value-type="string">
            <text:p text:style-name="P10"> 9</text:p>
          </table:table-cell>
          <table:table-cell table:style-name="Tableau5.A4" office:value-type="string">
            <text:p text:style-name="P10"> 9</text:p>
          </table:table-cell>
          <table:table-cell table:style-name="Tableau5.G4" office:value-type="string">
            <text:p text:style-name="P10"> 59</text:p>
          </table:table-cell>
        </table:table-row>
        <table:table-row table:style-name="Tableau5.1">
          <table:table-cell table:style-name="Tableau5.A4" office:value-type="string">
            <text:p text:style-name="Tableau_20_2">Bauche (la)</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446</text:p>
          </table:table-cell>
          <table:table-cell table:style-name="Tableau5.A4" office:value-type="string">
            <text:p text:style-name="P10"> 6</text:p>
          </table:table-cell>
          <table:table-cell table:style-name="Tableau5.A4" office:value-type="string">
            <text:p text:style-name="P10">28</text:p>
          </table:table-cell>
          <table:table-cell table:style-name="Tableau5.G4" office:value-type="string">
            <text:p text:style-name="P10"> 28</text:p>
          </table:table-cell>
        </table:table-row>
        <table:table-row table:style-name="Tableau5.1">
          <table:table-cell table:style-name="Tableau5.A4" office:value-type="string">
            <text:p text:style-name="Tableau_20_2">Beaufort</text:p>
          </table:table-cell>
          <table:table-cell table:style-name="Tableau5.A4" office:value-type="string">
            <text:p text:style-name="Tableau_20_2">Beaufort</text:p>
          </table:table-cell>
          <table:table-cell table:style-name="Tableau5.A4" office:value-type="string">
            <text:p text:style-name="Tableau_20_2">Albertville</text:p>
          </table:table-cell>
          <table:table-cell table:style-name="Tableau5.A4" office:value-type="string">
            <text:p text:style-name="P10"> 2.356</text:p>
          </table:table-cell>
          <table:table-cell table:style-name="Tableau5.A4" office:value-type="string">
            <text:p text:style-name="P10"> »</text:p>
          </table:table-cell>
          <table:table-cell table:style-name="Tableau5.A4" office:value-type="string">
            <text:p text:style-name="P10">21</text:p>
          </table:table-cell>
          <table:table-cell table:style-name="Tableau5.G4" office:value-type="string">
            <text:p text:style-name="P10"> 71</text:p>
          </table:table-cell>
        </table:table-row>
        <table:table-row table:style-name="Tableau5.1">
          <table:table-cell table:style-name="Tableau5.A4" office:value-type="string">
            <text:p text:style-name="Tableau_20_2">Beaune</text:p>
          </table:table-cell>
          <table:table-cell table:style-name="Tableau5.A4" office:value-type="string">
            <text:p text:style-name="Tableau_20_2">Saint-Michel</text:p>
          </table:table-cell>
          <table:table-cell table:style-name="Tableau5.A4" office:value-type="string">
            <text:p text:style-name="Tableau_20_2">Saint-Jean-de-Maurienne</text:p>
          </table:table-cell>
          <table:table-cell table:style-name="Tableau5.A4" office:value-type="string">
            <text:p text:style-name="P10">   302</text:p>
          </table:table-cell>
          <table:table-cell table:style-name="Tableau5.A4" office:value-type="string">
            <text:p text:style-name="P10"> 9</text:p>
          </table:table-cell>
          <table:table-cell table:style-name="Tableau5.A4" office:value-type="string">
            <text:p text:style-name="P10">17</text:p>
          </table:table-cell>
          <table:table-cell table:style-name="Tableau5.G4" office:value-type="string">
            <text:p text:style-name="P10"> 88</text:p>
          </table:table-cell>
        </table:table-row>
        <table:table-row table:style-name="Tableau5.1">
          <table:table-cell table:style-name="Tableau5.A4" office:value-type="string">
            <text:p text:style-name="Tableau_20_2">Bellecombe-en-Bauges</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974</text:p>
          </table:table-cell>
          <table:table-cell table:style-name="Tableau5.A4" office:value-type="string">
            <text:p text:style-name="P10"> 6</text:p>
          </table:table-cell>
          <table:table-cell table:style-name="Tableau5.A4" office:value-type="string">
            <text:p text:style-name="P10">43</text:p>
          </table:table-cell>
          <table:table-cell table:style-name="Tableau5.G4" office:value-type="string">
            <text:p text:style-name="P10"> 43</text:p>
          </table:table-cell>
        </table:table-row>
        <table:table-row table:style-name="Tableau5.1">
          <table:table-cell table:style-name="Tableau5.A4" office:value-type="string">
            <text:p text:style-name="Tableau_20_2">Bellecombe-en-Tarentaise</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253</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76</text:p>
          </table:table-cell>
        </table:table-row>
        <table:table-row table:style-name="Tableau5.1">
          <table:table-cell table:style-name="Tableau5.A4" office:value-type="string">
            <text:p text:style-name="Tableau_20_2">Bellentre</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708</text:p>
          </table:table-cell>
          <table:table-cell table:style-name="Tableau5.A4" office:value-type="string">
            <text:p text:style-name="P10"> 6</text:p>
          </table:table-cell>
          <table:table-cell table:style-name="Tableau5.A4" office:value-type="string">
            <text:p text:style-name="P10">20</text:p>
          </table:table-cell>
          <table:table-cell table:style-name="Tableau5.G4" office:value-type="string">
            <text:p text:style-name="P10"> 97</text:p>
          </table:table-cell>
        </table:table-row>
        <table:table-row table:style-name="Tableau5.1">
          <table:table-cell table:style-name="Tableau5.A4" office:value-type="string">
            <text:p text:style-name="Tableau_20_2">Belmont-Tramonet</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464</text:p>
          </table:table-cell>
          <table:table-cell table:style-name="Tableau5.A4" office:value-type="string">
            <text:p text:style-name="P10"> 5</text:p>
          </table:table-cell>
          <table:table-cell table:style-name="Tableau5.A4" office:value-type="string">
            <text:p text:style-name="P10">42</text:p>
          </table:table-cell>
          <table:table-cell table:style-name="Tableau5.G4" office:value-type="string">
            <text:p text:style-name="P10"> 42</text:p>
          </table:table-cell>
        </table:table-row>
        <table:table-row table:style-name="Tableau5.1">
          <table:table-cell table:style-name="Tableau5.A4" office:value-type="string">
            <text:p text:style-name="Tableau_20_2">Bessans</text:p>
          </table:table-cell>
          <table:table-cell table:style-name="Tableau5.A4" office:value-type="string">
            <text:p text:style-name="Tableau_20_2">Lanslebourg</text:p>
          </table:table-cell>
          <table:table-cell table:style-name="Tableau5.A4" office:value-type="string">
            <text:p text:style-name="Tableau_20_2">Saint-Jean-de-Maurienne</text:p>
          </table:table-cell>
          <table:table-cell table:style-name="Tableau5.A4" office:value-type="string">
            <text:p text:style-name="P10">   987</text:p>
          </table:table-cell>
          <table:table-cell table:style-name="Tableau5.A4" office:value-type="string">
            <text:p text:style-name="P10"> 7</text:p>
          </table:table-cell>
          <table:table-cell table:style-name="Tableau5.A4" office:value-type="string">
            <text:p text:style-name="P10">32</text:p>
          </table:table-cell>
          <table:table-cell table:style-name="Tableau5.G4" office:value-type="string">
            <text:p text:style-name="P10"> 32</text:p>
          </table:table-cell>
        </table:table-row>
        <table:table-row table:style-name="Tableau5.1">
          <table:table-cell table:style-name="Tableau5.A4" office:value-type="string">
            <text:p text:style-name="Tableau_20_2">Betton-Bettonnet</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374</text:p>
          </table:table-cell>
          <table:table-cell table:style-name="Tableau5.A4" office:value-type="string">
            <text:p text:style-name="P10">12</text:p>
          </table:table-cell>
          <table:table-cell table:style-name="Tableau5.A4" office:value-type="string">
            <text:p text:style-name="P10">65</text:p>
          </table:table-cell>
          <table:table-cell table:style-name="Tableau5.G4" office:value-type="string">
            <text:p text:style-name="P10">136</text:p>
          </table:table-cell>
        </table:table-row>
        <table:table-row table:style-name="Tableau5.1">
          <table:table-cell table:style-name="Tableau5.A4" office:value-type="string">
            <text:p text:style-name="Tableau_20_2">Billième</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330</text:p>
          </table:table-cell>
          <table:table-cell table:style-name="Tableau5.A4" office:value-type="string">
            <text:p text:style-name="P10"> 3</text:p>
          </table:table-cell>
          <table:table-cell table:style-name="Tableau5.A4" office:value-type="string">
            <text:p text:style-name="P10">36</text:p>
          </table:table-cell>
          <table:table-cell table:style-name="Tableau5.G4" office:value-type="string">
            <text:p text:style-name="P10"> 36</text:p>
          </table:table-cell>
        </table:table-row>
        <table:table-row table:style-name="Tableau5.1">
          <table:table-cell table:style-name="Tableau5.A4" office:value-type="string">
            <text:p text:style-name="Tableau_20_2">Biolle (la)</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1.273</text:p>
          </table:table-cell>
          <table:table-cell table:style-name="Tableau5.A4" office:value-type="string">
            <text:p text:style-name="P10"> 5</text:p>
          </table:table-cell>
          <table:table-cell table:style-name="Tableau5.A4" office:value-type="string">
            <text:p text:style-name="P10">20</text:p>
          </table:table-cell>
          <table:table-cell table:style-name="Tableau5.G4" office:value-type="string">
            <text:p text:style-name="P10"> 20</text:p>
          </table:table-cell>
        </table:table-row>
        <table:table-row table:style-name="Tableau5.1">
          <table:table-cell table:style-name="Tableau5.A4" office:value-type="string">
            <text:p text:style-name="Tableau_20_2">Bissy</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795</text:p>
          </table:table-cell>
          <table:table-cell table:style-name="Tableau5.A4" office:value-type="string">
            <text:p text:style-name="P10"> 2</text:p>
          </table:table-cell>
          <table:table-cell table:style-name="Tableau5.A4" office:value-type="string">
            <text:p text:style-name="P10"> 3</text:p>
          </table:table-cell>
          <table:table-cell table:style-name="Tableau5.G4" office:value-type="string">
            <text:p text:style-name="P10">  3</text:p>
          </table:table-cell>
        </table:table-row>
        <table:table-row table:style-name="Tableau5.1">
          <table:table-cell table:style-name="Tableau5.A4" office:value-type="string">
            <text:p text:style-name="Tableau_20_2">Bois (le)</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349</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76</text:p>
          </table:table-cell>
        </table:table-row>
        <table:table-row table:style-name="Tableau5.1">
          <table:table-cell table:style-name="Tableau5.A4" office:value-type="string">
            <text:p text:style-name="Tableau_20_2">Bonneval-en-Maurienne</text:p>
          </table:table-cell>
          <table:table-cell table:style-name="Tableau5.A4" office:value-type="string">
            <text:p text:style-name="Tableau_20_2">Lanslebourg</text:p>
          </table:table-cell>
          <table:table-cell table:style-name="Tableau5.A4" office:value-type="string">
            <text:p text:style-name="Tableau_20_2">Saint-Jean-de-Maurienne</text:p>
          </table:table-cell>
          <table:table-cell table:style-name="Tableau5.A4" office:value-type="string">
            <text:p text:style-name="P10">   348</text:p>
          </table:table-cell>
          <table:table-cell table:style-name="Tableau5.A4" office:value-type="string">
            <text:p text:style-name="P10">20</text:p>
          </table:table-cell>
          <table:table-cell table:style-name="Tableau5.A4" office:value-type="string">
            <text:p text:style-name="P10">74</text:p>
          </table:table-cell>
          <table:table-cell table:style-name="Tableau5.G4" office:value-type="string">
            <text:p text:style-name="P10">145</text:p>
          </table:table-cell>
        </table:table-row>
        <table:table-row table:style-name="Tableau5.1">
          <table:table-cell table:style-name="Tableau5.A4" office:value-type="string">
            <text:p text:style-name="Tableau_20_2"><text:span text:style-name="Page">{157}</text:span>Bonneval-en-Tarentaise</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378</text:p>
          </table:table-cell>
          <table:table-cell table:style-name="Tableau5.A4" office:value-type="string">
            <text:p text:style-name="P10">17</text:p>
          </table:table-cell>
          <table:table-cell table:style-name="Tableau5.A4" office:value-type="string">
            <text:p text:style-name="P10">17</text:p>
          </table:table-cell>
          <table:table-cell table:style-name="Tableau5.G4" office:value-type="string">
            <text:p text:style-name="P10"> 78</text:p>
          </table:table-cell>
        </table:table-row>
        <table:table-row table:style-name="Tableau5.1">
          <table:table-cell table:style-name="Tableau5.A4" office:value-type="string">
            <text:p text:style-name="Tableau_20_2">Bonvillard</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725</text:p>
          </table:table-cell>
          <table:table-cell table:style-name="Tableau5.A4" office:value-type="string">
            <text:p text:style-name="P10">11</text:p>
          </table:table-cell>
          <table:table-cell table:style-name="Tableau5.A4" office:value-type="string">
            <text:p text:style-name="P10">12</text:p>
          </table:table-cell>
          <table:table-cell table:style-name="Tableau5.G4" office:value-type="string">
            <text:p text:style-name="P10"> 44</text:p>
          </table:table-cell>
        </table:table-row>
        <table:table-row table:style-name="Tableau5.1">
          <table:table-cell table:style-name="Tableau5.A4" office:value-type="string">
            <text:p text:style-name="Tableau_20_2">Bonvillaret</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514</text:p>
          </table:table-cell>
          <table:table-cell table:style-name="Tableau5.A4" office:value-type="string">
            <text:p text:style-name="P10"> 6</text:p>
          </table:table-cell>
          <table:table-cell table:style-name="Tableau5.A4" office:value-type="string">
            <text:p text:style-name="P10">40</text:p>
          </table:table-cell>
          <table:table-cell table:style-name="Tableau5.G4" office:value-type="string">
            <text:p text:style-name="P10"> 39</text:p>
          </table:table-cell>
        </table:table-row>
        <table:table-row table:style-name="Tableau5.1">
          <table:table-cell table:style-name="Tableau5.A4" office:value-type="string">
            <text:p text:style-name="Tableau_20_2">Bourdeau</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140</text:p>
          </table:table-cell>
          <table:table-cell table:style-name="Tableau5.A4" office:value-type="string">
            <text:p text:style-name="P10">10</text:p>
          </table:table-cell>
          <table:table-cell table:style-name="Tableau5.A4" office:value-type="string">
            <text:p text:style-name="P10">15</text:p>
          </table:table-cell>
          <table:table-cell table:style-name="Tableau5.G4" office:value-type="string">
            <text:p text:style-name="P10"> 15</text:p>
          </table:table-cell>
        </table:table-row>
        <table:table-row table:style-name="Tableau5.1">
          <table:table-cell table:style-name="Tableau5.A4" office:value-type="string">
            <text:p text:style-name="Tableau_20_2">Bourget-du-Lac (le)</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1.408</text:p>
          </table:table-cell>
          <table:table-cell table:style-name="Tableau5.A4" office:value-type="string">
            <text:p text:style-name="P10"> 5</text:p>
          </table:table-cell>
          <table:table-cell table:style-name="Tableau5.A4" office:value-type="string">
            <text:p text:style-name="P10">11</text:p>
          </table:table-cell>
          <table:table-cell table:style-name="Tableau5.G4" office:value-type="string">
            <text:p text:style-name="P10"> 11</text:p>
          </table:table-cell>
        </table:table-row>
        <text:soft-page-break/>
        <table:table-row table:style-name="Tableau5.1">
          <table:table-cell table:style-name="Tableau5.A4" office:value-type="string">
            <text:p text:style-name="Tableau_20_2">Bourget-en-Huile (le)</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405</text:p>
          </table:table-cell>
          <table:table-cell table:style-name="Tableau5.A4" office:value-type="string">
            <text:p text:style-name="P10">12</text:p>
          </table:table-cell>
          <table:table-cell table:style-name="Tableau5.A4" office:value-type="string">
            <text:p text:style-name="P10">41</text:p>
          </table:table-cell>
          <table:table-cell table:style-name="Tableau5.G4" office:value-type="string">
            <text:p text:style-name="P10"> 41</text:p>
          </table:table-cell>
        </table:table-row>
        <table:table-row table:style-name="Tableau5.1">
          <table:table-cell table:style-name="Tableau5.A4" office:value-type="string">
            <text:p text:style-name="Tableau_20_2">Bourgneuf</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471</text:p>
          </table:table-cell>
          <table:table-cell table:style-name="Tableau5.A4" office:value-type="string">
            <text:p text:style-name="P10"> 2</text:p>
          </table:table-cell>
          <table:table-cell table:style-name="Tableau5.A4" office:value-type="string">
            <text:p text:style-name="P10">30</text:p>
          </table:table-cell>
          <table:table-cell table:style-name="Tableau5.G4" office:value-type="string">
            <text:p text:style-name="P10"> 30</text:p>
          </table:table-cell>
        </table:table-row>
        <table:table-row table:style-name="Tableau5.1">
          <table:table-cell table:style-name="Tableau5.A4" office:value-type="string">
            <text:p text:style-name="Tableau_20_2">Bourg-Saint-Maurice</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2.694</text:p>
          </table:table-cell>
          <table:table-cell table:style-name="Tableau5.A4" office:value-type="string">
            <text:p text:style-name="P10"> »</text:p>
          </table:table-cell>
          <table:table-cell table:style-name="Tableau5.A4" office:value-type="string">
            <text:p text:style-name="P10">27</text:p>
          </table:table-cell>
          <table:table-cell table:style-name="Tableau5.G4" office:value-type="string">
            <text:p text:style-name="P10">104</text:p>
          </table:table-cell>
        </table:table-row>
        <table:table-row table:style-name="Tableau5.1">
          <table:table-cell table:style-name="Tableau5.A4" office:value-type="string">
            <text:p text:style-name="Tableau_20_2">Bozel</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1.166</text:p>
          </table:table-cell>
          <table:table-cell table:style-name="Tableau5.A4" office:value-type="string">
            <text:p text:style-name="P10"> »</text:p>
          </table:table-cell>
          <table:table-cell table:style-name="Tableau5.A4" office:value-type="string">
            <text:p text:style-name="P10">13</text:p>
          </table:table-cell>
          <table:table-cell table:style-name="Tableau5.G4" office:value-type="string">
            <text:p text:style-name="P10"> 90</text:p>
          </table:table-cell>
        </table:table-row>
        <table:table-row table:style-name="Tableau5.1">
          <table:table-cell table:style-name="Tableau5.A4" office:value-type="string">
            <text:p text:style-name="Tableau_20_2">Bramans</text:p>
          </table:table-cell>
          <table:table-cell table:style-name="Tableau5.A4" office:value-type="string">
            <text:p text:style-name="Tableau_20_2">Lanslebourg</text:p>
          </table:table-cell>
          <table:table-cell table:style-name="Tableau5.A4" office:value-type="string">
            <text:p text:style-name="Tableau_20_2">Saint-Jean-de-Maurienne</text:p>
          </table:table-cell>
          <table:table-cell table:style-name="Tableau5.A4" office:value-type="string">
            <text:p text:style-name="P10">   782</text:p>
          </table:table-cell>
          <table:table-cell table:style-name="Tableau5.A4" office:value-type="string">
            <text:p text:style-name="P10">13</text:p>
          </table:table-cell>
          <table:table-cell table:style-name="Tableau5.A4" office:value-type="string">
            <text:p text:style-name="P10">40</text:p>
          </table:table-cell>
          <table:table-cell table:style-name="Tableau5.G4" office:value-type="string">
            <text:p text:style-name="P10">103</text:p>
          </table:table-cell>
        </table:table-row>
        <table:table-row table:style-name="Tableau5.1">
          <table:table-cell table:style-name="Tableau5.A4" office:value-type="string">
            <text:p text:style-name="Tableau_20_2">Brides-les-Bains</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177</text:p>
          </table:table-cell>
          <table:table-cell table:style-name="Tableau5.A4" office:value-type="string">
            <text:p text:style-name="P10"> 7</text:p>
          </table:table-cell>
          <table:table-cell table:style-name="Tableau5.A4" office:value-type="string">
            <text:p text:style-name="P10"> 6</text:p>
          </table:table-cell>
          <table:table-cell table:style-name="Tableau5.G4" office:value-type="string">
            <text:p text:style-name="P10"> 83</text:p>
          </table:table-cell>
        </table:table-row>
        <table:table-row table:style-name="Tableau5.1">
          <table:table-cell table:style-name="Tableau5.A4" office:value-type="string">
            <text:p text:style-name="Tableau_20_2">Bridoire (la)</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980</text:p>
          </table:table-cell>
          <table:table-cell table:style-name="Tableau5.A4" office:value-type="string">
            <text:p text:style-name="P10"> 6</text:p>
          </table:table-cell>
          <table:table-cell table:style-name="Tableau5.A4" office:value-type="string">
            <text:p text:style-name="P10">34</text:p>
          </table:table-cell>
          <table:table-cell table:style-name="Tableau5.G4" office:value-type="string">
            <text:p text:style-name="P10"> 34</text:p>
          </table:table-cell>
        </table:table-row>
        <table:table-row table:style-name="Tableau5.1">
          <table:table-cell table:style-name="Tableau5.A4" office:value-type="string">
            <text:p text:style-name="Tableau_20_2">Brison-Saint-Innocent</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915</text:p>
          </table:table-cell>
          <table:table-cell table:style-name="Tableau5.A4" office:value-type="string">
            <text:p text:style-name="P10"> 4</text:p>
          </table:table-cell>
          <table:table-cell table:style-name="Tableau5.A4" office:value-type="string">
            <text:p text:style-name="P10">18</text:p>
          </table:table-cell>
          <table:table-cell table:style-name="Tableau5.G4" office:value-type="string">
            <text:p text:style-name="P10"> 18</text:p>
          </table:table-cell>
        </table:table-row>
        <table:table-row table:style-name="Tableau5.1">
          <table:table-cell table:style-name="Tableau5.A4" office:value-type="string">
            <text:p text:style-name="Tableau_20_2">Celliers</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282</text:p>
          </table:table-cell>
          <table:table-cell table:style-name="Tableau5.A4" office:value-type="string">
            <text:p text:style-name="P10">27</text:p>
          </table:table-cell>
          <table:table-cell table:style-name="Tableau5.A4" office:value-type="string">
            <text:p text:style-name="P10">88</text:p>
          </table:table-cell>
          <table:table-cell table:style-name="Tableau5.G4" office:value-type="string">
            <text:p text:style-name="P10"> 88</text:p>
          </table:table-cell>
        </table:table-row>
        <table:table-row table:style-name="Tableau5.1">
          <table:table-cell table:style-name="Tableau5.A4" office:value-type="string">
            <text:p text:style-name="Tableau_20_2">Césarches</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291</text:p>
          </table:table-cell>
          <table:table-cell table:style-name="Tableau5.A4" office:value-type="string">
            <text:p text:style-name="P10"> 4</text:p>
          </table:table-cell>
          <table:table-cell table:style-name="Tableau5.A4" office:value-type="string">
            <text:p text:style-name="P10"> 4</text:p>
          </table:table-cell>
          <table:table-cell table:style-name="Tableau5.G4" office:value-type="string">
            <text:p text:style-name="P10"> 54</text:p>
          </table:table-cell>
        </table:table-row>
        <table:table-row table:style-name="Tableau5.1">
          <table:table-cell table:style-name="Tableau5.A4" office:value-type="string">
            <text:p text:style-name="Tableau_20_2">Cessens</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603</text:p>
          </table:table-cell>
          <table:table-cell table:style-name="Tableau5.A4" office:value-type="string">
            <text:p text:style-name="P10">10</text:p>
          </table:table-cell>
          <table:table-cell table:style-name="Tableau5.A4" office:value-type="string">
            <text:p text:style-name="P10">29</text:p>
          </table:table-cell>
          <table:table-cell table:style-name="Tableau5.G4" office:value-type="string">
            <text:p text:style-name="P10"> 29</text:p>
          </table:table-cell>
        </table:table-row>
        <table:table-row table:style-name="Tableau5.1">
          <table:table-cell table:style-name="Tableau5.A4" office:value-type="string">
            <text:p text:style-name="Tableau_20_2">Cevins</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799</text:p>
          </table:table-cell>
          <table:table-cell table:style-name="Tableau5.A4" office:value-type="string">
            <text:p text:style-name="P10">13</text:p>
          </table:table-cell>
          <table:table-cell table:style-name="Tableau5.A4" office:value-type="string">
            <text:p text:style-name="P10">13</text:p>
          </table:table-cell>
          <table:table-cell table:style-name="Tableau5.G4" office:value-type="string">
            <text:p text:style-name="P10"> 63</text:p>
          </table:table-cell>
        </table:table-row>
        <table:table-row table:style-name="Tableau5.1">
          <table:table-cell table:style-name="Tableau5.A4" office:value-type="string">
            <text:p text:style-name="Tableau_20_2">Challes-les-Eaux</text:p>
          </table:table-cell>
          <table:table-cell table:style-name="Tableau5.A4" office:value-type="string">
            <text:p text:style-name="Tableau_20_2">Chambéry-sud</text:p>
          </table:table-cell>
          <table:table-cell table:style-name="Tableau5.A4" office:value-type="string">
            <text:p text:style-name="Tableau_20_2">Chambéry</text:p>
          </table:table-cell>
          <table:table-cell table:style-name="Tableau5.A4" office:value-type="string">
            <text:p text:style-name="P10">   612</text:p>
          </table:table-cell>
          <table:table-cell table:style-name="Tableau5.A4" office:value-type="string">
            <text:p text:style-name="P10"> 6</text:p>
          </table:table-cell>
          <table:table-cell table:style-name="Tableau5.A4" office:value-type="string">
            <text:p text:style-name="P10"> 6</text:p>
          </table:table-cell>
          <table:table-cell table:style-name="Tableau5.G4" office:value-type="string">
            <text:p text:style-name="P10">  6</text:p>
          </table:table-cell>
        </table:table-row>
        <table:table-row table:style-name="Tableau5.1">
          <table:table-cell table:style-name="Tableau5.A4" office:value-type="string">
            <text:p text:style-name="Tableau_20_2">Chambéry</text:p>
          </table:table-cell>
          <table:table-cell table:style-name="Tableau5.A4" office:value-type="string">
            <text:p text:style-name="Tableau_20_2">Chambéry</text:p>
          </table:table-cell>
          <table:table-cell table:style-name="Tableau5.A4" office:value-type="string">
            <text:p text:style-name="Tableau_20_2">Chambéry</text:p>
          </table:table-cell>
          <table:table-cell table:style-name="Tableau5.A4" office:value-type="string">
            <text:p text:style-name="P10">20.922</text:p>
          </table:table-cell>
          <table:table-cell table:style-name="Tableau5.A4" office:value-type="string">
            <text:p text:style-name="P10"> »</text:p>
          </table:table-cell>
          <table:table-cell table:style-name="Tableau5.A4" office:value-type="string">
            <text:p text:style-name="P10"> »</text:p>
          </table:table-cell>
          <table:table-cell table:style-name="Tableau5.G4" office:value-type="string">
            <text:p text:style-name="P10">  »</text:p>
          </table:table-cell>
        </table:table-row>
        <table:table-row table:style-name="Tableau5.1">
          <table:table-cell table:style-name="Tableau5.A4" office:value-type="string">
            <text:p text:style-name="Tableau_20_2">Chambéry-le-Vieux</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579</text:p>
          </table:table-cell>
          <table:table-cell table:style-name="Tableau5.A4" office:value-type="string">
            <text:p text:style-name="P10"> 3</text:p>
          </table:table-cell>
          <table:table-cell table:style-name="Tableau5.A4" office:value-type="string">
            <text:p text:style-name="P10"> 4</text:p>
          </table:table-cell>
          <table:table-cell table:style-name="Tableau5.G4" office:value-type="string">
            <text:p text:style-name="P10">  4</text:p>
          </table:table-cell>
        </table:table-row>
        <table:table-row table:style-name="Tableau5.1">
          <table:table-cell table:style-name="Tableau5.A4" office:value-type="string">
            <text:p text:style-name="Tableau_20_2">Chambre (la)</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621</text:p>
          </table:table-cell>
          <table:table-cell table:style-name="Tableau5.A4" office:value-type="string">
            <text:p text:style-name="P10"> »</text:p>
          </table:table-cell>
          <table:table-cell table:style-name="Tableau5.A4" office:value-type="string">
            <text:p text:style-name="P10">10</text:p>
          </table:table-cell>
          <table:table-cell table:style-name="Tableau5.G4" office:value-type="string">
            <text:p text:style-name="P10"> 61</text:p>
          </table:table-cell>
        </table:table-row>
        <table:table-row table:style-name="Tableau5.1">
          <table:table-cell table:style-name="Tableau5.A4" office:value-type="string">
            <text:p text:style-name="Tableau_20_2">Chamousset</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374</text:p>
          </table:table-cell>
          <table:table-cell table:style-name="Tableau5.A4" office:value-type="string">
            <text:p text:style-name="P10">10</text:p>
          </table:table-cell>
          <table:table-cell table:style-name="Tableau5.A4" office:value-type="string">
            <text:p text:style-name="P10">44</text:p>
          </table:table-cell>
          <table:table-cell table:style-name="Tableau5.G4" office:value-type="string">
            <text:p text:style-name="P10"> 29</text:p>
          </table:table-cell>
        </table:table-row>
        <table:table-row table:style-name="Tableau5.1">
          <table:table-cell table:style-name="Tableau5.A4" office:value-type="string">
            <text:p text:style-name="Tableau_20_2">Chamoux</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1.275</text:p>
          </table:table-cell>
          <table:table-cell table:style-name="Tableau5.A4" office:value-type="string">
            <text:p text:style-name="P10"> »</text:p>
          </table:table-cell>
          <table:table-cell table:style-name="Tableau5.A4" office:value-type="string">
            <text:p text:style-name="P10">32</text:p>
          </table:table-cell>
          <table:table-cell table:style-name="Tableau5.G4" office:value-type="string">
            <text:p text:style-name="P10"> 32</text:p>
          </table:table-cell>
        </table:table-row>
        <table:table-row table:style-name="Tableau5.1">
          <table:table-cell table:style-name="Tableau5.A4" office:value-type="string">
            <text:p text:style-name="Tableau_20_2">Champagneux</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633</text:p>
          </table:table-cell>
          <table:table-cell table:style-name="Tableau5.A4" office:value-type="string">
            <text:p text:style-name="P10"> 4</text:p>
          </table:table-cell>
          <table:table-cell table:style-name="Tableau5.A4" office:value-type="string">
            <text:p text:style-name="P10">50</text:p>
          </table:table-cell>
          <table:table-cell table:style-name="Tableau5.G4" office:value-type="string">
            <text:p text:style-name="P10"> 50</text:p>
          </table:table-cell>
        </table:table-row>
        <table:table-row table:style-name="Tableau5.1">
          <table:table-cell table:style-name="Tableau5.A4" office:value-type="string">
            <text:p text:style-name="Tableau_20_2">Champagny</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598</text:p>
          </table:table-cell>
          <table:table-cell table:style-name="Tableau5.A4" office:value-type="string">
            <text:p text:style-name="P10"> 6</text:p>
          </table:table-cell>
          <table:table-cell table:style-name="Tableau5.A4" office:value-type="string">
            <text:p text:style-name="P10">19</text:p>
          </table:table-cell>
          <table:table-cell table:style-name="Tableau5.G4" office:value-type="string">
            <text:p text:style-name="P10"> 96</text:p>
          </table:table-cell>
        </table:table-row>
        <table:table-row table:style-name="Tableau5.1">
          <table:table-cell table:style-name="Tableau5.A4" office:value-type="string">
            <text:p text:style-name="Tableau_20_2">Champlaurent</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325</text:p>
          </table:table-cell>
          <table:table-cell table:style-name="Tableau5.A4" office:value-type="string">
            <text:p text:style-name="P10"> 5</text:p>
          </table:table-cell>
          <table:table-cell table:style-name="Tableau5.A4" office:value-type="string">
            <text:p text:style-name="P10">37</text:p>
          </table:table-cell>
          <table:table-cell table:style-name="Tableau5.G4" office:value-type="string">
            <text:p text:style-name="P10"> 37</text:p>
          </table:table-cell>
        </table:table-row>
        <table:table-row table:style-name="Tableau5.1">
          <table:table-cell table:style-name="Tableau5.A4" office:value-type="string">
            <text:p text:style-name="Tableau_20_2">Chanaz</text:p>
          </table:table-cell>
          <table:table-cell table:style-name="Tableau5.A4" office:value-type="string">
            <text:p text:style-name="Tableau_20_2">Ruffieux</text:p>
          </table:table-cell>
          <table:table-cell table:style-name="Tableau5.A4" office:value-type="string">
            <text:p text:style-name="Tableau_20_2">Chambéry</text:p>
          </table:table-cell>
          <table:table-cell table:style-name="Tableau5.A4" office:value-type="string">
            <text:p text:style-name="P10">   647</text:p>
          </table:table-cell>
          <table:table-cell table:style-name="Tableau5.A4" office:value-type="string">
            <text:p text:style-name="P10"> 8</text:p>
          </table:table-cell>
          <table:table-cell table:style-name="Tableau5.A4" office:value-type="string">
            <text:p text:style-name="P10">35</text:p>
          </table:table-cell>
          <table:table-cell table:style-name="Tableau5.G4" office:value-type="string">
            <text:p text:style-name="P10"> 35</text:p>
          </table:table-cell>
        </table:table-row>
        <table:table-row table:style-name="Tableau5.1">
          <table:table-cell table:style-name="Tableau5.A4" office:value-type="string">
            <text:p text:style-name="Tableau_20_2">Chapelle (la)</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812</text:p>
          </table:table-cell>
          <table:table-cell table:style-name="Tableau5.A4" office:value-type="string">
            <text:p text:style-name="P10"> 7</text:p>
          </table:table-cell>
          <table:table-cell table:style-name="Tableau5.A4" office:value-type="string">
            <text:p text:style-name="P10">19</text:p>
          </table:table-cell>
          <table:table-cell table:style-name="Tableau5.G4" office:value-type="string">
            <text:p text:style-name="P10"> 53</text:p>
          </table:table-cell>
        </table:table-row>
        <table:table-row table:style-name="Tableau5.1">
          <table:table-cell table:style-name="Tableau5.A4" office:value-type="string">
            <text:p text:style-name="Tableau_20_2">Chapelle-Blanche (la)</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515</text:p>
          </table:table-cell>
          <table:table-cell table:style-name="Tableau5.A4" office:value-type="string">
            <text:p text:style-name="P10"> 4</text:p>
          </table:table-cell>
          <table:table-cell table:style-name="Tableau5.A4" office:value-type="string">
            <text:p text:style-name="P10">23</text:p>
          </table:table-cell>
          <table:table-cell table:style-name="Tableau5.G4" office:value-type="string">
            <text:p text:style-name="P10"> 23</text:p>
          </table:table-cell>
        </table:table-row>
        <table:table-row table:style-name="Tableau5.1">
          <table:table-cell table:style-name="Tableau5.A4" office:value-type="string">
            <text:p text:style-name="Tableau_20_2"><text:span text:style-name="Page">{158}</text:span>Chapelles (les)</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681</text:p>
          </table:table-cell>
          <table:table-cell table:style-name="Tableau5.A4" office:value-type="string">
            <text:p text:style-name="P10"> 8</text:p>
          </table:table-cell>
          <table:table-cell table:style-name="Tableau5.A4" office:value-type="string">
            <text:p text:style-name="P10">30</text:p>
          </table:table-cell>
          <table:table-cell table:style-name="Tableau5.G4" office:value-type="string">
            <text:p text:style-name="P10">107</text:p>
          </table:table-cell>
        </table:table-row>
        <table:table-row table:style-name="Tableau5.1">
          <table:table-cell table:style-name="Tableau5.A4" office:value-type="string">
            <text:p text:style-name="Tableau_20_2">Chapelle-Mont-du-Chat (la)</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251</text:p>
          </table:table-cell>
          <table:table-cell table:style-name="Tableau5.A4" office:value-type="string">
            <text:p text:style-name="P10">14</text:p>
          </table:table-cell>
          <table:table-cell table:style-name="Tableau5.A4" office:value-type="string">
            <text:p text:style-name="P10">19</text:p>
          </table:table-cell>
          <table:table-cell table:style-name="Tableau5.G4" office:value-type="string">
            <text:p text:style-name="P10"> 19</text:p>
          </table:table-cell>
        </table:table-row>
        <table:table-row table:style-name="Tableau5.1">
          <table:table-cell table:style-name="Tableau5.A4" office:value-type="string">
            <text:p text:style-name="Tableau_20_2">Chapelle-Saint-Martin (la)</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205</text:p>
          </table:table-cell>
          <table:table-cell table:style-name="Tableau5.A4" office:value-type="string">
            <text:p text:style-name="P10"> 8</text:p>
          </table:table-cell>
          <table:table-cell table:style-name="Tableau5.A4" office:value-type="string">
            <text:p text:style-name="P10">30</text:p>
          </table:table-cell>
          <table:table-cell table:style-name="Tableau5.G4" office:value-type="string">
            <text:p text:style-name="P10"> 30</text:p>
          </table:table-cell>
        </table:table-row>
        <table:table-row table:style-name="Tableau5.1">
          <table:table-cell table:style-name="Tableau5.A4" office:value-type="string">
            <text:p text:style-name="Tableau_20_2">Châteauneuf</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810</text:p>
          </table:table-cell>
          <table:table-cell table:style-name="Tableau5.A4" office:value-type="string">
            <text:p text:style-name="P10"> 6</text:p>
          </table:table-cell>
          <table:table-cell table:style-name="Tableau5.A4" office:value-type="string">
            <text:p text:style-name="P10">27</text:p>
          </table:table-cell>
          <table:table-cell table:style-name="Tableau5.G4" office:value-type="string">
            <text:p text:style-name="P10"> 27</text:p>
          </table:table-cell>
        </table:table-row>
        <table:table-row table:style-name="Tableau5.1">
          <table:table-cell table:style-name="Tableau5.A4" office:value-type="string">
            <text:p text:style-name="Tableau_20_2">Châtel (le)</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345</text:p>
          </table:table-cell>
          <table:table-cell table:style-name="Tableau5.A4" office:value-type="string">
            <text:p text:style-name="P10"> 8</text:p>
          </table:table-cell>
          <table:table-cell table:style-name="Tableau5.A4" office:value-type="string">
            <text:p text:style-name="P10"> 8</text:p>
          </table:table-cell>
          <table:table-cell table:style-name="Tableau5.G4" office:value-type="string">
            <text:p text:style-name="P10"> 74</text:p>
          </table:table-cell>
        </table:table-row>
        <table:table-row table:style-name="Tableau5.1">
          <table:table-cell table:style-name="Tableau5.A4" office:value-type="string">
            <text:p text:style-name="Tableau_20_2">Châtelard (le)</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857</text:p>
          </table:table-cell>
          <table:table-cell table:style-name="Tableau5.A4" office:value-type="string">
            <text:p text:style-name="P10"> »</text:p>
          </table:table-cell>
          <table:table-cell table:style-name="Tableau5.A4" office:value-type="string">
            <text:p text:style-name="P10">43</text:p>
          </table:table-cell>
          <table:table-cell table:style-name="Tableau5.G4" office:value-type="string">
            <text:p text:style-name="P10"> 43</text:p>
          </table:table-cell>
        </table:table-row>
        <text:soft-page-break/>
        <table:table-row table:style-name="Tableau5.1">
          <table:table-cell table:style-name="Tableau5.A4" office:value-type="string">
            <text:p text:style-name="Tableau_20_2">Chavanne (la)</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349</text:p>
          </table:table-cell>
          <table:table-cell table:style-name="Tableau5.A4" office:value-type="string">
            <text:p text:style-name="P10"> 1</text:p>
          </table:table-cell>
          <table:table-cell table:style-name="Tableau5.A4" office:value-type="string">
            <text:p text:style-name="P10">17</text:p>
          </table:table-cell>
          <table:table-cell table:style-name="Tableau5.G4" office:value-type="string">
            <text:p text:style-name="P10"> 17</text:p>
          </table:table-cell>
        </table:table-row>
        <table:table-row table:style-name="Tableau5.1">
          <table:table-cell table:style-name="Tableau5.A4" office:value-type="string">
            <text:p text:style-name="Tableau_20_2">Chavannes (les)</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282</text:p>
          </table:table-cell>
          <table:table-cell table:style-name="Tableau5.A4" office:value-type="string">
            <text:p text:style-name="P10"> 3</text:p>
          </table:table-cell>
          <table:table-cell table:style-name="Tableau5.A4" office:value-type="string">
            <text:p text:style-name="P10">13</text:p>
          </table:table-cell>
          <table:table-cell table:style-name="Tableau5.G4" office:value-type="string">
            <text:p text:style-name="P10"> 57</text:p>
          </table:table-cell>
        </table:table-row>
        <table:table-row table:style-name="Tableau5.1">
          <table:table-cell table:style-name="Tableau5.A4" office:value-type="string">
            <text:p text:style-name="Tableau_20_2">Chignin</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820</text:p>
          </table:table-cell>
          <table:table-cell table:style-name="Tableau5.A4" office:value-type="string">
            <text:p text:style-name="P10"> 6</text:p>
          </table:table-cell>
          <table:table-cell table:style-name="Tableau5.A4" office:value-type="string">
            <text:p text:style-name="P10">11</text:p>
          </table:table-cell>
          <table:table-cell table:style-name="Tableau5.G4" office:value-type="string">
            <text:p text:style-name="P10"> 11</text:p>
          </table:table-cell>
        </table:table-row>
        <table:table-row table:style-name="Tableau5.1">
          <table:table-cell table:style-name="Tableau5.A4" office:value-type="string">
            <text:p text:style-name="Tableau_20_2">Chindrieux</text:p>
          </table:table-cell>
          <table:table-cell table:style-name="Tableau5.A4" office:value-type="string">
            <text:p text:style-name="Tableau_20_2">Ruffieux</text:p>
          </table:table-cell>
          <table:table-cell table:style-name="Tableau5.A4" office:value-type="string">
            <text:p text:style-name="Tableau_20_2">Chambéry</text:p>
          </table:table-cell>
          <table:table-cell table:style-name="Tableau5.A4" office:value-type="string">
            <text:p text:style-name="P10"> 1.183</text:p>
          </table:table-cell>
          <table:table-cell table:style-name="Tableau5.A4" office:value-type="string">
            <text:p text:style-name="P10"> 4</text:p>
          </table:table-cell>
          <table:table-cell table:style-name="Tableau5.A4" office:value-type="string">
            <text:p text:style-name="P10">28</text:p>
          </table:table-cell>
          <table:table-cell table:style-name="Tableau5.G4" office:value-type="string">
            <text:p text:style-name="P10"> 28</text:p>
          </table:table-cell>
        </table:table-row>
        <table:table-row table:style-name="Tableau5.1">
          <table:table-cell table:style-name="Tableau5.A4" office:value-type="string">
            <text:p text:style-name="Tableau_20_2">Cléry</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482</text:p>
          </table:table-cell>
          <table:table-cell table:style-name="Tableau5.A4" office:value-type="string">
            <text:p text:style-name="P10"> 9</text:p>
          </table:table-cell>
          <table:table-cell table:style-name="Tableau5.A4" office:value-type="string">
            <text:p text:style-name="P10">10</text:p>
          </table:table-cell>
          <table:table-cell table:style-name="Tableau5.G4" office:value-type="string">
            <text:p text:style-name="P10"> 46</text:p>
          </table:table-cell>
        </table:table-row>
        <table:table-row table:style-name="Tableau5.1">
          <table:table-cell table:style-name="Tableau5.A4" office:value-type="string">
            <text:p text:style-name="Tableau_20_2">Cohennoz</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315</text:p>
          </table:table-cell>
          <table:table-cell table:style-name="Tableau5.A4" office:value-type="string">
            <text:p text:style-name="P10"> 8</text:p>
          </table:table-cell>
          <table:table-cell table:style-name="Tableau5.A4" office:value-type="string">
            <text:p text:style-name="P10">17</text:p>
          </table:table-cell>
          <table:table-cell table:style-name="Tableau5.G4" office:value-type="string">
            <text:p text:style-name="P10"> 67</text:p>
          </table:table-cell>
        </table:table-row>
        <table:table-row table:style-name="Tableau5.1">
          <table:table-cell table:style-name="Tableau5.A4" office:value-type="string">
            <text:p text:style-name="Tableau_20_2">Cognin</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1.190</text:p>
          </table:table-cell>
          <table:table-cell table:style-name="Tableau5.A4" office:value-type="string">
            <text:p text:style-name="P10"> 5</text:p>
          </table:table-cell>
          <table:table-cell table:style-name="Tableau5.A4" office:value-type="string">
            <text:p text:style-name="P10"> 2</text:p>
          </table:table-cell>
          <table:table-cell table:style-name="Tableau5.G4" office:value-type="string">
            <text:p text:style-name="P10">  2</text:p>
          </table:table-cell>
        </table:table-row>
        <table:table-row table:style-name="Tableau5.1">
          <table:table-cell table:style-name="Tableau5.A4" office:value-type="string">
            <text:p text:style-name="Tableau_20_2">Coise-S<text:span text:style-name="T15">t</text:span>-Jean-Pied-Gauthier</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1.338</text:p>
          </table:table-cell>
          <table:table-cell table:style-name="Tableau5.A4" office:value-type="string">
            <text:p text:style-name="P10"> 8</text:p>
          </table:table-cell>
          <table:table-cell table:style-name="Tableau5.A4" office:value-type="string">
            <text:p text:style-name="P10">24</text:p>
          </table:table-cell>
          <table:table-cell table:style-name="Tableau5.G4" office:value-type="string">
            <text:p text:style-name="P10"> 24</text:p>
          </table:table-cell>
        </table:table-row>
        <table:table-row table:style-name="Tableau5.1">
          <table:table-cell table:style-name="Tableau5.A4" office:value-type="string">
            <text:p text:style-name="Tableau_20_2">Compôte (la)</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520</text:p>
          </table:table-cell>
          <table:table-cell table:style-name="Tableau5.A4" office:value-type="string">
            <text:p text:style-name="P10"> 4</text:p>
          </table:table-cell>
          <table:table-cell table:style-name="Tableau5.A4" office:value-type="string">
            <text:p text:style-name="P10">46</text:p>
          </table:table-cell>
          <table:table-cell table:style-name="Tableau5.G4" office:value-type="string">
            <text:p text:style-name="P10"> 46</text:p>
          </table:table-cell>
        </table:table-row>
        <table:table-row table:style-name="Tableau5.1">
          <table:table-cell table:style-name="Tableau5.A4" office:value-type="string">
            <text:p text:style-name="Tableau_20_2">Conjux</text:p>
          </table:table-cell>
          <table:table-cell table:style-name="Tableau5.A4" office:value-type="string">
            <text:p text:style-name="Tableau_20_2">Ruffieux</text:p>
          </table:table-cell>
          <table:table-cell table:style-name="Tableau5.A4" office:value-type="string">
            <text:p text:style-name="Tableau_20_2">Chambéry</text:p>
          </table:table-cell>
          <table:table-cell table:style-name="Tableau5.A4" office:value-type="string">
            <text:p text:style-name="P10">   175</text:p>
          </table:table-cell>
          <table:table-cell table:style-name="Tableau5.A4" office:value-type="string">
            <text:p text:style-name="P10">12</text:p>
          </table:table-cell>
          <table:table-cell table:style-name="Tableau5.A4" office:value-type="string">
            <text:p text:style-name="P10">39</text:p>
          </table:table-cell>
          <table:table-cell table:style-name="Tableau5.G4" office:value-type="string">
            <text:p text:style-name="P10"> 39</text:p>
          </table:table-cell>
        </table:table-row>
        <table:table-row table:style-name="Tableau5.1">
          <table:table-cell table:style-name="Tableau5.A4" office:value-type="string">
            <text:p text:style-name="Tableau_20_2">Corbel</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340</text:p>
          </table:table-cell>
          <table:table-cell table:style-name="Tableau5.A4" office:value-type="string">
            <text:p text:style-name="P10">14</text:p>
          </table:table-cell>
          <table:table-cell table:style-name="Tableau5.A4" office:value-type="string">
            <text:p text:style-name="P10">20</text:p>
          </table:table-cell>
          <table:table-cell table:style-name="Tableau5.G4" office:value-type="string">
            <text:p text:style-name="P10"> 20</text:p>
          </table:table-cell>
        </table:table-row>
        <table:table-row table:style-name="Tableau5.1">
          <table:table-cell table:style-name="Tableau5.A4" office:value-type="string">
            <text:p text:style-name="Tableau_20_2">Côte-d’Aime (la)</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714</text:p>
          </table:table-cell>
          <table:table-cell table:style-name="Tableau5.A4" office:value-type="string">
            <text:p text:style-name="P10"> 4</text:p>
          </table:table-cell>
          <table:table-cell table:style-name="Tableau5.A4" office:value-type="string">
            <text:p text:style-name="P10">18</text:p>
          </table:table-cell>
          <table:table-cell table:style-name="Tableau5.G4" office:value-type="string">
            <text:p text:style-name="P10"> 95</text:p>
          </table:table-cell>
        </table:table-row>
        <table:table-row table:style-name="Tableau5.1">
          <table:table-cell table:style-name="Tableau5.A4" office:value-type="string">
            <text:p text:style-name="Tableau_20_2">Crest-Voland</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314</text:p>
          </table:table-cell>
          <table:table-cell table:style-name="Tableau5.A4" office:value-type="string">
            <text:p text:style-name="P10">16</text:p>
          </table:table-cell>
          <table:table-cell table:style-name="Tableau5.A4" office:value-type="string">
            <text:p text:style-name="P10">25</text:p>
          </table:table-cell>
          <table:table-cell table:style-name="Tableau5.G4" office:value-type="string">
            <text:p text:style-name="P10"> 77</text:p>
          </table:table-cell>
        </table:table-row>
        <table:table-row table:style-name="Tableau5.1">
          <table:table-cell table:style-name="Tableau5.A4" office:value-type="string">
            <text:p text:style-name="Tableau_20_2">Croix-de-la-Rochette (la)</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255</text:p>
          </table:table-cell>
          <table:table-cell table:style-name="Tableau5.A4" office:value-type="string">
            <text:p text:style-name="P10"> 2</text:p>
          </table:table-cell>
          <table:table-cell table:style-name="Tableau5.A4" office:value-type="string">
            <text:p text:style-name="P10">29</text:p>
          </table:table-cell>
          <table:table-cell table:style-name="Tableau5.G4" office:value-type="string">
            <text:p text:style-name="P10"> 29</text:p>
          </table:table-cell>
        </table:table-row>
        <table:table-row table:style-name="Tableau5.1">
          <table:table-cell table:style-name="Tableau5.A4" office:value-type="string">
            <text:p text:style-name="Tableau_20_2">Cruet</text:p>
          </table:table-cell>
          <table:table-cell table:style-name="Tableau5.A4" office:value-type="string">
            <text:p text:style-name="Tableau_20_2">Saint-Pierre d’Albigny</text:p>
          </table:table-cell>
          <table:table-cell table:style-name="Tableau5.A4" office:value-type="string">
            <text:p text:style-name="Tableau_20_2">Chambéry</text:p>
          </table:table-cell>
          <table:table-cell table:style-name="Tableau5.A4" office:value-type="string">
            <text:p text:style-name="P10">   969</text:p>
          </table:table-cell>
          <table:table-cell table:style-name="Tableau5.A4" office:value-type="string">
            <text:p text:style-name="P10"> 8</text:p>
          </table:table-cell>
          <table:table-cell table:style-name="Tableau5.A4" office:value-type="string">
            <text:p text:style-name="P10">20</text:p>
          </table:table-cell>
          <table:table-cell table:style-name="Tableau5.G4" office:value-type="string">
            <text:p text:style-name="P10"> 20</text:p>
          </table:table-cell>
        </table:table-row>
        <table:table-row table:style-name="Tableau5.1">
          <table:table-cell table:style-name="Tableau5.A4" office:value-type="string">
            <text:p text:style-name="Tableau_20_2">Curienne</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595</text:p>
          </table:table-cell>
          <table:table-cell table:style-name="Tableau5.A4" office:value-type="string">
            <text:p text:style-name="P10"> 9</text:p>
          </table:table-cell>
          <table:table-cell table:style-name="Tableau5.A4" office:value-type="string">
            <text:p text:style-name="P10"> 9</text:p>
          </table:table-cell>
          <table:table-cell table:style-name="Tableau5.G4" office:value-type="string">
            <text:p text:style-name="P10">  9</text:p>
          </table:table-cell>
        </table:table-row>
        <table:table-row table:style-name="Tableau5.1">
          <table:table-cell table:style-name="Tableau5.A4" office:value-type="string">
            <text:p text:style-name="Tableau_20_2">Déserts (les)</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1.232</text:p>
          </table:table-cell>
          <table:table-cell table:style-name="Tableau5.A4" office:value-type="string">
            <text:p text:style-name="P10">14</text:p>
          </table:table-cell>
          <table:table-cell table:style-name="Tableau5.A4" office:value-type="string">
            <text:p text:style-name="P10">14</text:p>
          </table:table-cell>
          <table:table-cell table:style-name="Tableau5.G4" office:value-type="string">
            <text:p text:style-name="P10"> 14</text:p>
          </table:table-cell>
        </table:table-row>
        <table:table-row table:style-name="Tableau5.1">
          <table:table-cell table:style-name="Tableau5.A4" office:value-type="string">
            <text:p text:style-name="Tableau_20_2">Détrier</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176</text:p>
          </table:table-cell>
          <table:table-cell table:style-name="Tableau5.A4" office:value-type="string">
            <text:p text:style-name="P10"> 3</text:p>
          </table:table-cell>
          <table:table-cell table:style-name="Tableau5.A4" office:value-type="string">
            <text:p text:style-name="P10">28</text:p>
          </table:table-cell>
          <table:table-cell table:style-name="Tableau5.G4" office:value-type="string">
            <text:p text:style-name="P10"> 28</text:p>
          </table:table-cell>
        </table:table-row>
        <table:table-row table:style-name="Tableau5.1">
          <table:table-cell table:style-name="Tableau5.A4" office:value-type="string">
            <text:p text:style-name="Tableau_20_2">Domessin</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1.289</text:p>
          </table:table-cell>
          <table:table-cell table:style-name="Tableau5.A4" office:value-type="string">
            <text:p text:style-name="P10"> 3</text:p>
          </table:table-cell>
          <table:table-cell table:style-name="Tableau5.A4" office:value-type="string">
            <text:p text:style-name="P10">37</text:p>
          </table:table-cell>
          <table:table-cell table:style-name="Tableau5.G4" office:value-type="string">
            <text:p text:style-name="P10"> 37</text:p>
          </table:table-cell>
        </table:table-row>
        <table:table-row table:style-name="Tableau5.1">
          <table:table-cell table:style-name="Tableau5.A4" office:value-type="string">
            <text:p text:style-name="Tableau_20_2">Doucy-en-Bauges</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453</text:p>
          </table:table-cell>
          <table:table-cell table:style-name="Tableau5.A4" office:value-type="string">
            <text:p text:style-name="P10"> 6</text:p>
          </table:table-cell>
          <table:table-cell table:style-name="Tableau5.A4" office:value-type="string">
            <text:p text:style-name="P10">48</text:p>
          </table:table-cell>
          <table:table-cell table:style-name="Tableau5.G4" office:value-type="string">
            <text:p text:style-name="P10"> 48</text:p>
          </table:table-cell>
        </table:table-row>
        <table:table-row table:style-name="Tableau5.1">
          <table:table-cell table:style-name="Tableau5.A4" office:value-type="string">
            <text:p text:style-name="Tableau_20_2">Doucy-en-Tarentaise</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544</text:p>
          </table:table-cell>
          <table:table-cell table:style-name="Tableau5.A4" office:value-type="string">
            <text:p text:style-name="P10">12</text:p>
          </table:table-cell>
          <table:table-cell table:style-name="Tableau5.A4" office:value-type="string">
            <text:p text:style-name="P10">12</text:p>
          </table:table-cell>
          <table:table-cell table:style-name="Tableau5.G4" office:value-type="string">
            <text:p text:style-name="P10"> 84</text:p>
          </table:table-cell>
        </table:table-row>
        <table:table-row table:style-name="Tableau5.1">
          <table:table-cell table:style-name="Tableau5.A4" office:value-type="string">
            <text:p text:style-name="Tableau_20_2">Drumettaz-Clarafont</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854</text:p>
          </table:table-cell>
          <table:table-cell table:style-name="Tableau5.A4" office:value-type="string">
            <text:p text:style-name="P10"> 5</text:p>
          </table:table-cell>
          <table:table-cell table:style-name="Tableau5.A4" office:value-type="string">
            <text:p text:style-name="P10">11</text:p>
          </table:table-cell>
          <table:table-cell table:style-name="Tableau5.G4" office:value-type="string">
            <text:p text:style-name="P10"> 11</text:p>
          </table:table-cell>
        </table:table-row>
        <table:table-row table:style-name="Tableau5.1">
          <table:table-cell table:style-name="Tableau5.A4" office:value-type="string">
            <text:p text:style-name="Tableau_20_2">Dullin</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448</text:p>
          </table:table-cell>
          <table:table-cell table:style-name="Tableau5.A4" office:value-type="string">
            <text:p text:style-name="P10">11</text:p>
          </table:table-cell>
          <table:table-cell table:style-name="Tableau5.A4" office:value-type="string">
            <text:p text:style-name="P10">39</text:p>
          </table:table-cell>
          <table:table-cell table:style-name="Tableau5.G4" office:value-type="string">
            <text:p text:style-name="P10"> 39</text:p>
          </table:table-cell>
        </table:table-row>
        <table:table-row table:style-name="Tableau5.1">
          <table:table-cell table:style-name="Tableau5.A4" office:value-type="string">
            <text:p text:style-name="Tableau_20_2"><text:span text:style-name="Page">{159}</text:span>Echelles (les)</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748</text:p>
          </table:table-cell>
          <table:table-cell table:style-name="Tableau5.A4" office:value-type="string">
            <text:p text:style-name="P10"> »</text:p>
          </table:table-cell>
          <table:table-cell table:style-name="Tableau5.A4" office:value-type="string">
            <text:p text:style-name="P10">23</text:p>
          </table:table-cell>
          <table:table-cell table:style-name="Tableau5.G4" office:value-type="string">
            <text:p text:style-name="P10"> 23</text:p>
          </table:table-cell>
        </table:table-row>
        <table:table-row table:style-name="Tableau5.1">
          <table:table-cell table:style-name="Tableau5.A4" office:value-type="string">
            <text:p text:style-name="Tableau_20_2">Ecole</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780</text:p>
          </table:table-cell>
          <table:table-cell table:style-name="Tableau5.A4" office:value-type="string">
            <text:p text:style-name="P10"> 4</text:p>
          </table:table-cell>
          <table:table-cell table:style-name="Tableau5.A4" office:value-type="string">
            <text:p text:style-name="P10">47</text:p>
          </table:table-cell>
          <table:table-cell table:style-name="Tableau5.G4" office:value-type="string">
            <text:p text:style-name="P10"> 47</text:p>
          </table:table-cell>
        </table:table-row>
        <table:table-row table:style-name="Tableau5.1">
          <table:table-cell table:style-name="Tableau5.A4" office:value-type="string">
            <text:p text:style-name="Tableau_20_2">Entremont-le-Vieux</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1.504</text:p>
          </table:table-cell>
          <table:table-cell table:style-name="Tableau5.A4" office:value-type="string">
            <text:p text:style-name="P10">22</text:p>
          </table:table-cell>
          <table:table-cell table:style-name="Tableau5.A4" office:value-type="string">
            <text:p text:style-name="P10">24</text:p>
          </table:table-cell>
          <table:table-cell table:style-name="Tableau5.G4" office:value-type="string">
            <text:p text:style-name="P10"> 24</text:p>
          </table:table-cell>
        </table:table-row>
        <table:table-row table:style-name="Tableau5.1">
          <table:table-cell table:style-name="Tableau5.A4" office:value-type="string">
            <text:p text:style-name="Tableau_20_2">Epersy</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405</text:p>
          </table:table-cell>
          <table:table-cell table:style-name="Tableau5.A4" office:value-type="string">
            <text:p text:style-name="P10"> 6</text:p>
          </table:table-cell>
          <table:table-cell table:style-name="Tableau5.A4" office:value-type="string">
            <text:p text:style-name="P10">22</text:p>
          </table:table-cell>
          <table:table-cell table:style-name="Tableau5.G4" office:value-type="string">
            <text:p text:style-name="P10"> 22</text:p>
          </table:table-cell>
        </table:table-row>
        <table:table-row table:style-name="Tableau5.1">
          <table:table-cell table:style-name="Tableau5.A4" office:value-type="string">
            <text:p text:style-name="Tableau_20_2">Epierre</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577</text:p>
          </table:table-cell>
          <table:table-cell table:style-name="Tableau5.A4" office:value-type="string">
            <text:p text:style-name="P10">12</text:p>
          </table:table-cell>
          <table:table-cell table:style-name="Tableau5.A4" office:value-type="string">
            <text:p text:style-name="P10">24</text:p>
          </table:table-cell>
          <table:table-cell table:style-name="Tableau5.G4" office:value-type="string">
            <text:p text:style-name="P10"> 50</text:p>
          </table:table-cell>
        </table:table-row>
        <table:table-row table:style-name="Tableau5.1">
          <table:table-cell table:style-name="Tableau5.A4" office:value-type="string">
            <text:p text:style-name="Tableau_20_2">Esserts-Blay</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772</text:p>
          </table:table-cell>
          <table:table-cell table:style-name="Tableau5.A4" office:value-type="string">
            <text:p text:style-name="P10">12</text:p>
          </table:table-cell>
          <table:table-cell table:style-name="Tableau5.A4" office:value-type="string">
            <text:p text:style-name="P10">12</text:p>
          </table:table-cell>
          <table:table-cell table:style-name="Tableau5.G4" office:value-type="string">
            <text:p text:style-name="P10"> 62</text:p>
          </table:table-cell>
        </table:table-row>
        <table:table-row table:style-name="Tableau5.1">
          <table:table-cell table:style-name="Tableau5.A4" office:value-type="string">
            <text:p text:style-name="Tableau_20_2">Etable</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468</text:p>
          </table:table-cell>
          <table:table-cell table:style-name="Tableau5.A4" office:value-type="string">
            <text:p text:style-name="P10"> 3</text:p>
          </table:table-cell>
          <table:table-cell table:style-name="Tableau5.A4" office:value-type="string">
            <text:p text:style-name="P10">31</text:p>
          </table:table-cell>
          <table:table-cell table:style-name="Tableau5.G4" office:value-type="string">
            <text:p text:style-name="P10"> 31</text:p>
          </table:table-cell>
        </table:table-row>
        <text:soft-page-break/>
        <table:table-row table:style-name="Tableau5.1">
          <table:table-cell table:style-name="Tableau5.A4" office:value-type="string">
            <text:p text:style-name="Tableau_20_2">Feissons-sous-Briançon</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812</text:p>
          </table:table-cell>
          <table:table-cell table:style-name="Tableau5.A4" office:value-type="string">
            <text:p text:style-name="P10">10</text:p>
          </table:table-cell>
          <table:table-cell table:style-name="Tableau5.A4" office:value-type="string">
            <text:p text:style-name="P10">10</text:p>
          </table:table-cell>
          <table:table-cell table:style-name="Tableau5.G4" office:value-type="string">
            <text:p text:style-name="P10"> 67</text:p>
          </table:table-cell>
        </table:table-row>
        <table:table-row table:style-name="Tableau5.1">
          <table:table-cell table:style-name="Tableau5.A4" office:value-type="string">
            <text:p text:style-name="Tableau_20_2">Feissons-sur-Salins</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235</text:p>
          </table:table-cell>
          <table:table-cell table:style-name="Tableau5.A4" office:value-type="string">
            <text:p text:style-name="P10">10</text:p>
          </table:table-cell>
          <table:table-cell table:style-name="Tableau5.A4" office:value-type="string">
            <text:p text:style-name="P10"> 6</text:p>
          </table:table-cell>
          <table:table-cell table:style-name="Tableau5.G4" office:value-type="string">
            <text:p text:style-name="P10"> 83</text:p>
          </table:table-cell>
        </table:table-row>
        <table:table-row table:style-name="Tableau5.1">
          <table:table-cell table:style-name="Tableau5.A4" office:value-type="string">
            <text:p text:style-name="Tableau_20_2">Flumet</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943</text:p>
          </table:table-cell>
          <table:table-cell table:style-name="Tableau5.A4" office:value-type="string">
            <text:p text:style-name="P10">15</text:p>
          </table:table-cell>
          <table:table-cell table:style-name="Tableau5.A4" office:value-type="string">
            <text:p text:style-name="P10">24</text:p>
          </table:table-cell>
          <table:table-cell table:style-name="Tableau5.G4" office:value-type="string">
            <text:p text:style-name="P10"> 74</text:p>
          </table:table-cell>
        </table:table-row>
        <table:table-row table:style-name="Tableau5.1">
          <table:table-cell table:style-name="Tableau5.A4" office:value-type="string">
            <text:p text:style-name="Tableau_20_2">Fontaine-le-Puits</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182</text:p>
          </table:table-cell>
          <table:table-cell table:style-name="Tableau5.A4" office:value-type="string">
            <text:p text:style-name="P10"> 7</text:p>
          </table:table-cell>
          <table:table-cell table:style-name="Tableau5.A4" office:value-type="string">
            <text:p text:style-name="P10"> 7</text:p>
          </table:table-cell>
          <table:table-cell table:style-name="Tableau5.G4" office:value-type="string">
            <text:p text:style-name="P10"> 84</text:p>
          </table:table-cell>
        </table:table-row>
        <table:table-row table:style-name="Tableau5.1">
          <table:table-cell table:style-name="Tableau5.A4" office:value-type="string">
            <text:p text:style-name="Tableau_20_2">Fontcouverte</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1.287</text:p>
          </table:table-cell>
          <table:table-cell table:style-name="Tableau5.A4" office:value-type="string">
            <text:p text:style-name="P10">10</text:p>
          </table:table-cell>
          <table:table-cell table:style-name="Tableau5.A4" office:value-type="string">
            <text:p text:style-name="P10">10</text:p>
          </table:table-cell>
          <table:table-cell table:style-name="Tableau5.G4" office:value-type="string">
            <text:p text:style-name="P10"> 81</text:p>
          </table:table-cell>
        </table:table-row>
        <table:table-row table:style-name="Tableau5.1">
          <table:table-cell table:style-name="Tableau5.A4" office:value-type="string">
            <text:p text:style-name="Tableau_20_2">Fourneaux</text:p>
          </table:table-cell>
          <table:table-cell table:style-name="Tableau5.A4" office:value-type="string">
            <text:p text:style-name="Tableau_20_2">Modane</text:p>
          </table:table-cell>
          <table:table-cell table:style-name="Tableau5.A4" office:value-type="string">
            <text:p text:style-name="Tableau_20_2">Saint-Jean-de-Maurienne</text:p>
          </table:table-cell>
          <table:table-cell table:style-name="Tableau5.A4" office:value-type="string">
            <text:p text:style-name="P10"> 1.580</text:p>
          </table:table-cell>
          <table:table-cell table:style-name="Tableau5.A4" office:value-type="string">
            <text:p text:style-name="P10"> 3</text:p>
          </table:table-cell>
          <table:table-cell table:style-name="Tableau5.A4" office:value-type="string">
            <text:p text:style-name="P10">28</text:p>
          </table:table-cell>
          <table:table-cell table:style-name="Tableau5.G4" office:value-type="string">
            <text:p text:style-name="P10"> 99</text:p>
          </table:table-cell>
        </table:table-row>
        <table:table-row table:style-name="Tableau5.1">
          <table:table-cell table:style-name="Tableau5.A4" office:value-type="string">
            <text:p text:style-name="Tableau_20_2">Francin</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614</text:p>
          </table:table-cell>
          <table:table-cell table:style-name="Tableau5.A4" office:value-type="string">
            <text:p text:style-name="P10"> 3</text:p>
          </table:table-cell>
          <table:table-cell table:style-name="Tableau5.A4" office:value-type="string">
            <text:p text:style-name="P10">14</text:p>
          </table:table-cell>
          <table:table-cell table:style-name="Tableau5.G4" office:value-type="string">
            <text:p text:style-name="P10"> 14</text:p>
          </table:table-cell>
        </table:table-row>
        <table:table-row table:style-name="Tableau5.1">
          <table:table-cell table:style-name="Tableau5.A4" office:value-type="string">
            <text:p text:style-name="Tableau_20_2">Freney</text:p>
          </table:table-cell>
          <table:table-cell table:style-name="Tableau5.A4" office:value-type="string">
            <text:p text:style-name="Tableau_20_2">Modane</text:p>
          </table:table-cell>
          <table:table-cell table:style-name="Tableau5.A4" office:value-type="string">
            <text:p text:style-name="Tableau_20_2">Saint-Jean-de-Maurienne</text:p>
          </table:table-cell>
          <table:table-cell table:style-name="Tableau5.A4" office:value-type="string">
            <text:p text:style-name="P10">   255</text:p>
          </table:table-cell>
          <table:table-cell table:style-name="Tableau5.A4" office:value-type="string">
            <text:p text:style-name="P10"> 4</text:p>
          </table:table-cell>
          <table:table-cell table:style-name="Tableau5.A4" office:value-type="string">
            <text:p text:style-name="P10">27</text:p>
          </table:table-cell>
          <table:table-cell table:style-name="Tableau5.G4" office:value-type="string">
            <text:p text:style-name="P10"> 97</text:p>
          </table:table-cell>
        </table:table-row>
        <table:table-row table:style-name="Tableau5.1">
          <table:table-cell table:style-name="Tableau5.A4" office:value-type="string">
            <text:p text:style-name="Tableau_20_2">Fréterive</text:p>
          </table:table-cell>
          <table:table-cell table:style-name="Tableau5.A4" office:value-type="string">
            <text:p text:style-name="Tableau_20_2">Saint-Pierre-d’Albigny</text:p>
          </table:table-cell>
          <table:table-cell table:style-name="Tableau5.A4" office:value-type="string">
            <text:p text:style-name="Tableau_20_2">Chambéry</text:p>
          </table:table-cell>
          <table:table-cell table:style-name="Tableau5.A4" office:value-type="string">
            <text:p text:style-name="P10">   857</text:p>
          </table:table-cell>
          <table:table-cell table:style-name="Tableau5.A4" office:value-type="string">
            <text:p text:style-name="P10"> 5</text:p>
          </table:table-cell>
          <table:table-cell table:style-name="Tableau5.A4" office:value-type="string">
            <text:p text:style-name="P10">33</text:p>
          </table:table-cell>
          <table:table-cell table:style-name="Tableau5.G4" office:value-type="string">
            <text:p text:style-name="P10"> 33</text:p>
          </table:table-cell>
        </table:table-row>
        <table:table-row table:style-name="Tableau5.1">
          <table:table-cell table:style-name="Tableau5.A4" office:value-type="string">
            <text:p text:style-name="Tableau_20_2">Frontenex</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419</text:p>
          </table:table-cell>
          <table:table-cell table:style-name="Tableau5.A4" office:value-type="string">
            <text:p text:style-name="P10"> 6</text:p>
          </table:table-cell>
          <table:table-cell table:style-name="Tableau5.A4" office:value-type="string">
            <text:p text:style-name="P10"> 8</text:p>
          </table:table-cell>
          <table:table-cell table:style-name="Tableau5.G4" office:value-type="string">
            <text:p text:style-name="P10"> 46</text:p>
          </table:table-cell>
        </table:table-row>
        <table:table-row table:style-name="Tableau5.1">
          <table:table-cell table:style-name="Tableau5.A4" office:value-type="string">
            <text:p text:style-name="Tableau_20_2">Gerbaix</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433</text:p>
          </table:table-cell>
          <table:table-cell table:style-name="Tableau5.A4" office:value-type="string">
            <text:p text:style-name="P10">11</text:p>
          </table:table-cell>
          <table:table-cell table:style-name="Tableau5.A4" office:value-type="string">
            <text:p text:style-name="P10">35</text:p>
          </table:table-cell>
          <table:table-cell table:style-name="Tableau5.G4" office:value-type="string">
            <text:p text:style-name="P10"> 35</text:p>
          </table:table-cell>
        </table:table-row>
        <table:table-row table:style-name="Tableau5.1">
          <table:table-cell table:style-name="Tableau5.A4" office:value-type="string">
            <text:p text:style-name="Tableau_20_2">Giettaz (la)</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677</text:p>
          </table:table-cell>
          <table:table-cell table:style-name="Tableau5.A4" office:value-type="string">
            <text:p text:style-name="P10">21</text:p>
          </table:table-cell>
          <table:table-cell table:style-name="Tableau5.A4" office:value-type="string">
            <text:p text:style-name="P10">30</text:p>
          </table:table-cell>
          <table:table-cell table:style-name="Tableau5.G4" office:value-type="string">
            <text:p text:style-name="P10"> 80</text:p>
          </table:table-cell>
        </table:table-row>
        <table:table-row table:style-name="Tableau5.1">
          <table:table-cell table:style-name="Tableau5.A4" office:value-type="string">
            <text:p text:style-name="Tableau_20_2">Gilly</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684</text:p>
          </table:table-cell>
          <table:table-cell table:style-name="Tableau5.A4" office:value-type="string">
            <text:p text:style-name="P10"> 4</text:p>
          </table:table-cell>
          <table:table-cell table:style-name="Tableau5.A4" office:value-type="string">
            <text:p text:style-name="P10"> 4</text:p>
          </table:table-cell>
          <table:table-cell table:style-name="Tableau5.G4" office:value-type="string">
            <text:p text:style-name="P10"> 46</text:p>
          </table:table-cell>
        </table:table-row>
        <table:table-row table:style-name="Tableau5.1">
          <table:table-cell table:style-name="Tableau5.A4" office:value-type="string">
            <text:p text:style-name="Tableau_20_2">Grand-Cœur</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371</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72</text:p>
          </table:table-cell>
        </table:table-row>
        <table:table-row table:style-name="Tableau5.1">
          <table:table-cell table:style-name="Tableau5.A4" office:value-type="string">
            <text:p text:style-name="Tableau_20_2">Granier</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507</text:p>
          </table:table-cell>
          <table:table-cell table:style-name="Tableau5.A4" office:value-type="string">
            <text:p text:style-name="P10"> 5</text:p>
          </table:table-cell>
          <table:table-cell table:style-name="Tableau5.A4" office:value-type="string">
            <text:p text:style-name="P10">19</text:p>
          </table:table-cell>
          <table:table-cell table:style-name="Tableau5.G4" office:value-type="string">
            <text:p text:style-name="P10"> 96</text:p>
          </table:table-cell>
        </table:table-row>
        <table:table-row table:style-name="Tableau5.1">
          <table:table-cell table:style-name="Tableau5.A4" office:value-type="string">
            <text:p text:style-name="Tableau_20_2">Grésin</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438</text:p>
          </table:table-cell>
          <table:table-cell table:style-name="Tableau5.A4" office:value-type="string">
            <text:p text:style-name="P10"> 5</text:p>
          </table:table-cell>
          <table:table-cell table:style-name="Tableau5.A4" office:value-type="string">
            <text:p text:style-name="P10">50</text:p>
          </table:table-cell>
          <table:table-cell table:style-name="Tableau5.G4" office:value-type="string">
            <text:p text:style-name="P10"> 50</text:p>
          </table:table-cell>
        </table:table-row>
        <table:table-row table:style-name="Tableau5.1">
          <table:table-cell table:style-name="Tableau5.A4" office:value-type="string">
            <text:p text:style-name="Tableau_20_2">Grésy-sur-Aix</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1.376</text:p>
          </table:table-cell>
          <table:table-cell table:style-name="Tableau5.A4" office:value-type="string">
            <text:p text:style-name="P10"> 5</text:p>
          </table:table-cell>
          <table:table-cell table:style-name="Tableau5.A4" office:value-type="string">
            <text:p text:style-name="P10">19</text:p>
          </table:table-cell>
          <table:table-cell table:style-name="Tableau5.G4" office:value-type="string">
            <text:p text:style-name="P10"> 19</text:p>
          </table:table-cell>
        </table:table-row>
        <table:table-row table:style-name="Tableau5.1">
          <table:table-cell table:style-name="Tableau5.A4" office:value-type="string">
            <text:p text:style-name="Tableau_20_2">Grésy-sur-Isère</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1.144</text:p>
          </table:table-cell>
          <table:table-cell table:style-name="Tableau5.A4" office:value-type="string">
            <text:p text:style-name="P10"> »</text:p>
          </table:table-cell>
          <table:table-cell table:style-name="Tableau5.A4" office:value-type="string">
            <text:p text:style-name="P10">14</text:p>
          </table:table-cell>
          <table:table-cell table:style-name="Tableau5.G4" office:value-type="string">
            <text:p text:style-name="P10"> 37</text:p>
          </table:table-cell>
        </table:table-row>
        <table:table-row table:style-name="Tableau5.1">
          <table:table-cell table:style-name="Tableau5.A4" office:value-type="string">
            <text:p text:style-name="Tableau_20_2">Grignon</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475</text:p>
          </table:table-cell>
          <table:table-cell table:style-name="Tableau5.A4" office:value-type="string">
            <text:p text:style-name="P10"> 4</text:p>
          </table:table-cell>
          <table:table-cell table:style-name="Tableau5.A4" office:value-type="string">
            <text:p text:style-name="P10"> 4</text:p>
          </table:table-cell>
          <table:table-cell table:style-name="Tableau5.G4" office:value-type="string">
            <text:p text:style-name="P10"> 48</text:p>
          </table:table-cell>
        </table:table-row>
        <table:table-row table:style-name="Tableau5.1">
          <table:table-cell table:style-name="Tableau5.A4" office:value-type="string">
            <text:p text:style-name="Tableau_20_2">Hautecour</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487</text:p>
          </table:table-cell>
          <table:table-cell table:style-name="Tableau5.A4" office:value-type="string">
            <text:p text:style-name="P10"> 8</text:p>
          </table:table-cell>
          <table:table-cell table:style-name="Tableau5.A4" office:value-type="string">
            <text:p text:style-name="P10"> 8</text:p>
          </table:table-cell>
          <table:table-cell table:style-name="Tableau5.G4" office:value-type="string">
            <text:p text:style-name="P10"> 84</text:p>
          </table:table-cell>
        </table:table-row>
        <table:table-row table:style-name="Tableau5.1">
          <table:table-cell table:style-name="Tableau5.A4" office:value-type="string">
            <text:p text:style-name="Tableau_20_2">Hauteluce</text:p>
          </table:table-cell>
          <table:table-cell table:style-name="Tableau5.A4" office:value-type="string">
            <text:p text:style-name="Tableau_20_2">Beaufort</text:p>
          </table:table-cell>
          <table:table-cell table:style-name="Tableau5.A4" office:value-type="string">
            <text:p text:style-name="Tableau_20_2">Albertville</text:p>
          </table:table-cell>
          <table:table-cell table:style-name="Tableau5.A4" office:value-type="string">
            <text:p text:style-name="P10"> 1.198</text:p>
          </table:table-cell>
          <table:table-cell table:style-name="Tableau5.A4" office:value-type="string">
            <text:p text:style-name="P10"> 7</text:p>
          </table:table-cell>
          <table:table-cell table:style-name="Tableau5.A4" office:value-type="string">
            <text:p text:style-name="P10">21</text:p>
          </table:table-cell>
          <table:table-cell table:style-name="Tableau5.G4" office:value-type="string">
            <text:p text:style-name="P10"> 71</text:p>
          </table:table-cell>
        </table:table-row>
        <table:table-row table:style-name="Tableau5.1">
          <table:table-cell table:style-name="Tableau5.A4" office:value-type="string">
            <text:p text:style-name="Tableau_20_2">Hauteville</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402</text:p>
          </table:table-cell>
          <table:table-cell table:style-name="Tableau5.A4" office:value-type="string">
            <text:p text:style-name="P10"> 5</text:p>
          </table:table-cell>
          <table:table-cell table:style-name="Tableau5.A4" office:value-type="string">
            <text:p text:style-name="P10">30</text:p>
          </table:table-cell>
          <table:table-cell table:style-name="Tableau5.G4" office:value-type="string">
            <text:p text:style-name="P10"> 30</text:p>
          </table:table-cell>
        </table:table-row>
        <table:table-row table:style-name="Tableau5.1">
          <table:table-cell table:style-name="Tableau5.A4" office:value-type="string">
            <text:p text:style-name="Tableau_20_2"><text:span text:style-name="Page">{160}</text:span>Hauteville-Gondon</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709</text:p>
          </table:table-cell>
          <table:table-cell table:style-name="Tableau5.A4" office:value-type="string">
            <text:p text:style-name="P10"> 6</text:p>
          </table:table-cell>
          <table:table-cell table:style-name="Tableau5.A4" office:value-type="string">
            <text:p text:style-name="P10">29</text:p>
          </table:table-cell>
          <table:table-cell table:style-name="Tableau5.G4" office:value-type="string">
            <text:p text:style-name="P10">106</text:p>
          </table:table-cell>
        </table:table-row>
        <table:table-row table:style-name="Tableau5.1">
          <table:table-cell table:style-name="Tableau5.A4" office:value-type="string">
            <text:p text:style-name="Tableau_20_2">Hermillon</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545</text:p>
          </table:table-cell>
          <table:table-cell table:style-name="Tableau5.A4" office:value-type="string">
            <text:p text:style-name="P10"> 6</text:p>
          </table:table-cell>
          <table:table-cell table:style-name="Tableau5.A4" office:value-type="string">
            <text:p text:style-name="P10"> 6</text:p>
          </table:table-cell>
          <table:table-cell table:style-name="Tableau5.G4" office:value-type="string">
            <text:p text:style-name="P10"> 71</text:p>
          </table:table-cell>
        </table:table-row>
        <table:table-row table:style-name="Tableau5.1">
          <table:table-cell table:style-name="Tableau5.A4" office:value-type="string">
            <text:p text:style-name="Tableau_20_2">Héry-sur-Ugines</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649</text:p>
          </table:table-cell>
          <table:table-cell table:style-name="Tableau5.A4" office:value-type="string">
            <text:p text:style-name="P10"> 8</text:p>
          </table:table-cell>
          <table:table-cell table:style-name="Tableau5.A4" office:value-type="string">
            <text:p text:style-name="P10">17</text:p>
          </table:table-cell>
          <table:table-cell table:style-name="Tableau5.G4" office:value-type="string">
            <text:p text:style-name="P10"> 67</text:p>
          </table:table-cell>
        </table:table-row>
        <table:table-row table:style-name="Tableau5.1">
          <table:table-cell table:style-name="Tableau5.A4" office:value-type="string">
            <text:p text:style-name="Tableau_20_2">Jacob-Bellecombette</text:p>
          </table:table-cell>
          <table:table-cell table:style-name="Tableau5.A4" office:value-type="string">
            <text:p text:style-name="Tableau_20_2">Chambéry-sud</text:p>
          </table:table-cell>
          <table:table-cell table:style-name="Tableau5.A4" office:value-type="string">
            <text:p text:style-name="Tableau_20_2">Chambéry</text:p>
          </table:table-cell>
          <table:table-cell table:style-name="Tableau5.A4" office:value-type="string">
            <text:p text:style-name="P10">   339</text:p>
          </table:table-cell>
          <table:table-cell table:style-name="Tableau5.A4" office:value-type="string">
            <text:p text:style-name="P10"> 3</text:p>
          </table:table-cell>
          <table:table-cell table:style-name="Tableau5.A4" office:value-type="string">
            <text:p text:style-name="P10"> 3</text:p>
          </table:table-cell>
          <table:table-cell table:style-name="Tableau5.G4" office:value-type="string">
            <text:p text:style-name="P10">  3</text:p>
          </table:table-cell>
        </table:table-row>
        <table:table-row table:style-name="Tableau5.1">
          <table:table-cell table:style-name="Tableau5.A4" office:value-type="string">
            <text:p text:style-name="Tableau_20_2">Jarrier</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937</text:p>
          </table:table-cell>
          <table:table-cell table:style-name="Tableau5.A4" office:value-type="string">
            <text:p text:style-name="P10"> 9</text:p>
          </table:table-cell>
          <table:table-cell table:style-name="Tableau5.A4" office:value-type="string">
            <text:p text:style-name="P10"> 9</text:p>
          </table:table-cell>
          <table:table-cell table:style-name="Tableau5.G4" office:value-type="string">
            <text:p text:style-name="P10"> 80</text:p>
          </table:table-cell>
        </table:table-row>
        <table:table-row table:style-name="Tableau5.1">
          <table:table-cell table:style-name="Tableau5.A4" office:value-type="string">
            <text:p text:style-name="Tableau_20_2">Jarsy</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810</text:p>
          </table:table-cell>
          <table:table-cell table:style-name="Tableau5.A4" office:value-type="string">
            <text:p text:style-name="P10"> 6</text:p>
          </table:table-cell>
          <table:table-cell table:style-name="Tableau5.A4" office:value-type="string">
            <text:p text:style-name="P10">48</text:p>
          </table:table-cell>
          <table:table-cell table:style-name="Tableau5.G4" office:value-type="string">
            <text:p text:style-name="P10"> 48</text:p>
          </table:table-cell>
        </table:table-row>
        <table:table-row table:style-name="Tableau5.1">
          <table:table-cell table:style-name="Tableau5.A4" office:value-type="string">
            <text:p text:style-name="Tableau_20_2">Jongieux</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353</text:p>
          </table:table-cell>
          <table:table-cell table:style-name="Tableau5.A4" office:value-type="string">
            <text:p text:style-name="P10"> 6</text:p>
          </table:table-cell>
          <table:table-cell table:style-name="Tableau5.A4" office:value-type="string">
            <text:p text:style-name="P10">29</text:p>
          </table:table-cell>
          <table:table-cell table:style-name="Tableau5.G4" office:value-type="string">
            <text:p text:style-name="P10"> 29</text:p>
          </table:table-cell>
        </table:table-row>
        <table:table-row table:style-name="Tableau5.1">
          <table:table-cell table:style-name="Tableau5.A4" office:value-type="string">
            <text:p text:style-name="Tableau_20_2">Laissaud</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441</text:p>
          </table:table-cell>
          <table:table-cell table:style-name="Tableau5.A4" office:value-type="string">
            <text:p text:style-name="P10"> 8</text:p>
          </table:table-cell>
          <table:table-cell table:style-name="Tableau5.A4" office:value-type="string">
            <text:p text:style-name="P10">21</text:p>
          </table:table-cell>
          <table:table-cell table:style-name="Tableau5.G4" office:value-type="string">
            <text:p text:style-name="P10"> 21</text:p>
          </table:table-cell>
        </table:table-row>
        <text:soft-page-break/>
        <table:table-row table:style-name="Tableau5.1">
          <table:table-cell table:style-name="Tableau5.A4" office:value-type="string">
            <text:p text:style-name="Tableau_20_2">Landry</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504</text:p>
          </table:table-cell>
          <table:table-cell table:style-name="Tableau5.A4" office:value-type="string">
            <text:p text:style-name="P10"> 9</text:p>
          </table:table-cell>
          <table:table-cell table:style-name="Tableau5.A4" office:value-type="string">
            <text:p text:style-name="P10">24</text:p>
          </table:table-cell>
          <table:table-cell table:style-name="Tableau5.G4" office:value-type="string">
            <text:p text:style-name="P10">100</text:p>
          </table:table-cell>
        </table:table-row>
        <table:table-row table:style-name="Tableau5.1">
          <table:table-cell table:style-name="Tableau5.A4" office:value-type="string">
            <text:p text:style-name="Tableau_20_2">Lanslebourg</text:p>
          </table:table-cell>
          <table:table-cell table:style-name="Tableau5.A4" office:value-type="string">
            <text:p text:style-name="Tableau_20_2">Lanslebourg</text:p>
          </table:table-cell>
          <table:table-cell table:style-name="Tableau5.A4" office:value-type="string">
            <text:p text:style-name="Tableau_20_2">Saint-Jean-de-Maurienne</text:p>
          </table:table-cell>
          <table:table-cell table:style-name="Tableau5.A4" office:value-type="string">
            <text:p text:style-name="P10">   914</text:p>
          </table:table-cell>
          <table:table-cell table:style-name="Tableau5.A4" office:value-type="string">
            <text:p text:style-name="P10"> »</text:p>
          </table:table-cell>
          <table:table-cell table:style-name="Tableau5.A4" office:value-type="string">
            <text:p text:style-name="P10">53</text:p>
          </table:table-cell>
          <table:table-cell table:style-name="Tableau5.G4" office:value-type="string">
            <text:p text:style-name="P10">124</text:p>
          </table:table-cell>
        </table:table-row>
        <table:table-row table:style-name="Tableau5.1">
          <table:table-cell table:style-name="Tableau5.A4" office:value-type="string">
            <text:p text:style-name="Tableau_20_2">Lanslevillard</text:p>
          </table:table-cell>
          <table:table-cell table:style-name="Tableau5.A4" office:value-type="string">
            <text:p text:style-name="Tableau_20_2">Lanslebourg</text:p>
          </table:table-cell>
          <table:table-cell table:style-name="Tableau5.A4" office:value-type="string">
            <text:p text:style-name="Tableau_20_2">Saint-Jean-de-Maurienne</text:p>
          </table:table-cell>
          <table:table-cell table:style-name="Tableau5.A4" office:value-type="string">
            <text:p text:style-name="P10">   545</text:p>
          </table:table-cell>
          <table:table-cell table:style-name="Tableau5.A4" office:value-type="string">
            <text:p text:style-name="P10"> 4</text:p>
          </table:table-cell>
          <table:table-cell table:style-name="Tableau5.A4" office:value-type="string">
            <text:p text:style-name="P10">57</text:p>
          </table:table-cell>
          <table:table-cell table:style-name="Tableau5.G4" office:value-type="string">
            <text:p text:style-name="P10">128</text:p>
          </table:table-cell>
        </table:table-row>
        <table:table-row table:style-name="Tableau5.1">
          <table:table-cell table:style-name="Tableau5.A4" office:value-type="string">
            <text:p text:style-name="Tableau_20_2">Lépin</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312</text:p>
          </table:table-cell>
          <table:table-cell table:style-name="Tableau5.A4" office:value-type="string">
            <text:p text:style-name="P10">11</text:p>
          </table:table-cell>
          <table:table-cell table:style-name="Tableau5.A4" office:value-type="string">
            <text:p text:style-name="P10">38</text:p>
          </table:table-cell>
          <table:table-cell table:style-name="Tableau5.G4" office:value-type="string">
            <text:p text:style-name="P10"> 38</text:p>
          </table:table-cell>
        </table:table-row>
        <table:table-row table:style-name="Tableau5.1">
          <table:table-cell table:style-name="Tableau5.A4" office:value-type="string">
            <text:p text:style-name="Tableau_20_2">Lescheraines</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653</text:p>
          </table:table-cell>
          <table:table-cell table:style-name="Tableau5.A4" office:value-type="string">
            <text:p text:style-name="P10"> 6</text:p>
          </table:table-cell>
          <table:table-cell table:style-name="Tableau5.A4" office:value-type="string">
            <text:p text:style-name="P10">38</text:p>
          </table:table-cell>
          <table:table-cell table:style-name="Tableau5.G4" office:value-type="string">
            <text:p text:style-name="P10"> 38</text:p>
          </table:table-cell>
        </table:table-row>
        <table:table-row table:style-name="Tableau5.1">
          <table:table-cell table:style-name="Tableau5.A4" office:value-type="string">
            <text:p text:style-name="Tableau_20_2">Loisieux</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439</text:p>
          </table:table-cell>
          <table:table-cell table:style-name="Tableau5.A4" office:value-type="string">
            <text:p text:style-name="P10"> 6</text:p>
          </table:table-cell>
          <table:table-cell table:style-name="Tableau5.A4" office:value-type="string">
            <text:p text:style-name="P10">34</text:p>
          </table:table-cell>
          <table:table-cell table:style-name="Tableau5.G4" office:value-type="string">
            <text:p text:style-name="P10"> 34</text:p>
          </table:table-cell>
        </table:table-row>
        <table:table-row table:style-name="Tableau5.1">
          <table:table-cell table:style-name="Tableau5.A4" office:value-type="string">
            <text:p text:style-name="Tableau_20_2">Longefoy</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361</text:p>
          </table:table-cell>
          <table:table-cell table:style-name="Tableau5.A4" office:value-type="string">
            <text:p text:style-name="P10"> 6</text:p>
          </table:table-cell>
          <table:table-cell table:style-name="Tableau5.A4" office:value-type="string">
            <text:p text:style-name="P10">16</text:p>
          </table:table-cell>
          <table:table-cell table:style-name="Tableau5.G4" office:value-type="string">
            <text:p text:style-name="P10"> 93</text:p>
          </table:table-cell>
        </table:table-row>
        <table:table-row table:style-name="Tableau5.1">
          <table:table-cell table:style-name="Tableau5.A4" office:value-type="string">
            <text:p text:style-name="Tableau_20_2">Lucey</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419</text:p>
          </table:table-cell>
          <table:table-cell table:style-name="Tableau5.A4" office:value-type="string">
            <text:p text:style-name="P10"> 7</text:p>
          </table:table-cell>
          <table:table-cell table:style-name="Tableau5.A4" office:value-type="string">
            <text:p text:style-name="P10">33</text:p>
          </table:table-cell>
          <table:table-cell table:style-name="Tableau5.G4" office:value-type="string">
            <text:p text:style-name="P10"> 33</text:p>
          </table:table-cell>
        </table:table-row>
        <table:table-row table:style-name="Tableau5.1">
          <table:table-cell table:style-name="Tableau5.A4" office:value-type="string">
            <text:p text:style-name="Tableau_20_2">Mâcot</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873</text:p>
          </table:table-cell>
          <table:table-cell table:style-name="Tableau5.A4" office:value-type="string">
            <text:p text:style-name="P10"> 2</text:p>
          </table:table-cell>
          <table:table-cell table:style-name="Tableau5.A4" office:value-type="string">
            <text:p text:style-name="P10">16</text:p>
          </table:table-cell>
          <table:table-cell table:style-name="Tableau5.G4" office:value-type="string">
            <text:p text:style-name="P10"> 93</text:p>
          </table:table-cell>
        </table:table-row>
        <table:table-row table:style-name="Tableau5.1">
          <table:table-cell table:style-name="Tableau5.A4" office:value-type="string">
            <text:p text:style-name="Tableau_20_2">Marches (les)</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1.117</text:p>
          </table:table-cell>
          <table:table-cell table:style-name="Tableau5.A4" office:value-type="string">
            <text:p text:style-name="P10"> 6</text:p>
          </table:table-cell>
          <table:table-cell table:style-name="Tableau5.A4" office:value-type="string">
            <text:p text:style-name="P10">11</text:p>
          </table:table-cell>
          <table:table-cell table:style-name="Tableau5.G4" office:value-type="string">
            <text:p text:style-name="P10"> 11</text:p>
          </table:table-cell>
        </table:table-row>
        <table:table-row table:style-name="Tableau5.1">
          <table:table-cell table:style-name="Tableau5.A4" office:value-type="string">
            <text:p text:style-name="Tableau_20_2">Marcieux</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188</text:p>
          </table:table-cell>
          <table:table-cell table:style-name="Tableau5.A4" office:value-type="string">
            <text:p text:style-name="P10">13</text:p>
          </table:table-cell>
          <table:table-cell table:style-name="Tableau5.A4" office:value-type="string">
            <text:p text:style-name="P10">35</text:p>
          </table:table-cell>
          <table:table-cell table:style-name="Tableau5.G4" office:value-type="string">
            <text:p text:style-name="P10"> 35</text:p>
          </table:table-cell>
        </table:table-row>
        <table:table-row table:style-name="Tableau5.1">
          <table:table-cell table:style-name="Tableau5.A4" office:value-type="string">
            <text:p text:style-name="Tableau_20_2">Marthod</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848</text:p>
          </table:table-cell>
          <table:table-cell table:style-name="Tableau5.A4" office:value-type="string">
            <text:p text:style-name="P10"> 7</text:p>
          </table:table-cell>
          <table:table-cell table:style-name="Tableau5.A4" office:value-type="string">
            <text:p text:style-name="P10"> 7</text:p>
          </table:table-cell>
          <table:table-cell table:style-name="Tableau5.G4" office:value-type="string">
            <text:p text:style-name="P10"> 57</text:p>
          </table:table-cell>
        </table:table-row>
        <table:table-row table:style-name="Tableau5.1">
          <table:table-cell table:style-name="Tableau5.A4" office:value-type="string">
            <text:p text:style-name="Tableau_20_2">Mercury-Gémilly</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1.659</text:p>
          </table:table-cell>
          <table:table-cell table:style-name="Tableau5.A4" office:value-type="string">
            <text:p text:style-name="P10"> 6</text:p>
          </table:table-cell>
          <table:table-cell table:style-name="Tableau5.A4" office:value-type="string">
            <text:p text:style-name="P10"> 6</text:p>
          </table:table-cell>
          <table:table-cell table:style-name="Tableau5.G4" office:value-type="string">
            <text:p text:style-name="P10"> 49</text:p>
          </table:table-cell>
        </table:table-row>
        <table:table-row table:style-name="Tableau5.1">
          <table:table-cell table:style-name="Tableau5.A4" office:value-type="string">
            <text:p text:style-name="Tableau_20_2">Méry</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588</text:p>
          </table:table-cell>
          <table:table-cell table:style-name="Tableau5.A4" office:value-type="string">
            <text:p text:style-name="P10"> 7</text:p>
          </table:table-cell>
          <table:table-cell table:style-name="Tableau5.A4" office:value-type="string">
            <text:p text:style-name="P10"> 9</text:p>
          </table:table-cell>
          <table:table-cell table:style-name="Tableau5.G4" office:value-type="string">
            <text:p text:style-name="P10">  9</text:p>
          </table:table-cell>
        </table:table-row>
        <table:table-row table:style-name="Tableau5.1">
          <table:table-cell table:style-name="Tableau5.A4" office:value-type="string">
            <text:p text:style-name="Tableau_20_2">Meyrieux-Trouet</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427</text:p>
          </table:table-cell>
          <table:table-cell table:style-name="Tableau5.A4" office:value-type="string">
            <text:p text:style-name="P10"> 8</text:p>
          </table:table-cell>
          <table:table-cell table:style-name="Tableau5.A4" office:value-type="string">
            <text:p text:style-name="P10">29</text:p>
          </table:table-cell>
          <table:table-cell table:style-name="Tableau5.G4" office:value-type="string">
            <text:p text:style-name="P10"> 29</text:p>
          </table:table-cell>
        </table:table-row>
        <table:table-row table:style-name="Tableau5.1">
          <table:table-cell table:style-name="Tableau5.A4" office:value-type="string">
            <text:p text:style-name="Tableau_20_2">Modane</text:p>
          </table:table-cell>
          <table:table-cell table:style-name="Tableau5.A4" office:value-type="string">
            <text:p text:style-name="Tableau_20_2">Modane</text:p>
          </table:table-cell>
          <table:table-cell table:style-name="Tableau5.A4" office:value-type="string">
            <text:p text:style-name="Tableau_20_2">Saint-Jean-de-Maurienne</text:p>
          </table:table-cell>
          <table:table-cell table:style-name="Tableau5.A4" office:value-type="string">
            <text:p text:style-name="P10"> 2.725</text:p>
          </table:table-cell>
          <table:table-cell table:style-name="Tableau5.A4" office:value-type="string">
            <text:p text:style-name="P10"> »</text:p>
          </table:table-cell>
          <table:table-cell table:style-name="Tableau5.A4" office:value-type="string">
            <text:p text:style-name="P10">31</text:p>
          </table:table-cell>
          <table:table-cell table:style-name="Tableau5.G4" office:value-type="string">
            <text:p text:style-name="P10">102</text:p>
          </table:table-cell>
        </table:table-row>
        <table:table-row table:style-name="Tableau5.1">
          <table:table-cell table:style-name="Tableau5.A4" office:value-type="string">
            <text:p text:style-name="Tableau_20_2">Mognard</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435</text:p>
          </table:table-cell>
          <table:table-cell table:style-name="Tableau5.A4" office:value-type="string">
            <text:p text:style-name="P10"> 6</text:p>
          </table:table-cell>
          <table:table-cell table:style-name="Tableau5.A4" office:value-type="string">
            <text:p text:style-name="P10">24</text:p>
          </table:table-cell>
          <table:table-cell table:style-name="Tableau5.G4" office:value-type="string">
            <text:p text:style-name="P10"> 24</text:p>
          </table:table-cell>
        </table:table-row>
        <table:table-row table:style-name="Tableau5.1">
          <table:table-cell table:style-name="Tableau5.A4" office:value-type="string">
            <text:p text:style-name="Tableau_20_2">Mollettes (les)</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463</text:p>
          </table:table-cell>
          <table:table-cell table:style-name="Tableau5.A4" office:value-type="string">
            <text:p text:style-name="P10"> 6</text:p>
          </table:table-cell>
          <table:table-cell table:style-name="Tableau5.A4" office:value-type="string">
            <text:p text:style-name="P10">19</text:p>
          </table:table-cell>
          <table:table-cell table:style-name="Tableau5.G4" office:value-type="string">
            <text:p text:style-name="P10"> 19</text:p>
          </table:table-cell>
        </table:table-row>
        <table:table-row table:style-name="Tableau5.1">
          <table:table-cell table:style-name="Tableau5.A4" office:value-type="string">
            <text:p text:style-name="Tableau_20_2">Montagnole</text:p>
          </table:table-cell>
          <table:table-cell table:style-name="Tableau5.A4" office:value-type="string">
            <text:p text:style-name="Tableau_20_2">Chambéry-sud</text:p>
          </table:table-cell>
          <table:table-cell table:style-name="Tableau5.A4" office:value-type="string">
            <text:p text:style-name="Tableau_20_2">Chambéry</text:p>
          </table:table-cell>
          <table:table-cell table:style-name="Tableau5.A4" office:value-type="string">
            <text:p text:style-name="P10">   680</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5</text:p>
          </table:table-cell>
        </table:table-row>
        <table:table-row table:style-name="Tableau5.1">
          <table:table-cell table:style-name="Tableau5.A4" office:value-type="string">
            <text:p text:style-name="Tableau_20_2">Montagny</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625</text:p>
          </table:table-cell>
          <table:table-cell table:style-name="Tableau5.A4" office:value-type="string">
            <text:p text:style-name="P10"> 7</text:p>
          </table:table-cell>
          <table:table-cell table:style-name="Tableau5.A4" office:value-type="string">
            <text:p text:style-name="P10">11</text:p>
          </table:table-cell>
          <table:table-cell table:style-name="Tableau5.G4" office:value-type="string">
            <text:p text:style-name="P10"> 88</text:p>
          </table:table-cell>
        </table:table-row>
        <table:table-row table:style-name="Tableau5.1">
          <table:table-cell table:style-name="Tableau5.A4" office:value-type="string">
            <text:p text:style-name="Tableau_20_2">Montailleur</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891</text:p>
          </table:table-cell>
          <table:table-cell table:style-name="Tableau5.A4" office:value-type="string">
            <text:p text:style-name="P10"> 3</text:p>
          </table:table-cell>
          <table:table-cell table:style-name="Tableau5.A4" office:value-type="string">
            <text:p text:style-name="P10">10</text:p>
          </table:table-cell>
          <table:table-cell table:style-name="Tableau5.G4" office:value-type="string">
            <text:p text:style-name="P10"> 41</text:p>
          </table:table-cell>
        </table:table-row>
        <table:table-row table:style-name="Tableau5.1">
          <table:table-cell table:style-name="Tableau5.A4" office:value-type="string">
            <text:p text:style-name="Tableau_20_2"><text:span text:style-name="Page">{161}</text:span>Montaimont</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1.311</text:p>
          </table:table-cell>
          <table:table-cell table:style-name="Tableau5.A4" office:value-type="string">
            <text:p text:style-name="P10">15</text:p>
          </table:table-cell>
          <table:table-cell table:style-name="Tableau5.A4" office:value-type="string">
            <text:p text:style-name="P10">20</text:p>
          </table:table-cell>
          <table:table-cell table:style-name="Tableau5.G4" office:value-type="string">
            <text:p text:style-name="P10"> 75</text:p>
          </table:table-cell>
        </table:table-row>
        <table:table-row table:style-name="Tableau5.1">
          <table:table-cell table:style-name="Tableau5.A4" office:value-type="string">
            <text:p text:style-name="Tableau_20_2">Montcel (le)</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874</text:p>
          </table:table-cell>
          <table:table-cell table:style-name="Tableau5.A4" office:value-type="string">
            <text:p text:style-name="P10">10</text:p>
          </table:table-cell>
          <table:table-cell table:style-name="Tableau5.A4" office:value-type="string">
            <text:p text:style-name="P10">24</text:p>
          </table:table-cell>
          <table:table-cell table:style-name="Tableau5.G4" office:value-type="string">
            <text:p text:style-name="P10"> 24</text:p>
          </table:table-cell>
        </table:table-row>
        <table:table-row table:style-name="Tableau5.1">
          <table:table-cell table:style-name="Tableau5.A4" office:value-type="string">
            <text:p text:style-name="Tableau_20_2">Montdenis</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458</text:p>
          </table:table-cell>
          <table:table-cell table:style-name="Tableau5.A4" office:value-type="string">
            <text:p text:style-name="P10">17</text:p>
          </table:table-cell>
          <table:table-cell table:style-name="Tableau5.A4" office:value-type="string">
            <text:p text:style-name="P10">17</text:p>
          </table:table-cell>
          <table:table-cell table:style-name="Tableau5.G4" office:value-type="string">
            <text:p text:style-name="P10"> 88</text:p>
          </table:table-cell>
        </table:table-row>
        <table:table-row table:style-name="Tableau5.1">
          <table:table-cell table:style-name="Tableau5.A4" office:value-type="string">
            <text:p text:style-name="Tableau_20_2">Montendry</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541</text:p>
          </table:table-cell>
          <table:table-cell table:style-name="Tableau5.A4" office:value-type="string">
            <text:p text:style-name="P10"> 3</text:p>
          </table:table-cell>
          <table:table-cell table:style-name="Tableau5.A4" office:value-type="string">
            <text:p text:style-name="P10">35</text:p>
          </table:table-cell>
          <table:table-cell table:style-name="Tableau5.G4" office:value-type="string">
            <text:p text:style-name="P10"> 35</text:p>
          </table:table-cell>
        </table:table-row>
        <table:table-row table:style-name="Tableau5.1">
          <table:table-cell table:style-name="Tableau5.A4" office:value-type="string">
            <text:p text:style-name="Tableau_20_2">Montgellafrey</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813</text:p>
          </table:table-cell>
          <table:table-cell table:style-name="Tableau5.A4" office:value-type="string">
            <text:p text:style-name="P10">14</text:p>
          </table:table-cell>
          <table:table-cell table:style-name="Tableau5.A4" office:value-type="string">
            <text:p text:style-name="P10">24</text:p>
          </table:table-cell>
          <table:table-cell table:style-name="Tableau5.G4" office:value-type="string">
            <text:p text:style-name="P10"> 75</text:p>
          </table:table-cell>
        </table:table-row>
        <table:table-row table:style-name="Tableau5.1">
          <table:table-cell table:style-name="Tableau5.A4" office:value-type="string">
            <text:p text:style-name="Tableau_20_2">Montgilbert</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611</text:p>
          </table:table-cell>
          <table:table-cell table:style-name="Tableau5.A4" office:value-type="string">
            <text:p text:style-name="P10"> 4</text:p>
          </table:table-cell>
          <table:table-cell table:style-name="Tableau5.A4" office:value-type="string">
            <text:p text:style-name="P10">37</text:p>
          </table:table-cell>
          <table:table-cell table:style-name="Tableau5.G4" office:value-type="string">
            <text:p text:style-name="P10"> 38</text:p>
          </table:table-cell>
        </table:table-row>
        <table:table-row table:style-name="Tableau5.1">
          <table:table-cell table:style-name="Tableau5.A4" office:value-type="string">
            <text:p text:style-name="Tableau_20_2">Montgirod</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521</text:p>
          </table:table-cell>
          <table:table-cell table:style-name="Tableau5.A4" office:value-type="string">
            <text:p text:style-name="P10"> 6</text:p>
          </table:table-cell>
          <table:table-cell table:style-name="Tableau5.A4" office:value-type="string">
            <text:p text:style-name="P10">10</text:p>
          </table:table-cell>
          <table:table-cell table:style-name="Tableau5.G4" office:value-type="string">
            <text:p text:style-name="P10"> 85</text:p>
          </table:table-cell>
        </table:table-row>
        <table:table-row table:style-name="Tableau5.1">
          <table:table-cell table:style-name="Tableau5.A4" office:value-type="string">
            <text:p text:style-name="Tableau_20_2">Monthion</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344</text:p>
          </table:table-cell>
          <table:table-cell table:style-name="Tableau5.A4" office:value-type="string">
            <text:p text:style-name="P10"> 7</text:p>
          </table:table-cell>
          <table:table-cell table:style-name="Tableau5.A4" office:value-type="string">
            <text:p text:style-name="P10"> 7</text:p>
          </table:table-cell>
          <table:table-cell table:style-name="Tableau5.G4" office:value-type="string">
            <text:p text:style-name="P10"> 46</text:p>
          </table:table-cell>
        </table:table-row>
        <table:table-row table:style-name="Tableau5.1">
          <table:table-cell table:style-name="Tableau5.A4" office:value-type="string">
            <text:p text:style-name="Tableau_20_2">Montmélian</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1.358</text:p>
          </table:table-cell>
          <table:table-cell table:style-name="Tableau5.A4" office:value-type="string">
            <text:p text:style-name="P10"> »</text:p>
          </table:table-cell>
          <table:table-cell table:style-name="Tableau5.A4" office:value-type="string">
            <text:p text:style-name="P10">16</text:p>
          </table:table-cell>
          <table:table-cell table:style-name="Tableau5.G4" office:value-type="string">
            <text:p text:style-name="P10"> 16</text:p>
          </table:table-cell>
        </table:table-row>
        <text:soft-page-break/>
        <table:table-row table:style-name="Tableau5.1">
          <table:table-cell table:style-name="Tableau5.A4" office:value-type="string">
            <text:p text:style-name="Tableau_20_2">Montpascal</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383</text:p>
          </table:table-cell>
          <table:table-cell table:style-name="Tableau5.A4" office:value-type="string">
            <text:p text:style-name="P10">16</text:p>
          </table:table-cell>
          <table:table-cell table:style-name="Tableau5.A4" office:value-type="string">
            <text:p text:style-name="P10">16</text:p>
          </table:table-cell>
          <table:table-cell table:style-name="Tableau5.G4" office:value-type="string">
            <text:p text:style-name="P10"> 80</text:p>
          </table:table-cell>
        </table:table-row>
        <table:table-row table:style-name="Tableau5.1">
          <table:table-cell table:style-name="Tableau5.A4" office:value-type="string">
            <text:p text:style-name="Tableau_20_2">Montricher</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423</text:p>
          </table:table-cell>
          <table:table-cell table:style-name="Tableau5.A4" office:value-type="string">
            <text:p text:style-name="P10">15</text:p>
          </table:table-cell>
          <table:table-cell table:style-name="Tableau5.A4" office:value-type="string">
            <text:p text:style-name="P10">15</text:p>
          </table:table-cell>
          <table:table-cell table:style-name="Tableau5.G4" office:value-type="string">
            <text:p text:style-name="P10"> 86</text:p>
          </table:table-cell>
        </table:table-row>
        <table:table-row table:style-name="Tableau5.1">
          <table:table-cell table:style-name="Tableau5.A4" office:value-type="string">
            <text:p text:style-name="Tableau_20_2">Montrond</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441</text:p>
          </table:table-cell>
          <table:table-cell table:style-name="Tableau5.A4" office:value-type="string">
            <text:p text:style-name="P10">18</text:p>
          </table:table-cell>
          <table:table-cell table:style-name="Tableau5.A4" office:value-type="string">
            <text:p text:style-name="P10">18</text:p>
          </table:table-cell>
          <table:table-cell table:style-name="Tableau5.G4" office:value-type="string">
            <text:p text:style-name="P10"> 89</text:p>
          </table:table-cell>
        </table:table-row>
        <table:table-row table:style-name="Tableau5.1">
          <table:table-cell table:style-name="Tableau5.A4" office:value-type="string">
            <text:p text:style-name="Tableau_20_2">Montvalezan-sur-Bellentre</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405</text:p>
          </table:table-cell>
          <table:table-cell table:style-name="Tableau5.A4" office:value-type="string">
            <text:p text:style-name="P10"> 6</text:p>
          </table:table-cell>
          <table:table-cell table:style-name="Tableau5.A4" office:value-type="string">
            <text:p text:style-name="P10">20</text:p>
          </table:table-cell>
          <table:table-cell table:style-name="Tableau5.G4" office:value-type="string">
            <text:p text:style-name="P10"> 97</text:p>
          </table:table-cell>
        </table:table-row>
        <table:table-row table:style-name="Tableau5.1">
          <table:table-cell table:style-name="Tableau5.A4" office:value-type="string">
            <text:p text:style-name="Tableau_20_2">Montvalezan-sur-Séez</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547</text:p>
          </table:table-cell>
          <table:table-cell table:style-name="Tableau5.A4" office:value-type="string">
            <text:p text:style-name="P10">11</text:p>
          </table:table-cell>
          <table:table-cell table:style-name="Tableau5.A4" office:value-type="string">
            <text:p text:style-name="P10">38</text:p>
          </table:table-cell>
          <table:table-cell table:style-name="Tableau5.G4" office:value-type="string">
            <text:p text:style-name="P10">115</text:p>
          </table:table-cell>
        </table:table-row>
        <table:table-row table:style-name="Tableau5.1">
          <table:table-cell table:style-name="Tableau5.A4" office:value-type="string">
            <text:p text:style-name="Tableau_20_2">Montvernier</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546</text:p>
          </table:table-cell>
          <table:table-cell table:style-name="Tableau5.A4" office:value-type="string">
            <text:p text:style-name="P10">11</text:p>
          </table:table-cell>
          <table:table-cell table:style-name="Tableau5.A4" office:value-type="string">
            <text:p text:style-name="P10">11</text:p>
          </table:table-cell>
          <table:table-cell table:style-name="Tableau5.G4" office:value-type="string">
            <text:p text:style-name="P10"> 70</text:p>
          </table:table-cell>
        </table:table-row>
        <table:table-row table:style-name="Tableau5.1">
          <table:table-cell table:style-name="Tableau5.A4" office:value-type="string">
            <text:p text:style-name="Tableau_20_2">Montsapey</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498</text:p>
          </table:table-cell>
          <table:table-cell table:style-name="Tableau5.A4" office:value-type="string">
            <text:p text:style-name="P10">10</text:p>
          </table:table-cell>
          <table:table-cell table:style-name="Tableau5.A4" office:value-type="string">
            <text:p text:style-name="P10">34</text:p>
          </table:table-cell>
          <table:table-cell table:style-name="Tableau5.G4" office:value-type="string">
            <text:p text:style-name="P10"> 48</text:p>
          </table:table-cell>
        </table:table-row>
        <table:table-row table:style-name="Tableau5.1">
          <table:table-cell table:style-name="Tableau5.A4" office:value-type="string">
            <text:p text:style-name="Tableau_20_2">Motte-en-Bauges (la)</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553</text:p>
          </table:table-cell>
          <table:table-cell table:style-name="Tableau5.A4" office:value-type="string">
            <text:p text:style-name="P10"> 2</text:p>
          </table:table-cell>
          <table:table-cell table:style-name="Tableau5.A4" office:value-type="string">
            <text:p text:style-name="P10">39</text:p>
          </table:table-cell>
          <table:table-cell table:style-name="Tableau5.G4" office:value-type="string">
            <text:p text:style-name="P10"> 39</text:p>
          </table:table-cell>
        </table:table-row>
        <table:table-row table:style-name="Tableau5.1">
          <table:table-cell table:style-name="Tableau5.A4" office:value-type="string">
            <text:p text:style-name="Tableau_20_2">Motte-Servolex (la)</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3.072</text:p>
          </table:table-cell>
          <table:table-cell table:style-name="Tableau5.A4" office:value-type="string">
            <text:p text:style-name="P10"> »</text:p>
          </table:table-cell>
          <table:table-cell table:style-name="Tableau5.A4" office:value-type="string">
            <text:p text:style-name="P10"> 5</text:p>
          </table:table-cell>
          <table:table-cell table:style-name="Tableau5.G4" office:value-type="string">
            <text:p text:style-name="P10">  5</text:p>
          </table:table-cell>
        </table:table-row>
        <table:table-row table:style-name="Tableau5.1">
          <table:table-cell table:style-name="Tableau5.A4" office:value-type="string">
            <text:p text:style-name="Tableau_20_2">Motz</text:p>
          </table:table-cell>
          <table:table-cell table:style-name="Tableau5.A4" office:value-type="string">
            <text:p text:style-name="Tableau_20_2">Ruffieux</text:p>
          </table:table-cell>
          <table:table-cell table:style-name="Tableau5.A4" office:value-type="string">
            <text:p text:style-name="Tableau_20_2">Chambéry</text:p>
          </table:table-cell>
          <table:table-cell table:style-name="Tableau5.A4" office:value-type="string">
            <text:p text:style-name="P10">   613</text:p>
          </table:table-cell>
          <table:table-cell table:style-name="Tableau5.A4" office:value-type="string">
            <text:p text:style-name="P10"> 9</text:p>
          </table:table-cell>
          <table:table-cell table:style-name="Tableau5.A4" office:value-type="string">
            <text:p text:style-name="P10">40</text:p>
          </table:table-cell>
          <table:table-cell table:style-name="Tableau5.G4" office:value-type="string">
            <text:p text:style-name="P10"> 40</text:p>
          </table:table-cell>
        </table:table-row>
        <table:table-row table:style-name="Tableau5.1">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2.397</text:p>
          </table:table-cell>
          <table:table-cell table:style-name="Tableau5.A4" office:value-type="string">
            <text:p text:style-name="P10"> »</text:p>
          </table:table-cell>
          <table:table-cell table:style-name="Tableau5.A4" office:value-type="string">
            <text:p text:style-name="P10"> »</text:p>
          </table:table-cell>
          <table:table-cell table:style-name="Tableau5.G4" office:value-type="string">
            <text:p text:style-name="P10"> 77</text:p>
          </table:table-cell>
        </table:table-row>
        <table:table-row table:style-name="Tableau5.1">
          <table:table-cell table:style-name="Tableau5.A4" office:value-type="string">
            <text:p text:style-name="Tableau_20_2">Mouxy</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550</text:p>
          </table:table-cell>
          <table:table-cell table:style-name="Tableau5.A4" office:value-type="string">
            <text:p text:style-name="P10"> 3</text:p>
          </table:table-cell>
          <table:table-cell table:style-name="Tableau5.A4" office:value-type="string">
            <text:p text:style-name="P10">16</text:p>
          </table:table-cell>
          <table:table-cell table:style-name="Tableau5.G4" office:value-type="string">
            <text:p text:style-name="P10"> 16</text:p>
          </table:table-cell>
        </table:table-row>
        <table:table-row table:style-name="Tableau5.1">
          <table:table-cell table:style-name="Tableau5.A4" office:value-type="string">
            <text:p text:style-name="Tableau_20_2">Myans</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553</text:p>
          </table:table-cell>
          <table:table-cell table:style-name="Tableau5.A4" office:value-type="string">
            <text:p text:style-name="P10"> 7</text:p>
          </table:table-cell>
          <table:table-cell table:style-name="Tableau5.A4" office:value-type="string">
            <text:p text:style-name="P10"> 9</text:p>
          </table:table-cell>
          <table:table-cell table:style-name="Tableau5.G4" office:value-type="string">
            <text:p text:style-name="P10">  9</text:p>
          </table:table-cell>
        </table:table-row>
        <table:table-row table:style-name="Tableau5.1">
          <table:table-cell table:style-name="Tableau5.A4" office:value-type="string">
            <text:p text:style-name="Tableau_20_2">Nances</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246</text:p>
          </table:table-cell>
          <table:table-cell table:style-name="Tableau5.A4" office:value-type="string">
            <text:p text:style-name="P10">15</text:p>
          </table:table-cell>
          <table:table-cell table:style-name="Tableau5.A4" office:value-type="string">
            <text:p text:style-name="P10">16</text:p>
          </table:table-cell>
          <table:table-cell table:style-name="Tableau5.G4" office:value-type="string">
            <text:p text:style-name="P10"> 16<text:span text:style-name="T15">1</text:span></text:p>
          </table:table-cell>
        </table:table-row>
        <table:table-row table:style-name="Tableau5.1">
          <table:table-cell table:style-name="Tableau5.A4" office:value-type="string">
            <text:p text:style-name="Tableau_20_2">Nâves</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576</text:p>
          </table:table-cell>
          <table:table-cell table:style-name="Tableau5.A4" office:value-type="string">
            <text:p text:style-name="P10">15</text:p>
          </table:table-cell>
          <table:table-cell table:style-name="Tableau5.A4" office:value-type="string">
            <text:p text:style-name="P10">15</text:p>
          </table:table-cell>
          <table:table-cell table:style-name="Tableau5.G4" office:value-type="string">
            <text:p text:style-name="P10"> 80</text:p>
          </table:table-cell>
        </table:table-row>
        <table:table-row table:style-name="Tableau5.1">
          <table:table-cell table:style-name="Tableau5.A4" office:value-type="string">
            <text:p text:style-name="Tableau_20_2">Notre-Dame-de-Bellecombe</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602</text:p>
          </table:table-cell>
          <table:table-cell table:style-name="Tableau5.A4" office:value-type="string">
            <text:p text:style-name="P10">17</text:p>
          </table:table-cell>
          <table:table-cell table:style-name="Tableau5.A4" office:value-type="string">
            <text:p text:style-name="P10">26</text:p>
          </table:table-cell>
          <table:table-cell table:style-name="Tableau5.G4" office:value-type="string">
            <text:p text:style-name="P10"> 76</text:p>
          </table:table-cell>
        </table:table-row>
        <table:table-row table:style-name="Tableau5.1">
          <table:table-cell table:style-name="Tableau5.A4" office:value-type="string">
            <text:p text:style-name="Tableau_20_2">Notre-Dame-de-Briançon</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402</text:p>
          </table:table-cell>
          <table:table-cell table:style-name="Tableau5.A4" office:value-type="string">
            <text:p text:style-name="P10"> 8</text:p>
          </table:table-cell>
          <table:table-cell table:style-name="Tableau5.A4" office:value-type="string">
            <text:p text:style-name="P10"> 8</text:p>
          </table:table-cell>
          <table:table-cell table:style-name="Tableau5.G4" office:value-type="string">
            <text:p text:style-name="P10"> 70</text:p>
          </table:table-cell>
        </table:table-row>
        <table:table-row table:style-name="Tableau5.1">
          <table:table-cell table:style-name="Tableau5.A4" office:value-type="string">
            <text:p text:style-name="Tableau_20_2">Notre-Dame-des-Millières</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839</text:p>
          </table:table-cell>
          <table:table-cell table:style-name="Tableau5.A4" office:value-type="string">
            <text:p text:style-name="P10">11</text:p>
          </table:table-cell>
          <table:table-cell table:style-name="Tableau5.A4" office:value-type="string">
            <text:p text:style-name="P10"> 9</text:p>
          </table:table-cell>
          <table:table-cell table:style-name="Tableau5.G4" office:value-type="string">
            <text:p text:style-name="P10"> 44</text:p>
          </table:table-cell>
        </table:table-row>
        <table:table-row table:style-name="Tableau5.1">
          <table:table-cell table:style-name="Tableau5.A4" office:value-type="string">
            <text:p text:style-name="Tableau_20_2"><text:span text:style-name="Page">{162}</text:span>Notre-Dame-du-Cruet</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198</text:p>
          </table:table-cell>
          <table:table-cell table:style-name="Tableau5.A4" office:value-type="string">
            <text:p text:style-name="P10"> 3</text:p>
          </table:table-cell>
          <table:table-cell table:style-name="Tableau5.A4" office:value-type="string">
            <text:p text:style-name="P10">14</text:p>
          </table:table-cell>
          <table:table-cell table:style-name="Tableau5.G4" office:value-type="string">
            <text:p text:style-name="P10"> 64</text:p>
          </table:table-cell>
        </table:table-row>
        <table:table-row table:style-name="Tableau5.1">
          <table:table-cell table:style-name="Tableau5.A4" office:value-type="string">
            <text:p text:style-name="Tableau_20_2">Notre-Dame-du-Pré</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502</text:p>
          </table:table-cell>
          <table:table-cell table:style-name="Tableau5.A4" office:value-type="string">
            <text:p text:style-name="P10">15</text:p>
          </table:table-cell>
          <table:table-cell table:style-name="Tableau5.A4" office:value-type="string">
            <text:p text:style-name="P10">15</text:p>
          </table:table-cell>
          <table:table-cell table:style-name="Tableau5.G4" office:value-type="string">
            <text:p text:style-name="P10"> 92</text:p>
          </table:table-cell>
        </table:table-row>
        <table:table-row table:style-name="Tableau5.1">
          <table:table-cell table:style-name="Tableau5.A4" office:value-type="string">
            <text:p text:style-name="Tableau_20_2">Novalaise</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1.382</text:p>
          </table:table-cell>
          <table:table-cell table:style-name="Tableau5.A4" office:value-type="string">
            <text:p text:style-name="P10">14</text:p>
          </table:table-cell>
          <table:table-cell table:style-name="Tableau5.A4" office:value-type="string">
            <text:p text:style-name="P10">18</text:p>
          </table:table-cell>
          <table:table-cell table:style-name="Tableau5.G4" office:value-type="string">
            <text:p text:style-name="P10"> 18<text:span text:style-name="T15">2</text:span></text:p>
          </table:table-cell>
        </table:table-row>
        <table:table-row table:style-name="Tableau5.1">
          <table:table-cell table:style-name="Tableau5.A4" office:value-type="string">
            <text:p text:style-name="Tableau_20_2">Noyer (le)</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634</text:p>
          </table:table-cell>
          <table:table-cell table:style-name="Tableau5.A4" office:value-type="string">
            <text:p text:style-name="P10">11</text:p>
          </table:table-cell>
          <table:table-cell table:style-name="Tableau5.A4" office:value-type="string">
            <text:p text:style-name="P10">44</text:p>
          </table:table-cell>
          <table:table-cell table:style-name="Tableau5.G4" office:value-type="string">
            <text:p text:style-name="P10"> 44</text:p>
          </table:table-cell>
        </table:table-row>
        <table:table-row table:style-name="Tableau5.1">
          <table:table-cell table:style-name="Tableau5.A4" office:value-type="string">
            <text:p text:style-name="Tableau_20_2">Ontex</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173</text:p>
          </table:table-cell>
          <table:table-cell table:style-name="Tableau5.A4" office:value-type="string">
            <text:p text:style-name="P10">17</text:p>
          </table:table-cell>
          <table:table-cell table:style-name="Tableau5.A4" office:value-type="string">
            <text:p text:style-name="P10">25</text:p>
          </table:table-cell>
          <table:table-cell table:style-name="Tableau5.G4" office:value-type="string">
            <text:p text:style-name="P10"> 25</text:p>
          </table:table-cell>
        </table:table-row>
        <table:table-row table:style-name="Tableau5.1">
          <table:table-cell table:style-name="Tableau5.A4" office:value-type="string">
            <text:p text:style-name="Tableau_20_2">Orelle</text:p>
          </table:table-cell>
          <table:table-cell table:style-name="Tableau5.A4" office:value-type="string">
            <text:p text:style-name="Tableau_20_2">Modane</text:p>
          </table:table-cell>
          <table:table-cell table:style-name="Tableau5.A4" office:value-type="string">
            <text:p text:style-name="Tableau_20_2">Saint-Jean-de-Maurienne</text:p>
          </table:table-cell>
          <table:table-cell table:style-name="Tableau5.A4" office:value-type="string">
            <text:p text:style-name="P10"> 1.022</text:p>
          </table:table-cell>
          <table:table-cell table:style-name="Tableau5.A4" office:value-type="string">
            <text:p text:style-name="P10">13</text:p>
          </table:table-cell>
          <table:table-cell table:style-name="Tableau5.A4" office:value-type="string">
            <text:p text:style-name="P10">18</text:p>
          </table:table-cell>
          <table:table-cell table:style-name="Tableau5.G4" office:value-type="string">
            <text:p text:style-name="P10"> 90</text:p>
          </table:table-cell>
        </table:table-row>
        <table:table-row table:style-name="Tableau5.1">
          <table:table-cell table:style-name="Tableau5.A4" office:value-type="string">
            <text:p text:style-name="Tableau_20_2">Outrechaise</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156</text:p>
          </table:table-cell>
          <table:table-cell table:style-name="Tableau5.A4" office:value-type="string">
            <text:p text:style-name="P10"> 2</text:p>
          </table:table-cell>
          <table:table-cell table:style-name="Tableau5.A4" office:value-type="string">
            <text:p text:style-name="P10">11</text:p>
          </table:table-cell>
          <table:table-cell table:style-name="Tableau5.G4" office:value-type="string">
            <text:p text:style-name="P10"> 60</text:p>
          </table:table-cell>
        </table:table-row>
        <table:table-row table:style-name="Tableau5.1">
          <table:table-cell table:style-name="Tableau5.A4" office:value-type="string">
            <text:p text:style-name="Tableau_20_2">Pallud</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479</text:p>
          </table:table-cell>
          <table:table-cell table:style-name="Tableau5.A4" office:value-type="string">
            <text:p text:style-name="P10"> 1</text:p>
          </table:table-cell>
          <table:table-cell table:style-name="Tableau5.A4" office:value-type="string">
            <text:p text:style-name="P10"> 1</text:p>
          </table:table-cell>
          <table:table-cell table:style-name="Tableau5.G4" office:value-type="string">
            <text:p text:style-name="P10"> 51</text:p>
          </table:table-cell>
        </table:table-row>
        <table:table-row table:style-name="Tableau5.1">
          <table:table-cell table:style-name="Tableau5.A4" office:value-type="string">
            <text:p text:style-name="Tableau_20_2">Peisey</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697</text:p>
          </table:table-cell>
          <table:table-cell table:style-name="Tableau5.A4" office:value-type="string">
            <text:p text:style-name="P10">15</text:p>
          </table:table-cell>
          <table:table-cell table:style-name="Tableau5.A4" office:value-type="string">
            <text:p text:style-name="P10">29</text:p>
          </table:table-cell>
          <table:table-cell table:style-name="Tableau5.G4" office:value-type="string">
            <text:p text:style-name="P10">106</text:p>
          </table:table-cell>
        </table:table-row>
        <table:table-row table:style-name="Tableau5.1">
          <table:table-cell table:style-name="Tableau5.A4" office:value-type="string">
            <text:p text:style-name="Tableau_20_2">Perrière (la)</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456</text:p>
          </table:table-cell>
          <table:table-cell table:style-name="Tableau5.A4" office:value-type="string">
            <text:p text:style-name="P10"> 5</text:p>
          </table:table-cell>
          <table:table-cell table:style-name="Tableau5.A4" office:value-type="string">
            <text:p text:style-name="P10"> 9</text:p>
          </table:table-cell>
          <table:table-cell table:style-name="Tableau5.G4" office:value-type="string">
            <text:p text:style-name="P10"> 86</text:p>
          </table:table-cell>
        </table:table-row>
        <table:table-row table:style-name="Tableau5.1">
          <table:table-cell table:style-name="Tableau5.A4" office:value-type="string">
            <text:p text:style-name="Tableau_20_2">Petit-Cœur</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202</text:p>
          </table:table-cell>
          <table:table-cell table:style-name="Tableau5.A4" office:value-type="string">
            <text:p text:style-name="P10"> 6</text:p>
          </table:table-cell>
          <table:table-cell table:style-name="Tableau5.A4" office:value-type="string">
            <text:p text:style-name="P10"> 6</text:p>
          </table:table-cell>
          <table:table-cell table:style-name="Tableau5.G4" office:value-type="string">
            <text:p text:style-name="P10"> 73</text:p>
          </table:table-cell>
        </table:table-row>
        <table:table-row table:style-name="Tableau5.1">
          <table:table-cell table:style-name="Tableau5.A4" office:value-type="string">
            <text:p text:style-name="Tableau_20_2">Planaise</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499</text:p>
          </table:table-cell>
          <table:table-cell table:style-name="Tableau5.A4" office:value-type="string">
            <text:p text:style-name="P10"> 3</text:p>
          </table:table-cell>
          <table:table-cell table:style-name="Tableau5.A4" office:value-type="string">
            <text:p text:style-name="P10">19</text:p>
          </table:table-cell>
          <table:table-cell table:style-name="Tableau5.G4" office:value-type="string">
            <text:p text:style-name="P10"> 11</text:p>
          </table:table-cell>
        </table:table-row>
        <text:soft-page-break/>
        <table:table-row table:style-name="Tableau5.1">
          <table:table-cell table:style-name="Tableau5.A4" office:value-type="string">
            <text:p text:style-name="Tableau_20_2">Planay</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469</text:p>
          </table:table-cell>
          <table:table-cell table:style-name="Tableau5.A4" office:value-type="string">
            <text:p text:style-name="P10"> 7</text:p>
          </table:table-cell>
          <table:table-cell table:style-name="Tableau5.A4" office:value-type="string">
            <text:p text:style-name="P10">21</text:p>
          </table:table-cell>
          <table:table-cell table:style-name="Tableau5.G4" office:value-type="string">
            <text:p text:style-name="P10"> 98</text:p>
          </table:table-cell>
        </table:table-row>
        <table:table-row table:style-name="Tableau5.1">
          <table:table-cell table:style-name="Tableau5.A4" office:value-type="string">
            <text:p text:style-name="Tableau_20_2">Plancherine</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263</text:p>
          </table:table-cell>
          <table:table-cell table:style-name="Tableau5.A4" office:value-type="string">
            <text:p text:style-name="P10">11</text:p>
          </table:table-cell>
          <table:table-cell table:style-name="Tableau5.A4" office:value-type="string">
            <text:p text:style-name="P10"> 8</text:p>
          </table:table-cell>
          <table:table-cell table:style-name="Tableau5.G4" office:value-type="string">
            <text:p text:style-name="P10"> 48</text:p>
          </table:table-cell>
        </table:table-row>
        <table:table-row table:style-name="Tableau5.1">
          <table:table-cell table:style-name="Tableau5.A4" office:value-type="string">
            <text:p text:style-name="Tableau_20_2">Pont-de-Beauvoisin</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1.483</text:p>
          </table:table-cell>
          <table:table-cell table:style-name="Tableau5.A4" office:value-type="string">
            <text:p text:style-name="P10"> »</text:p>
          </table:table-cell>
          <table:table-cell table:style-name="Tableau5.A4" office:value-type="string">
            <text:p text:style-name="P10">29</text:p>
          </table:table-cell>
          <table:table-cell table:style-name="Tableau5.G4" office:value-type="string">
            <text:p text:style-name="P10"> 29<text:span text:style-name="T15">3</text:span></text:p>
          </table:table-cell>
        </table:table-row>
        <table:table-row table:style-name="Tableau5.1">
          <table:table-cell table:style-name="Tableau5.A4" office:value-type="string">
            <text:p text:style-name="Tableau_20_2">Pontamafrey</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162</text:p>
          </table:table-cell>
          <table:table-cell table:style-name="Tableau5.A4" office:value-type="string">
            <text:p text:style-name="P10"> 4</text:p>
          </table:table-cell>
          <table:table-cell table:style-name="Tableau5.A4" office:value-type="string">
            <text:p text:style-name="P10"> 4</text:p>
          </table:table-cell>
          <table:table-cell table:style-name="Tableau5.G4" office:value-type="string">
            <text:p text:style-name="P10"> 67</text:p>
          </table:table-cell>
        </table:table-row>
        <table:table-row table:style-name="Tableau5.1">
          <table:table-cell table:style-name="Tableau5.A4" office:value-type="string">
            <text:p text:style-name="Tableau_20_2">Pontet (le)</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549</text:p>
          </table:table-cell>
          <table:table-cell table:style-name="Tableau5.A4" office:value-type="string">
            <text:p text:style-name="P10">14</text:p>
          </table:table-cell>
          <table:table-cell table:style-name="Tableau5.A4" office:value-type="string">
            <text:p text:style-name="P10">43</text:p>
          </table:table-cell>
          <table:table-cell table:style-name="Tableau5.G4" office:value-type="string">
            <text:p text:style-name="P10"> 43</text:p>
          </table:table-cell>
        </table:table-row>
        <table:table-row table:style-name="Tableau5.1">
          <table:table-cell table:style-name="Tableau5.A4" office:value-type="string">
            <text:p text:style-name="Tableau_20_2">Pralognan</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850</text:p>
          </table:table-cell>
          <table:table-cell table:style-name="Tableau5.A4" office:value-type="string">
            <text:p text:style-name="P10">12</text:p>
          </table:table-cell>
          <table:table-cell table:style-name="Tableau5.A4" office:value-type="string">
            <text:p text:style-name="P10">26</text:p>
          </table:table-cell>
          <table:table-cell table:style-name="Tableau5.G4" office:value-type="string">
            <text:p text:style-name="P10">103</text:p>
          </table:table-cell>
        </table:table-row>
        <table:table-row table:style-name="Tableau5.1">
          <table:table-cell table:style-name="Tableau5.A4" office:value-type="string">
            <text:p text:style-name="Tableau_20_2">Presle</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824</text:p>
          </table:table-cell>
          <table:table-cell table:style-name="Tableau5.A4" office:value-type="string">
            <text:p text:style-name="P10"> 2</text:p>
          </table:table-cell>
          <table:table-cell table:style-name="Tableau5.A4" office:value-type="string">
            <text:p text:style-name="P10">29</text:p>
          </table:table-cell>
          <table:table-cell table:style-name="Tableau5.G4" office:value-type="string">
            <text:p text:style-name="P10"> 29</text:p>
          </table:table-cell>
        </table:table-row>
        <table:table-row table:style-name="Tableau5.1">
          <table:table-cell table:style-name="Tableau5.A4" office:value-type="string">
            <text:p text:style-name="Tableau_20_2">Pugny-Châtenod</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410</text:p>
          </table:table-cell>
          <table:table-cell table:style-name="Tableau5.A4" office:value-type="string">
            <text:p text:style-name="P10"> 5</text:p>
          </table:table-cell>
          <table:table-cell table:style-name="Tableau5.A4" office:value-type="string">
            <text:p text:style-name="P10">20</text:p>
          </table:table-cell>
          <table:table-cell table:style-name="Tableau5.G4" office:value-type="string">
            <text:p text:style-name="P10"> 20</text:p>
          </table:table-cell>
        </table:table-row>
        <table:table-row table:style-name="Tableau5.1">
          <table:table-cell table:style-name="Tableau5.A4" office:value-type="string">
            <text:p text:style-name="Tableau_20_2">Puygros</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745</text:p>
          </table:table-cell>
          <table:table-cell table:style-name="Tableau5.A4" office:value-type="string">
            <text:p text:style-name="P10">12</text:p>
          </table:table-cell>
          <table:table-cell table:style-name="Tableau5.A4" office:value-type="string">
            <text:p text:style-name="P10">12</text:p>
          </table:table-cell>
          <table:table-cell table:style-name="Tableau5.G4" office:value-type="string">
            <text:p text:style-name="P10"> 12</text:p>
          </table:table-cell>
        </table:table-row>
        <table:table-row table:style-name="Tableau5.1">
          <table:table-cell table:style-name="Tableau5.A4" office:value-type="string">
            <text:p text:style-name="Tableau_20_2">Pussy</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534</text:p>
          </table:table-cell>
          <table:table-cell table:style-name="Tableau5.A4" office:value-type="string">
            <text:p text:style-name="P10">15</text:p>
          </table:table-cell>
          <table:table-cell table:style-name="Tableau5.A4" office:value-type="string">
            <text:p text:style-name="P10">15</text:p>
          </table:table-cell>
          <table:table-cell table:style-name="Tableau5.G4" office:value-type="string">
            <text:p text:style-name="P10"> 77</text:p>
          </table:table-cell>
        </table:table-row>
        <table:table-row table:style-name="Tableau5.1">
          <table:table-cell table:style-name="Tableau5.A4" office:value-type="string">
            <text:p text:style-name="Tableau_20_2">Queige</text:p>
          </table:table-cell>
          <table:table-cell table:style-name="Tableau5.A4" office:value-type="string">
            <text:p text:style-name="Tableau_20_2">Beaufort</text:p>
          </table:table-cell>
          <table:table-cell table:style-name="Tableau5.A4" office:value-type="string">
            <text:p text:style-name="Tableau_20_2">Albertville</text:p>
          </table:table-cell>
          <table:table-cell table:style-name="Tableau5.A4" office:value-type="string">
            <text:p text:style-name="P10"> 1.309</text:p>
          </table:table-cell>
          <table:table-cell table:style-name="Tableau5.A4" office:value-type="string">
            <text:p text:style-name="P10">11</text:p>
          </table:table-cell>
          <table:table-cell table:style-name="Tableau5.A4" office:value-type="string">
            <text:p text:style-name="P10">10</text:p>
          </table:table-cell>
          <table:table-cell table:style-name="Tableau5.G4" office:value-type="string">
            <text:p text:style-name="P10"> 60</text:p>
          </table:table-cell>
        </table:table-row>
        <table:table-row table:style-name="Tableau5.1">
          <table:table-cell table:style-name="Tableau5.A4" office:value-type="string">
            <text:p text:style-name="Tableau_20_2">Randens</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760</text:p>
          </table:table-cell>
          <table:table-cell table:style-name="Tableau5.A4" office:value-type="string">
            <text:p text:style-name="P10"> 1</text:p>
          </table:table-cell>
          <table:table-cell table:style-name="Tableau5.A4" office:value-type="string">
            <text:p text:style-name="P10">34</text:p>
          </table:table-cell>
          <table:table-cell table:style-name="Tableau5.G4" office:value-type="string">
            <text:p text:style-name="P10"> 39</text:p>
          </table:table-cell>
        </table:table-row>
        <table:table-row table:style-name="Tableau5.1">
          <table:table-cell table:style-name="Tableau5.A4" office:value-type="string">
            <text:p text:style-name="Tableau_20_2">Ravoire (la)</text:p>
          </table:table-cell>
          <table:table-cell table:style-name="Tableau5.A4" office:value-type="string">
            <text:p text:style-name="Tableau_20_2">Chambéry-sud</text:p>
          </table:table-cell>
          <table:table-cell table:style-name="Tableau5.A4" office:value-type="string">
            <text:p text:style-name="Tableau_20_2">Chambéry</text:p>
          </table:table-cell>
          <table:table-cell table:style-name="Tableau5.A4" office:value-type="string">
            <text:p text:style-name="P10">   896</text:p>
          </table:table-cell>
          <table:table-cell table:style-name="Tableau5.A4" office:value-type="string">
            <text:p text:style-name="P10"> 4</text:p>
          </table:table-cell>
          <table:table-cell table:style-name="Tableau5.A4" office:value-type="string">
            <text:p text:style-name="P10"> 4</text:p>
          </table:table-cell>
          <table:table-cell table:style-name="Tableau5.G4" office:value-type="string">
            <text:p text:style-name="P10">  4</text:p>
          </table:table-cell>
        </table:table-row>
        <table:table-row table:style-name="Tableau5.1">
          <table:table-cell table:style-name="Tableau5.A4" office:value-type="string">
            <text:p text:style-name="Tableau_20_2">Rochefort</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405</text:p>
          </table:table-cell>
          <table:table-cell table:style-name="Tableau5.A4" office:value-type="string">
            <text:p text:style-name="P10"> 8</text:p>
          </table:table-cell>
          <table:table-cell table:style-name="Tableau5.A4" office:value-type="string">
            <text:p text:style-name="P10">47</text:p>
          </table:table-cell>
          <table:table-cell table:style-name="Tableau5.G4" office:value-type="string">
            <text:p text:style-name="P10"> 47</text:p>
          </table:table-cell>
        </table:table-row>
        <table:table-row table:style-name="Tableau5.1">
          <table:table-cell table:style-name="Tableau5.A4" office:value-type="string">
            <text:p text:style-name="Tableau_20_2"><text:span text:style-name="Page">{163}</text:span>Rochette (la)</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1.243</text:p>
          </table:table-cell>
          <table:table-cell table:style-name="Tableau5.A4" office:value-type="string">
            <text:p text:style-name="P10"> »</text:p>
          </table:table-cell>
          <table:table-cell table:style-name="Tableau5.A4" office:value-type="string">
            <text:p text:style-name="P10">28</text:p>
          </table:table-cell>
          <table:table-cell table:style-name="Tableau5.G4" office:value-type="string">
            <text:p text:style-name="P10"> 28</text:p>
          </table:table-cell>
        </table:table-row>
        <table:table-row table:style-name="Tableau5.1">
          <table:table-cell table:style-name="Tableau5.A4" office:value-type="string">
            <text:p text:style-name="Tableau_20_2">Rognaix</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442</text:p>
          </table:table-cell>
          <table:table-cell table:style-name="Tableau5.A4" office:value-type="string">
            <text:p text:style-name="P10">15</text:p>
          </table:table-cell>
          <table:table-cell table:style-name="Tableau5.A4" office:value-type="string">
            <text:p text:style-name="P10">15</text:p>
          </table:table-cell>
          <table:table-cell table:style-name="Tableau5.G4" office:value-type="string">
            <text:p text:style-name="P10"> 65</text:p>
          </table:table-cell>
        </table:table-row>
        <table:table-row table:style-name="Tableau5.1">
          <table:table-cell table:style-name="Tableau5.A4" office:value-type="string">
            <text:p text:style-name="Tableau_20_2">Rotherens</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241</text:p>
          </table:table-cell>
          <table:table-cell table:style-name="Tableau5.A4" office:value-type="string">
            <text:p text:style-name="P10"> 2</text:p>
          </table:table-cell>
          <table:table-cell table:style-name="Tableau5.A4" office:value-type="string">
            <text:p text:style-name="P10">30</text:p>
          </table:table-cell>
          <table:table-cell table:style-name="Tableau5.G4" office:value-type="string">
            <text:p text:style-name="P10"> 30</text:p>
          </table:table-cell>
        </table:table-row>
        <table:table-row table:style-name="Tableau5.1">
          <table:table-cell table:style-name="Tableau5.A4" office:value-type="string">
            <text:p text:style-name="Tableau_20_2">Ruffieux</text:p>
          </table:table-cell>
          <table:table-cell table:style-name="Tableau5.A4" office:value-type="string">
            <text:p text:style-name="Tableau_20_2">Ruffieux</text:p>
          </table:table-cell>
          <table:table-cell table:style-name="Tableau5.A4" office:value-type="string">
            <text:p text:style-name="Tableau_20_2">Chambéry</text:p>
          </table:table-cell>
          <table:table-cell table:style-name="Tableau5.A4" office:value-type="string">
            <text:p text:style-name="P10">   881</text:p>
          </table:table-cell>
          <table:table-cell table:style-name="Tableau5.A4" office:value-type="string">
            <text:p text:style-name="P10"> »</text:p>
          </table:table-cell>
          <table:table-cell table:style-name="Tableau5.A4" office:value-type="string">
            <text:p text:style-name="P10">32</text:p>
          </table:table-cell>
          <table:table-cell table:style-name="Tableau5.G4" office:value-type="string">
            <text:p text:style-name="P10"> 32</text:p>
          </table:table-cell>
        </table:table-row>
        <table:table-row table:style-name="Tableau5.1">
          <table:table-cell table:style-name="Tableau5.A4" office:value-type="string">
            <text:p text:style-name="Tableau_20_2">Saint-Alban</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1.161</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5</text:p>
          </table:table-cell>
        </table:table-row>
        <table:table-row table:style-name="Tableau5.1">
          <table:table-cell table:style-name="Tableau5.A4" office:value-type="string">
            <text:p text:style-name="Tableau_20_2">Saint-Alban-de-Montbel</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221</text:p>
          </table:table-cell>
          <table:table-cell table:style-name="Tableau5.A4" office:value-type="string">
            <text:p text:style-name="P10">11</text:p>
          </table:table-cell>
          <table:table-cell table:style-name="Tableau5.A4" office:value-type="string">
            <text:p text:style-name="P10">37</text:p>
          </table:table-cell>
          <table:table-cell table:style-name="Tableau5.G4" office:value-type="string">
            <text:p text:style-name="P10"> 37</text:p>
          </table:table-cell>
        </table:table-row>
        <table:table-row table:style-name="Tableau5.1">
          <table:table-cell table:style-name="Tableau5.A4" office:value-type="string">
            <text:p text:style-name="Tableau_20_2">Saint-Alban-des-Villards</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1.110</text:p>
          </table:table-cell>
          <table:table-cell table:style-name="Tableau5.A4" office:value-type="string">
            <text:p text:style-name="P10">12</text:p>
          </table:table-cell>
          <table:table-cell table:style-name="Tableau5.A4" office:value-type="string">
            <text:p text:style-name="P10">26</text:p>
          </table:table-cell>
          <table:table-cell table:style-name="Tableau5.G4" office:value-type="string">
            <text:p text:style-name="P10"> 49</text:p>
          </table:table-cell>
        </table:table-row>
        <table:table-row table:style-name="Tableau5.1">
          <table:table-cell table:style-name="Tableau5.A4" office:value-type="string">
            <text:p text:style-name="Tableau_20_2">Saint-Alban-d’Hurtières</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958</text:p>
          </table:table-cell>
          <table:table-cell table:style-name="Tableau5.A4" office:value-type="string">
            <text:p text:style-name="P10">14</text:p>
          </table:table-cell>
          <table:table-cell table:style-name="Tableau5.A4" office:value-type="string">
            <text:p text:style-name="P10">20</text:p>
          </table:table-cell>
          <table:table-cell table:style-name="Tableau5.G4" office:value-type="string">
            <text:p text:style-name="P10"> 75</text:p>
          </table:table-cell>
        </table:table-row>
        <table:table-row table:style-name="Tableau5.1">
          <table:table-cell table:style-name="Tableau5.A4" office:value-type="string">
            <text:p text:style-name="Tableau_20_2">Saint-André</text:p>
          </table:table-cell>
          <table:table-cell table:style-name="Tableau5.A4" office:value-type="string">
            <text:p text:style-name="Tableau_20_2">Modane</text:p>
          </table:table-cell>
          <table:table-cell table:style-name="Tableau5.A4" office:value-type="string">
            <text:p text:style-name="Tableau_20_2">Saint-Jean-de-Maurienne</text:p>
          </table:table-cell>
          <table:table-cell table:style-name="Tableau5.A4" office:value-type="string">
            <text:p text:style-name="P10">   995</text:p>
          </table:table-cell>
          <table:table-cell table:style-name="Tableau5.A4" office:value-type="string">
            <text:p text:style-name="P10"> 6</text:p>
          </table:table-cell>
          <table:table-cell table:style-name="Tableau5.A4" office:value-type="string">
            <text:p text:style-name="P10">25</text:p>
          </table:table-cell>
          <table:table-cell table:style-name="Tableau5.G4" office:value-type="string">
            <text:p text:style-name="P10"> 96</text:p>
          </table:table-cell>
        </table:table-row>
        <table:table-row table:style-name="Tableau5.1">
          <table:table-cell table:style-name="Tableau5.A4" office:value-type="string">
            <text:p text:style-name="Tableau_20_2">Saint-Avre</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266</text:p>
          </table:table-cell>
          <table:table-cell table:style-name="Tableau5.A4" office:value-type="string">
            <text:p text:style-name="P10"> 2</text:p>
          </table:table-cell>
          <table:table-cell table:style-name="Tableau5.A4" office:value-type="string">
            <text:p text:style-name="P10"> 8</text:p>
          </table:table-cell>
          <table:table-cell table:style-name="Tableau5.G4" office:value-type="string">
            <text:p text:style-name="P10"> 61</text:p>
          </table:table-cell>
        </table:table-row>
        <table:table-row table:style-name="Tableau5.1">
          <table:table-cell table:style-name="Tableau5.A4" office:value-type="string">
            <text:p text:style-name="Tableau_20_2">Saint-Baldoph</text:p>
          </table:table-cell>
          <table:table-cell table:style-name="Tableau5.A4" office:value-type="string">
            <text:p text:style-name="Tableau_20_2">Chambéry-sud</text:p>
          </table:table-cell>
          <table:table-cell table:style-name="Tableau5.A4" office:value-type="string">
            <text:p text:style-name="Tableau_20_2">Chambéry</text:p>
          </table:table-cell>
          <table:table-cell table:style-name="Tableau5.A4" office:value-type="string">
            <text:p text:style-name="P10">   749</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5</text:p>
          </table:table-cell>
        </table:table-row>
        <table:table-row table:style-name="Tableau5.1">
          <table:table-cell table:style-name="Tableau5.A4" office:value-type="string">
            <text:p text:style-name="Tableau_20_2">Saint-Béron</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907</text:p>
          </table:table-cell>
          <table:table-cell table:style-name="Tableau5.A4" office:value-type="string">
            <text:p text:style-name="P10"> 7</text:p>
          </table:table-cell>
          <table:table-cell table:style-name="Tableau5.A4" office:value-type="string">
            <text:p text:style-name="P10">32</text:p>
          </table:table-cell>
          <table:table-cell table:style-name="Tableau5.G4" office:value-type="string">
            <text:p text:style-name="P10"> 32</text:p>
          </table:table-cell>
        </table:table-row>
        <table:table-row table:style-name="Tableau5.1">
          <table:table-cell table:style-name="Tableau5.A4" office:value-type="string">
            <text:p text:style-name="Tableau_20_2">Saint-Bon</text:p>
          </table:table-cell>
          <table:table-cell table:style-name="Tableau5.A4" office:value-type="string">
            <text:p text:style-name="Tableau_20_2">Bozel</text:p>
          </table:table-cell>
          <table:table-cell table:style-name="Tableau5.A4" office:value-type="string">
            <text:p text:style-name="Tableau_20_2">Moûtiers</text:p>
          </table:table-cell>
          <table:table-cell table:style-name="Tableau5.A4" office:value-type="string">
            <text:p text:style-name="P10">   628</text:p>
          </table:table-cell>
          <table:table-cell table:style-name="Tableau5.A4" office:value-type="string">
            <text:p text:style-name="P10"> 3</text:p>
          </table:table-cell>
          <table:table-cell table:style-name="Tableau5.A4" office:value-type="string">
            <text:p text:style-name="P10">14</text:p>
          </table:table-cell>
          <table:table-cell table:style-name="Tableau5.G4" office:value-type="string">
            <text:p text:style-name="P10"> 91</text:p>
          </table:table-cell>
        </table:table-row>
        <table:table-row table:style-name="Tableau5.1">
          <table:table-cell table:style-name="Tableau5.A4" office:value-type="string">
            <text:p text:style-name="Tableau_20_2">Saint-Cassin</text:p>
          </table:table-cell>
          <table:table-cell table:style-name="Tableau5.A4" office:value-type="string">
            <text:p text:style-name="Tableau_20_2">Chambéry-sud</text:p>
          </table:table-cell>
          <table:table-cell table:style-name="Tableau5.A4" office:value-type="string">
            <text:p text:style-name="Tableau_20_2">Chambéry</text:p>
          </table:table-cell>
          <table:table-cell table:style-name="Tableau5.A4" office:value-type="string">
            <text:p text:style-name="P10">   542</text:p>
          </table:table-cell>
          <table:table-cell table:style-name="Tableau5.A4" office:value-type="string">
            <text:p text:style-name="P10"> 6</text:p>
          </table:table-cell>
          <table:table-cell table:style-name="Tableau5.A4" office:value-type="string">
            <text:p text:style-name="P10"> 6</text:p>
          </table:table-cell>
          <table:table-cell table:style-name="Tableau5.G4" office:value-type="string">
            <text:p text:style-name="P10">  6</text:p>
          </table:table-cell>
        </table:table-row>
        <table:table-row table:style-name="Tableau5.1">
          <table:table-cell table:style-name="Tableau5.A4" office:value-type="string">
            <text:p text:style-name="Tableau_20_2">Saint-Christophe</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463</text:p>
          </table:table-cell>
          <table:table-cell table:style-name="Tableau5.A4" office:value-type="string">
            <text:p text:style-name="P10"> 3</text:p>
          </table:table-cell>
          <table:table-cell table:style-name="Tableau5.A4" office:value-type="string">
            <text:p text:style-name="P10">22</text:p>
          </table:table-cell>
          <table:table-cell table:style-name="Tableau5.G4" office:value-type="string">
            <text:p text:style-name="P10"> 22</text:p>
          </table:table-cell>
        </table:table-row>
        <table:table-row table:style-name="Tableau5.1">
          <table:table-cell table:style-name="Tableau5.A4" office:value-type="string">
            <text:p text:style-name="Tableau_20_2">St-Colomban-des-Villards</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1.264</text:p>
          </table:table-cell>
          <table:table-cell table:style-name="Tableau5.A4" office:value-type="string">
            <text:p text:style-name="P10">17</text:p>
          </table:table-cell>
          <table:table-cell table:style-name="Tableau5.A4" office:value-type="string">
            <text:p text:style-name="P10">23</text:p>
          </table:table-cell>
          <table:table-cell table:style-name="Tableau5.G4" office:value-type="string">
            <text:p text:style-name="P10"> 78</text:p>
          </table:table-cell>
        </table:table-row>
        <text:soft-page-break/>
        <table:table-row table:style-name="Tableau5.1">
          <table:table-cell table:style-name="Tableau5.A4" office:value-type="string">
            <text:p text:style-name="Tableau_20_2">Sainte-Foy</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1.094</text:p>
          </table:table-cell>
          <table:table-cell table:style-name="Tableau5.A4" office:value-type="string">
            <text:p text:style-name="P10">12</text:p>
          </table:table-cell>
          <table:table-cell table:style-name="Tableau5.A4" office:value-type="string">
            <text:p text:style-name="P10">39</text:p>
          </table:table-cell>
          <table:table-cell table:style-name="Tableau5.G4" office:value-type="string">
            <text:p text:style-name="P10">116</text:p>
          </table:table-cell>
        </table:table-row>
        <table:table-row table:style-name="Tableau5.1">
          <table:table-cell table:style-name="Tableau5.A4" office:value-type="string">
            <text:p text:style-name="Tableau_20_2">Sainte-Hélène-du-Lac</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715</text:p>
          </table:table-cell>
          <table:table-cell table:style-name="Tableau5.A4" office:value-type="string">
            <text:p text:style-name="P10"> 3</text:p>
          </table:table-cell>
          <table:table-cell table:style-name="Tableau5.A4" office:value-type="string">
            <text:p text:style-name="P10">18</text:p>
          </table:table-cell>
          <table:table-cell table:style-name="Tableau5.G4" office:value-type="string">
            <text:p text:style-name="P10"> 18</text:p>
          </table:table-cell>
        </table:table-row>
        <table:table-row table:style-name="Tableau5.1">
          <table:table-cell table:style-name="Tableau5.A4" office:value-type="string">
            <text:p text:style-name="Tableau_20_2">Sainte-Hélène-sur-Isère</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1.165</text:p>
          </table:table-cell>
          <table:table-cell table:style-name="Tableau5.A4" office:value-type="string">
            <text:p text:style-name="P10"> 8</text:p>
          </table:table-cell>
          <table:table-cell table:style-name="Tableau5.A4" office:value-type="string">
            <text:p text:style-name="P10">10</text:p>
          </table:table-cell>
          <table:table-cell table:style-name="Tableau5.G4" office:value-type="string">
            <text:p text:style-name="P10"> 42</text:p>
          </table:table-cell>
        </table:table-row>
        <table:table-row table:style-name="Tableau5.1">
          <table:table-cell table:style-name="Tableau5.A4" office:value-type="string">
            <text:p text:style-name="Tableau_20_2">Sainte-Marie-d’Alvey</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214</text:p>
          </table:table-cell>
          <table:table-cell table:style-name="Tableau5.A4" office:value-type="string">
            <text:p text:style-name="P10"> 8</text:p>
          </table:table-cell>
          <table:table-cell table:style-name="Tableau5.A4" office:value-type="string">
            <text:p text:style-name="P10">49</text:p>
          </table:table-cell>
          <table:table-cell table:style-name="Tableau5.G4" office:value-type="string">
            <text:p text:style-name="P10"> 49</text:p>
          </table:table-cell>
        </table:table-row>
        <table:table-row table:style-name="Tableau5.1">
          <table:table-cell table:style-name="Tableau5.A4" office:value-type="string">
            <text:p text:style-name="Tableau_20_2">Sainte-Marie-de-Cuines</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685</text:p>
          </table:table-cell>
          <table:table-cell table:style-name="Tableau5.A4" office:value-type="string">
            <text:p text:style-name="P10"> 4</text:p>
          </table:table-cell>
          <table:table-cell table:style-name="Tableau5.A4" office:value-type="string">
            <text:p text:style-name="P10"> 8</text:p>
          </table:table-cell>
          <table:table-cell table:style-name="Tableau5.G4" office:value-type="string">
            <text:p text:style-name="P10"> 65</text:p>
          </table:table-cell>
        </table:table-row>
        <table:table-row table:style-name="Tableau5.1">
          <table:table-cell table:style-name="Tableau5.A4" office:value-type="string">
            <text:p text:style-name="Tableau_20_2">Sainte-Reine</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551</text:p>
          </table:table-cell>
          <table:table-cell table:style-name="Tableau5.A4" office:value-type="string">
            <text:p text:style-name="P10">10</text:p>
          </table:table-cell>
          <table:table-cell table:style-name="Tableau5.A4" office:value-type="string">
            <text:p text:style-name="P10">52</text:p>
          </table:table-cell>
          <table:table-cell table:style-name="Tableau5.G4" office:value-type="string">
            <text:p text:style-name="P10"> 52</text:p>
          </table:table-cell>
        </table:table-row>
        <table:table-row table:style-name="Tableau5.1">
          <table:table-cell table:style-name="Tableau5.A4" office:value-type="string">
            <text:p text:style-name="Tableau_20_2">Saint-Etienne-de-Cuines</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1.019</text:p>
          </table:table-cell>
          <table:table-cell table:style-name="Tableau5.A4" office:value-type="string">
            <text:p text:style-name="P10"> 3</text:p>
          </table:table-cell>
          <table:table-cell table:style-name="Tableau5.A4" office:value-type="string">
            <text:p text:style-name="P10"> 9</text:p>
          </table:table-cell>
          <table:table-cell table:style-name="Tableau5.G4" office:value-type="string">
            <text:p text:style-name="P10"> 64</text:p>
          </table:table-cell>
        </table:table-row>
        <table:table-row table:style-name="Tableau5.1">
          <table:table-cell table:style-name="Tableau5.A4" office:value-type="string">
            <text:p text:style-name="Tableau_20_2">Saint-Franc</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297</text:p>
          </table:table-cell>
          <table:table-cell table:style-name="Tableau5.A4" office:value-type="string">
            <text:p text:style-name="P10"> 8</text:p>
          </table:table-cell>
          <table:table-cell table:style-name="Tableau5.A4" office:value-type="string">
            <text:p text:style-name="P10">31</text:p>
          </table:table-cell>
          <table:table-cell table:style-name="Tableau5.G4" office:value-type="string">
            <text:p text:style-name="P10"> 31</text:p>
          </table:table-cell>
        </table:table-row>
        <table:table-row table:style-name="Tableau5.1">
          <table:table-cell table:style-name="Tableau5.A4" office:value-type="string">
            <text:p text:style-name="Tableau_20_2">Saint-François-de-Sales</text:p>
          </table:table-cell>
          <table:table-cell table:style-name="Tableau5.A4" office:value-type="string">
            <text:p text:style-name="Tableau_20_2">Châtelard (le)</text:p>
          </table:table-cell>
          <table:table-cell table:style-name="Tableau5.A4" office:value-type="string">
            <text:p text:style-name="Tableau_20_2">Chambéry</text:p>
          </table:table-cell>
          <table:table-cell table:style-name="Tableau5.A4" office:value-type="string">
            <text:p text:style-name="P10">   661</text:p>
          </table:table-cell>
          <table:table-cell table:style-name="Tableau5.A4" office:value-type="string">
            <text:p text:style-name="P10">12</text:p>
          </table:table-cell>
          <table:table-cell table:style-name="Tableau5.A4" office:value-type="string">
            <text:p text:style-name="P10">46</text:p>
          </table:table-cell>
          <table:table-cell table:style-name="Tableau5.G4" office:value-type="string">
            <text:p text:style-name="P10"> 46</text:p>
          </table:table-cell>
        </table:table-row>
        <table:table-row table:style-name="Tableau5.1">
          <table:table-cell table:style-name="Tableau5.A4" office:value-type="string">
            <text:p text:style-name="Tableau_20_2">Saint-Genix</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1.876</text:p>
          </table:table-cell>
          <table:table-cell table:style-name="Tableau5.A4" office:value-type="string">
            <text:p text:style-name="P10"> »</text:p>
          </table:table-cell>
          <table:table-cell table:style-name="Tableau5.A4" office:value-type="string">
            <text:p text:style-name="P10">46</text:p>
          </table:table-cell>
          <table:table-cell table:style-name="Tableau5.G4" office:value-type="string">
            <text:p text:style-name="P10"> 46</text:p>
          </table:table-cell>
        </table:table-row>
        <table:table-row table:style-name="Tableau5.1">
          <table:table-cell table:style-name="Tableau5.A4" office:value-type="string">
            <text:p text:style-name="Tableau_20_2">Saint-Georges-d’Hurtières</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1.253</text:p>
          </table:table-cell>
          <table:table-cell table:style-name="Tableau5.A4" office:value-type="string">
            <text:p text:style-name="P10"> 7</text:p>
          </table:table-cell>
          <table:table-cell table:style-name="Tableau5.A4" office:value-type="string">
            <text:p text:style-name="P10">29</text:p>
          </table:table-cell>
          <table:table-cell table:style-name="Tableau5.G4" office:value-type="string">
            <text:p text:style-name="P10"> 45</text:p>
          </table:table-cell>
        </table:table-row>
        <table:table-row table:style-name="Tableau5.1">
          <table:table-cell table:style-name="Tableau5.A4" office:value-type="string">
            <text:p text:style-name="Tableau_20_2">Saint-Germain</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666</text:p>
          </table:table-cell>
          <table:table-cell table:style-name="Tableau5.A4" office:value-type="string">
            <text:p text:style-name="P10"> 7</text:p>
          </table:table-cell>
          <table:table-cell table:style-name="Tableau5.A4" office:value-type="string">
            <text:p text:style-name="P10">26</text:p>
          </table:table-cell>
          <table:table-cell table:style-name="Tableau5.G4" office:value-type="string">
            <text:p text:style-name="P10"> 26</text:p>
          </table:table-cell>
        </table:table-row>
        <table:table-row table:style-name="Tableau5.1">
          <table:table-cell table:style-name="Tableau5.A4" office:value-type="string">
            <text:p text:style-name="Tableau_20_2">Saint-Girod</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508</text:p>
          </table:table-cell>
          <table:table-cell table:style-name="Tableau5.A4" office:value-type="string">
            <text:p text:style-name="P10"> 3</text:p>
          </table:table-cell>
          <table:table-cell table:style-name="Tableau5.A4" office:value-type="string">
            <text:p text:style-name="P10">26</text:p>
          </table:table-cell>
          <table:table-cell table:style-name="Tableau5.G4" office:value-type="string">
            <text:p text:style-name="P10"> 26</text:p>
          </table:table-cell>
        </table:table-row>
        <table:table-row table:style-name="Tableau5.1">
          <table:table-cell table:style-name="Tableau5.A4" office:value-type="string">
            <text:p text:style-name="Tableau_20_2"><text:span text:style-name="Page">{164}</text:span>Saint-Jean-d’Arves</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1.405</text:p>
          </table:table-cell>
          <table:table-cell table:style-name="Tableau5.A4" office:value-type="string">
            <text:p text:style-name="P10">20</text:p>
          </table:table-cell>
          <table:table-cell table:style-name="Tableau5.A4" office:value-type="string">
            <text:p text:style-name="P10">20</text:p>
          </table:table-cell>
          <table:table-cell table:style-name="Tableau5.G4" office:value-type="string">
            <text:p text:style-name="P10"> 91</text:p>
          </table:table-cell>
        </table:table-row>
        <table:table-row table:style-name="Tableau5.1">
          <table:table-cell table:style-name="Tableau5.A4" office:value-type="string">
            <text:p text:style-name="Tableau_20_2">Saint-Jean-d’Arvey</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925</text:p>
          </table:table-cell>
          <table:table-cell table:style-name="Tableau5.A4" office:value-type="string">
            <text:p text:style-name="P10"> 8</text:p>
          </table:table-cell>
          <table:table-cell table:style-name="Tableau5.A4" office:value-type="string">
            <text:p text:style-name="P10"> 8</text:p>
          </table:table-cell>
          <table:table-cell table:style-name="Tableau5.G4" office:value-type="string">
            <text:p text:style-name="P10">  8</text:p>
          </table:table-cell>
        </table:table-row>
        <table:table-row table:style-name="Tableau5.1">
          <table:table-cell table:style-name="Tableau5.A4" office:value-type="string">
            <text:p text:style-name="Tableau_20_2">Saint-Jean-de-Belleville</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968</text:p>
          </table:table-cell>
          <table:table-cell table:style-name="Tableau5.A4" office:value-type="string">
            <text:p text:style-name="P10">13</text:p>
          </table:table-cell>
          <table:table-cell table:style-name="Tableau5.A4" office:value-type="string">
            <text:p text:style-name="P10">13</text:p>
          </table:table-cell>
          <table:table-cell table:style-name="Tableau5.G4" office:value-type="string">
            <text:p text:style-name="P10"> 90</text:p>
          </table:table-cell>
        </table:table-row>
        <table:table-row table:style-name="Tableau5.1">
          <table:table-cell table:style-name="Tableau5.A4" office:value-type="string">
            <text:p text:style-name="Tableau_20_2">Saint-Jean-de-Chevelu</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777</text:p>
          </table:table-cell>
          <table:table-cell table:style-name="Tableau5.A4" office:value-type="string">
            <text:p text:style-name="P10"> 8</text:p>
          </table:table-cell>
          <table:table-cell table:style-name="Tableau5.A4" office:value-type="string">
            <text:p text:style-name="P10">24</text:p>
          </table:table-cell>
          <table:table-cell table:style-name="Tableau5.G4" office:value-type="string">
            <text:p text:style-name="P10"> 24</text:p>
          </table:table-cell>
        </table:table-row>
        <table:table-row table:style-name="Tableau5.1">
          <table:table-cell table:style-name="Tableau5.A4" office:value-type="string">
            <text:p text:style-name="Tableau_20_2">Saint-Jean-de-Couz</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301</text:p>
          </table:table-cell>
          <table:table-cell table:style-name="Tableau5.A4" office:value-type="string">
            <text:p text:style-name="P10"> 8</text:p>
          </table:table-cell>
          <table:table-cell table:style-name="Tableau5.A4" office:value-type="string">
            <text:p text:style-name="P10">16</text:p>
          </table:table-cell>
          <table:table-cell table:style-name="Tableau5.G4" office:value-type="string">
            <text:p text:style-name="P10"> 16</text:p>
          </table:table-cell>
        </table:table-row>
        <table:table-row table:style-name="Tableau5.1">
          <table:table-cell table:style-name="Tableau5.A4" office:value-type="string">
            <text:p text:style-name="Tableau_20_2">Saint-Jean-de-la-Porte</text:p>
          </table:table-cell>
          <table:table-cell table:style-name="Tableau5.A4" office:value-type="string">
            <text:p text:style-name="Tableau_20_2">Saint-Pierre-d’Albigny</text:p>
          </table:table-cell>
          <table:table-cell table:style-name="Tableau5.A4" office:value-type="string">
            <text:p text:style-name="Tableau_20_2">Chambéry</text:p>
          </table:table-cell>
          <table:table-cell table:style-name="Tableau5.A4" office:value-type="string">
            <text:p text:style-name="P10">   992</text:p>
          </table:table-cell>
          <table:table-cell table:style-name="Tableau5.A4" office:value-type="string">
            <text:p text:style-name="P10"> 3</text:p>
          </table:table-cell>
          <table:table-cell table:style-name="Tableau5.A4" office:value-type="string">
            <text:p text:style-name="P10">24</text:p>
          </table:table-cell>
          <table:table-cell table:style-name="Tableau5.G4" office:value-type="string">
            <text:p text:style-name="P10"> 24</text:p>
          </table:table-cell>
        </table:table-row>
        <table:table-row table:style-name="Tableau5.1">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3.114</text:p>
          </table:table-cell>
          <table:table-cell table:style-name="Tableau5.A4" office:value-type="string">
            <text:p text:style-name="P10"> »</text:p>
          </table:table-cell>
          <table:table-cell table:style-name="Tableau5.A4" office:value-type="string">
            <text:p text:style-name="P10"> »</text:p>
          </table:table-cell>
          <table:table-cell table:style-name="Tableau5.G4" office:value-type="string">
            <text:p text:style-name="P10"> 71</text:p>
          </table:table-cell>
        </table:table-row>
        <table:table-row table:style-name="Tableau5.1">
          <table:table-cell table:style-name="Tableau5.A4" office:value-type="string">
            <text:p text:style-name="Tableau_20_2">Saint-Jeoire</text:p>
          </table:table-cell>
          <table:table-cell table:style-name="Tableau5.A4" office:value-type="string">
            <text:p text:style-name="Tableau_20_2">Chambéry-sud</text:p>
          </table:table-cell>
          <table:table-cell table:style-name="Tableau5.A4" office:value-type="string">
            <text:p text:style-name="Tableau_20_2">Chambéry</text:p>
          </table:table-cell>
          <table:table-cell table:style-name="Tableau5.A4" office:value-type="string">
            <text:p text:style-name="P10">   634</text:p>
          </table:table-cell>
          <table:table-cell table:style-name="Tableau5.A4" office:value-type="string">
            <text:p text:style-name="P10"> 8</text:p>
          </table:table-cell>
          <table:table-cell table:style-name="Tableau5.A4" office:value-type="string">
            <text:p text:style-name="P10"> 8</text:p>
          </table:table-cell>
          <table:table-cell table:style-name="Tableau5.G4" office:value-type="string">
            <text:p text:style-name="P10">  8</text:p>
          </table:table-cell>
        </table:table-row>
        <table:table-row table:style-name="Tableau5.1">
          <table:table-cell table:style-name="Tableau5.A4" office:value-type="string">
            <text:p text:style-name="Tableau_20_2">Saint-Julien</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1.205</text:p>
          </table:table-cell>
          <table:table-cell table:style-name="Tableau5.A4" office:value-type="string">
            <text:p text:style-name="P10"> 6</text:p>
          </table:table-cell>
          <table:table-cell table:style-name="Tableau5.A4" office:value-type="string">
            <text:p text:style-name="P10"> 6</text:p>
          </table:table-cell>
          <table:table-cell table:style-name="Tableau5.G4" office:value-type="string">
            <text:p text:style-name="P10"> 77</text:p>
          </table:table-cell>
        </table:table-row>
        <table:table-row table:style-name="Tableau5.1">
          <table:table-cell table:style-name="Tableau5.A4" office:value-type="string">
            <text:p text:style-name="Tableau_20_2">Saint-Laurent-de-la-Côte</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224</text:p>
          </table:table-cell>
          <table:table-cell table:style-name="Tableau5.A4" office:value-type="string">
            <text:p text:style-name="P10">13</text:p>
          </table:table-cell>
          <table:table-cell table:style-name="Tableau5.A4" office:value-type="string">
            <text:p text:style-name="P10">13</text:p>
          </table:table-cell>
          <table:table-cell table:style-name="Tableau5.G4" office:value-type="string">
            <text:p text:style-name="P10"> 90</text:p>
          </table:table-cell>
        </table:table-row>
        <table:table-row table:style-name="Tableau5.1">
          <table:table-cell table:style-name="Tableau5.A4" office:value-type="string">
            <text:p text:style-name="Tableau_20_2">Saint-Léger</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486</text:p>
          </table:table-cell>
          <table:table-cell table:style-name="Tableau5.A4" office:value-type="string">
            <text:p text:style-name="P10">14</text:p>
          </table:table-cell>
          <table:table-cell table:style-name="Tableau5.A4" office:value-type="string">
            <text:p text:style-name="P10">20</text:p>
          </table:table-cell>
          <table:table-cell table:style-name="Tableau5.G4" office:value-type="string">
            <text:p text:style-name="P10"> 52</text:p>
          </table:table-cell>
        </table:table-row>
        <table:table-row table:style-name="Tableau5.1">
          <table:table-cell table:style-name="Tableau5.A4" office:value-type="string">
            <text:p text:style-name="Tableau_20_2">Saint-Marcel</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424</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82</text:p>
          </table:table-cell>
        </table:table-row>
        <table:table-row table:style-name="Tableau5.1">
          <table:table-cell table:style-name="Tableau5.A4" office:value-type="string">
            <text:p text:style-name="Tableau_20_2">Saint-Martin-d’Arc</text:p>
          </table:table-cell>
          <table:table-cell table:style-name="Tableau5.A4" office:value-type="string">
            <text:p text:style-name="Tableau_20_2">Saint-Michel</text:p>
          </table:table-cell>
          <table:table-cell table:style-name="Tableau5.A4" office:value-type="string">
            <text:p text:style-name="Tableau_20_2">Saint-Jean-de-Maurienne</text:p>
          </table:table-cell>
          <table:table-cell table:style-name="Tableau5.A4" office:value-type="string">
            <text:p text:style-name="P10">   225</text:p>
          </table:table-cell>
          <table:table-cell table:style-name="Tableau5.A4" office:value-type="string">
            <text:p text:style-name="P10"> 3</text:p>
          </table:table-cell>
          <table:table-cell table:style-name="Tableau5.A4" office:value-type="string">
            <text:p text:style-name="P10">16</text:p>
          </table:table-cell>
          <table:table-cell table:style-name="Tableau5.G4" office:value-type="string">
            <text:p text:style-name="P10"> 85</text:p>
          </table:table-cell>
        </table:table-row>
        <table:table-row table:style-name="Tableau5.1">
          <table:table-cell table:style-name="Tableau5.A4" office:value-type="string">
            <text:p text:style-name="Tableau_20_2">Saint-Martin-de-Belleville</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1.414</text:p>
          </table:table-cell>
          <table:table-cell table:style-name="Tableau5.A4" office:value-type="string">
            <text:p text:style-name="P10">27</text:p>
          </table:table-cell>
          <table:table-cell table:style-name="Tableau5.A4" office:value-type="string">
            <text:p text:style-name="P10">27</text:p>
          </table:table-cell>
          <table:table-cell table:style-name="Tableau5.G4" office:value-type="string">
            <text:p text:style-name="P10">104</text:p>
          </table:table-cell>
        </table:table-row>
        <table:table-row table:style-name="Tableau5.1">
          <table:table-cell table:style-name="Tableau5.A4" office:value-type="string">
            <text:p text:style-name="Tableau_20_2">Saint-Martin-de-la-Porte</text:p>
          </table:table-cell>
          <table:table-cell table:style-name="Tableau5.A4" office:value-type="string">
            <text:p text:style-name="Tableau_20_2">Saint-Michel</text:p>
          </table:table-cell>
          <table:table-cell table:style-name="Tableau5.A4" office:value-type="string">
            <text:p text:style-name="Tableau_20_2">Saint-Jean-de-Maurienne</text:p>
          </table:table-cell>
          <table:table-cell table:style-name="Tableau5.A4" office:value-type="string">
            <text:p text:style-name="P10">   741</text:p>
          </table:table-cell>
          <table:table-cell table:style-name="Tableau5.A4" office:value-type="string">
            <text:p text:style-name="P10"> 4</text:p>
          </table:table-cell>
          <table:table-cell table:style-name="Tableau5.A4" office:value-type="string">
            <text:p text:style-name="P10">10</text:p>
          </table:table-cell>
          <table:table-cell table:style-name="Tableau5.G4" office:value-type="string">
            <text:p text:style-name="P10"> 81</text:p>
          </table:table-cell>
        </table:table-row>
        <table:table-row table:style-name="Tableau5.1">
          <table:table-cell table:style-name="Tableau5.A4" office:value-type="string">
            <text:p text:style-name="Tableau_20_2">St-Martin-sur-la-Chambre</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371</text:p>
          </table:table-cell>
          <table:table-cell table:style-name="Tableau5.A4" office:value-type="string">
            <text:p text:style-name="P10"> 3</text:p>
          </table:table-cell>
          <table:table-cell table:style-name="Tableau5.A4" office:value-type="string">
            <text:p text:style-name="P10">13</text:p>
          </table:table-cell>
          <table:table-cell table:style-name="Tableau5.G4" office:value-type="string">
            <text:p text:style-name="P10"> 63</text:p>
          </table:table-cell>
        </table:table-row>
        <table:table-row table:style-name="Tableau5.1">
          <table:table-cell table:style-name="Tableau5.A4" office:value-type="string">
            <text:p text:style-name="Tableau_20_2">Saint-Maurice-de-Rotherens</text:p>
          </table:table-cell>
          <table:table-cell table:style-name="Tableau5.A4" office:value-type="string">
            <text:p text:style-name="Tableau_20_2">Saint-Genix</text:p>
          </table:table-cell>
          <table:table-cell table:style-name="Tableau5.A4" office:value-type="string">
            <text:p text:style-name="Tableau_20_2">Chambéry</text:p>
          </table:table-cell>
          <table:table-cell table:style-name="Tableau5.A4" office:value-type="string">
            <text:p text:style-name="P10">   325</text:p>
          </table:table-cell>
          <table:table-cell table:style-name="Tableau5.A4" office:value-type="string">
            <text:p text:style-name="P10"> 9</text:p>
          </table:table-cell>
          <table:table-cell table:style-name="Tableau5.A4" office:value-type="string">
            <text:p text:style-name="P10">52</text:p>
          </table:table-cell>
          <table:table-cell table:style-name="Tableau5.G4" office:value-type="string">
            <text:p text:style-name="P10"> 52</text:p>
          </table:table-cell>
        </table:table-row>
        <text:soft-page-break/>
        <table:table-row table:style-name="Tableau5.1">
          <table:table-cell table:style-name="Tableau5.A4" office:value-type="string">
            <text:p text:style-name="Tableau_20_2">Saint-Michel</text:p>
          </table:table-cell>
          <table:table-cell table:style-name="Tableau5.A4" office:value-type="string">
            <text:p text:style-name="Tableau_20_2">Saint-Michel</text:p>
          </table:table-cell>
          <table:table-cell table:style-name="Tableau5.A4" office:value-type="string">
            <text:p text:style-name="Tableau_20_2">Saint-Jean-de-Maurienne</text:p>
          </table:table-cell>
          <table:table-cell table:style-name="Tableau5.A4" office:value-type="string">
            <text:p text:style-name="P10"> 1.943</text:p>
          </table:table-cell>
          <table:table-cell table:style-name="Tableau5.A4" office:value-type="string">
            <text:p text:style-name="P10"> »</text:p>
          </table:table-cell>
          <table:table-cell table:style-name="Tableau5.A4" office:value-type="string">
            <text:p text:style-name="P10">13</text:p>
          </table:table-cell>
          <table:table-cell table:style-name="Tableau5.G4" office:value-type="string">
            <text:p text:style-name="P10"> 84</text:p>
          </table:table-cell>
        </table:table-row>
        <table:table-row table:style-name="Tableau5.1">
          <table:table-cell table:style-name="Tableau5.A4" office:value-type="string">
            <text:p text:style-name="Tableau_20_2">Saint-Nicolas-la-Chapelle</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786</text:p>
          </table:table-cell>
          <table:table-cell table:style-name="Tableau5.A4" office:value-type="string">
            <text:p text:style-name="P10">13</text:p>
          </table:table-cell>
          <table:table-cell table:style-name="Tableau5.A4" office:value-type="string">
            <text:p text:style-name="P10">22</text:p>
          </table:table-cell>
          <table:table-cell table:style-name="Tableau5.G4" office:value-type="string">
            <text:p text:style-name="P10"> 72</text:p>
          </table:table-cell>
        </table:table-row>
        <table:table-row table:style-name="Tableau5.1">
          <table:table-cell table:style-name="Tableau5.A4" office:value-type="string">
            <text:p text:style-name="Tableau_20_2">Saint-Offenge-Dessous</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626</text:p>
          </table:table-cell>
          <table:table-cell table:style-name="Tableau5.A4" office:value-type="string">
            <text:p text:style-name="P10">12</text:p>
          </table:table-cell>
          <table:table-cell table:style-name="Tableau5.A4" office:value-type="string">
            <text:p text:style-name="P10">27</text:p>
          </table:table-cell>
          <table:table-cell table:style-name="Tableau5.G4" office:value-type="string">
            <text:p text:style-name="P10"> 27</text:p>
          </table:table-cell>
        </table:table-row>
        <table:table-row table:style-name="Tableau5.1">
          <table:table-cell table:style-name="Tableau5.A4" office:value-type="string">
            <text:p text:style-name="Tableau_20_2">Saint-Offenge-Dessus</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407</text:p>
          </table:table-cell>
          <table:table-cell table:style-name="Tableau5.A4" office:value-type="string">
            <text:p text:style-name="P10">13</text:p>
          </table:table-cell>
          <table:table-cell table:style-name="Tableau5.A4" office:value-type="string">
            <text:p text:style-name="P10">28</text:p>
          </table:table-cell>
          <table:table-cell table:style-name="Tableau5.G4" office:value-type="string">
            <text:p text:style-name="P10"> 28</text:p>
          </table:table-cell>
        </table:table-row>
        <table:table-row table:style-name="Tableau5.1">
          <table:table-cell table:style-name="Tableau5.A4" office:value-type="string">
            <text:p text:style-name="Tableau_20_2">Saint-Ours</text:p>
          </table:table-cell>
          <table:table-cell table:style-name="Tableau5.A4" office:value-type="string">
            <text:p text:style-name="Tableau_20_2">Albens</text:p>
          </table:table-cell>
          <table:table-cell table:style-name="Tableau5.A4" office:value-type="string">
            <text:p text:style-name="Tableau_20_2">Chambéry</text:p>
          </table:table-cell>
          <table:table-cell table:style-name="Tableau5.A4" office:value-type="string">
            <text:p text:style-name="P10">   506</text:p>
          </table:table-cell>
          <table:table-cell table:style-name="Tableau5.A4" office:value-type="string">
            <text:p text:style-name="P10"> 7</text:p>
          </table:table-cell>
          <table:table-cell table:style-name="Tableau5.A4" office:value-type="string">
            <text:p text:style-name="P10">25</text:p>
          </table:table-cell>
          <table:table-cell table:style-name="Tableau5.G4" office:value-type="string">
            <text:p text:style-name="P10"> 25</text:p>
          </table:table-cell>
        </table:table-row>
        <table:table-row table:style-name="Tableau5.1">
          <table:table-cell table:style-name="Tableau5.A4" office:value-type="string">
            <text:p text:style-name="Tableau_20_2">Saint-Oyen</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169</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76</text:p>
          </table:table-cell>
        </table:table-row>
        <table:table-row table:style-name="Tableau5.1">
          <table:table-cell table:style-name="Tableau5.A4" office:value-type="string">
            <text:p text:style-name="Tableau_20_2">Saint-Pancrace</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412</text:p>
          </table:table-cell>
          <table:table-cell table:style-name="Tableau5.A4" office:value-type="string">
            <text:p text:style-name="P10"> 4</text:p>
          </table:table-cell>
          <table:table-cell table:style-name="Tableau5.A4" office:value-type="string">
            <text:p text:style-name="P10"> 4</text:p>
          </table:table-cell>
          <table:table-cell table:style-name="Tableau5.G4" office:value-type="string">
            <text:p text:style-name="P10"> 75</text:p>
          </table:table-cell>
        </table:table-row>
        <table:table-row table:style-name="Tableau5.1">
          <table:table-cell table:style-name="Tableau5.A4" office:value-type="string">
            <text:p text:style-name="Tableau_20_2">Saint-Paul-sur-Albertville</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657</text:p>
          </table:table-cell>
          <table:table-cell table:style-name="Tableau5.A4" office:value-type="string">
            <text:p text:style-name="P10">14</text:p>
          </table:table-cell>
          <table:table-cell table:style-name="Tableau5.A4" office:value-type="string">
            <text:p text:style-name="P10">14</text:p>
          </table:table-cell>
          <table:table-cell table:style-name="Tableau5.G4" office:value-type="string">
            <text:p text:style-name="P10"> 64</text:p>
          </table:table-cell>
        </table:table-row>
        <table:table-row table:style-name="Tableau5.1">
          <table:table-cell table:style-name="Tableau5.A4" office:value-type="string">
            <text:p text:style-name="Tableau_20_2">Saint-Paul-sur-Yenne</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600</text:p>
          </table:table-cell>
          <table:table-cell table:style-name="Tableau5.A4" office:value-type="string">
            <text:p text:style-name="P10"> 5</text:p>
          </table:table-cell>
          <table:table-cell table:style-name="Tableau5.A4" office:value-type="string">
            <text:p text:style-name="P10">25</text:p>
          </table:table-cell>
          <table:table-cell table:style-name="Tableau5.G4" office:value-type="string">
            <text:p text:style-name="P10"> 25</text:p>
          </table:table-cell>
        </table:table-row>
        <table:table-row table:style-name="Tableau5.1">
          <table:table-cell table:style-name="Tableau5.A4" office:value-type="string">
            <text:p text:style-name="Tableau_20_2">Saint-Pierre-d’Albigny</text:p>
          </table:table-cell>
          <table:table-cell table:style-name="Tableau5.A4" office:value-type="string">
            <text:p text:style-name="Tableau_20_2">Saint-Pierre-d’Albigny</text:p>
          </table:table-cell>
          <table:table-cell table:style-name="Tableau5.A4" office:value-type="string">
            <text:p text:style-name="Tableau_20_2">Chambéry</text:p>
          </table:table-cell>
          <table:table-cell table:style-name="Tableau5.A4" office:value-type="string">
            <text:p text:style-name="P10"> 2.953</text:p>
          </table:table-cell>
          <table:table-cell table:style-name="Tableau5.A4" office:value-type="string">
            <text:p text:style-name="P10"> »</text:p>
          </table:table-cell>
          <table:table-cell table:style-name="Tableau5.A4" office:value-type="string">
            <text:p text:style-name="P10">28</text:p>
          </table:table-cell>
          <table:table-cell table:style-name="Tableau5.G4" office:value-type="string">
            <text:p text:style-name="P10"> 28</text:p>
          </table:table-cell>
        </table:table-row>
        <table:table-row table:style-name="Tableau5.1">
          <table:table-cell table:style-name="Tableau5.A4" office:value-type="string">
            <text:p text:style-name="Tableau_20_2">Saint-Pierre-d’Alvey</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447</text:p>
          </table:table-cell>
          <table:table-cell table:style-name="Tableau5.A4" office:value-type="string">
            <text:p text:style-name="P10">10</text:p>
          </table:table-cell>
          <table:table-cell table:style-name="Tableau5.A4" office:value-type="string">
            <text:p text:style-name="P10">35</text:p>
          </table:table-cell>
          <table:table-cell table:style-name="Tableau5.G4" office:value-type="string">
            <text:p text:style-name="P10"> 35</text:p>
          </table:table-cell>
        </table:table-row>
        <table:table-row table:style-name="Tableau5.1">
          <table:table-cell table:style-name="Tableau5.A4" office:value-type="string">
            <text:p text:style-name="Tableau_20_2">Saint-Pierre-de-Belleville</text:p>
          </table:table-cell>
          <table:table-cell table:style-name="Tableau5.A4" office:value-type="string">
            <text:p text:style-name="Tableau_20_2">Aiguebelle</text:p>
          </table:table-cell>
          <table:table-cell table:style-name="Tableau5.A4" office:value-type="string">
            <text:p text:style-name="Tableau_20_2">Saint-Jean-de-Maurienne</text:p>
          </table:table-cell>
          <table:table-cell table:style-name="Tableau5.A4" office:value-type="string">
            <text:p text:style-name="P10">   258</text:p>
          </table:table-cell>
          <table:table-cell table:style-name="Tableau5.A4" office:value-type="string">
            <text:p text:style-name="P10">14</text:p>
          </table:table-cell>
          <table:table-cell table:style-name="Tableau5.A4" office:value-type="string">
            <text:p text:style-name="P10">26</text:p>
          </table:table-cell>
          <table:table-cell table:style-name="Tableau5.G4" office:value-type="string">
            <text:p text:style-name="P10"> 53</text:p>
          </table:table-cell>
        </table:table-row>
        <table:table-row table:style-name="Tableau5.1">
          <table:table-cell table:style-name="Tableau5.A4" office:value-type="string">
            <text:p text:style-name="Tableau_20_2"><text:span text:style-name="Page">{165}</text:span>Saint-Pierre-de-Curtille</text:p>
          </table:table-cell>
          <table:table-cell table:style-name="Tableau5.A4" office:value-type="string">
            <text:p text:style-name="Tableau_20_2">Ruffieux</text:p>
          </table:table-cell>
          <table:table-cell table:style-name="Tableau5.A4" office:value-type="string">
            <text:p text:style-name="Tableau_20_2">Chambéry</text:p>
          </table:table-cell>
          <table:table-cell table:style-name="Tableau5.A4" office:value-type="string">
            <text:p text:style-name="P10">   433</text:p>
          </table:table-cell>
          <table:table-cell table:style-name="Tableau5.A4" office:value-type="string">
            <text:p text:style-name="P10">15</text:p>
          </table:table-cell>
          <table:table-cell table:style-name="Tableau5.A4" office:value-type="string">
            <text:p text:style-name="P10">42</text:p>
          </table:table-cell>
          <table:table-cell table:style-name="Tableau5.G4" office:value-type="string">
            <text:p text:style-name="P10"> 42</text:p>
          </table:table-cell>
        </table:table-row>
        <table:table-row table:style-name="Tableau5.1">
          <table:table-cell table:style-name="Tableau5.A4" office:value-type="string">
            <text:p text:style-name="Tableau_20_2">Saint-Pierre-de-Genebroz</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288</text:p>
          </table:table-cell>
          <table:table-cell table:style-name="Tableau5.A4" office:value-type="string">
            <text:p text:style-name="P10"> 2</text:p>
          </table:table-cell>
          <table:table-cell table:style-name="Tableau5.A4" office:value-type="string">
            <text:p text:style-name="P10">25</text:p>
          </table:table-cell>
          <table:table-cell table:style-name="Tableau5.G4" office:value-type="string">
            <text:p text:style-name="P10"> 25</text:p>
          </table:table-cell>
        </table:table-row>
        <table:table-row table:style-name="Tableau5.1">
          <table:table-cell table:style-name="Tableau5.A4" office:value-type="string">
            <text:p text:style-name="Tableau_20_2">Saint-Pierre-d’Entremont</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775</text:p>
          </table:table-cell>
          <table:table-cell table:style-name="Tableau5.A4" office:value-type="string">
            <text:p text:style-name="P10">13</text:p>
          </table:table-cell>
          <table:table-cell table:style-name="Tableau5.A4" office:value-type="string">
            <text:p text:style-name="P10">29</text:p>
          </table:table-cell>
          <table:table-cell table:style-name="Tableau5.G4" office:value-type="string">
            <text:p text:style-name="P10"> 29</text:p>
          </table:table-cell>
        </table:table-row>
        <table:table-row table:style-name="Tableau5.1">
          <table:table-cell table:style-name="Tableau5.A4" office:value-type="string">
            <text:p text:style-name="Tableau_20_2">Saint-Pierre-de-Soucy</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690</text:p>
          </table:table-cell>
          <table:table-cell table:style-name="Tableau5.A4" office:value-type="string">
            <text:p text:style-name="P10"> 6</text:p>
          </table:table-cell>
          <table:table-cell table:style-name="Tableau5.A4" office:value-type="string">
            <text:p text:style-name="P10">25</text:p>
          </table:table-cell>
          <table:table-cell table:style-name="Tableau5.G4" office:value-type="string">
            <text:p text:style-name="P10"> 25</text:p>
          </table:table-cell>
        </table:table-row>
        <table:table-row table:style-name="Tableau5.1">
          <table:table-cell table:style-name="Tableau5.A4" office:value-type="string">
            <text:p text:style-name="Tableau_20_2">Saint-Rémi</text:p>
          </table:table-cell>
          <table:table-cell table:style-name="Tableau5.A4" office:value-type="string">
            <text:p text:style-name="Tableau_20_2">Chambre (la)</text:p>
          </table:table-cell>
          <table:table-cell table:style-name="Tableau5.A4" office:value-type="string">
            <text:p text:style-name="Tableau_20_2">Saint-Jean-de-Maurienne</text:p>
          </table:table-cell>
          <table:table-cell table:style-name="Tableau5.A4" office:value-type="string">
            <text:p text:style-name="P10">   888</text:p>
          </table:table-cell>
          <table:table-cell table:style-name="Tableau5.A4" office:value-type="string">
            <text:p text:style-name="P10"> 6</text:p>
          </table:table-cell>
          <table:table-cell table:style-name="Tableau5.A4" office:value-type="string">
            <text:p text:style-name="P10">16</text:p>
          </table:table-cell>
          <table:table-cell table:style-name="Tableau5.G4" office:value-type="string">
            <text:p text:style-name="P10"> 56</text:p>
          </table:table-cell>
        </table:table-row>
        <table:table-row table:style-name="Tableau5.1">
          <table:table-cell table:style-name="Tableau5.A4" office:value-type="string">
            <text:p text:style-name="Tableau_20_2">Saint-Sigismond</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639</text:p>
          </table:table-cell>
          <table:table-cell table:style-name="Tableau5.A4" office:value-type="string">
            <text:p text:style-name="P10"> 1</text:p>
          </table:table-cell>
          <table:table-cell table:style-name="Tableau5.A4" office:value-type="string">
            <text:p text:style-name="P10"> 1</text:p>
          </table:table-cell>
          <table:table-cell table:style-name="Tableau5.G4" office:value-type="string">
            <text:p text:style-name="P10"> 50</text:p>
          </table:table-cell>
        </table:table-row>
        <table:table-row table:style-name="Tableau5.1">
          <table:table-cell table:style-name="Tableau5.A4" office:value-type="string">
            <text:p text:style-name="Tableau_20_2">Saint-Sorlin-d’Arves</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787</text:p>
          </table:table-cell>
          <table:table-cell table:style-name="Tableau5.A4" office:value-type="string">
            <text:p text:style-name="P10">22</text:p>
          </table:table-cell>
          <table:table-cell table:style-name="Tableau5.A4" office:value-type="string">
            <text:p text:style-name="P10">22</text:p>
          </table:table-cell>
          <table:table-cell table:style-name="Tableau5.G4" office:value-type="string">
            <text:p text:style-name="P10"> 93</text:p>
          </table:table-cell>
        </table:table-row>
        <table:table-row table:style-name="Tableau5.1">
          <table:table-cell table:style-name="Tableau5.A4" office:value-type="string">
            <text:p text:style-name="Tableau_20_2">Saint-Sulpice</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491</text:p>
          </table:table-cell>
          <table:table-cell table:style-name="Tableau5.A4" office:value-type="string">
            <text:p text:style-name="P10"> 5</text:p>
          </table:table-cell>
          <table:table-cell table:style-name="Tableau5.A4" office:value-type="string">
            <text:p text:style-name="P10"> 8</text:p>
          </table:table-cell>
          <table:table-cell table:style-name="Tableau5.G4" office:value-type="string">
            <text:p text:style-name="P10">  8</text:p>
          </table:table-cell>
        </table:table-row>
        <table:table-row table:style-name="Tableau5.1">
          <table:table-cell table:style-name="Tableau5.A4" office:value-type="string">
            <text:p text:style-name="Tableau_20_2">Saint-Thibaud-de-Couz</text:p>
          </table:table-cell>
          <table:table-cell table:style-name="Tableau5.A4" office:value-type="string">
            <text:p text:style-name="Tableau_20_2">Echelles (les)</text:p>
          </table:table-cell>
          <table:table-cell table:style-name="Tableau5.A4" office:value-type="string">
            <text:p text:style-name="Tableau_20_2">Chambéry</text:p>
          </table:table-cell>
          <table:table-cell table:style-name="Tableau5.A4" office:value-type="string">
            <text:p text:style-name="P10">   829</text:p>
          </table:table-cell>
          <table:table-cell table:style-name="Tableau5.A4" office:value-type="string">
            <text:p text:style-name="P10">12</text:p>
          </table:table-cell>
          <table:table-cell table:style-name="Tableau5.A4" office:value-type="string">
            <text:p text:style-name="P10">11</text:p>
          </table:table-cell>
          <table:table-cell table:style-name="Tableau5.G4" office:value-type="string">
            <text:p text:style-name="P10"> 11</text:p>
          </table:table-cell>
        </table:table-row>
        <table:table-row table:style-name="Tableau5.1">
          <table:table-cell table:style-name="Tableau5.A4" office:value-type="string">
            <text:p text:style-name="Tableau_20_2">Saint-Vital</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412</text:p>
          </table:table-cell>
          <table:table-cell table:style-name="Tableau5.A4" office:value-type="string">
            <text:p text:style-name="P10"> 6</text:p>
          </table:table-cell>
          <table:table-cell table:style-name="Tableau5.A4" office:value-type="string">
            <text:p text:style-name="P10"> 8</text:p>
          </table:table-cell>
          <table:table-cell table:style-name="Tableau5.G4" office:value-type="string">
            <text:p text:style-name="P10"> 44</text:p>
          </table:table-cell>
        </table:table-row>
        <table:table-row table:style-name="Tableau5.1">
          <table:table-cell table:style-name="Tableau5.A4" office:value-type="string">
            <text:p text:style-name="Tableau_20_2">Salins</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273</text:p>
          </table:table-cell>
          <table:table-cell table:style-name="Tableau5.A4" office:value-type="string">
            <text:p text:style-name="P10"> 2</text:p>
          </table:table-cell>
          <table:table-cell table:style-name="Tableau5.A4" office:value-type="string">
            <text:p text:style-name="P10"> 2</text:p>
          </table:table-cell>
          <table:table-cell table:style-name="Tableau5.G4" office:value-type="string">
            <text:p text:style-name="P10"> 79</text:p>
          </table:table-cell>
        </table:table-row>
        <table:table-row table:style-name="Tableau5.1">
          <table:table-cell table:style-name="Tableau5.A4" office:value-type="string">
            <text:p text:style-name="Tableau_20_2">Séez</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1.327</text:p>
          </table:table-cell>
          <table:table-cell table:style-name="Tableau5.A4" office:value-type="string">
            <text:p text:style-name="P10"> 4</text:p>
          </table:table-cell>
          <table:table-cell table:style-name="Tableau5.A4" office:value-type="string">
            <text:p text:style-name="P10">31</text:p>
          </table:table-cell>
          <table:table-cell table:style-name="Tableau5.G4" office:value-type="string">
            <text:p text:style-name="P10">108</text:p>
          </table:table-cell>
        </table:table-row>
        <table:table-row table:style-name="Tableau5.1">
          <table:table-cell table:style-name="Tableau5.A4" office:value-type="string">
            <text:p text:style-name="Tableau_20_2">Serrières</text:p>
          </table:table-cell>
          <table:table-cell table:style-name="Tableau5.A4" office:value-type="string">
            <text:p text:style-name="Tableau_20_2">Ruffieux</text:p>
          </table:table-cell>
          <table:table-cell table:style-name="Tableau5.A4" office:value-type="string">
            <text:p text:style-name="Tableau_20_2">Chambéry</text:p>
          </table:table-cell>
          <table:table-cell table:style-name="Tableau5.A4" office:value-type="string">
            <text:p text:style-name="P10">   964</text:p>
          </table:table-cell>
          <table:table-cell table:style-name="Tableau5.A4" office:value-type="string">
            <text:p text:style-name="P10"> 4</text:p>
          </table:table-cell>
          <table:table-cell table:style-name="Tableau5.A4" office:value-type="string">
            <text:p text:style-name="P10">35</text:p>
          </table:table-cell>
          <table:table-cell table:style-name="Tableau5.G4" office:value-type="string">
            <text:p text:style-name="P10"> 35</text:p>
          </table:table-cell>
        </table:table-row>
        <table:table-row table:style-name="Tableau5.1">
          <table:table-cell table:style-name="Tableau5.A4" office:value-type="string">
            <text:p text:style-name="Tableau_20_2">Sollières-Sardières</text:p>
          </table:table-cell>
          <table:table-cell table:style-name="Tableau5.A4" office:value-type="string">
            <text:p text:style-name="Tableau_20_2">Lanslebourg</text:p>
          </table:table-cell>
          <table:table-cell table:style-name="Tableau5.A4" office:value-type="string">
            <text:p text:style-name="Tableau_20_2">Saint-Jean-de-Maurienne</text:p>
          </table:table-cell>
          <table:table-cell table:style-name="Tableau5.A4" office:value-type="string">
            <text:p text:style-name="P10">   594</text:p>
          </table:table-cell>
          <table:table-cell table:style-name="Tableau5.A4" office:value-type="string">
            <text:p text:style-name="P10">10</text:p>
          </table:table-cell>
          <table:table-cell table:style-name="Tableau5.A4" office:value-type="string">
            <text:p text:style-name="P10">43</text:p>
          </table:table-cell>
          <table:table-cell table:style-name="Tableau5.G4" office:value-type="string">
            <text:p text:style-name="P10">114</text:p>
          </table:table-cell>
        </table:table-row>
        <table:table-row table:style-name="Tableau5.1">
          <table:table-cell table:style-name="Tableau5.A4" office:value-type="string">
            <text:p text:style-name="Tableau_20_2">Sonnaz</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668</text:p>
          </table:table-cell>
          <table:table-cell table:style-name="Tableau5.A4" office:value-type="string">
            <text:p text:style-name="P10"> 6</text:p>
          </table:table-cell>
          <table:table-cell table:style-name="Tableau5.A4" office:value-type="string">
            <text:p text:style-name="P10"> 6</text:p>
          </table:table-cell>
          <table:table-cell table:style-name="Tableau5.G4" office:value-type="string">
            <text:p text:style-name="P10">  6</text:p>
          </table:table-cell>
        </table:table-row>
        <table:table-row table:style-name="Tableau5.1">
          <table:table-cell table:style-name="Tableau5.A4" office:value-type="string">
            <text:p text:style-name="Tableau_20_2">Table (la)</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892</text:p>
          </table:table-cell>
          <table:table-cell table:style-name="Tableau5.A4" office:value-type="string">
            <text:p text:style-name="P10"> 6</text:p>
          </table:table-cell>
          <table:table-cell table:style-name="Tableau5.A4" office:value-type="string">
            <text:p text:style-name="P10">34</text:p>
          </table:table-cell>
          <table:table-cell table:style-name="Tableau5.G4" office:value-type="string">
            <text:p text:style-name="P10"> 34</text:p>
          </table:table-cell>
        </table:table-row>
        <table:table-row table:style-name="Tableau5.1">
          <table:table-cell table:style-name="Tableau5.A4" office:value-type="string">
            <text:p text:style-name="Tableau_20_2">Termignon</text:p>
          </table:table-cell>
          <table:table-cell table:style-name="Tableau5.A4" office:value-type="string">
            <text:p text:style-name="Tableau_20_2">Lanslebourg</text:p>
          </table:table-cell>
          <table:table-cell table:style-name="Tableau5.A4" office:value-type="string">
            <text:p text:style-name="Tableau_20_2">Saint-Jean-de-Maurienne</text:p>
          </table:table-cell>
          <table:table-cell table:style-name="Tableau5.A4" office:value-type="string">
            <text:p text:style-name="P10">   821</text:p>
          </table:table-cell>
          <table:table-cell table:style-name="Tableau5.A4" office:value-type="string">
            <text:p text:style-name="P10"> 6</text:p>
          </table:table-cell>
          <table:table-cell table:style-name="Tableau5.A4" office:value-type="string">
            <text:p text:style-name="P10">47</text:p>
          </table:table-cell>
          <table:table-cell table:style-name="Tableau5.G4" office:value-type="string">
            <text:p text:style-name="P10">118</text:p>
          </table:table-cell>
        </table:table-row>
        <table:table-row table:style-name="Tableau5.1">
          <table:table-cell table:style-name="Tableau5.A4" office:value-type="string">
            <text:p text:style-name="Tableau_20_2">Tessens</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382</text:p>
          </table:table-cell>
          <table:table-cell table:style-name="Tableau5.A4" office:value-type="string">
            <text:p text:style-name="P10"> 2</text:p>
          </table:table-cell>
          <table:table-cell table:style-name="Tableau5.A4" office:value-type="string">
            <text:p text:style-name="P10">13</text:p>
          </table:table-cell>
          <table:table-cell table:style-name="Tableau5.G4" office:value-type="string">
            <text:p text:style-name="P10"> 91</text:p>
          </table:table-cell>
        </table:table-row>
        <text:soft-page-break/>
        <table:table-row table:style-name="Tableau5.1">
          <table:table-cell table:style-name="Tableau5.A4" office:value-type="string">
            <text:p text:style-name="Tableau_20_2">Thénésol</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265</text:p>
          </table:table-cell>
          <table:table-cell table:style-name="Tableau5.A4" office:value-type="string">
            <text:p text:style-name="P10"> 6</text:p>
          </table:table-cell>
          <table:table-cell table:style-name="Tableau5.A4" office:value-type="string">
            <text:p text:style-name="P10"> 6</text:p>
          </table:table-cell>
          <table:table-cell table:style-name="Tableau5.G4" office:value-type="string">
            <text:p text:style-name="P10"> 56</text:p>
          </table:table-cell>
        </table:table-row>
        <table:table-row table:style-name="Tableau5.1">
          <table:table-cell table:style-name="Tableau5.A4" office:value-type="string">
            <text:p text:style-name="Tableau_20_2">Thoiry</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1.121</text:p>
          </table:table-cell>
          <table:table-cell table:style-name="Tableau5.A4" office:value-type="string">
            <text:p text:style-name="P10">11</text:p>
          </table:table-cell>
          <table:table-cell table:style-name="Tableau5.A4" office:value-type="string">
            <text:p text:style-name="P10">11</text:p>
          </table:table-cell>
          <table:table-cell table:style-name="Tableau5.G4" office:value-type="string">
            <text:p text:style-name="P10"> 11</text:p>
          </table:table-cell>
        </table:table-row>
        <table:table-row table:style-name="Tableau5.1">
          <table:table-cell table:style-name="Tableau5.A4" office:value-type="string">
            <text:p text:style-name="Tableau_20_2">Thuile (la)</text:p>
          </table:table-cell>
          <table:table-cell table:style-name="Tableau5.A4" office:value-type="string">
            <text:p text:style-name="Tableau_20_2">Saint-Pierre-d’Albigny</text:p>
          </table:table-cell>
          <table:table-cell table:style-name="Tableau5.A4" office:value-type="string">
            <text:p text:style-name="Tableau_20_2">Chambéry</text:p>
          </table:table-cell>
          <table:table-cell table:style-name="Tableau5.A4" office:value-type="string">
            <text:p text:style-name="P10">   756</text:p>
          </table:table-cell>
          <table:table-cell table:style-name="Tableau5.A4" office:value-type="string">
            <text:p text:style-name="P10">15</text:p>
          </table:table-cell>
          <table:table-cell table:style-name="Tableau5.A4" office:value-type="string">
            <text:p text:style-name="P10">15</text:p>
          </table:table-cell>
          <table:table-cell table:style-name="Tableau5.G4" office:value-type="string">
            <text:p text:style-name="P10"> 15</text:p>
          </table:table-cell>
        </table:table-row>
        <table:table-row table:style-name="Tableau5.1">
          <table:table-cell table:style-name="Tableau5.A4" office:value-type="string">
            <text:p text:style-name="Tableau_20_2">Thyl</text:p>
          </table:table-cell>
          <table:table-cell table:style-name="Tableau5.A4" office:value-type="string">
            <text:p text:style-name="Tableau_20_2">Saint-Michel</text:p>
          </table:table-cell>
          <table:table-cell table:style-name="Tableau5.A4" office:value-type="string">
            <text:p text:style-name="Tableau_20_2">Saint-Jean-de-Maurienne</text:p>
          </table:table-cell>
          <table:table-cell table:style-name="Tableau5.A4" office:value-type="string">
            <text:p text:style-name="P10">   508</text:p>
          </table:table-cell>
          <table:table-cell table:style-name="Tableau5.A4" office:value-type="string">
            <text:p text:style-name="P10">10</text:p>
          </table:table-cell>
          <table:table-cell table:style-name="Tableau5.A4" office:value-type="string">
            <text:p text:style-name="P10">23</text:p>
          </table:table-cell>
          <table:table-cell table:style-name="Tableau5.G4" office:value-type="string">
            <text:p text:style-name="P10"> 94</text:p>
          </table:table-cell>
        </table:table-row>
        <table:table-row table:style-name="Tableau5.1">
          <table:table-cell table:style-name="Tableau5.A4" office:value-type="string">
            <text:p text:style-name="Tableau_20_2">Tignes</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892</text:p>
          </table:table-cell>
          <table:table-cell table:style-name="Tableau5.A4" office:value-type="string">
            <text:p text:style-name="P10">35</text:p>
          </table:table-cell>
          <table:table-cell table:style-name="Tableau5.A4" office:value-type="string">
            <text:p text:style-name="P10">62</text:p>
          </table:table-cell>
          <table:table-cell table:style-name="Tableau5.G4" office:value-type="string">
            <text:p text:style-name="P10">139</text:p>
          </table:table-cell>
        </table:table-row>
        <table:table-row table:style-name="Tableau5.1">
          <table:table-cell table:style-name="Tableau5.A4" office:value-type="string">
            <text:p text:style-name="Tableau_20_2">Tournon</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326</text:p>
          </table:table-cell>
          <table:table-cell table:style-name="Tableau5.A4" office:value-type="string">
            <text:p text:style-name="P10"> 7</text:p>
          </table:table-cell>
          <table:table-cell table:style-name="Tableau5.A4" office:value-type="string">
            <text:p text:style-name="P10"> 7</text:p>
          </table:table-cell>
          <table:table-cell table:style-name="Tableau5.G4" office:value-type="string">
            <text:p text:style-name="P10"> 45</text:p>
          </table:table-cell>
        </table:table-row>
        <table:table-row table:style-name="Tableau5.1">
          <table:table-cell table:style-name="Tableau5.A4" office:value-type="string">
            <text:p text:style-name="Tableau_20_2">Tours</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529</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55</text:p>
          </table:table-cell>
        </table:table-row>
        <table:table-row table:style-name="Tableau5.1">
          <table:table-cell table:style-name="Tableau5.A4" office:value-type="string">
            <text:p text:style-name="Tableau_20_2">Traize</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412</text:p>
          </table:table-cell>
          <table:table-cell table:style-name="Tableau5.A4" office:value-type="string">
            <text:p text:style-name="P10"> 7</text:p>
          </table:table-cell>
          <table:table-cell table:style-name="Tableau5.A4" office:value-type="string">
            <text:p text:style-name="P10">35</text:p>
          </table:table-cell>
          <table:table-cell table:style-name="Tableau5.G4" office:value-type="string">
            <text:p text:style-name="P10"> 35</text:p>
          </table:table-cell>
        </table:table-row>
        <table:table-row table:style-name="Tableau5.1">
          <table:table-cell table:style-name="Tableau5.A4" office:value-type="string">
            <text:p text:style-name="Tableau_20_2">Tresserve</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609</text:p>
          </table:table-cell>
          <table:table-cell table:style-name="Tableau5.A4" office:value-type="string">
            <text:p text:style-name="P10"> 3</text:p>
          </table:table-cell>
          <table:table-cell table:style-name="Tableau5.A4" office:value-type="string">
            <text:p text:style-name="P10">14</text:p>
          </table:table-cell>
          <table:table-cell table:style-name="Tableau5.G4" office:value-type="string">
            <text:p text:style-name="P10"> 14</text:p>
          </table:table-cell>
        </table:table-row>
        <table:table-row table:style-name="Tableau5.1">
          <table:table-cell table:style-name="Tableau5.A4" office:value-type="string">
            <text:p text:style-name="Tableau_20_2">Trévignin</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415</text:p>
          </table:table-cell>
          <table:table-cell table:style-name="Tableau5.A4" office:value-type="string">
            <text:p text:style-name="P10"> 6</text:p>
          </table:table-cell>
          <table:table-cell table:style-name="Tableau5.A4" office:value-type="string">
            <text:p text:style-name="P10">20</text:p>
          </table:table-cell>
          <table:table-cell table:style-name="Tableau5.G4" office:value-type="string">
            <text:p text:style-name="P10"> 20</text:p>
          </table:table-cell>
        </table:table-row>
        <table:table-row table:style-name="Tableau5.1">
          <table:table-cell table:style-name="Tableau5.A4" office:value-type="string">
            <text:p text:style-name="Tableau_20_2">Trinité (la)</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676</text:p>
          </table:table-cell>
          <table:table-cell table:style-name="Tableau5.A4" office:value-type="string">
            <text:p text:style-name="P10"> 6</text:p>
          </table:table-cell>
          <table:table-cell table:style-name="Tableau5.A4" office:value-type="string">
            <text:p text:style-name="P10">33</text:p>
          </table:table-cell>
          <table:table-cell table:style-name="Tableau5.G4" office:value-type="string">
            <text:p text:style-name="P10"> 33</text:p>
          </table:table-cell>
        </table:table-row>
        <table:table-row table:style-name="Tableau5.1">
          <table:table-cell table:style-name="Tableau5.A4" office:value-type="string">
            <text:p text:style-name="Tableau_20_2"><text:span text:style-name="Page">{166}</text:span>Ugines</text:p>
          </table:table-cell>
          <table:table-cell table:style-name="Tableau5.A4" office:value-type="string">
            <text:p text:style-name="Tableau_20_2">Ugines</text:p>
          </table:table-cell>
          <table:table-cell table:style-name="Tableau5.A4" office:value-type="string">
            <text:p text:style-name="Tableau_20_2">Albertville</text:p>
          </table:table-cell>
          <table:table-cell table:style-name="Tableau5.A4" office:value-type="string">
            <text:p text:style-name="P10"> 2.189</text:p>
          </table:table-cell>
          <table:table-cell table:style-name="Tableau5.A4" office:value-type="string">
            <text:p text:style-name="P10"> »</text:p>
          </table:table-cell>
          <table:table-cell table:style-name="Tableau5.A4" office:value-type="string">
            <text:p text:style-name="P10"> 9</text:p>
          </table:table-cell>
          <table:table-cell table:style-name="Tableau5.G4" office:value-type="string">
            <text:p text:style-name="P10"> 59</text:p>
          </table:table-cell>
        </table:table-row>
        <table:table-row table:style-name="Tableau5.1">
          <table:table-cell table:style-name="Tableau5.A4" office:value-type="string">
            <text:p text:style-name="Tableau_20_2">Val-d’Isère</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278</text:p>
          </table:table-cell>
          <table:table-cell table:style-name="Tableau5.A4" office:value-type="string">
            <text:p text:style-name="P10">40</text:p>
          </table:table-cell>
          <table:table-cell table:style-name="Tableau5.A4" office:value-type="string">
            <text:p text:style-name="P10">67</text:p>
          </table:table-cell>
          <table:table-cell table:style-name="Tableau5.G4" office:value-type="string">
            <text:p text:style-name="P10">144</text:p>
          </table:table-cell>
        </table:table-row>
        <table:table-row table:style-name="Tableau5.1">
          <table:table-cell table:style-name="Tableau5.A4" office:value-type="string">
            <text:p text:style-name="Tableau_20_2">Valloires</text:p>
          </table:table-cell>
          <table:table-cell table:style-name="Tableau5.A4" office:value-type="string">
            <text:p text:style-name="Tableau_20_2">Saint-Michel</text:p>
          </table:table-cell>
          <table:table-cell table:style-name="Tableau5.A4" office:value-type="string">
            <text:p text:style-name="Tableau_20_2">Saint-Jean-de-Maurienne</text:p>
          </table:table-cell>
          <table:table-cell table:style-name="Tableau5.A4" office:value-type="string">
            <text:p text:style-name="P10"> 1.335</text:p>
          </table:table-cell>
          <table:table-cell table:style-name="Tableau5.A4" office:value-type="string">
            <text:p text:style-name="P10">18</text:p>
          </table:table-cell>
          <table:table-cell table:style-name="Tableau5.A4" office:value-type="string">
            <text:p text:style-name="P10">31</text:p>
          </table:table-cell>
          <table:table-cell table:style-name="Tableau5.G4" office:value-type="string">
            <text:p text:style-name="P10">102</text:p>
          </table:table-cell>
        </table:table-row>
        <table:table-row table:style-name="Tableau5.1">
          <table:table-cell table:style-name="Tableau5.A4" office:value-type="string">
            <text:p text:style-name="Tableau_20_2">Valmeinier</text:p>
          </table:table-cell>
          <table:table-cell table:style-name="Tableau5.A4" office:value-type="string">
            <text:p text:style-name="Tableau_20_2">Saint-Michel</text:p>
          </table:table-cell>
          <table:table-cell table:style-name="Tableau5.A4" office:value-type="string">
            <text:p text:style-name="Tableau_20_2">Saint-Jean-de-Maurienne</text:p>
          </table:table-cell>
          <table:table-cell table:style-name="Tableau5.A4" office:value-type="string">
            <text:p text:style-name="P10">   613</text:p>
          </table:table-cell>
          <table:table-cell table:style-name="Tableau5.A4" office:value-type="string">
            <text:p text:style-name="P10">12</text:p>
          </table:table-cell>
          <table:table-cell table:style-name="Tableau5.A4" office:value-type="string">
            <text:p text:style-name="P10">25</text:p>
          </table:table-cell>
          <table:table-cell table:style-name="Tableau5.G4" office:value-type="string">
            <text:p text:style-name="P10"> 95</text:p>
          </table:table-cell>
        </table:table-row>
        <table:table-row table:style-name="Tableau5.1">
          <table:table-cell table:style-name="Tableau5.A4" office:value-type="string">
            <text:p text:style-name="Tableau_20_2">Venthon</text:p>
          </table:table-cell>
          <table:table-cell table:style-name="Tableau5.A4" office:value-type="string">
            <text:p text:style-name="Tableau_20_2">Albertville</text:p>
          </table:table-cell>
          <table:table-cell table:style-name="Tableau5.A4" office:value-type="string">
            <text:p text:style-name="Tableau_20_2">Albertville</text:p>
          </table:table-cell>
          <table:table-cell table:style-name="Tableau5.A4" office:value-type="string">
            <text:p text:style-name="P10">   267</text:p>
          </table:table-cell>
          <table:table-cell table:style-name="Tableau5.A4" office:value-type="string">
            <text:p text:style-name="P10"> 3</text:p>
          </table:table-cell>
          <table:table-cell table:style-name="Tableau5.A4" office:value-type="string">
            <text:p text:style-name="P10"> 3</text:p>
          </table:table-cell>
          <table:table-cell table:style-name="Tableau5.G4" office:value-type="string">
            <text:p text:style-name="P10"> 53</text:p>
          </table:table-cell>
        </table:table-row>
        <table:table-row table:style-name="Tableau5.1">
          <table:table-cell table:style-name="Tableau5.A4" office:value-type="string">
            <text:p text:style-name="Tableau_20_2">Verel-de-Montbel</text:p>
          </table:table-cell>
          <table:table-cell table:style-name="Tableau5.A4" office:value-type="string">
            <text:p text:style-name="Tableau_20_2">Pont-de-Beauvoisin</text:p>
          </table:table-cell>
          <table:table-cell table:style-name="Tableau5.A4" office:value-type="string">
            <text:p text:style-name="Tableau_20_2">Chambéry</text:p>
          </table:table-cell>
          <table:table-cell table:style-name="Tableau5.A4" office:value-type="string">
            <text:p text:style-name="P10">   401</text:p>
          </table:table-cell>
          <table:table-cell table:style-name="Tableau5.A4" office:value-type="string">
            <text:p text:style-name="P10"> 6</text:p>
          </table:table-cell>
          <table:table-cell table:style-name="Tableau5.A4" office:value-type="string">
            <text:p text:style-name="P10">32</text:p>
          </table:table-cell>
          <table:table-cell table:style-name="Tableau5.G4" office:value-type="string">
            <text:p text:style-name="P10"> 32<text:span text:style-name="T15">4</text:span></text:p>
          </table:table-cell>
        </table:table-row>
        <table:table-row table:style-name="Tableau5.1">
          <table:table-cell table:style-name="Tableau5.A4" office:value-type="string">
            <text:p text:style-name="Tableau_20_2">Verel-Pragondran</text:p>
          </table:table-cell>
          <table:table-cell table:style-name="Tableau5.A4" office:value-type="string">
            <text:p text:style-name="Tableau_20_2">Chambéry-nord</text:p>
          </table:table-cell>
          <table:table-cell table:style-name="Tableau5.A4" office:value-type="string">
            <text:p text:style-name="Tableau_20_2">Chambéry</text:p>
          </table:table-cell>
          <table:table-cell table:style-name="Tableau5.A4" office:value-type="string">
            <text:p text:style-name="P10">   309</text:p>
          </table:table-cell>
          <table:table-cell table:style-name="Tableau5.A4" office:value-type="string">
            <text:p text:style-name="P10"> 7</text:p>
          </table:table-cell>
          <table:table-cell table:style-name="Tableau5.A4" office:value-type="string">
            <text:p text:style-name="P10"> 7</text:p>
          </table:table-cell>
          <table:table-cell table:style-name="Tableau5.G4" office:value-type="string">
            <text:p text:style-name="P10">  7</text:p>
          </table:table-cell>
        </table:table-row>
        <table:table-row table:style-name="Tableau5.1">
          <table:table-cell table:style-name="Tableau5.A4" office:value-type="string">
            <text:p text:style-name="Tableau_20_2">Verneil (le)</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333</text:p>
          </table:table-cell>
          <table:table-cell table:style-name="Tableau5.A4" office:value-type="string">
            <text:p text:style-name="P10"> 4</text:p>
          </table:table-cell>
          <table:table-cell table:style-name="Tableau5.A4" office:value-type="string">
            <text:p text:style-name="P10">32</text:p>
          </table:table-cell>
          <table:table-cell table:style-name="Tableau5.G4" office:value-type="string">
            <text:p text:style-name="P10"> 32</text:p>
          </table:table-cell>
        </table:table-row>
        <table:table-row table:style-name="Tableau5.1">
          <table:table-cell table:style-name="Tableau5.A4" office:value-type="string">
            <text:p text:style-name="Tableau_20_2">Verrens-Arvey</text:p>
          </table:table-cell>
          <table:table-cell table:style-name="Tableau5.A4" office:value-type="string">
            <text:p text:style-name="Tableau_20_2">Grésy-sur-Isère</text:p>
          </table:table-cell>
          <table:table-cell table:style-name="Tableau5.A4" office:value-type="string">
            <text:p text:style-name="Tableau_20_2">Albertville</text:p>
          </table:table-cell>
          <table:table-cell table:style-name="Tableau5.A4" office:value-type="string">
            <text:p text:style-name="P10">   637</text:p>
          </table:table-cell>
          <table:table-cell table:style-name="Tableau5.A4" office:value-type="string">
            <text:p text:style-name="P10"> 9</text:p>
          </table:table-cell>
          <table:table-cell table:style-name="Tableau5.A4" office:value-type="string">
            <text:p text:style-name="P10"> 8</text:p>
          </table:table-cell>
          <table:table-cell table:style-name="Tableau5.G4" office:value-type="string">
            <text:p text:style-name="P10"> 46</text:p>
          </table:table-cell>
        </table:table-row>
        <table:table-row table:style-name="Tableau5.1">
          <table:table-cell table:style-name="Tableau5.A4" office:value-type="string">
            <text:p text:style-name="Tableau_20_2">Verthemex</text:p>
          </table:table-cell>
          <table:table-cell table:style-name="Tableau5.A4" office:value-type="string">
            <text:p text:style-name="Tableau_20_2">Yenne</text:p>
          </table:table-cell>
          <table:table-cell table:style-name="Tableau5.A4" office:value-type="string">
            <text:p text:style-name="Tableau_20_2">Chambéry</text:p>
          </table:table-cell>
          <table:table-cell table:style-name="Tableau5.A4" office:value-type="string">
            <text:p text:style-name="P10">   310</text:p>
          </table:table-cell>
          <table:table-cell table:style-name="Tableau5.A4" office:value-type="string">
            <text:p text:style-name="P10"> 11</text:p>
          </table:table-cell>
          <table:table-cell table:style-name="Tableau5.A4" office:value-type="string">
            <text:p text:style-name="P10">31</text:p>
          </table:table-cell>
          <table:table-cell table:style-name="Tableau5.G4" office:value-type="string">
            <text:p text:style-name="P10"> 31</text:p>
          </table:table-cell>
        </table:table-row>
        <table:table-row table:style-name="Tableau5.1">
          <table:table-cell table:style-name="Tableau5.A4" office:value-type="string">
            <text:p text:style-name="Tableau_20_2">Villarembert</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431</text:p>
          </table:table-cell>
          <table:table-cell table:style-name="Tableau5.A4" office:value-type="string">
            <text:p text:style-name="P10">14</text:p>
          </table:table-cell>
          <table:table-cell table:style-name="Tableau5.A4" office:value-type="string">
            <text:p text:style-name="P10">14</text:p>
          </table:table-cell>
          <table:table-cell table:style-name="Tableau5.G4" office:value-type="string">
            <text:p text:style-name="P10"> 85</text:p>
          </table:table-cell>
        </table:table-row>
        <table:table-row table:style-name="Tableau5.1">
          <table:table-cell table:style-name="Tableau5.A4" office:value-type="string">
            <text:p text:style-name="Tableau_20_2">Villard-d’Héry</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280</text:p>
          </table:table-cell>
          <table:table-cell table:style-name="Tableau5.A4" office:value-type="string">
            <text:p text:style-name="P10"> 9</text:p>
          </table:table-cell>
          <table:table-cell table:style-name="Tableau5.A4" office:value-type="string">
            <text:p text:style-name="P10">26</text:p>
          </table:table-cell>
          <table:table-cell table:style-name="Tableau5.G4" office:value-type="string">
            <text:p text:style-name="P10"> 26</text:p>
          </table:table-cell>
        </table:table-row>
        <table:table-row table:style-name="Tableau5.1">
          <table:table-cell table:style-name="Tableau5.A4" office:value-type="string">
            <text:p text:style-name="Tableau_20_2">Villard-Léger</text:p>
          </table:table-cell>
          <table:table-cell table:style-name="Tableau5.A4" office:value-type="string">
            <text:p text:style-name="Tableau_20_2">Chamoux</text:p>
          </table:table-cell>
          <table:table-cell table:style-name="Tableau5.A4" office:value-type="string">
            <text:p text:style-name="Tableau_20_2">Chambéry</text:p>
          </table:table-cell>
          <table:table-cell table:style-name="Tableau5.A4" office:value-type="string">
            <text:p text:style-name="P10">   810</text:p>
          </table:table-cell>
          <table:table-cell table:style-name="Tableau5.A4" office:value-type="string">
            <text:p text:style-name="P10"> 3</text:p>
          </table:table-cell>
          <table:table-cell table:style-name="Tableau5.A4" office:value-type="string">
            <text:p text:style-name="P10">31</text:p>
          </table:table-cell>
          <table:table-cell table:style-name="Tableau5.G4" office:value-type="string">
            <text:p text:style-name="P10"> 31</text:p>
          </table:table-cell>
        </table:table-row>
        <table:table-row table:style-name="Tableau5.1">
          <table:table-cell table:style-name="Tableau5.A4" office:value-type="string">
            <text:p text:style-name="Tableau_20_2">Villard-Sallet</text:p>
          </table:table-cell>
          <table:table-cell table:style-name="Tableau5.A4" office:value-type="string">
            <text:p text:style-name="Tableau_20_2">Rochette (la)</text:p>
          </table:table-cell>
          <table:table-cell table:style-name="Tableau5.A4" office:value-type="string">
            <text:p text:style-name="Tableau_20_2">Chambéry</text:p>
          </table:table-cell>
          <table:table-cell table:style-name="Tableau5.A4" office:value-type="string">
            <text:p text:style-name="P10">   417</text:p>
          </table:table-cell>
          <table:table-cell table:style-name="Tableau5.A4" office:value-type="string">
            <text:p text:style-name="P10"> 5</text:p>
          </table:table-cell>
          <table:table-cell table:style-name="Tableau5.A4" office:value-type="string">
            <text:p text:style-name="P10">32</text:p>
          </table:table-cell>
          <table:table-cell table:style-name="Tableau5.G4" office:value-type="string">
            <text:p text:style-name="P10"> 32</text:p>
          </table:table-cell>
        </table:table-row>
        <table:table-row table:style-name="Tableau5.1">
          <table:table-cell table:style-name="Tableau5.A4" office:value-type="string">
            <text:p text:style-name="Tableau_20_2">Villard-sur-Doron</text:p>
          </table:table-cell>
          <table:table-cell table:style-name="Tableau5.A4" office:value-type="string">
            <text:p text:style-name="Tableau_20_2">Beaufort</text:p>
          </table:table-cell>
          <table:table-cell table:style-name="Tableau5.A4" office:value-type="string">
            <text:p text:style-name="Tableau_20_2">Albertville</text:p>
          </table:table-cell>
          <table:table-cell table:style-name="Tableau5.A4" office:value-type="string">
            <text:p text:style-name="P10">   960</text:p>
          </table:table-cell>
          <table:table-cell table:style-name="Tableau5.A4" office:value-type="string">
            <text:p text:style-name="P10"> 4</text:p>
          </table:table-cell>
          <table:table-cell table:style-name="Tableau5.A4" office:value-type="string">
            <text:p text:style-name="P10">16</text:p>
          </table:table-cell>
          <table:table-cell table:style-name="Tableau5.G4" office:value-type="string">
            <text:p text:style-name="P10"> 66</text:p>
          </table:table-cell>
        </table:table-row>
        <table:table-row table:style-name="Tableau5.1">
          <table:table-cell table:style-name="Tableau5.A4" office:value-type="string">
            <text:p text:style-name="Tableau_20_2">Villargerel</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385</text:p>
          </table:table-cell>
          <table:table-cell table:style-name="Tableau5.A4" office:value-type="string">
            <text:p text:style-name="P10">10</text:p>
          </table:table-cell>
          <table:table-cell table:style-name="Tableau5.A4" office:value-type="string">
            <text:p text:style-name="P10">81</text:p>
          </table:table-cell>
          <table:table-cell table:style-name="Tableau5.G4" office:value-type="string">
            <text:p text:style-name="P10"> 81</text:p>
          </table:table-cell>
        </table:table-row>
        <table:table-row table:style-name="Tableau5.1">
          <table:table-cell table:style-name="Tableau5.A4" office:value-type="string">
            <text:p text:style-name="Tableau_20_2">Villargondran</text:p>
          </table:table-cell>
          <table:table-cell table:style-name="Tableau5.A4" office:value-type="string">
            <text:p text:style-name="Tableau_20_2">Saint-Jean-de-Maurienne</text:p>
          </table:table-cell>
          <table:table-cell table:style-name="Tableau5.A4" office:value-type="string">
            <text:p text:style-name="Tableau_20_2">Saint-Jean-de-Maurienne</text:p>
          </table:table-cell>
          <table:table-cell table:style-name="Tableau5.A4" office:value-type="string">
            <text:p text:style-name="P10">   543</text:p>
          </table:table-cell>
          <table:table-cell table:style-name="Tableau5.A4" office:value-type="string">
            <text:p text:style-name="P10"> 3</text:p>
          </table:table-cell>
          <table:table-cell table:style-name="Tableau5.A4" office:value-type="string">
            <text:p text:style-name="P10"> 3</text:p>
          </table:table-cell>
          <table:table-cell table:style-name="Tableau5.G4" office:value-type="string">
            <text:p text:style-name="P10"> 74</text:p>
          </table:table-cell>
        </table:table-row>
        <table:table-row table:style-name="Tableau5.1">
          <table:table-cell table:style-name="Tableau5.A4" office:value-type="string">
            <text:p text:style-name="Tableau_20_2">Villarlurin</text:p>
          </table:table-cell>
          <table:table-cell table:style-name="Tableau5.A4" office:value-type="string">
            <text:p text:style-name="Tableau_20_2">Moûtiers</text:p>
          </table:table-cell>
          <table:table-cell table:style-name="Tableau5.A4" office:value-type="string">
            <text:p text:style-name="Tableau_20_2">Moûtiers</text:p>
          </table:table-cell>
          <table:table-cell table:style-name="Tableau5.A4" office:value-type="string">
            <text:p text:style-name="P10">   226</text:p>
          </table:table-cell>
          <table:table-cell table:style-name="Tableau5.A4" office:value-type="string">
            <text:p text:style-name="P10"> 5</text:p>
          </table:table-cell>
          <table:table-cell table:style-name="Tableau5.A4" office:value-type="string">
            <text:p text:style-name="P10"> 5</text:p>
          </table:table-cell>
          <table:table-cell table:style-name="Tableau5.G4" office:value-type="string">
            <text:p text:style-name="P10"> 82</text:p>
          </table:table-cell>
        </table:table-row>
        <table:table-row table:style-name="Tableau5.1">
          <table:table-cell table:style-name="Tableau5.A4" office:value-type="string">
            <text:p text:style-name="Tableau_20_2">Villarodin-Bourget</text:p>
          </table:table-cell>
          <table:table-cell table:style-name="Tableau5.A4" office:value-type="string">
            <text:p text:style-name="Tableau_20_2">Modane</text:p>
          </table:table-cell>
          <table:table-cell table:style-name="Tableau5.A4" office:value-type="string">
            <text:p text:style-name="Tableau_20_2">Saint-Jean-de-Maurienne</text:p>
          </table:table-cell>
          <table:table-cell table:style-name="Tableau5.A4" office:value-type="string">
            <text:p text:style-name="P10">   547</text:p>
          </table:table-cell>
          <table:table-cell table:style-name="Tableau5.A4" office:value-type="string">
            <text:p text:style-name="P10"> 5</text:p>
          </table:table-cell>
          <table:table-cell table:style-name="Tableau5.A4" office:value-type="string">
            <text:p text:style-name="P10">36</text:p>
          </table:table-cell>
          <table:table-cell table:style-name="Tableau5.G4" office:value-type="string">
            <text:p text:style-name="P10">107</text:p>
          </table:table-cell>
        </table:table-row>
        <text:soft-page-break/>
        <table:table-row table:style-name="Tableau5.1">
          <table:table-cell table:style-name="Tableau5.A4" office:value-type="string">
            <text:p text:style-name="Tableau_20_2">Villaroger</text:p>
          </table:table-cell>
          <table:table-cell table:style-name="Tableau5.A4" office:value-type="string">
            <text:p text:style-name="Tableau_20_2">Bourg-Saint-Maurice</text:p>
          </table:table-cell>
          <table:table-cell table:style-name="Tableau5.A4" office:value-type="string">
            <text:p text:style-name="Tableau_20_2">Moûtiers</text:p>
          </table:table-cell>
          <table:table-cell table:style-name="Tableau5.A4" office:value-type="string">
            <text:p text:style-name="P10">   643</text:p>
          </table:table-cell>
          <table:table-cell table:style-name="Tableau5.A4" office:value-type="string">
            <text:p text:style-name="P10">12</text:p>
          </table:table-cell>
          <table:table-cell table:style-name="Tableau5.A4" office:value-type="string">
            <text:p text:style-name="P10">39</text:p>
          </table:table-cell>
          <table:table-cell table:style-name="Tableau5.G4" office:value-type="string">
            <text:p text:style-name="P10">116</text:p>
          </table:table-cell>
        </table:table-row>
        <table:table-row table:style-name="Tableau5.1">
          <table:table-cell table:style-name="Tableau5.A4" office:value-type="string">
            <text:p text:style-name="Tableau_20_2">Villaroux</text:p>
          </table:table-cell>
          <table:table-cell table:style-name="Tableau5.A4" office:value-type="string">
            <text:p text:style-name="Tableau_20_2">Montmélian</text:p>
          </table:table-cell>
          <table:table-cell table:style-name="Tableau5.A4" office:value-type="string">
            <text:p text:style-name="Tableau_20_2">Chambéry</text:p>
          </table:table-cell>
          <table:table-cell table:style-name="Tableau5.A4" office:value-type="string">
            <text:p text:style-name="P10">   182</text:p>
          </table:table-cell>
          <table:table-cell table:style-name="Tableau5.A4" office:value-type="string">
            <text:p text:style-name="P10">12</text:p>
          </table:table-cell>
          <table:table-cell table:style-name="Tableau5.A4" office:value-type="string">
            <text:p text:style-name="P10">24</text:p>
          </table:table-cell>
          <table:table-cell table:style-name="Tableau5.G4" office:value-type="string">
            <text:p text:style-name="P10"> 24</text:p>
          </table:table-cell>
        </table:table-row>
        <table:table-row table:style-name="Tableau5.1">
          <table:table-cell table:style-name="Tableau5.A4" office:value-type="string">
            <text:p text:style-name="Tableau_20_2">Villette</text:p>
          </table:table-cell>
          <table:table-cell table:style-name="Tableau5.A4" office:value-type="string">
            <text:p text:style-name="Tableau_20_2">Aime</text:p>
          </table:table-cell>
          <table:table-cell table:style-name="Tableau5.A4" office:value-type="string">
            <text:p text:style-name="Tableau_20_2">Moûtiers</text:p>
          </table:table-cell>
          <table:table-cell table:style-name="Tableau5.A4" office:value-type="string">
            <text:p text:style-name="P10">   483</text:p>
          </table:table-cell>
          <table:table-cell table:style-name="Tableau5.A4" office:value-type="string">
            <text:p text:style-name="P10"> 4</text:p>
          </table:table-cell>
          <table:table-cell table:style-name="Tableau5.A4" office:value-type="string">
            <text:p text:style-name="P10">11</text:p>
          </table:table-cell>
          <table:table-cell table:style-name="Tableau5.G4" office:value-type="string">
            <text:p text:style-name="P10"> 88</text:p>
          </table:table-cell>
        </table:table-row>
        <table:table-row table:style-name="Tableau5.1">
          <table:table-cell table:style-name="Tableau5.A4" office:value-type="string">
            <text:p text:style-name="Tableau_20_2">Vimines</text:p>
          </table:table-cell>
          <table:table-cell table:style-name="Tableau5.A4" office:value-type="string">
            <text:p text:style-name="Tableau_20_2">Motte-Servolex (la)</text:p>
          </table:table-cell>
          <table:table-cell table:style-name="Tableau5.A4" office:value-type="string">
            <text:p text:style-name="Tableau_20_2">Chambéry</text:p>
          </table:table-cell>
          <table:table-cell table:style-name="Tableau5.A4" office:value-type="string">
            <text:p text:style-name="P10"> 1.004</text:p>
          </table:table-cell>
          <table:table-cell table:style-name="Tableau5.A4" office:value-type="string">
            <text:p text:style-name="P10"> 8</text:p>
          </table:table-cell>
          <table:table-cell table:style-name="Tableau5.A4" office:value-type="string">
            <text:p text:style-name="P10"> 7</text:p>
          </table:table-cell>
          <table:table-cell table:style-name="Tableau5.G4" office:value-type="string">
            <text:p text:style-name="P10">  7</text:p>
          </table:table-cell>
        </table:table-row>
        <table:table-row table:style-name="Tableau5.1">
          <table:table-cell table:style-name="Tableau5.A4" office:value-type="string">
            <text:p text:style-name="Tableau_20_2">Vions</text:p>
          </table:table-cell>
          <table:table-cell table:style-name="Tableau5.A4" office:value-type="string">
            <text:p text:style-name="Tableau_20_2">Ruffieux</text:p>
          </table:table-cell>
          <table:table-cell table:style-name="Tableau5.A4" office:value-type="string">
            <text:p text:style-name="Tableau_20_2">Chambéry</text:p>
          </table:table-cell>
          <table:table-cell table:style-name="Tableau5.A4" office:value-type="string">
            <text:p text:style-name="P10">   369</text:p>
          </table:table-cell>
          <table:table-cell table:style-name="Tableau5.A4" office:value-type="string">
            <text:p text:style-name="P10"> 6</text:p>
          </table:table-cell>
          <table:table-cell table:style-name="Tableau5.A4" office:value-type="string">
            <text:p text:style-name="P10">33</text:p>
          </table:table-cell>
          <table:table-cell table:style-name="Tableau5.G4" office:value-type="string">
            <text:p text:style-name="P10"> 33</text:p>
          </table:table-cell>
        </table:table-row>
        <table:table-row table:style-name="Tableau5.1">
          <table:table-cell table:style-name="Tableau5.A4" office:value-type="string">
            <text:p text:style-name="Tableau_20_2">Viviers (le)</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463</text:p>
          </table:table-cell>
          <table:table-cell table:style-name="Tableau5.A4" office:value-type="string">
            <text:p text:style-name="P10"> 4</text:p>
          </table:table-cell>
          <table:table-cell table:style-name="Tableau5.A4" office:value-type="string">
            <text:p text:style-name="P10">10</text:p>
          </table:table-cell>
          <table:table-cell table:style-name="Tableau5.G4" office:value-type="string">
            <text:p text:style-name="P10"> 10</text:p>
          </table:table-cell>
        </table:table-row>
        <table:table-row table:style-name="Tableau5.1">
          <table:table-cell table:style-name="Tableau5.A4" office:value-type="string">
            <text:p text:style-name="Tableau_20_2">Voglans</text:p>
          </table:table-cell>
          <table:table-cell table:style-name="Tableau5.A4" office:value-type="string">
            <text:p text:style-name="Tableau_20_2">Aix-les-Bains</text:p>
          </table:table-cell>
          <table:table-cell table:style-name="Tableau5.A4" office:value-type="string">
            <text:p text:style-name="Tableau_20_2">Chambéry</text:p>
          </table:table-cell>
          <table:table-cell table:style-name="Tableau5.A4" office:value-type="string">
            <text:p text:style-name="P10">   656</text:p>
          </table:table-cell>
          <table:table-cell table:style-name="Tableau5.A4" office:value-type="string">
            <text:p text:style-name="P10"> 6</text:p>
          </table:table-cell>
          <table:table-cell table:style-name="Tableau5.A4" office:value-type="string">
            <text:p text:style-name="P10"> 8</text:p>
          </table:table-cell>
          <table:table-cell table:style-name="Tableau5.G4" office:value-type="string">
            <text:p text:style-name="P10">  8</text:p>
          </table:table-cell>
        </table:table-row>
        <table:table-row table:style-name="Tableau5.1">
          <table:table-cell table:style-name="Tableau5.A331" office:value-type="string">
            <text:p text:style-name="Tableau_20_2">Yenne</text:p>
          </table:table-cell>
          <table:table-cell table:style-name="Tableau5.A331" office:value-type="string">
            <text:p text:style-name="Tableau_20_2">Yenne</text:p>
          </table:table-cell>
          <table:table-cell table:style-name="Tableau5.A331" office:value-type="string">
            <text:p text:style-name="Tableau_20_2">Chambéry</text:p>
          </table:table-cell>
          <table:table-cell table:style-name="Tableau5.A331" office:value-type="string">
            <text:p text:style-name="P10"> 2.599</text:p>
          </table:table-cell>
          <table:table-cell table:style-name="Tableau5.A331" office:value-type="string">
            <text:p text:style-name="P10"> »</text:p>
          </table:table-cell>
          <table:table-cell table:style-name="Tableau5.A331" office:value-type="string">
            <text:p text:style-name="P10">28</text:p>
          </table:table-cell>
          <table:table-cell table:style-name="Tableau5.G331" office:value-type="string">
            <text:p text:style-name="P10"> 28</text:p>
          </table:table-cell>
        </table:table-row>
        <table:table-row table:style-name="Tableau5.1">
          <table:table-cell table:style-name="Tableau5.A332" table:number-columns-spanned="7" office:value-type="string">
            <text:p text:style-name="P14">1. 16 kilom. par le col de l’Épine ; 43 kilom. par Attignat-Oncin et les Echelles.</text:p>
          </table:table-cell>
          <table:covered-table-cell/>
          <table:covered-table-cell/>
          <table:covered-table-cell/>
          <table:covered-table-cell/>
          <table:covered-table-cell/>
          <table:covered-table-cell/>
        </table:table-row>
        <table:table-row table:style-name="Tableau5.1">
          <table:table-cell table:style-name="Tableau5.A333" table:number-columns-spanned="7" office:value-type="string">
            <text:p text:style-name="P15">2. 29 kilom. par Aiguebelette ; 37 kilom. par les Echelles.</text:p>
          </table:table-cell>
          <table:covered-table-cell/>
          <table:covered-table-cell/>
          <table:covered-table-cell/>
          <table:covered-table-cell/>
          <table:covered-table-cell/>
          <table:covered-table-cell/>
        </table:table-row>
        <table:table-row table:style-name="Tableau5.1">
          <table:table-cell table:style-name="Tableau5.A333" table:number-columns-spanned="7" office:value-type="string">
            <text:p text:style-name="P15">3. 29 kilom. par Aiguebelette ; 37 kilom. par les Echelles.</text:p>
          </table:table-cell>
          <table:covered-table-cell/>
          <table:covered-table-cell/>
          <table:covered-table-cell/>
          <table:covered-table-cell/>
          <table:covered-table-cell/>
          <table:covered-table-cell/>
        </table:table-row>
        <table:table-row table:style-name="Tableau5.1">
          <table:table-cell table:style-name="Tableau5.A333" table:number-columns-spanned="7" office:value-type="string">
            <text:p text:style-name="P15">4. 32 kilom. par Aiguebelette ; 40 kilom. par les Echelles.</text:p>
          </table:table-cell>
          <table:covered-table-cell/>
          <table:covered-table-cell/>
          <table:covered-table-cell/>
          <table:covered-table-cell/>
          <table:covered-table-cell/>
          <table:covered-table-cell/>
        </table:table-row>
      </table:table>
      <text:p text:style-name="Tableau_20_2_20_No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paragraph-properties fo:line-height="0.706cm" fo:text-align="center" style:justify-single-word="false" fo:keep-together="always" fo:orphans="2" fo:widows="2" style:text-autospace="none"/>
      <style:text-properties style:use-window-font-color="true" style:font-name="Times New Roman" fo:font-family="'Times New Roman'" style:font-family-generic="roman" style:font-pitch="variable" fo:font-size="16pt" fo:language="fr" fo:country="F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language-complex="ar" style:country-complex="SA"/>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cm" fo:margin-right="0cm" fo:margin-top="0cm" fo:margin-bottom="0.071cm" loext:contextual-spacing="false" fo:line-height="0.388cm" fo:text-align="justify" style:justify-single-word="false" fo:text-indent="0.635cm" style:auto-text-indent="false"/>
      <style:text-properties fo:font-size="9pt" fo:language="fr" fo:country="FR" style:font-size-asian="9pt" style:font-size-complex="9pt"/>
    </style:style>
    <style:style style:name="Chapitre_20_Titre" style:display-name="Chapitre Titre" style:family="paragraph">
      <style:paragraph-properties fo:margin-top="0cm" fo:margin-bottom="0.847cm" loext:contextual-spacing="false" fo:line-height="0.635cm" fo:text-align="center" style:justify-single-word="false" fo:keep-together="always" fo:orphans="2" fo:widows="2" fo:keep-with-next="always" style:text-autospace="none"/>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Section_20_Titre_20_NS" style:display-name="Section Titre NS" style:family="paragraph">
      <style:paragraph-properties fo:margin-top="0cm" fo:margin-bottom="0.423cm" loext:contextual-spacing="false" fo:line-height="0.564cm" fo:text-align="center" style:justify-single-word="false" fo:keep-together="always" fo:orphans="2" fo:widows="2" fo:keep-with-next="always" style:text-autospace="none"/>
      <style:text-properties fo:color="#800000"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Text" style:family="paragraph" style:class="extra">
      <style:paragraph-properties fo:margin-left="0cm" fo:margin-right="0cm"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e_20_1LB" style:display-name="Texte 1LB" style:family="paragraph">
      <style:paragraph-properties fo:margin-left="0cm" fo:margin-right="0cm" fo:margin-top="0cm" fo:margin-bottom="0.423cm" loext:contextual-spacing="false"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 style:family="paragraph" style:class="extra">
      <style:paragraph-properties fo:margin-top="0.088cm" fo:margin-bottom="0.088cm" loext:contextual-spacing="false" fo:line-height="0.459cm" fo:orphans="2" fo:widows="2"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e_20_1LA" style:display-name="Texte 1LA" style:family="paragraph">
      <style:paragraph-properties fo:margin-left="0cm" fo:margin-right="0cm" fo:margin-top="0.423cm" fo:margin-bottom="0cm" loext:contextual-spacing="false"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Section_20_Titre" style:display-name="Section Titre" style:family="paragraph">
      <style:paragraph-properties fo:margin-top="0.847cm" fo:margin-bottom="0.423cm" loext:contextual-spacing="false" fo:line-height="0.564cm" fo:text-align="center" style:justify-single-word="false" fo:keep-together="always" fo:orphans="2" fo:widows="2" fo:keep-with-next="always" style:text-autospace="none"/>
      <style:text-properties fo:color="#800000"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Titre_20_A_20_NS" style:display-name="Titre A NS" style:family="paragraph">
      <style:paragraph-properties fo:margin-top="0cm" fo:margin-bottom="0.423cm" loext:contextual-spacing="false" fo:line-height="0.529cm" fo:text-align="center" style:justify-single-word="false" fo:keep-together="always" fo:orphans="2" fo:widows="2" fo:keep-with-next="always"/>
      <style:text-properties fo:color="#0000ff"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itre_20_A" style:display-name="Titre A" style:family="paragraph">
      <style:paragraph-properties fo:margin-top="0.847cm" fo:margin-bottom="0.423cm" loext:contextual-spacing="false" fo:line-height="0.529cm" fo:text-align="center" style:justify-single-word="false" fo:keep-together="always" fo:orphans="2" fo:widows="2" fo:keep-with-next="always"/>
      <style:text-properties fo:color="#0000ff"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e_20_1LAB" style:display-name="Texte 1LAB" style:family="paragraph">
      <style:paragraph-properties fo:margin-left="0cm" fo:margin-right="0cm" fo:margin-top="0.423cm" fo:margin-bottom="0.423cm" loext:contextual-spacing="false" fo:line-height="0.459cm" fo:text-align="justify" style:justify-single-word="false" fo:orphans="2" fo:widows="2" fo:text-indent="0.635cm" style:auto-text-indent="fals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itre_20_B_20_NS" style:display-name="Titre B NS" style:family="paragraph">
      <style:paragraph-properties fo:margin-top="0cm" fo:margin-bottom="0.423cm" loext:contextual-spacing="false" fo:line-height="0.529cm" fo:text-align="center" style:justify-single-word="false" fo:keep-together="always" fo:orphans="2" fo:widows="2" fo:keep-with-next="always" style:text-autospace="none"/>
      <style:text-properties fo:color="#800080"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itre_20_B" style:display-name="Titre B" style:family="paragraph">
      <style:paragraph-properties fo:margin-top="0.847cm" fo:margin-bottom="0.423cm" loext:contextual-spacing="false" fo:line-height="0.529cm" fo:text-align="center" style:justify-single-word="false" fo:keep-together="always" fo:orphans="2" fo:widows="2" fo:keep-with-next="always" style:text-autospace="none"/>
      <style:text-properties fo:color="#800080"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Sous_20_Section_20_Titre" style:display-name="Sous Section Titre" style:family="paragraph">
      <style:paragraph-properties fo:margin-top="0.847cm" fo:margin-bottom="0.423cm" loext:contextual-spacing="false" fo:line-height="0.529cm" fo:text-align="center" style:justify-single-word="false" fo:keep-together="always" fo:orphans="2" fo:widows="2" fo:keep-with-next="always" style:text-autospace="none"/>
      <style:text-properties fo:color="#008000"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Division_20_Titre_20_NS" style:display-name="Division Titre NS" style:family="paragraph">
      <style:paragraph-properties fo:margin-top="0cm" fo:margin-bottom="0.423cm" loext:contextual-spacing="false" fo:line-height="0.529cm" fo:text-align="center" style:justify-single-word="false" fo:keep-together="always" fo:orphans="2" fo:widows="2" fo:keep-with-next="always" style:text-autospace="none"/>
      <style:text-properties fo:color="#993300"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Division_20_Titre" style:display-name="Division Titre" style:family="paragraph">
      <style:paragraph-properties fo:margin-top="0.847cm" fo:margin-bottom="0.423cm" loext:contextual-spacing="false" fo:line-height="0.529cm" fo:text-align="center" style:justify-single-word="false" fo:keep-together="always" fo:orphans="2" fo:widows="2" fo:keep-with-next="always" style:text-autospace="none"/>
      <style:text-properties fo:color="#993300"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ableau_20_2" style:display-name="Tableau 2" style:family="paragraph">
      <style:paragraph-properties fo:margin-top="0.053cm" fo:margin-bottom="0.053cm" loext:contextual-spacing="false" fo:line-height="0.423cm" fo:orphans="2" fo:widows="2"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au_20_2_20_Note" style:display-name="Tableau 2 Note" style:family="paragraph">
      <style:paragraph-properties fo:margin-left="0.635cm" fo:margin-right="0cm" fo:margin-top="0.053cm" fo:margin-bottom="0.053cm" loext:contextual-spacing="false" fo:line-height="0.388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9pt" fo:language="fr" fo:country="FR"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 style:family="text" style:parent-style-name="Default_20_Paragraph_20_Font">
      <style:text-properties fo:color="#ff0000" fo:font-size="10pt" style:font-size-asian="10pt" style:font-size-complex="10pt"/>
    </style:style>
    <style:style style:name="Texte_5f_Par" style:display-name="Texte_Par" style:family="text" style:parent-style-name="Default_20_Paragraph_20_Font">
      <style:text-properties fo:font-size="9pt" style:font-size-asian="9pt" style:font-size-complex="9pt"/>
    </style:style>
    <style:style style:name="Footnote_20_Symbol" style:display-name="Footnote Symbol" style:family="text" style:parent-style-name="Default_20_Paragraph_20_Font">
      <style:text-properties style:text-position="super 58%" fo:font-size="10pt" style:font-size-asian="10pt" style:font-size-complex="10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7"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CTIONNAIRE TOPOGRAPHIQUE</dc:title>
    <dc:subject/>
    <meta:keyword/>
    <dc:description/>
    <meta:initial-creator>Balaur Shah</meta:initial-creator>
    <meta:creation-date>2019-04-21T10:14:00</meta:creation-date>
    <dc:date>2019-08-13T18:49:04.887585062</dc:date>
    <meta:editing-cycles>4</meta:editing-cycles>
    <meta:editing-duration>PT28M23S</meta:editing-duration>
    <meta:generator>LibreOffice/6.0.7.3$MacOSX_X86_64 LibreOffice_project/dc89aa7a9eabfd848af146d5086077aeed2ae4a5</meta:generator>
    <meta:document-statistic meta:table-count="5" meta:image-count="0" meta:object-count="0" meta:page-count="86" meta:paragraph-count="3309" meta:word-count="37219" meta:character-count="265390" meta:non-whitespace-character-count="229724"/>
  </office:meta>
</office:document-meta>
</file>